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officeooo:paragraph-rsid="04a622b4"/>
    </style:style>
    <style:style style:name="P234" style:family="paragraph" style:parent-style-name="Text_20_body">
      <style:text-properties officeooo:rsid="04aff813" officeooo:paragraph-rsid="04aff813"/>
    </style:style>
    <style:style style:name="P235" style:family="paragraph" style:parent-style-name="Text_20_body">
      <style:text-properties officeooo:rsid="04b00af5" officeooo:paragraph-rsid="04b23caf"/>
    </style:style>
    <style:style style:name="P236" style:family="paragraph" style:parent-style-name="Text_20_body">
      <style:text-properties officeooo:paragraph-rsid="04de7bbf"/>
    </style:style>
    <style:style style:name="P237" style:family="paragraph" style:parent-style-name="Text_20_body">
      <style:text-properties officeooo:rsid="04dfdc4d" officeooo:paragraph-rsid="04dfdc4d"/>
    </style:style>
    <style:style style:name="P238" style:family="paragraph" style:parent-style-name="Text_20_body">
      <style:text-properties officeooo:paragraph-rsid="04dfdc4d"/>
    </style:style>
    <style:style style:name="P239" style:family="paragraph" style:parent-style-name="Text_20_body">
      <style:text-properties officeooo:paragraph-rsid="04e37ca6"/>
    </style:style>
    <style:style style:name="P240" style:family="paragraph" style:parent-style-name="Text_20_body">
      <style:text-properties officeooo:paragraph-rsid="04f1c86e"/>
    </style:style>
    <style:style style:name="P241" style:family="paragraph" style:parent-style-name="Text_20_body">
      <style:text-properties officeooo:paragraph-rsid="04fec3e1"/>
    </style:style>
    <style:style style:name="P242" style:family="paragraph" style:parent-style-name="Text_20_body">
      <style:text-properties officeooo:rsid="0508e602" officeooo:paragraph-rsid="0508e602"/>
    </style:style>
    <style:style style:name="P243" style:family="paragraph" style:parent-style-name="Text_20_body">
      <style:text-properties officeooo:rsid="0509b1bb" officeooo:paragraph-rsid="0509b1bb"/>
    </style:style>
    <style:style style:name="P244" style:family="paragraph" style:parent-style-name="Text_20_body">
      <style:text-properties officeooo:rsid="0509b1bb" officeooo:paragraph-rsid="05498773"/>
    </style:style>
    <style:style style:name="P245" style:family="paragraph" style:parent-style-name="Text_20_body">
      <style:text-properties officeooo:paragraph-rsid="050f3316"/>
    </style:style>
    <style:style style:name="P246" style:family="paragraph" style:parent-style-name="Text_20_body">
      <style:text-properties officeooo:rsid="050f96b6" officeooo:paragraph-rsid="050f96b6"/>
    </style:style>
    <style:style style:name="P247" style:family="paragraph" style:parent-style-name="Text_20_body">
      <style:text-properties officeooo:paragraph-rsid="04f5a035"/>
    </style:style>
    <style:style style:name="P248" style:family="paragraph" style:parent-style-name="Text_20_body">
      <style:text-properties officeooo:rsid="05498773" officeooo:paragraph-rsid="05498773"/>
    </style:style>
    <style:style style:name="P249" style:family="paragraph" style:parent-style-name="Text_20_body">
      <style:text-properties officeooo:paragraph-rsid="050ed4dd"/>
    </style:style>
    <style:style style:name="P250" style:family="paragraph" style:parent-style-name="Text_20_body">
      <style:text-properties officeooo:rsid="0571d292" officeooo:paragraph-rsid="0571d292"/>
    </style:style>
    <style:style style:name="P251" style:family="paragraph" style:parent-style-name="Text_20_body">
      <style:text-properties officeooo:paragraph-rsid="059f476f"/>
    </style:style>
    <style:style style:name="P252" style:family="paragraph" style:parent-style-name="Text_20_body">
      <style:text-properties officeooo:paragraph-rsid="05a0e501"/>
    </style:style>
    <style:style style:name="P253" style:family="paragraph" style:parent-style-name="Text_20_body">
      <style:text-properties officeooo:rsid="05a1b699" officeooo:paragraph-rsid="05a1b699"/>
    </style:style>
    <style:style style:name="P254" style:family="paragraph" style:parent-style-name="Text_20_body">
      <style:text-properties officeooo:rsid="05a3b538" officeooo:paragraph-rsid="05a3b538"/>
    </style:style>
    <style:style style:name="P255" style:family="paragraph" style:parent-style-name="Text_20_body">
      <style:text-properties officeooo:rsid="05a65b54" officeooo:paragraph-rsid="05a65b54"/>
    </style:style>
    <style:style style:name="P256" style:family="paragraph" style:parent-style-name="Text_20_body">
      <style:text-properties officeooo:rsid="05a589c0" officeooo:paragraph-rsid="05a589c0"/>
    </style:style>
    <style:style style:name="P257" style:family="paragraph" style:parent-style-name="Text_20_body">
      <style:text-properties officeooo:rsid="05cc853a" officeooo:paragraph-rsid="068bfd50"/>
    </style:style>
    <style:style style:name="P258" style:family="paragraph" style:parent-style-name="Text_20_body">
      <style:text-properties officeooo:rsid="05cfdea3" officeooo:paragraph-rsid="0689e0fd"/>
    </style:style>
    <style:style style:name="P259" style:family="paragraph" style:parent-style-name="Text_20_body">
      <style:text-properties officeooo:rsid="05d32918" officeooo:paragraph-rsid="05d32918"/>
    </style:style>
    <style:style style:name="P260" style:family="paragraph" style:parent-style-name="Text_20_body">
      <style:text-properties officeooo:rsid="05d32918" officeooo:paragraph-rsid="05fdefc1"/>
    </style:style>
    <style:style style:name="P261" style:family="paragraph" style:parent-style-name="Text_20_body">
      <style:text-properties officeooo:paragraph-rsid="05d66a51"/>
    </style:style>
    <style:style style:name="P262" style:family="paragraph" style:parent-style-name="Text_20_body">
      <style:text-properties officeooo:rsid="05d78cdc" officeooo:paragraph-rsid="05d78cdc"/>
    </style:style>
    <style:style style:name="P263" style:family="paragraph" style:parent-style-name="Text_20_body">
      <style:text-properties officeooo:paragraph-rsid="05d9919b"/>
    </style:style>
    <style:style style:name="P264" style:family="paragraph" style:parent-style-name="Text_20_body">
      <style:text-properties officeooo:rsid="05d9919b" officeooo:paragraph-rsid="05d9919b"/>
    </style:style>
    <style:style style:name="P265" style:family="paragraph" style:parent-style-name="Text_20_body">
      <style:text-properties officeooo:rsid="05d9ae00" officeooo:paragraph-rsid="05f09521"/>
    </style:style>
    <style:style style:name="P266" style:family="paragraph" style:parent-style-name="Text_20_body">
      <style:text-properties officeooo:rsid="05d9fe8e" officeooo:paragraph-rsid="05d9fe8e"/>
    </style:style>
    <style:style style:name="P267" style:family="paragraph" style:parent-style-name="Text_20_body">
      <style:text-properties officeooo:paragraph-rsid="05eb1d20"/>
    </style:style>
    <style:style style:name="P268" style:family="paragraph" style:parent-style-name="Text_20_body">
      <style:text-properties officeooo:paragraph-rsid="05ecca6f"/>
    </style:style>
    <style:style style:name="P269" style:family="paragraph" style:parent-style-name="Text_20_body">
      <style:text-properties officeooo:rsid="05ee7655" officeooo:paragraph-rsid="05ee7655"/>
    </style:style>
    <style:style style:name="P270" style:family="paragraph" style:parent-style-name="Text_20_body">
      <style:text-properties officeooo:rsid="05f186fa" officeooo:paragraph-rsid="05f66b83"/>
    </style:style>
    <style:style style:name="P271" style:family="paragraph" style:parent-style-name="Text_20_body">
      <style:text-properties officeooo:paragraph-rsid="05f950e7"/>
    </style:style>
    <style:style style:name="P272" style:family="paragraph" style:parent-style-name="Text_20_body">
      <style:text-properties officeooo:rsid="05f950e7" officeooo:paragraph-rsid="05f950e7"/>
    </style:style>
    <style:style style:name="P273" style:family="paragraph" style:parent-style-name="Text_20_body">
      <style:text-properties officeooo:rsid="05fb1e75" officeooo:paragraph-rsid="068a1951"/>
    </style:style>
    <style:style style:name="P274" style:family="paragraph" style:parent-style-name="Text_20_body">
      <style:text-properties officeooo:rsid="05fb1e75" officeooo:paragraph-rsid="0691f29d"/>
    </style:style>
    <style:style style:name="P275" style:family="paragraph" style:parent-style-name="Text_20_body">
      <style:text-properties officeooo:rsid="05d75cb0" officeooo:paragraph-rsid="05d75cb0"/>
    </style:style>
    <style:style style:name="P276" style:family="paragraph" style:parent-style-name="Text_20_body">
      <style:text-properties officeooo:paragraph-rsid="06161907"/>
    </style:style>
    <style:style style:name="P277" style:family="paragraph" style:parent-style-name="Text_20_body">
      <style:text-properties officeooo:paragraph-rsid="0617c46f"/>
    </style:style>
    <style:style style:name="P278" style:family="paragraph" style:parent-style-name="Text_20_body">
      <style:text-properties officeooo:paragraph-rsid="0619628f"/>
    </style:style>
    <style:style style:name="P279" style:family="paragraph" style:parent-style-name="Text_20_body">
      <style:text-properties officeooo:rsid="061dec7a" officeooo:paragraph-rsid="061dec7a"/>
    </style:style>
    <style:style style:name="P280" style:family="paragraph" style:parent-style-name="Text_20_body">
      <style:text-properties officeooo:rsid="0620da91" officeooo:paragraph-rsid="0620da91"/>
    </style:style>
    <style:style style:name="P281" style:family="paragraph" style:parent-style-name="Text_20_body">
      <style:text-properties officeooo:paragraph-rsid="06211a79"/>
    </style:style>
    <style:style style:name="P282" style:family="paragraph" style:parent-style-name="Text_20_body">
      <style:text-properties officeooo:rsid="0623bf85" officeooo:paragraph-rsid="0623bf85"/>
    </style:style>
    <style:style style:name="P283" style:family="paragraph" style:parent-style-name="Text_20_body">
      <style:text-properties officeooo:rsid="0623bf85" officeooo:paragraph-rsid="065940fa"/>
    </style:style>
    <style:style style:name="P284" style:family="paragraph" style:parent-style-name="Text_20_body">
      <style:text-properties officeooo:rsid="0623c295" officeooo:paragraph-rsid="0623c295"/>
    </style:style>
    <style:style style:name="P285" style:family="paragraph" style:parent-style-name="Text_20_body">
      <style:text-properties officeooo:rsid="06257fa0" officeooo:paragraph-rsid="06257fa0"/>
    </style:style>
    <style:style style:name="P286" style:family="paragraph" style:parent-style-name="Text_20_body">
      <style:text-properties officeooo:paragraph-rsid="062aa2f5"/>
    </style:style>
    <style:style style:name="P287" style:family="paragraph" style:parent-style-name="Text_20_body">
      <style:text-properties officeooo:paragraph-rsid="062c3ebd"/>
    </style:style>
    <style:style style:name="P288" style:family="paragraph" style:parent-style-name="Text_20_body">
      <style:text-properties officeooo:paragraph-rsid="062d9ade"/>
    </style:style>
    <style:style style:name="P289" style:family="paragraph" style:parent-style-name="Text_20_body">
      <style:text-properties officeooo:paragraph-rsid="06308679"/>
    </style:style>
    <style:style style:name="P290" style:family="paragraph" style:parent-style-name="Text_20_body">
      <style:text-properties officeooo:paragraph-rsid="0630fe7b"/>
    </style:style>
    <style:style style:name="P291" style:family="paragraph" style:parent-style-name="Text_20_body">
      <style:text-properties officeooo:rsid="063db608" officeooo:paragraph-rsid="063db608"/>
    </style:style>
    <style:style style:name="P292" style:family="paragraph" style:parent-style-name="Text_20_body">
      <style:text-properties officeooo:rsid="06211a79" officeooo:paragraph-rsid="0651945e"/>
    </style:style>
    <style:style style:name="P293" style:family="paragraph" style:parent-style-name="Text_20_body">
      <style:text-properties officeooo:rsid="06507787" officeooo:paragraph-rsid="06507787"/>
    </style:style>
    <style:style style:name="P294" style:family="paragraph" style:parent-style-name="Text_20_body">
      <style:text-properties officeooo:paragraph-rsid="0651945e"/>
    </style:style>
    <style:style style:name="P295" style:family="paragraph" style:parent-style-name="Text_20_body">
      <style:text-properties officeooo:paragraph-rsid="0658874c"/>
    </style:style>
    <style:style style:name="P296" style:family="paragraph" style:parent-style-name="Text_20_body">
      <style:text-properties officeooo:paragraph-rsid="063df4b2"/>
    </style:style>
    <style:style style:name="P297" style:family="paragraph" style:parent-style-name="Text_20_body">
      <style:text-properties officeooo:rsid="064eca1d" officeooo:paragraph-rsid="0651945e"/>
    </style:style>
    <style:style style:name="P298" style:family="paragraph" style:parent-style-name="Text_20_body">
      <style:text-properties officeooo:rsid="0622bc4b" officeooo:paragraph-rsid="0658874c"/>
    </style:style>
    <style:style style:name="P299" style:family="paragraph" style:parent-style-name="Text_20_body">
      <style:text-properties officeooo:rsid="05b12c97" officeooo:paragraph-rsid="0674f0ab"/>
    </style:style>
    <style:style style:name="P300" style:family="paragraph" style:parent-style-name="Text_20_body">
      <style:text-properties officeooo:rsid="05b12c97" officeooo:paragraph-rsid="065f6bfd"/>
    </style:style>
    <style:style style:name="P301" style:family="paragraph" style:parent-style-name="Text_20_body">
      <style:text-properties officeooo:rsid="05b12c97" officeooo:paragraph-rsid="06886827"/>
    </style:style>
    <style:style style:name="P302" style:family="paragraph" style:parent-style-name="Text_20_body">
      <style:text-properties officeooo:paragraph-rsid="066638a5"/>
    </style:style>
    <style:style style:name="P303" style:family="paragraph" style:parent-style-name="Text_20_body">
      <style:text-properties officeooo:rsid="06697d61" officeooo:paragraph-rsid="06697d61"/>
    </style:style>
    <style:style style:name="P304" style:family="paragraph" style:parent-style-name="Text_20_body">
      <style:text-properties officeooo:rsid="0669ed38" officeooo:paragraph-rsid="0669ed38"/>
    </style:style>
    <style:style style:name="P305" style:family="paragraph" style:parent-style-name="Text_20_body">
      <style:text-properties officeooo:rsid="05b1a4b1" officeooo:paragraph-rsid="05bb0f13"/>
    </style:style>
    <style:style style:name="P306" style:family="paragraph" style:parent-style-name="Text_20_body">
      <style:text-properties officeooo:rsid="0674f0ab" officeooo:paragraph-rsid="0674f0ab"/>
    </style:style>
    <style:style style:name="P307" style:family="paragraph" style:parent-style-name="Text_20_body">
      <style:text-properties officeooo:rsid="065f6bfd" officeooo:paragraph-rsid="06697d61"/>
    </style:style>
    <style:style style:name="P308" style:family="paragraph" style:parent-style-name="Text_20_body">
      <style:text-properties officeooo:rsid="065f6bfd" officeooo:paragraph-rsid="06858cad"/>
    </style:style>
    <style:style style:name="P309" style:family="paragraph" style:parent-style-name="Text_20_body">
      <style:text-properties officeooo:rsid="065db53e" officeooo:paragraph-rsid="065db53e"/>
    </style:style>
    <style:style style:name="P310" style:family="paragraph" style:parent-style-name="Text_20_body">
      <style:text-properties officeooo:rsid="0678634f" officeooo:paragraph-rsid="06848d89"/>
    </style:style>
    <style:style style:name="P311" style:family="paragraph" style:parent-style-name="Text_20_body">
      <style:text-properties officeooo:rsid="0679bfce" officeooo:paragraph-rsid="067e695e"/>
    </style:style>
    <style:style style:name="P312" style:family="paragraph" style:parent-style-name="Text_20_body">
      <style:text-properties officeooo:rsid="05c85820" officeooo:paragraph-rsid="06858cad"/>
    </style:style>
    <style:style style:name="P313" style:family="paragraph" style:parent-style-name="Text_20_body">
      <style:text-properties officeooo:paragraph-rsid="0689e0fd"/>
    </style:style>
    <style:style style:name="P314" style:family="paragraph" style:parent-style-name="Text_20_body">
      <style:text-properties officeooo:paragraph-rsid="068bfd50"/>
    </style:style>
    <style:style style:name="P315" style:family="paragraph" style:parent-style-name="Text_20_body">
      <style:text-properties officeooo:rsid="0689e0fd" officeooo:paragraph-rsid="0689e0fd"/>
    </style:style>
    <style:style style:name="P316" style:family="paragraph" style:parent-style-name="Text_20_body">
      <style:text-properties officeooo:rsid="068f51f8" officeooo:paragraph-rsid="0691f29d"/>
    </style:style>
    <style:style style:name="P317" style:family="paragraph" style:parent-style-name="Text_20_body">
      <style:text-properties officeooo:paragraph-rsid="0691f29d"/>
    </style:style>
    <style:style style:name="P318" style:family="paragraph" style:parent-style-name="Text_20_body">
      <style:text-properties officeooo:paragraph-rsid="06c0970f"/>
    </style:style>
    <style:style style:name="P319" style:family="paragraph" style:parent-style-name="Text_20_body">
      <style:text-properties officeooo:rsid="06c2004e" officeooo:paragraph-rsid="06c2004e"/>
    </style:style>
    <style:style style:name="P320" style:family="paragraph" style:parent-style-name="Text_20_body">
      <style:text-properties officeooo:paragraph-rsid="06c2c3c1"/>
    </style:style>
    <style:style style:name="P321" style:family="paragraph" style:parent-style-name="Text_20_body">
      <style:text-properties officeooo:paragraph-rsid="06c3b828"/>
    </style:style>
    <style:style style:name="P322" style:family="paragraph" style:parent-style-name="Text_20_body">
      <style:text-properties officeooo:rsid="06feae61" officeooo:paragraph-rsid="06ff1797"/>
    </style:style>
    <style:style style:name="P323" style:family="paragraph" style:parent-style-name="Text_20_body">
      <style:text-properties officeooo:rsid="06feae61" officeooo:paragraph-rsid="06feae61"/>
    </style:style>
    <style:style style:name="P324" style:family="paragraph" style:parent-style-name="Text_20_body">
      <style:text-properties officeooo:paragraph-rsid="0705e3ba"/>
    </style:style>
    <style:style style:name="P325" style:family="paragraph" style:parent-style-name="Text_20_body">
      <style:text-properties officeooo:paragraph-rsid="070b7aa6"/>
    </style:style>
    <style:style style:name="P326" style:family="paragraph" style:parent-style-name="Text_20_body">
      <style:text-properties officeooo:paragraph-rsid="070fe9f3"/>
    </style:style>
    <style:style style:name="P327" style:family="paragraph" style:parent-style-name="Text_20_body">
      <style:text-properties officeooo:rsid="071337d4" officeooo:paragraph-rsid="071337d4"/>
    </style:style>
    <style:style style:name="P328" style:family="paragraph" style:parent-style-name="Text_20_body">
      <style:text-properties officeooo:paragraph-rsid="0713bb26"/>
    </style:style>
    <style:style style:name="P329" style:family="paragraph" style:parent-style-name="Text_20_body">
      <style:text-properties officeooo:paragraph-rsid="071aed2a"/>
    </style:style>
    <style:style style:name="P330" style:family="paragraph" style:parent-style-name="Text_20_body">
      <style:text-properties officeooo:paragraph-rsid="07278b06"/>
    </style:style>
    <style:style style:name="P331" style:family="paragraph" style:parent-style-name="Text_20_body">
      <style:text-properties officeooo:paragraph-rsid="073830bb"/>
    </style:style>
    <style:style style:name="P332" style:family="paragraph" style:parent-style-name="Text_20_body">
      <style:text-properties officeooo:rsid="073830bb" officeooo:paragraph-rsid="073830bb"/>
    </style:style>
    <style:style style:name="P333" style:family="paragraph" style:parent-style-name="Text_20_body">
      <style:text-properties officeooo:rsid="0738a80e" officeooo:paragraph-rsid="0738a80e"/>
    </style:style>
    <style:style style:name="P334" style:family="paragraph" style:parent-style-name="Text_20_body">
      <style:text-properties officeooo:rsid="073cd04f" officeooo:paragraph-rsid="073f9e6e"/>
    </style:style>
    <style:style style:name="P335" style:family="paragraph" style:parent-style-name="Text_20_body">
      <style:text-properties officeooo:rsid="0740e71b" officeooo:paragraph-rsid="0740e71b"/>
    </style:style>
    <style:style style:name="P336" style:family="paragraph" style:parent-style-name="Text_20_body">
      <style:text-properties officeooo:rsid="0747638b" officeooo:paragraph-rsid="0747638b"/>
    </style:style>
    <style:style style:name="P337" style:family="paragraph" style:parent-style-name="Text_20_body">
      <style:text-properties officeooo:rsid="0747638b" officeooo:paragraph-rsid="074aa4c2"/>
    </style:style>
    <style:style style:name="P338" style:family="paragraph" style:parent-style-name="Text_20_body">
      <style:text-properties officeooo:rsid="0747638b" officeooo:paragraph-rsid="0769a1f4"/>
    </style:style>
    <style:style style:name="P339" style:family="paragraph" style:parent-style-name="Text_20_body">
      <style:text-properties officeooo:rsid="073eb1b8" officeooo:paragraph-rsid="073f9e6e"/>
    </style:style>
    <style:style style:name="P340" style:family="paragraph" style:parent-style-name="Text_20_body">
      <style:text-properties officeooo:rsid="074ed2b5" officeooo:paragraph-rsid="07568ced"/>
    </style:style>
    <style:style style:name="P341" style:family="paragraph" style:parent-style-name="Text_20_body">
      <style:text-properties officeooo:rsid="074ed2b5" officeooo:paragraph-rsid="0a41617e"/>
    </style:style>
    <style:style style:name="P342" style:family="paragraph" style:parent-style-name="Text_20_body">
      <style:text-properties officeooo:paragraph-rsid="0755b7af"/>
    </style:style>
    <style:style style:name="P343" style:family="paragraph" style:parent-style-name="Text_20_body">
      <style:text-properties officeooo:rsid="0761d3e6" officeooo:paragraph-rsid="0761d3e6"/>
    </style:style>
    <style:style style:name="P344" style:family="paragraph" style:parent-style-name="Text_20_body">
      <style:text-properties officeooo:rsid="0750694a" officeooo:paragraph-rsid="0755b7af"/>
    </style:style>
    <style:style style:name="P345" style:family="paragraph" style:parent-style-name="Text_20_body">
      <style:text-properties officeooo:rsid="076a2ad2" officeooo:paragraph-rsid="076a2ad2"/>
    </style:style>
    <style:style style:name="P346" style:family="paragraph" style:parent-style-name="Text_20_body">
      <style:text-properties officeooo:paragraph-rsid="076c6362"/>
    </style:style>
    <style:style style:name="P347" style:family="paragraph" style:parent-style-name="Text_20_body">
      <style:text-properties officeooo:paragraph-rsid="077356bc"/>
    </style:style>
    <style:style style:name="P348" style:family="paragraph" style:parent-style-name="Text_20_body">
      <style:text-properties officeooo:paragraph-rsid="07792307"/>
    </style:style>
    <style:style style:name="P349" style:family="paragraph" style:parent-style-name="Text_20_body">
      <style:text-properties officeooo:paragraph-rsid="077bab06"/>
    </style:style>
    <style:style style:name="P350" style:family="paragraph" style:parent-style-name="Text_20_body">
      <style:text-properties officeooo:paragraph-rsid="077ce9e8"/>
    </style:style>
    <style:style style:name="P351" style:family="paragraph" style:parent-style-name="Text_20_body">
      <style:text-properties officeooo:paragraph-rsid="078d6f7d"/>
    </style:style>
    <style:style style:name="P352" style:family="paragraph" style:parent-style-name="Text_20_body">
      <style:text-properties officeooo:paragraph-rsid="07899637"/>
    </style:style>
    <style:style style:name="P353" style:family="paragraph" style:parent-style-name="Text_20_body">
      <style:text-properties officeooo:paragraph-rsid="07901bc6"/>
    </style:style>
    <style:style style:name="P354" style:family="paragraph" style:parent-style-name="Text_20_body">
      <style:text-properties officeooo:rsid="06c57c4b" officeooo:paragraph-rsid="06c57c4b"/>
    </style:style>
    <style:style style:name="P355" style:family="paragraph" style:parent-style-name="Text_20_body">
      <style:text-properties officeooo:rsid="07924f3c" officeooo:paragraph-rsid="07924f3c"/>
    </style:style>
    <style:style style:name="P356" style:family="paragraph" style:parent-style-name="Text_20_body">
      <style:text-properties officeooo:rsid="07990ff6" officeooo:paragraph-rsid="07990ff6"/>
    </style:style>
    <style:style style:name="P357" style:family="paragraph" style:parent-style-name="Text_20_body">
      <style:text-properties officeooo:rsid="079df63d" officeooo:paragraph-rsid="079df63d"/>
    </style:style>
    <style:style style:name="P358" style:family="paragraph" style:parent-style-name="Text_20_body">
      <style:text-properties officeooo:rsid="07a17bd7" officeooo:paragraph-rsid="07a17bd7"/>
    </style:style>
    <style:style style:name="P359" style:family="paragraph" style:parent-style-name="Text_20_body">
      <style:text-properties officeooo:paragraph-rsid="07af8e8a"/>
    </style:style>
    <style:style style:name="P360" style:family="paragraph" style:parent-style-name="Text_20_body">
      <style:text-properties officeooo:rsid="074aa4c2" officeooo:paragraph-rsid="07b4797f"/>
    </style:style>
    <style:style style:name="P361" style:family="paragraph" style:parent-style-name="Text_20_body">
      <style:text-properties officeooo:paragraph-rsid="07b8fafb"/>
    </style:style>
    <style:style style:name="P362" style:family="paragraph" style:parent-style-name="Text_20_body">
      <style:text-properties officeooo:paragraph-rsid="07be858d"/>
    </style:style>
    <style:style style:name="P363" style:family="paragraph" style:parent-style-name="Text_20_body">
      <style:text-properties officeooo:rsid="07b8fafb" officeooo:paragraph-rsid="07b8fafb"/>
    </style:style>
    <style:style style:name="P364" style:family="paragraph" style:parent-style-name="Text_20_body">
      <style:text-properties officeooo:rsid="078f7d25" officeooo:paragraph-rsid="07cad10c"/>
    </style:style>
    <style:style style:name="P365" style:family="paragraph" style:parent-style-name="Text_20_body">
      <style:text-properties officeooo:rsid="07cd9feb" officeooo:paragraph-rsid="07df750a"/>
    </style:style>
    <style:style style:name="P366" style:family="paragraph" style:parent-style-name="Text_20_body">
      <style:text-properties officeooo:rsid="07cd9feb" officeooo:paragraph-rsid="07e32ae2"/>
    </style:style>
    <style:style style:name="P367" style:family="paragraph" style:parent-style-name="Text_20_body">
      <style:text-properties officeooo:rsid="07ce2638" officeooo:paragraph-rsid="07d4dd92"/>
    </style:style>
    <style:style style:name="P368" style:family="paragraph" style:parent-style-name="Text_20_body">
      <style:text-properties officeooo:rsid="07ce2638" officeooo:paragraph-rsid="081c348e"/>
    </style:style>
    <style:style style:name="P369" style:family="paragraph" style:parent-style-name="Text_20_body">
      <style:text-properties officeooo:rsid="07d00a0f" officeooo:paragraph-rsid="07d4dd92"/>
    </style:style>
    <style:style style:name="P370" style:family="paragraph" style:parent-style-name="Text_20_body">
      <style:text-properties officeooo:rsid="07d6016b" officeooo:paragraph-rsid="07db5650"/>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e5fecc" officeooo:paragraph-rsid="07e5fecc"/>
    </style:style>
    <style:style style:name="P373" style:family="paragraph" style:parent-style-name="Text_20_body">
      <style:text-properties officeooo:rsid="07ee333b" officeooo:paragraph-rsid="07f01a71"/>
    </style:style>
    <style:style style:name="P374" style:family="paragraph" style:parent-style-name="Text_20_body">
      <style:text-properties officeooo:rsid="07f3442a" officeooo:paragraph-rsid="07f3442a"/>
    </style:style>
    <style:style style:name="P375" style:family="paragraph" style:parent-style-name="Text_20_body">
      <style:text-properties officeooo:rsid="07f3442a" officeooo:paragraph-rsid="07f34724"/>
    </style:style>
    <style:style style:name="P376" style:family="paragraph" style:parent-style-name="Text_20_body">
      <style:text-properties officeooo:rsid="07f543e4" officeooo:paragraph-rsid="07f543e4"/>
    </style:style>
    <style:style style:name="P377" style:family="paragraph" style:parent-style-name="Text_20_body">
      <style:text-properties officeooo:rsid="07f543e4" officeooo:paragraph-rsid="086c73e3"/>
    </style:style>
    <style:style style:name="P378" style:family="paragraph" style:parent-style-name="Text_20_body">
      <style:text-properties officeooo:rsid="07f6422e" officeooo:paragraph-rsid="07f7d268"/>
    </style:style>
    <style:style style:name="P379" style:family="paragraph" style:parent-style-name="Text_20_body">
      <style:text-properties officeooo:rsid="07f6422e" officeooo:paragraph-rsid="07f6422e"/>
    </style:style>
    <style:style style:name="P380" style:family="paragraph" style:parent-style-name="Text_20_body">
      <style:text-properties officeooo:rsid="07f6422e" officeooo:paragraph-rsid="08657f2f"/>
    </style:style>
    <style:style style:name="P381" style:family="paragraph" style:parent-style-name="Text_20_body">
      <style:text-properties officeooo:paragraph-rsid="07f6422e"/>
    </style:style>
    <style:style style:name="P382" style:family="paragraph" style:parent-style-name="Text_20_body">
      <style:text-properties officeooo:rsid="07f97342" officeooo:paragraph-rsid="07f97342"/>
    </style:style>
    <style:style style:name="P383" style:family="paragraph" style:parent-style-name="Text_20_body">
      <style:text-properties officeooo:rsid="07fa4f3f" officeooo:paragraph-rsid="07fa4f3f"/>
    </style:style>
    <style:style style:name="P384" style:family="paragraph" style:parent-style-name="Text_20_body">
      <style:text-properties officeooo:rsid="07f01a71" officeooo:paragraph-rsid="07f01a71"/>
    </style:style>
    <style:style style:name="P385" style:family="paragraph" style:parent-style-name="Text_20_body">
      <style:text-properties officeooo:rsid="07cc5ccb" officeooo:paragraph-rsid="07cc5ccb"/>
    </style:style>
    <style:style style:name="P386" style:family="paragraph" style:parent-style-name="Text_20_body">
      <style:text-properties officeooo:rsid="07fdc782" officeooo:paragraph-rsid="0802772c"/>
    </style:style>
    <style:style style:name="P387" style:family="paragraph" style:parent-style-name="Text_20_body">
      <style:text-properties officeooo:rsid="0817762f" officeooo:paragraph-rsid="081ccaa1"/>
    </style:style>
    <style:style style:name="P388" style:family="paragraph" style:parent-style-name="Text_20_body">
      <style:text-properties officeooo:rsid="081ccaa1" officeooo:paragraph-rsid="0836b55d"/>
    </style:style>
    <style:style style:name="P389" style:family="paragraph" style:parent-style-name="Text_20_body">
      <style:text-properties officeooo:rsid="081ccaa1" officeooo:paragraph-rsid="08a87cf0"/>
    </style:style>
    <style:style style:name="P390" style:family="paragraph" style:parent-style-name="Text_20_body">
      <style:text-properties officeooo:rsid="081f29e4" officeooo:paragraph-rsid="0836b55d"/>
    </style:style>
    <style:style style:name="P391" style:family="paragraph" style:parent-style-name="Text_20_body">
      <style:text-properties officeooo:rsid="081f29e4" officeooo:paragraph-rsid="08a87cf0"/>
    </style:style>
    <style:style style:name="P392" style:family="paragraph" style:parent-style-name="Text_20_body">
      <style:text-properties officeooo:paragraph-rsid="0836b55d"/>
    </style:style>
    <style:style style:name="P393" style:family="paragraph" style:parent-style-name="Text_20_body">
      <style:text-properties officeooo:rsid="07f34724" officeooo:paragraph-rsid="0836b55d"/>
    </style:style>
    <style:style style:name="P394" style:family="paragraph" style:parent-style-name="Text_20_body">
      <style:text-properties officeooo:rsid="07e5c6f9" officeooo:paragraph-rsid="07e5fecc"/>
    </style:style>
    <style:style style:name="P395" style:family="paragraph" style:parent-style-name="Text_20_body">
      <style:text-properties officeooo:rsid="086d1e03" officeooo:paragraph-rsid="086d1e03"/>
    </style:style>
    <style:style style:name="P396" style:family="paragraph" style:parent-style-name="Text_20_body">
      <style:text-properties officeooo:rsid="087e7696" officeooo:paragraph-rsid="08a303e1"/>
    </style:style>
    <style:style style:name="P397" style:family="paragraph" style:parent-style-name="Text_20_body">
      <style:text-properties officeooo:paragraph-rsid="0890a102"/>
    </style:style>
    <style:style style:name="P398" style:family="paragraph" style:parent-style-name="Text_20_body">
      <style:text-properties officeooo:rsid="08935cf8" officeooo:paragraph-rsid="089b7eb5"/>
    </style:style>
    <style:style style:name="P399" style:family="paragraph" style:parent-style-name="Text_20_body">
      <style:text-properties officeooo:paragraph-rsid="089aece4"/>
    </style:style>
    <style:style style:name="P400" style:family="paragraph" style:parent-style-name="Text_20_body">
      <style:text-properties officeooo:paragraph-rsid="08a303e1"/>
    </style:style>
    <style:style style:name="P401" style:family="paragraph" style:parent-style-name="Text_20_body">
      <style:text-properties officeooo:paragraph-rsid="08a87cf0"/>
    </style:style>
    <style:style style:name="P402" style:family="paragraph" style:parent-style-name="Text_20_body">
      <style:text-properties officeooo:rsid="087e8eaa" officeooo:paragraph-rsid="08a303e1"/>
    </style:style>
    <style:style style:name="P403" style:family="paragraph" style:parent-style-name="Text_20_body">
      <style:text-properties officeooo:rsid="08abf2b8" officeooo:paragraph-rsid="08abf2b8"/>
    </style:style>
    <style:style style:name="P404" style:family="paragraph" style:parent-style-name="Text_20_body">
      <style:text-properties officeooo:rsid="08ad1d16" officeooo:paragraph-rsid="08ad1d16"/>
    </style:style>
    <style:style style:name="P405" style:family="paragraph" style:parent-style-name="Text_20_body">
      <style:text-properties officeooo:rsid="08aeea8f" officeooo:paragraph-rsid="08aeea8f"/>
    </style:style>
    <style:style style:name="P406" style:family="paragraph" style:parent-style-name="Text_20_body">
      <style:text-properties officeooo:paragraph-rsid="08afd0b4"/>
    </style:style>
    <style:style style:name="P407" style:family="paragraph" style:parent-style-name="Text_20_body">
      <style:text-properties officeooo:paragraph-rsid="08b11903"/>
    </style:style>
    <style:style style:name="P408" style:family="paragraph" style:parent-style-name="Text_20_body">
      <style:text-properties officeooo:paragraph-rsid="08b6833c"/>
    </style:style>
    <style:style style:name="P409" style:family="paragraph" style:parent-style-name="Text_20_body">
      <style:text-properties officeooo:paragraph-rsid="08b7b2ea"/>
    </style:style>
    <style:style style:name="P410" style:family="paragraph" style:parent-style-name="Text_20_body">
      <style:text-properties officeooo:paragraph-rsid="08c9104a"/>
    </style:style>
    <style:style style:name="P411" style:family="paragraph" style:parent-style-name="Text_20_body">
      <style:text-properties officeooo:paragraph-rsid="08d1cafd"/>
    </style:style>
    <style:style style:name="P412" style:family="paragraph" style:parent-style-name="Text_20_body">
      <style:text-properties officeooo:paragraph-rsid="08dd163d"/>
    </style:style>
    <style:style style:name="P413" style:family="paragraph" style:parent-style-name="Text_20_body">
      <style:text-properties officeooo:paragraph-rsid="08e1e301"/>
    </style:style>
    <style:style style:name="P414" style:family="paragraph" style:parent-style-name="Text_20_body">
      <style:text-properties officeooo:rsid="08e2c230" officeooo:paragraph-rsid="08e2c230"/>
    </style:style>
    <style:style style:name="P415" style:family="paragraph" style:parent-style-name="Text_20_body">
      <style:text-properties officeooo:rsid="08e6a206" officeooo:paragraph-rsid="08e6a206"/>
    </style:style>
    <style:style style:name="P416" style:family="paragraph" style:parent-style-name="Text_20_body">
      <style:text-properties officeooo:paragraph-rsid="08ea454f"/>
    </style:style>
    <style:style style:name="P417" style:family="paragraph" style:parent-style-name="Text_20_body">
      <style:text-properties officeooo:paragraph-rsid="08ef0057"/>
    </style:style>
    <style:style style:name="P418" style:family="paragraph" style:parent-style-name="Text_20_body">
      <style:text-properties officeooo:paragraph-rsid="08efe3bf"/>
    </style:style>
    <style:style style:name="P419" style:family="paragraph" style:parent-style-name="Text_20_body">
      <style:text-properties officeooo:paragraph-rsid="08f501fc"/>
    </style:style>
    <style:style style:name="P420" style:family="paragraph" style:parent-style-name="Text_20_body">
      <style:text-properties officeooo:paragraph-rsid="08fdae02"/>
    </style:style>
    <style:style style:name="P421" style:family="paragraph" style:parent-style-name="Text_20_body">
      <style:text-properties officeooo:rsid="08fdae02" officeooo:paragraph-rsid="08ff7284"/>
    </style:style>
    <style:style style:name="P422" style:family="paragraph" style:parent-style-name="Text_20_body">
      <style:text-properties officeooo:paragraph-rsid="08ff7284"/>
    </style:style>
    <style:style style:name="P423" style:family="paragraph" style:parent-style-name="Text_20_body">
      <style:text-properties officeooo:paragraph-rsid="0919fc68"/>
    </style:style>
    <style:style style:name="P424" style:family="paragraph" style:parent-style-name="Text_20_body">
      <style:text-properties officeooo:paragraph-rsid="091af3b8"/>
    </style:style>
    <style:style style:name="P425" style:family="paragraph" style:parent-style-name="Text_20_body">
      <style:text-properties officeooo:rsid="091d277c" officeooo:paragraph-rsid="091d277c"/>
    </style:style>
    <style:style style:name="P426" style:family="paragraph" style:parent-style-name="Text_20_body">
      <style:text-properties officeooo:paragraph-rsid="091d277c"/>
    </style:style>
    <style:style style:name="P427" style:family="paragraph" style:parent-style-name="Text_20_body">
      <style:text-properties officeooo:rsid="091d69c5" officeooo:paragraph-rsid="091d69c5"/>
    </style:style>
    <style:style style:name="P428" style:family="paragraph" style:parent-style-name="Text_20_body">
      <style:text-properties officeooo:rsid="0923349d" officeooo:paragraph-rsid="0923349d"/>
    </style:style>
    <style:style style:name="P429" style:family="paragraph" style:parent-style-name="Text_20_body">
      <style:text-properties officeooo:paragraph-rsid="0923349d"/>
    </style:style>
    <style:style style:name="P430" style:family="paragraph" style:parent-style-name="Text_20_body">
      <style:text-properties officeooo:rsid="092a1fc2" officeooo:paragraph-rsid="092a1fc2"/>
    </style:style>
    <style:style style:name="P431" style:family="paragraph" style:parent-style-name="Text_20_body">
      <style:text-properties officeooo:rsid="092a1fc2" officeooo:paragraph-rsid="0a88352b"/>
    </style:style>
    <style:style style:name="P432" style:family="paragraph" style:parent-style-name="Text_20_body">
      <style:text-properties officeooo:paragraph-rsid="092a1fc2"/>
    </style:style>
    <style:style style:name="P433" style:family="paragraph" style:parent-style-name="Text_20_body">
      <style:text-properties officeooo:paragraph-rsid="0940d532"/>
    </style:style>
    <style:style style:name="P434" style:family="paragraph" style:parent-style-name="Text_20_body">
      <style:text-properties officeooo:paragraph-rsid="092becf9"/>
    </style:style>
    <style:style style:name="P435" style:family="paragraph" style:parent-style-name="Text_20_body">
      <style:text-properties officeooo:paragraph-rsid="0944d183"/>
    </style:style>
    <style:style style:name="P436" style:family="paragraph" style:parent-style-name="Text_20_body">
      <style:text-properties officeooo:rsid="074d8687" officeooo:paragraph-rsid="0958bd0c"/>
    </style:style>
    <style:style style:name="P437" style:family="paragraph" style:parent-style-name="Text_20_body">
      <style:text-properties officeooo:rsid="074d8687" officeooo:paragraph-rsid="0a41617e"/>
    </style:style>
    <style:style style:name="P438" style:family="paragraph" style:parent-style-name="Text_20_body">
      <style:text-properties officeooo:rsid="074d8687" officeooo:paragraph-rsid="09bff479"/>
    </style:style>
    <style:style style:name="P439" style:family="paragraph" style:parent-style-name="Text_20_body">
      <style:text-properties officeooo:rsid="095bb0ef" officeooo:paragraph-rsid="098ed9d5"/>
    </style:style>
    <style:style style:name="P440" style:family="paragraph" style:parent-style-name="Text_20_body">
      <style:text-properties officeooo:rsid="0959b287" officeooo:paragraph-rsid="098ed9d5"/>
    </style:style>
    <style:style style:name="P441" style:family="paragraph" style:parent-style-name="Text_20_body">
      <style:text-properties officeooo:paragraph-rsid="08be7d6f"/>
    </style:style>
    <style:style style:name="P442" style:family="paragraph" style:parent-style-name="Text_20_body">
      <style:text-properties officeooo:paragraph-rsid="098ed9d5"/>
    </style:style>
    <style:style style:name="P443" style:family="paragraph" style:parent-style-name="Text_20_body">
      <style:text-properties officeooo:rsid="098f8007" officeooo:paragraph-rsid="09abf3cf"/>
    </style:style>
    <style:style style:name="P444" style:family="paragraph" style:parent-style-name="Text_20_body">
      <style:text-properties officeooo:rsid="098f8007" officeooo:paragraph-rsid="09c1a372"/>
    </style:style>
    <style:style style:name="P445" style:family="paragraph" style:parent-style-name="Text_20_body">
      <style:text-properties officeooo:rsid="09910b55" officeooo:paragraph-rsid="09abf3cf"/>
    </style:style>
    <style:style style:name="P446" style:family="paragraph" style:parent-style-name="Text_20_body">
      <style:text-properties officeooo:rsid="09910b55" officeooo:paragraph-rsid="09c264e9"/>
    </style:style>
    <style:style style:name="P447" style:family="paragraph" style:parent-style-name="Text_20_body">
      <style:text-properties officeooo:rsid="09926a26" officeooo:paragraph-rsid="09abf3cf"/>
    </style:style>
    <style:style style:name="P448" style:family="paragraph" style:parent-style-name="Text_20_body">
      <style:text-properties officeooo:rsid="099974c3" officeooo:paragraph-rsid="09abf3cf"/>
    </style:style>
    <style:style style:name="P449" style:family="paragraph" style:parent-style-name="Text_20_body">
      <style:text-properties officeooo:rsid="09937829" officeooo:paragraph-rsid="09abf3cf"/>
    </style:style>
    <style:style style:name="P450" style:family="paragraph" style:parent-style-name="Text_20_body">
      <style:text-properties officeooo:paragraph-rsid="09b43cad"/>
    </style:style>
    <style:style style:name="P451" style:family="paragraph" style:parent-style-name="Text_20_body">
      <style:text-properties officeooo:rsid="0954b95a" officeooo:paragraph-rsid="09beaab4"/>
    </style:style>
    <style:style style:name="P452" style:family="paragraph" style:parent-style-name="Text_20_body">
      <style:text-properties officeooo:rsid="09ac8b3d" officeooo:paragraph-rsid="09c655a0"/>
    </style:style>
    <style:style style:name="P453" style:family="paragraph" style:parent-style-name="Text_20_body">
      <style:text-properties officeooo:rsid="09ac8b3d" officeooo:paragraph-rsid="09d6839d"/>
    </style:style>
    <style:style style:name="P454" style:family="paragraph" style:parent-style-name="Text_20_body">
      <style:text-properties officeooo:rsid="095c53ff" officeooo:paragraph-rsid="09c92027"/>
    </style:style>
    <style:style style:name="P455" style:family="paragraph" style:parent-style-name="Text_20_body">
      <style:text-properties officeooo:rsid="09cc57ae" officeooo:paragraph-rsid="09cc57ae"/>
    </style:style>
    <style:style style:name="P456" style:family="paragraph" style:parent-style-name="Text_20_body">
      <style:text-properties officeooo:paragraph-rsid="09cc57ae"/>
    </style:style>
    <style:style style:name="P457" style:family="paragraph" style:parent-style-name="Text_20_body">
      <style:text-properties officeooo:rsid="09b2f530" officeooo:paragraph-rsid="09dbb298"/>
    </style:style>
    <style:style style:name="P458" style:family="paragraph" style:parent-style-name="Text_20_body">
      <style:text-properties officeooo:rsid="09c43526" officeooo:paragraph-rsid="09c655a0"/>
    </style:style>
    <style:style style:name="P459" style:family="paragraph" style:parent-style-name="Text_20_body">
      <style:text-properties officeooo:rsid="09bbd148" officeooo:paragraph-rsid="09dbb298"/>
    </style:style>
    <style:style style:name="P460" style:family="paragraph" style:parent-style-name="Text_20_body">
      <style:text-properties officeooo:rsid="09e96ee9" officeooo:paragraph-rsid="09f84957"/>
    </style:style>
    <style:style style:name="P461" style:family="paragraph" style:parent-style-name="Text_20_body">
      <style:text-properties officeooo:rsid="09e96ee9" officeooo:paragraph-rsid="09fa0c43"/>
    </style:style>
    <style:style style:name="P462" style:family="paragraph" style:parent-style-name="Text_20_body">
      <style:text-properties officeooo:rsid="09eb15e8" officeooo:paragraph-rsid="09eb15e8"/>
    </style:style>
    <style:style style:name="P463" style:family="paragraph" style:parent-style-name="Text_20_body">
      <style:text-properties officeooo:paragraph-rsid="0a10f87b"/>
    </style:style>
    <style:style style:name="P464" style:family="paragraph" style:parent-style-name="Text_20_body">
      <style:text-properties officeooo:paragraph-rsid="0a2465e3"/>
    </style:style>
    <style:style style:name="P465" style:family="paragraph" style:parent-style-name="Text_20_body">
      <style:text-properties officeooo:paragraph-rsid="0a265a56"/>
    </style:style>
    <style:style style:name="P466" style:family="paragraph" style:parent-style-name="Text_20_body">
      <style:text-properties officeooo:paragraph-rsid="0a30fc64"/>
    </style:style>
    <style:style style:name="P467" style:family="paragraph" style:parent-style-name="Text_20_body">
      <style:text-properties officeooo:paragraph-rsid="0a32d474"/>
    </style:style>
    <style:style style:name="P468" style:family="paragraph" style:parent-style-name="Text_20_body">
      <style:text-properties officeooo:rsid="0a39ed49" officeooo:paragraph-rsid="0a3e5658"/>
    </style:style>
    <style:style style:name="P469" style:family="paragraph" style:parent-style-name="Text_20_body">
      <style:text-properties officeooo:paragraph-rsid="0a3bd615"/>
    </style:style>
    <style:style style:name="P470" style:family="paragraph" style:parent-style-name="Text_20_body">
      <style:text-properties officeooo:paragraph-rsid="0a3e5658"/>
    </style:style>
    <style:style style:name="P471" style:family="paragraph" style:parent-style-name="Text_20_body">
      <style:text-properties officeooo:rsid="0a3fc936" officeooo:paragraph-rsid="0a3fc936"/>
    </style:style>
    <style:style style:name="P472" style:family="paragraph" style:parent-style-name="Text_20_body">
      <style:text-properties officeooo:paragraph-rsid="0a5bcf1d"/>
    </style:style>
    <style:style style:name="P473" style:family="paragraph" style:parent-style-name="Text_20_body">
      <style:text-properties officeooo:paragraph-rsid="0a7b96d4"/>
    </style:style>
    <style:style style:name="P474" style:family="paragraph" style:parent-style-name="Text_20_body">
      <style:text-properties officeooo:paragraph-rsid="0a819564"/>
    </style:style>
    <style:style style:name="P475" style:family="paragraph" style:parent-style-name="Text_20_body">
      <style:text-properties officeooo:paragraph-rsid="0a81a0bc"/>
    </style:style>
    <style:style style:name="P476" style:family="paragraph" style:parent-style-name="Text_20_body">
      <style:text-properties officeooo:paragraph-rsid="0a849e3a"/>
    </style:style>
    <style:style style:name="P477" style:family="paragraph" style:parent-style-name="Text_20_body">
      <style:text-properties officeooo:paragraph-rsid="0a88352b"/>
    </style:style>
    <style:style style:name="P478" style:family="paragraph" style:parent-style-name="Text_20_body">
      <style:text-properties officeooo:paragraph-rsid="0a8f13fc"/>
    </style:style>
    <style:style style:name="P479" style:family="paragraph" style:parent-style-name="Text_20_body">
      <style:text-properties officeooo:rsid="0a80d0dc" officeooo:paragraph-rsid="0a819564"/>
    </style:style>
    <style:style style:name="P480" style:family="paragraph" style:parent-style-name="Text_20_body">
      <style:text-properties officeooo:paragraph-rsid="0a9291bd"/>
    </style:style>
    <style:style style:name="P481" style:family="paragraph" style:parent-style-name="Text_20_body">
      <style:text-properties officeooo:paragraph-rsid="0a93fcb7"/>
    </style:style>
    <style:style style:name="P482" style:family="paragraph" style:parent-style-name="Text_20_body">
      <style:text-properties officeooo:rsid="0a93fcb7" officeooo:paragraph-rsid="0a93fcb7"/>
    </style:style>
    <style:style style:name="P483" style:family="paragraph" style:parent-style-name="Text_20_body">
      <style:text-properties officeooo:rsid="0a958263" officeooo:paragraph-rsid="0a97a584"/>
    </style:style>
    <style:style style:name="P484" style:family="paragraph" style:parent-style-name="Text_20_body">
      <style:text-properties officeooo:rsid="0a04f5bb" officeooo:paragraph-rsid="0a974fcb"/>
    </style:style>
    <style:style style:name="P485" style:family="paragraph" style:parent-style-name="Text_20_body">
      <style:text-properties officeooo:paragraph-rsid="0a9a27bb"/>
    </style:style>
    <style:style style:name="P486" style:family="paragraph" style:parent-style-name="Text_20_body">
      <style:text-properties officeooo:paragraph-rsid="0a9b1557"/>
    </style:style>
    <style:style style:name="P487" style:family="paragraph" style:parent-style-name="Text_20_body">
      <style:text-properties officeooo:rsid="0a0859fc" officeooo:paragraph-rsid="0a9e3795"/>
    </style:style>
    <style:style style:name="P488" style:family="paragraph" style:parent-style-name="Text_20_body">
      <style:text-properties officeooo:rsid="0a9ebe3a" officeooo:paragraph-rsid="0a9ebe3a"/>
    </style:style>
    <style:style style:name="P489" style:family="paragraph" style:parent-style-name="Text_20_body">
      <style:text-properties officeooo:paragraph-rsid="0aa02da1"/>
    </style:style>
    <style:style style:name="P490" style:family="paragraph" style:parent-style-name="Text_20_body">
      <style:text-properties officeooo:rsid="0a9ce1c7" officeooo:paragraph-rsid="0aa02da1"/>
    </style:style>
    <style:style style:name="P491" style:family="paragraph" style:parent-style-name="Text_20_body">
      <style:text-properties officeooo:paragraph-rsid="0ab076b7"/>
    </style:style>
    <style:style style:name="P492" style:family="paragraph" style:parent-style-name="Text_20_body">
      <style:text-properties officeooo:paragraph-rsid="0ab27820"/>
    </style:style>
    <style:style style:name="P493" style:family="paragraph" style:parent-style-name="Text_20_body">
      <style:text-properties officeooo:paragraph-rsid="0ab697b9"/>
    </style:style>
    <style:style style:name="P494" style:family="paragraph" style:parent-style-name="Text_20_body">
      <style:text-properties officeooo:paragraph-rsid="0ab7522b"/>
    </style:style>
    <style:style style:name="P495" style:family="paragraph" style:parent-style-name="Text_20_body">
      <style:text-properties officeooo:paragraph-rsid="0abbf6a2"/>
    </style:style>
    <style:style style:name="P496" style:family="paragraph" style:parent-style-name="Text_20_body">
      <style:text-properties officeooo:paragraph-rsid="0abcfb9a"/>
    </style:style>
    <style:style style:name="P497" style:family="paragraph" style:parent-style-name="Text_20_body">
      <style:text-properties officeooo:paragraph-rsid="0abe8bf1"/>
    </style:style>
    <style:style style:name="P498" style:family="paragraph" style:parent-style-name="Text_20_body">
      <style:text-properties officeooo:paragraph-rsid="0ac0935c"/>
    </style:style>
    <style:style style:name="P499" style:family="paragraph" style:parent-style-name="Text_20_body">
      <style:text-properties officeooo:paragraph-rsid="0ac5afe0"/>
    </style:style>
    <style:style style:name="P500" style:family="paragraph" style:parent-style-name="Text_20_body">
      <style:text-properties officeooo:paragraph-rsid="0aca098e"/>
    </style:style>
    <style:style style:name="P501" style:family="paragraph" style:parent-style-name="Text_20_body">
      <style:text-properties officeooo:paragraph-rsid="0accc738"/>
    </style:style>
    <style:style style:name="P502" style:family="paragraph" style:parent-style-name="Text_20_body">
      <style:text-properties officeooo:paragraph-rsid="0ad2840a"/>
    </style:style>
    <style:style style:name="P503" style:family="paragraph" style:parent-style-name="Text_20_body">
      <style:text-properties officeooo:rsid="0ad3df4f" officeooo:paragraph-rsid="0ad95b5f"/>
    </style:style>
    <style:style style:name="P504" style:family="paragraph" style:parent-style-name="Text_20_body">
      <style:text-properties officeooo:rsid="0ae4d3dd" officeooo:paragraph-rsid="0ae4d3dd"/>
    </style:style>
    <style:style style:name="P505" style:family="paragraph" style:parent-style-name="Text_20_body">
      <style:text-properties officeooo:paragraph-rsid="0ae7a27c"/>
    </style:style>
    <style:style style:name="P506" style:family="paragraph" style:parent-style-name="Text_20_body">
      <style:text-properties officeooo:paragraph-rsid="0ae91bd1"/>
    </style:style>
    <style:style style:name="P507" style:family="paragraph" style:parent-style-name="Text_20_body">
      <style:text-properties officeooo:paragraph-rsid="0aea4ab3"/>
    </style:style>
    <style:style style:name="P508" style:family="paragraph" style:parent-style-name="Text_20_body">
      <style:text-properties officeooo:paragraph-rsid="0aec9a25"/>
    </style:style>
    <style:style style:name="P509" style:family="paragraph" style:parent-style-name="Text_20_body">
      <style:text-properties officeooo:paragraph-rsid="0aee868a"/>
    </style:style>
    <style:style style:name="P510" style:family="paragraph" style:parent-style-name="Text_20_body">
      <style:text-properties officeooo:paragraph-rsid="0aefb1c7"/>
    </style:style>
    <style:style style:name="P511" style:family="paragraph" style:parent-style-name="Text_20_body">
      <style:text-properties officeooo:paragraph-rsid="0af9245d"/>
    </style:style>
    <style:style style:name="P512" style:family="paragraph" style:parent-style-name="Text_20_body">
      <style:text-properties officeooo:paragraph-rsid="0b07d733"/>
    </style:style>
    <style:style style:name="P513" style:family="paragraph" style:parent-style-name="Text_20_body">
      <style:text-properties officeooo:rsid="0b07d733" officeooo:paragraph-rsid="0b0ddc08"/>
    </style:style>
    <style:style style:name="P514" style:family="paragraph" style:parent-style-name="Text_20_body">
      <style:text-properties officeooo:paragraph-rsid="0b0ddc08"/>
    </style:style>
    <style:style style:name="P515" style:family="paragraph" style:parent-style-name="Text_20_body">
      <style:text-properties officeooo:rsid="0b09598b" officeooo:paragraph-rsid="0b0ddc08"/>
    </style:style>
    <style:style style:name="P516" style:family="paragraph" style:parent-style-name="Footnote">
      <style:text-properties officeooo:paragraph-rsid="042e052b"/>
    </style:style>
    <style:style style:name="P517" style:family="paragraph" style:parent-style-name="Footnote">
      <style:text-properties officeooo:paragraph-rsid="04112ad4"/>
    </style:style>
    <style:style style:name="P518" style:family="paragraph" style:parent-style-name="Footnote">
      <style:text-properties officeooo:paragraph-rsid="04335fd6"/>
    </style:style>
    <style:style style:name="P519" style:family="paragraph" style:parent-style-name="Footnote">
      <style:text-properties officeooo:paragraph-rsid="04355c4c"/>
    </style:style>
    <style:style style:name="P520" style:family="paragraph" style:parent-style-name="Footnote">
      <style:text-properties officeooo:paragraph-rsid="04375530"/>
    </style:style>
    <style:style style:name="P521" style:family="paragraph" style:parent-style-name="Footnote">
      <style:text-properties officeooo:paragraph-rsid="043907f0"/>
    </style:style>
    <style:style style:name="P522" style:family="paragraph" style:parent-style-name="Footnote">
      <style:text-properties officeooo:paragraph-rsid="0413bbdc"/>
    </style:style>
    <style:style style:name="P523" style:family="paragraph" style:parent-style-name="Footnote">
      <style:text-properties officeooo:paragraph-rsid="04112acf"/>
    </style:style>
    <style:style style:name="P524" style:family="paragraph" style:parent-style-name="Footnote">
      <style:text-properties officeooo:paragraph-rsid="04396e82"/>
    </style:style>
    <style:style style:name="P525" style:family="paragraph" style:parent-style-name="Footnote">
      <style:text-properties officeooo:paragraph-rsid="043ce5f8"/>
    </style:style>
    <style:style style:name="P526" style:family="paragraph" style:parent-style-name="Footnote">
      <style:text-properties officeooo:paragraph-rsid="043f8f12"/>
    </style:style>
    <style:style style:name="P527" style:family="paragraph" style:parent-style-name="Footnote">
      <style:text-properties officeooo:paragraph-rsid="0440700b"/>
    </style:style>
    <style:style style:name="P528" style:family="paragraph" style:parent-style-name="Footnote">
      <style:text-properties officeooo:paragraph-rsid="04464285"/>
    </style:style>
    <style:style style:name="P529" style:family="paragraph" style:parent-style-name="Footnote">
      <style:text-properties officeooo:paragraph-rsid="04d43b3e"/>
    </style:style>
    <style:style style:name="P530" style:family="paragraph" style:parent-style-name="Footnote">
      <style:text-properties officeooo:paragraph-rsid="05587118"/>
    </style:style>
    <style:style style:name="P531" style:family="paragraph" style:parent-style-name="Footnote">
      <style:text-properties officeooo:paragraph-rsid="0620da91"/>
    </style:style>
    <style:style style:name="P532" style:family="paragraph" style:parent-style-name="Footnote">
      <style:text-properties officeooo:paragraph-rsid="0674f0ab"/>
    </style:style>
    <style:style style:name="P533" style:family="paragraph" style:parent-style-name="Footnote">
      <style:text-properties officeooo:paragraph-rsid="047f2ff1"/>
    </style:style>
    <style:style style:name="P534" style:family="paragraph" style:parent-style-name="Footnote">
      <style:text-properties officeooo:paragraph-rsid="0481e0e5"/>
    </style:style>
    <style:style style:name="P535" style:family="paragraph" style:parent-style-name="Footnote">
      <style:text-properties officeooo:paragraph-rsid="04841c63"/>
    </style:style>
    <style:style style:name="P536" style:family="paragraph" style:parent-style-name="Footnote">
      <style:text-properties officeooo:paragraph-rsid="047200ad"/>
    </style:style>
    <style:style style:name="P537" style:family="paragraph" style:parent-style-name="Footnote">
      <style:text-properties officeooo:paragraph-rsid="0770642c"/>
    </style:style>
    <style:style style:name="P538" style:family="paragraph" style:parent-style-name="Footnote">
      <style:text-properties officeooo:paragraph-rsid="081d6b41"/>
    </style:style>
    <style:style style:name="P539" style:family="paragraph" style:parent-style-name="Footnote">
      <style:text-properties officeooo:paragraph-rsid="08411cb3"/>
    </style:style>
    <style:style style:name="P540" style:family="paragraph" style:parent-style-name="Footnote">
      <style:text-properties officeooo:paragraph-rsid="08935cf8"/>
    </style:style>
    <style:style style:name="P541" style:family="paragraph" style:parent-style-name="Footnote">
      <style:text-properties officeooo:paragraph-rsid="08996104"/>
    </style:style>
    <style:style style:name="P542" style:family="paragraph" style:parent-style-name="Footnote">
      <style:text-properties officeooo:paragraph-rsid="0a54f0f5"/>
    </style:style>
    <style:style style:name="P543" style:family="paragraph" style:parent-style-name="Footnote">
      <style:text-properties officeooo:paragraph-rsid="0a55c97d"/>
    </style:style>
    <style:style style:name="P544" style:family="paragraph" style:parent-style-name="Footnote">
      <style:paragraph-properties fo:text-align="justify" style:justify-single-word="false"/>
    </style:style>
    <style:style style:name="P545" style:family="paragraph" style:parent-style-name="Footnote">
      <style:paragraph-properties fo:text-align="start" style:justify-single-word="false"/>
      <style:text-properties officeooo:paragraph-rsid="0aab98bf"/>
    </style:style>
    <style:style style:name="P546" style:family="paragraph" style:parent-style-name="Standard">
      <style:text-properties fo:language="es" fo:country="CO" officeooo:rsid="0005ca48" officeooo:paragraph-rsid="03a40951"/>
    </style:style>
    <style:style style:name="P547" style:family="paragraph" style:parent-style-name="Standard">
      <style:text-properties fo:language="es" fo:country="CO" officeooo:rsid="0026230a" officeooo:paragraph-rsid="00292c32"/>
    </style:style>
    <style:style style:name="P548" style:family="paragraph" style:parent-style-name="Standard">
      <style:text-properties fo:language="es" fo:country="CO" officeooo:rsid="03a89141" officeooo:paragraph-rsid="03ae287a"/>
    </style:style>
    <style:style style:name="P549" style:family="paragraph" style:parent-style-name="Standard">
      <style:text-properties fo:language="es" fo:country="CO" officeooo:rsid="03a93f3f" officeooo:paragraph-rsid="03ae287a"/>
    </style:style>
    <style:style style:name="P550" style:family="paragraph" style:parent-style-name="Standard">
      <style:text-properties fo:language="es" fo:country="CO" officeooo:rsid="03a93f3f" officeooo:paragraph-rsid="002d2b8f"/>
    </style:style>
    <style:style style:name="P551" style:family="paragraph" style:parent-style-name="Standard">
      <style:text-properties fo:language="es" fo:country="CO" officeooo:rsid="03aab302" officeooo:paragraph-rsid="00292c32"/>
    </style:style>
    <style:style style:name="P552" style:family="paragraph" style:parent-style-name="Standard">
      <style:text-properties fo:language="es" fo:country="CO" officeooo:rsid="002d2b8f" officeooo:paragraph-rsid="002d2b8f"/>
    </style:style>
    <style:style style:name="P553" style:family="paragraph" style:parent-style-name="Standard">
      <style:text-properties fo:language="es" fo:country="CO" officeooo:rsid="03af0c32" officeooo:paragraph-rsid="03af0c32"/>
    </style:style>
    <style:style style:name="P554" style:family="paragraph" style:parent-style-name="Standard">
      <style:text-properties fo:language="es" fo:country="CO" officeooo:rsid="003d141a" officeooo:paragraph-rsid="04238ad6"/>
    </style:style>
    <style:style style:name="P555" style:family="paragraph" style:parent-style-name="Standard">
      <style:text-properties fo:language="es" fo:country="CO" officeooo:rsid="00441106" officeooo:paragraph-rsid="00441106"/>
    </style:style>
    <style:style style:name="P556" style:family="paragraph" style:parent-style-name="Standard">
      <style:text-properties fo:language="es" fo:country="CO" officeooo:rsid="007ac012" officeooo:paragraph-rsid="03b7bbc6"/>
    </style:style>
    <style:style style:name="P557" style:family="paragraph" style:parent-style-name="Standard">
      <style:text-properties fo:language="es" fo:country="CO" officeooo:rsid="00519ae3" officeooo:paragraph-rsid="03b7bbc6"/>
    </style:style>
    <style:style style:name="P558" style:family="paragraph" style:parent-style-name="Standard">
      <style:text-properties fo:language="es" fo:country="CO" officeooo:rsid="00519ae3" officeooo:paragraph-rsid="00519ae3"/>
    </style:style>
    <style:style style:name="P559" style:family="paragraph" style:parent-style-name="Standard">
      <style:text-properties fo:language="es" fo:country="CO" officeooo:rsid="0052b846" officeooo:paragraph-rsid="03b7bbc6"/>
    </style:style>
    <style:style style:name="P560" style:family="paragraph" style:parent-style-name="Standard">
      <style:text-properties fo:language="es" fo:country="CO" officeooo:rsid="0052b846" officeooo:paragraph-rsid="0052b846"/>
    </style:style>
    <style:style style:name="P561" style:family="paragraph" style:parent-style-name="Standard">
      <style:text-properties fo:language="es" fo:country="CO" officeooo:rsid="00463344" officeooo:paragraph-rsid="03b7bbc6"/>
    </style:style>
    <style:style style:name="P562" style:family="paragraph" style:parent-style-name="Standard">
      <style:text-properties fo:language="es" fo:country="CO" officeooo:rsid="00463344" officeooo:paragraph-rsid="00463344"/>
    </style:style>
    <style:style style:name="P563" style:family="paragraph" style:parent-style-name="Standard">
      <style:text-properties fo:language="es" fo:country="CO" officeooo:rsid="00542ade" officeooo:paragraph-rsid="00542ade"/>
    </style:style>
    <style:style style:name="P564" style:family="paragraph" style:parent-style-name="Standard">
      <style:text-properties fo:language="es" fo:country="CO" officeooo:rsid="00542ade" officeooo:paragraph-rsid="005aee38"/>
    </style:style>
    <style:style style:name="P565" style:family="paragraph" style:parent-style-name="Standard">
      <style:text-properties fo:language="es" fo:country="CO" officeooo:rsid="00542ade" officeooo:paragraph-rsid="0a54f0f5"/>
    </style:style>
    <style:style style:name="P566" style:family="paragraph" style:parent-style-name="Standard">
      <style:text-properties fo:language="es" fo:country="CO" officeooo:rsid="0055f0a0" officeooo:paragraph-rsid="005aee38"/>
    </style:style>
    <style:style style:name="P567" style:family="paragraph" style:parent-style-name="Standard">
      <style:text-properties fo:language="es" fo:country="CO" officeooo:rsid="0097ffc5" officeooo:paragraph-rsid="0097ffc5"/>
    </style:style>
    <style:style style:name="P568" style:family="paragraph" style:parent-style-name="Standard">
      <style:text-properties fo:language="es" fo:country="CO" officeooo:rsid="005cc6ba" officeooo:paragraph-rsid="005cc6ba"/>
    </style:style>
    <style:style style:name="P569" style:family="paragraph" style:parent-style-name="Standard">
      <style:text-properties fo:language="es" fo:country="CO" officeooo:rsid="005cc6ba" officeooo:paragraph-rsid="0095552e"/>
    </style:style>
    <style:style style:name="P570" style:family="paragraph" style:parent-style-name="Standard">
      <style:text-properties fo:language="es" fo:country="CO" officeooo:rsid="00e684fb" officeooo:paragraph-rsid="00e6b730"/>
    </style:style>
    <style:style style:name="P571" style:family="paragraph" style:parent-style-name="Standard">
      <style:text-properties fo:language="es" fo:country="CO" officeooo:rsid="00696f10" officeooo:paragraph-rsid="00696f10"/>
    </style:style>
    <style:style style:name="P572" style:family="paragraph" style:parent-style-name="Standard">
      <style:text-properties fo:language="es" fo:country="CO" officeooo:rsid="006d3ea3" officeooo:paragraph-rsid="006d3ea3"/>
    </style:style>
    <style:style style:name="P573" style:family="paragraph" style:parent-style-name="Standard">
      <style:text-properties fo:language="es" fo:country="CO" officeooo:rsid="03aca457" officeooo:paragraph-rsid="03aca457"/>
    </style:style>
    <style:style style:name="P574" style:family="paragraph" style:parent-style-name="Standard">
      <style:text-properties fo:language="es" fo:country="CO" officeooo:rsid="06cb041a" officeooo:paragraph-rsid="06cdf422"/>
    </style:style>
    <style:style style:name="P575" style:family="paragraph" style:parent-style-name="Standard">
      <style:text-properties officeooo:rsid="05048acd" officeooo:paragraph-rsid="05048acd"/>
    </style:style>
    <style:style style:name="P576" style:family="paragraph" style:parent-style-name="Standard">
      <style:text-properties officeooo:rsid="0622bc4b" officeooo:paragraph-rsid="0622bc4b"/>
    </style:style>
    <style:style style:name="P577" style:family="paragraph" style:parent-style-name="Standard">
      <style:text-properties officeooo:paragraph-rsid="09181058"/>
    </style:style>
    <style:style style:name="P578" style:family="paragraph" style:parent-style-name="Standard">
      <style:text-properties officeooo:paragraph-rsid="092c12f3"/>
    </style:style>
    <style:style style:name="P579" style:family="paragraph" style:parent-style-name="Standard">
      <style:text-properties officeooo:paragraph-rsid="092daecd"/>
    </style:style>
    <style:style style:name="P580" style:family="paragraph" style:parent-style-name="Standard">
      <style:text-properties officeooo:paragraph-rsid="0930e44c"/>
    </style:style>
    <style:style style:name="P581" style:family="paragraph" style:parent-style-name="Standard">
      <style:text-properties officeooo:paragraph-rsid="093145c4"/>
    </style:style>
    <style:style style:name="P582" style:family="paragraph" style:parent-style-name="Standard">
      <style:text-properties officeooo:paragraph-rsid="093ab617"/>
    </style:style>
    <style:style style:name="P583" style:family="paragraph" style:parent-style-name="Standard">
      <style:text-properties officeooo:paragraph-rsid="093d8f09"/>
    </style:style>
    <style:style style:name="P584" style:family="paragraph" style:parent-style-name="Standard">
      <style:text-properties officeooo:rsid="093d8f09" officeooo:paragraph-rsid="093d8f09"/>
    </style:style>
    <style:style style:name="P585" style:family="paragraph" style:parent-style-name="Standard">
      <style:text-properties officeooo:paragraph-rsid="093e3d24"/>
    </style:style>
    <style:style style:name="P586" style:family="paragraph" style:parent-style-name="Standard">
      <style:text-properties officeooo:paragraph-rsid="094302a0"/>
    </style:style>
    <style:style style:name="P587" style:family="paragraph" style:parent-style-name="Standard">
      <style:text-properties officeooo:paragraph-rsid="0949a6de"/>
    </style:style>
    <style:style style:name="P588" style:family="paragraph" style:parent-style-name="Standard">
      <style:text-properties officeooo:paragraph-rsid="094b1e41"/>
    </style:style>
    <style:style style:name="P589" style:family="paragraph" style:parent-style-name="Standard">
      <style:text-properties officeooo:rsid="094c95dd" officeooo:paragraph-rsid="094d1d7e"/>
    </style:style>
    <style:style style:name="P590" style:family="paragraph" style:parent-style-name="Standard">
      <style:text-properties officeooo:rsid="09b8d456" officeooo:paragraph-rsid="09b8d456"/>
    </style:style>
    <style:style style:name="P591" style:family="paragraph" style:parent-style-name="Standard">
      <style:text-properties officeooo:paragraph-rsid="0947dc52"/>
    </style:style>
    <style:style style:name="P592" style:family="paragraph" style:parent-style-name="Standard">
      <style:text-properties officeooo:rsid="09e5d9cf" officeooo:paragraph-rsid="09e5d9cf"/>
    </style:style>
    <style:style style:name="P593" style:family="paragraph" style:parent-style-name="Standard">
      <style:text-properties officeooo:paragraph-rsid="0a55c97d"/>
    </style:style>
    <style:style style:name="P594" style:family="paragraph" style:parent-style-name="Texto_5f_Oración">
      <style:text-properties fo:language="es" fo:country="CO"/>
    </style:style>
    <style:style style:name="P595" style:family="paragraph" style:parent-style-name="Texto_5f_Canto">
      <style:text-properties fo:language="es" fo:country="CO"/>
    </style:style>
    <style:style style:name="P596" style:family="paragraph" style:parent-style-name="Texto_5f_Biblia">
      <style:text-properties fo:language="es" fo:country="CO" officeooo:paragraph-rsid="042c33a0"/>
    </style:style>
    <style:style style:name="P597" style:family="paragraph" style:parent-style-name="Texto_5f_Biblia">
      <style:text-properties fo:language="es" fo:country="CO" officeooo:paragraph-rsid="068bfd50"/>
    </style:style>
    <style:style style:name="P598" style:family="paragraph" style:parent-style-name="Texto_5f_Biblia">
      <style:text-properties fo:language="es" fo:country="CO" officeooo:paragraph-rsid="0691f29d"/>
    </style:style>
    <style:style style:name="P599" style:family="paragraph" style:parent-style-name="Texto_5f_Biblia">
      <style:text-properties fo:language="es" fo:country="CO" officeooo:paragraph-rsid="07027f8b"/>
    </style:style>
    <style:style style:name="P600" style:family="paragraph" style:parent-style-name="Standard">
      <style:text-properties officeooo:rsid="093d8f09" officeooo:paragraph-rsid="0b18e656"/>
    </style:style>
    <style:style style:name="P601" style:family="paragraph" style:parent-style-name="Standard">
      <style:text-properties officeooo:rsid="09e5d9cf" officeooo:paragraph-rsid="0b18e656"/>
    </style:style>
    <style:style style:name="P602" style:family="paragraph" style:parent-style-name="Standard">
      <style:text-properties officeooo:rsid="094c95dd" officeooo:paragraph-rsid="0b18e656"/>
    </style:style>
    <style:style style:name="P603" style:family="paragraph" style:parent-style-name="Standard">
      <style:text-properties officeooo:rsid="09b8d456" officeooo:paragraph-rsid="0b18e656"/>
    </style:style>
    <style:style style:name="P604" style:family="paragraph" style:parent-style-name="Standard">
      <style:text-properties officeooo:paragraph-rsid="0b18e656"/>
    </style:style>
    <style:style style:name="P605" style:family="paragraph" style:parent-style-name="Text_20_body">
      <style:text-properties officeooo:paragraph-rsid="0b14a4da"/>
    </style:style>
    <style:style style:name="P606" style:family="paragraph" style:parent-style-name="Text_20_body">
      <style:text-properties officeooo:paragraph-rsid="0b15e95f"/>
    </style:style>
    <style:style style:name="P607" style:family="paragraph" style:parent-style-name="Text_20_body">
      <style:text-properties officeooo:paragraph-rsid="0b1798ca"/>
    </style:style>
    <style:style style:name="P608" style:family="paragraph" style:parent-style-name="Text_20_body">
      <style:text-properties officeooo:rsid="091d277c" officeooo:paragraph-rsid="0b18e656"/>
    </style:style>
    <style:style style:name="P609" style:family="paragraph" style:parent-style-name="Text_20_body">
      <style:text-properties officeooo:rsid="091d69c5" officeooo:paragraph-rsid="0b18e656"/>
    </style:style>
    <style:style style:name="P610" style:family="paragraph" style:parent-style-name="Text_20_body">
      <style:text-properties officeooo:rsid="0923349d" officeooo:paragraph-rsid="0b18e656"/>
    </style:style>
    <style:style style:name="P611" style:family="paragraph" style:parent-style-name="Text_20_body">
      <style:text-properties officeooo:rsid="092a1fc2" officeooo:paragraph-rsid="0b18e656"/>
    </style:style>
    <style:style style:name="P612" style:family="paragraph" style:parent-style-name="Text_20_body">
      <style:text-properties officeooo:paragraph-rsid="0b18e656"/>
    </style:style>
    <style:style style:name="P613" style:family="paragraph" style:parent-style-name="Heading_20_2">
      <style:text-properties fo:language="es" fo:country="CO"/>
    </style:style>
    <style:style style:name="P614" style:family="paragraph" style:parent-style-name="Heading_20_2">
      <style:text-properties fo:language="es" fo:country="CO" officeooo:rsid="0005ca48" officeooo:paragraph-rsid="0426500c"/>
    </style:style>
    <style:style style:name="P615" style:family="paragraph" style:parent-style-name="Heading_20_2">
      <style:text-properties fo:language="es" fo:country="CO" officeooo:rsid="01a77b2d" officeooo:paragraph-rsid="01a77b2d"/>
    </style:style>
    <style:style style:name="P616" style:family="paragraph" style:parent-style-name="Heading_20_2">
      <style:text-properties fo:language="es" fo:country="CO" officeooo:paragraph-rsid="02b95869"/>
    </style:style>
    <style:style style:name="P617" style:family="paragraph" style:parent-style-name="Heading_20_2">
      <style:text-properties fo:language="es" fo:country="CO" officeooo:rsid="04522b60" officeooo:paragraph-rsid="04522b60"/>
    </style:style>
    <style:style style:name="P618" style:family="paragraph" style:parent-style-name="Heading_20_2">
      <style:text-properties fo:language="es" fo:country="CO" officeooo:paragraph-rsid="026dcf6f"/>
    </style:style>
    <style:style style:name="P619" style:family="paragraph" style:parent-style-name="Heading_20_2">
      <style:text-properties fo:language="es" fo:country="CO" officeooo:rsid="037d8119" officeooo:paragraph-rsid="037d8119"/>
    </style:style>
    <style:style style:name="P620" style:family="paragraph" style:parent-style-name="Heading_20_2">
      <style:text-properties fo:language="es" fo:country="CO" officeooo:rsid="04b59698" officeooo:paragraph-rsid="04dcb495"/>
    </style:style>
    <style:style style:name="P621" style:family="paragraph" style:parent-style-name="Heading_20_2">
      <style:text-properties fo:language="es" fo:country="CO" officeooo:rsid="04b59698" officeooo:paragraph-rsid="04b59698"/>
    </style:style>
    <style:style style:name="P622" style:family="paragraph" style:parent-style-name="Heading_20_2">
      <style:text-properties fo:language="es" fo:country="CO" officeooo:rsid="04b59698" officeooo:paragraph-rsid="04d8bcf6"/>
    </style:style>
    <style:style style:name="P623" style:family="paragraph" style:parent-style-name="Heading_20_2">
      <style:text-properties fo:language="es" fo:country="CO" officeooo:paragraph-rsid="0691f29d"/>
    </style:style>
    <style:style style:name="P624" style:family="paragraph" style:parent-style-name="Heading_20_2">
      <style:text-properties fo:language="es" fo:country="CO" officeooo:paragraph-rsid="068bfd50"/>
    </style:style>
    <style:style style:name="P625" style:family="paragraph" style:parent-style-name="Heading_20_2">
      <style:text-properties officeooo:paragraph-rsid="0732c275"/>
    </style:style>
    <style:style style:name="P626" style:family="paragraph" style:parent-style-name="Heading_20_2">
      <style:text-properties officeooo:rsid="0732c275" officeooo:paragraph-rsid="0732c275"/>
    </style:style>
    <style:style style:name="P627" style:family="paragraph" style:parent-style-name="Heading_20_2">
      <style:text-properties officeooo:paragraph-rsid="08634017"/>
    </style:style>
    <style:style style:name="P628" style:family="paragraph" style:parent-style-name="Heading_20_2">
      <style:text-properties officeooo:rsid="08125f51"/>
    </style:style>
    <style:style style:name="P629" style:family="paragraph" style:parent-style-name="Heading_20_2">
      <style:text-properties officeooo:paragraph-rsid="098ed9d5"/>
    </style:style>
    <style:style style:name="P630" style:family="paragraph" style:parent-style-name="Heading_20_2">
      <style:text-properties officeooo:paragraph-rsid="09abf3cf"/>
    </style:style>
    <style:style style:name="P631" style:family="paragraph" style:parent-style-name="Heading_20_2">
      <style:text-properties officeooo:rsid="09ac8b3d" officeooo:paragraph-rsid="09b43cad"/>
    </style:style>
    <style:style style:name="P632" style:family="paragraph" style:parent-style-name="Heading_20_2">
      <style:text-properties officeooo:paragraph-rsid="09b43cad"/>
    </style:style>
    <style:style style:name="P633" style:family="paragraph" style:parent-style-name="Heading_20_2">
      <style:text-properties officeooo:rsid="09180b82" officeooo:paragraph-rsid="0b18e656"/>
    </style:style>
    <style:style style:name="P634" style:family="paragraph" style:parent-style-name="Heading_20_2">
      <style:text-properties officeooo:rsid="09e96ee9" officeooo:paragraph-rsid="09dc4f02"/>
    </style:style>
    <style:style style:name="P635" style:family="paragraph" style:parent-style-name="Heading_20_2">
      <style:text-properties officeooo:rsid="09e96ee9" officeooo:paragraph-rsid="0b18e656"/>
    </style:style>
    <style:style style:name="P636" style:family="paragraph" style:parent-style-name="Heading_20_1">
      <style:text-properties fo:language="es" fo:country="CO"/>
    </style:style>
    <style:style style:name="P637" style:family="paragraph" style:parent-style-name="Heading_20_1">
      <style:text-properties fo:language="es" fo:country="CO" officeooo:rsid="02f6ea0c" officeooo:paragraph-rsid="02f6ea0c"/>
    </style:style>
    <style:style style:name="P638" style:family="paragraph" style:parent-style-name="Heading_20_1">
      <style:text-properties fo:language="es" fo:country="CO" officeooo:rsid="04bc984e"/>
    </style:style>
    <style:style style:name="P639" style:family="paragraph" style:parent-style-name="Heading_20_1">
      <style:text-properties officeooo:rsid="06fbd2e7" officeooo:paragraph-rsid="06fbd2e7"/>
    </style:style>
    <style:style style:name="P640" style:family="paragraph" style:parent-style-name="Heading_20_8">
      <style:text-properties fo:language="es" fo:country="CO"/>
    </style:style>
    <style:style style:name="P641" style:family="paragraph" style:parent-style-name="Heading_20_8">
      <style:text-properties fo:language="es" fo:country="CO" officeooo:rsid="0336fe4d" officeooo:paragraph-rsid="0336fe4d"/>
    </style:style>
    <style:style style:name="P642" style:family="paragraph" style:parent-style-name="Heading_20_8">
      <style:text-properties fo:language="es" fo:country="CO" officeooo:rsid="0336fe4d" officeooo:paragraph-rsid="036e82ba"/>
    </style:style>
    <style:style style:name="P643" style:family="paragraph" style:parent-style-name="Heading_20_8">
      <style:text-properties fo:language="es" fo:country="CO" officeooo:paragraph-rsid="0337b3e1"/>
    </style:style>
    <style:style style:name="P644" style:family="paragraph" style:parent-style-name="Heading_20_8">
      <style:text-properties fo:language="es" fo:country="CO" officeooo:rsid="0256015a" officeooo:paragraph-rsid="031b32a9"/>
    </style:style>
    <style:style style:name="P645" style:family="paragraph" style:parent-style-name="Heading_20_8">
      <style:text-properties fo:language="es" fo:country="CO" officeooo:rsid="0256015a" officeooo:paragraph-rsid="03345571"/>
    </style:style>
    <style:style style:name="P646" style:family="paragraph" style:parent-style-name="Heading_20_8">
      <style:text-properties officeooo:paragraph-rsid="05a0e501"/>
    </style:style>
    <style:style style:name="P647" style:family="paragraph" style:parent-style-name="Heading_20_8">
      <style:text-properties officeooo:rsid="05a1b699" officeooo:paragraph-rsid="05a36dc7"/>
    </style:style>
    <style:style style:name="P648" style:family="paragraph" style:parent-style-name="Heading_20_8">
      <style:text-properties officeooo:rsid="05a1b699" officeooo:paragraph-rsid="05a3b538"/>
    </style:style>
    <style:style style:name="P649" style:family="paragraph" style:parent-style-name="Heading_20_8">
      <style:text-properties officeooo:rsid="05a1b699" officeooo:paragraph-rsid="05a589c0"/>
    </style:style>
    <style:style style:name="P650" style:family="paragraph" style:parent-style-name="Heading_20_8">
      <style:text-properties officeooo:paragraph-rsid="05b12c97"/>
    </style:style>
    <style:style style:name="P651" style:family="paragraph" style:parent-style-name="Heading_20_8">
      <style:text-properties officeooo:paragraph-rsid="06697d61"/>
    </style:style>
    <style:style style:name="P652" style:family="paragraph" style:parent-style-name="Heading_20_8">
      <style:text-properties officeooo:paragraph-rsid="06886827"/>
    </style:style>
    <style:style style:name="P653" style:family="paragraph" style:parent-style-name="Heading_20_8">
      <style:text-properties officeooo:rsid="05b12c97" officeooo:paragraph-rsid="0669ed38"/>
    </style:style>
    <style:style style:name="P654" style:family="paragraph" style:parent-style-name="Heading_20_8">
      <style:text-properties officeooo:paragraph-rsid="0670a946"/>
    </style:style>
    <style:style style:name="P655" style:family="paragraph" style:parent-style-name="Heading_20_8">
      <style:text-properties officeooo:rsid="07d00a0f" officeooo:paragraph-rsid="07d4dd92"/>
    </style:style>
    <style:style style:name="P656" style:family="paragraph" style:parent-style-name="Heading_20_8">
      <style:text-properties officeooo:paragraph-rsid="07eb2e35"/>
    </style:style>
    <style:style style:name="P657" style:family="paragraph" style:parent-style-name="Heading_20_8">
      <style:text-properties officeooo:paragraph-rsid="0891be24"/>
    </style:style>
    <style:style style:name="P658" style:family="paragraph" style:parent-style-name="Heading_20_8">
      <style:text-properties officeooo:paragraph-rsid="08a87cf0"/>
    </style:style>
    <style:style style:name="P659" style:family="paragraph" style:parent-style-name="Heading_20_8">
      <style:text-properties officeooo:rsid="082938fb"/>
    </style:style>
    <style:style style:name="P660" style:family="paragraph" style:parent-style-name="Heading_20_8">
      <style:text-properties officeooo:paragraph-rsid="08a303e1"/>
    </style:style>
    <style:style style:name="P661" style:family="paragraph" style:parent-style-name="Heading_20_8">
      <style:text-properties officeooo:rsid="08253814" officeooo:paragraph-rsid="0890a102"/>
    </style:style>
    <style:style style:name="P662" style:family="paragraph" style:parent-style-name="Heading_20_8">
      <style:text-properties officeooo:paragraph-rsid="09eb15e8"/>
    </style:style>
    <style:style style:name="P663" style:family="paragraph" style:parent-style-name="Heading_20_8">
      <style:text-properties officeooo:rsid="09f01adc" officeooo:paragraph-rsid="09eb15e8"/>
    </style:style>
    <style:style style:name="P664" style:family="paragraph" style:parent-style-name="Heading_20_8">
      <style:text-properties officeooo:rsid="09f01adc" officeooo:paragraph-rsid="09f01adc"/>
    </style:style>
    <style:style style:name="P665"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officeooo:rsid="04b00af5"/>
    </style:style>
    <style:style style:name="T593" style:family="text">
      <style:text-properties officeooo:rsid="04b9591f"/>
    </style:style>
    <style:style style:name="T594" style:family="text">
      <style:text-properties officeooo:rsid="04bd42c5"/>
    </style:style>
    <style:style style:name="T595" style:family="text">
      <style:text-properties officeooo:rsid="04c1815a"/>
    </style:style>
    <style:style style:name="T596" style:family="text">
      <style:text-properties officeooo:rsid="04b657c1"/>
    </style:style>
    <style:style style:name="T597" style:family="text">
      <style:text-properties officeooo:rsid="04c64927"/>
    </style:style>
    <style:style style:name="T598" style:family="text">
      <style:text-properties officeooo:rsid="025c8888"/>
    </style:style>
    <style:style style:name="T599" style:family="text">
      <style:text-properties officeooo:rsid="04c7a190"/>
    </style:style>
    <style:style style:name="T600" style:family="text">
      <style:text-properties officeooo:rsid="04caec87"/>
    </style:style>
    <style:style style:name="T601" style:family="text">
      <style:text-properties officeooo:rsid="04cbfdd7"/>
    </style:style>
    <style:style style:name="T602" style:family="text">
      <style:text-properties officeooo:rsid="04cd7424"/>
    </style:style>
    <style:style style:name="T603" style:family="text">
      <style:text-properties officeooo:rsid="04cf6c32"/>
    </style:style>
    <style:style style:name="T604" style:family="text">
      <style:text-properties officeooo:rsid="04d26608"/>
    </style:style>
    <style:style style:name="T605" style:family="text">
      <style:text-properties officeooo:rsid="04d43b3e"/>
    </style:style>
    <style:style style:name="T606" style:family="text">
      <style:text-properties officeooo:rsid="04d569be"/>
    </style:style>
    <style:style style:name="T607" style:family="text">
      <style:text-properties officeooo:rsid="04d8bcf6"/>
    </style:style>
    <style:style style:name="T608" style:family="text">
      <style:text-properties officeooo:rsid="04db6a82"/>
    </style:style>
    <style:style style:name="T609" style:family="text">
      <style:text-properties officeooo:rsid="04dcb495"/>
    </style:style>
    <style:style style:name="T610" style:family="text">
      <style:text-properties officeooo:rsid="04de7bbf"/>
    </style:style>
    <style:style style:name="T611" style:family="text">
      <style:text-properties officeooo:rsid="04de97ab"/>
    </style:style>
    <style:style style:name="T612" style:family="text">
      <style:text-properties officeooo:rsid="04df263b"/>
    </style:style>
    <style:style style:name="T613" style:family="text">
      <style:text-properties officeooo:rsid="04dfdc4d"/>
    </style:style>
    <style:style style:name="T614" style:family="text">
      <style:text-properties officeooo:rsid="04e37ca6"/>
    </style:style>
    <style:style style:name="T615" style:family="text">
      <style:text-properties officeooo:rsid="04ed69aa"/>
    </style:style>
    <style:style style:name="T616" style:family="text">
      <style:text-properties officeooo:rsid="04ed9486"/>
    </style:style>
    <style:style style:name="T617" style:family="text">
      <style:text-properties officeooo:rsid="04ef8e05"/>
    </style:style>
    <style:style style:name="T618" style:family="text">
      <style:text-properties officeooo:rsid="04f1c86e"/>
    </style:style>
    <style:style style:name="T619" style:family="text">
      <style:text-properties officeooo:rsid="04f5a035"/>
    </style:style>
    <style:style style:name="T620" style:family="text">
      <style:text-properties officeooo:rsid="04fa5ef3"/>
    </style:style>
    <style:style style:name="T621" style:family="text">
      <style:text-properties officeooo:rsid="04fd8a83"/>
    </style:style>
    <style:style style:name="T622" style:family="text">
      <style:text-properties officeooo:rsid="04fec3e1"/>
    </style:style>
    <style:style style:name="T623" style:family="text">
      <style:text-properties officeooo:rsid="04ff5559"/>
    </style:style>
    <style:style style:name="T624" style:family="text">
      <style:text-properties officeooo:rsid="050073b9"/>
    </style:style>
    <style:style style:name="T625" style:family="text">
      <style:text-properties officeooo:rsid="0503de45"/>
    </style:style>
    <style:style style:name="T626" style:family="text">
      <style:text-properties officeooo:rsid="0509b1bb"/>
    </style:style>
    <style:style style:name="T627" style:family="text">
      <style:text-properties officeooo:rsid="050a891c"/>
    </style:style>
    <style:style style:name="T628" style:family="text">
      <style:text-properties officeooo:rsid="050b8176"/>
    </style:style>
    <style:style style:name="T629" style:family="text">
      <style:text-properties officeooo:rsid="050d5c27"/>
    </style:style>
    <style:style style:name="T630" style:family="text">
      <style:text-properties officeooo:rsid="050ed4dd"/>
    </style:style>
    <style:style style:name="T631" style:family="text">
      <style:text-properties officeooo:rsid="05111f15"/>
    </style:style>
    <style:style style:name="T632" style:family="text">
      <style:text-properties officeooo:rsid="052c1b9c"/>
    </style:style>
    <style:style style:name="T633" style:family="text">
      <style:text-properties officeooo:rsid="052c6dc6"/>
    </style:style>
    <style:style style:name="T634" style:family="text">
      <style:text-properties officeooo:rsid="05371d24"/>
    </style:style>
    <style:style style:name="T635" style:family="text">
      <style:text-properties officeooo:rsid="053a124a"/>
    </style:style>
    <style:style style:name="T636" style:family="text">
      <style:text-properties officeooo:rsid="05406b35"/>
    </style:style>
    <style:style style:name="T637" style:family="text">
      <style:text-properties officeooo:rsid="05421f2a"/>
    </style:style>
    <style:style style:name="T638" style:family="text">
      <style:text-properties officeooo:rsid="05455a76"/>
    </style:style>
    <style:style style:name="T639" style:family="text">
      <style:text-properties officeooo:rsid="05464020"/>
    </style:style>
    <style:style style:name="T640" style:family="text">
      <style:text-properties officeooo:rsid="0548234b"/>
    </style:style>
    <style:style style:name="T641" style:family="text">
      <style:text-properties officeooo:rsid="05498773"/>
    </style:style>
    <style:style style:name="T642" style:family="text">
      <style:text-properties officeooo:rsid="054a9f7e"/>
    </style:style>
    <style:style style:name="T643" style:family="text">
      <style:text-properties officeooo:rsid="054cbe18"/>
    </style:style>
    <style:style style:name="T644" style:family="text">
      <style:text-properties officeooo:rsid="055354cf"/>
    </style:style>
    <style:style style:name="T645" style:family="text">
      <style:text-properties officeooo:rsid="0554f79b"/>
    </style:style>
    <style:style style:name="T646" style:family="text">
      <style:text-properties officeooo:rsid="0555736e"/>
    </style:style>
    <style:style style:name="T647" style:family="text">
      <style:text-properties officeooo:rsid="05564b5c"/>
    </style:style>
    <style:style style:name="T648" style:family="text">
      <style:text-properties officeooo:rsid="0556a074"/>
    </style:style>
    <style:style style:name="T649" style:family="text">
      <style:text-properties officeooo:rsid="0557b40d"/>
    </style:style>
    <style:style style:name="T650" style:family="text">
      <style:text-properties officeooo:rsid="05587118"/>
    </style:style>
    <style:style style:name="T651" style:family="text">
      <style:text-properties officeooo:rsid="055afce0"/>
    </style:style>
    <style:style style:name="T652" style:family="text">
      <style:text-properties officeooo:rsid="055cafd1"/>
    </style:style>
    <style:style style:name="T653" style:family="text">
      <style:text-properties officeooo:rsid="055d2be8"/>
    </style:style>
    <style:style style:name="T654" style:family="text">
      <style:text-properties officeooo:rsid="056122bf"/>
    </style:style>
    <style:style style:name="T655" style:family="text">
      <style:text-properties officeooo:rsid="0562f1d2"/>
    </style:style>
    <style:style style:name="T656" style:family="text">
      <style:text-properties officeooo:rsid="05649e28"/>
    </style:style>
    <style:style style:name="T657" style:family="text">
      <style:text-properties officeooo:rsid="056524d9"/>
    </style:style>
    <style:style style:name="T658" style:family="text">
      <style:text-properties officeooo:rsid="0566451f"/>
    </style:style>
    <style:style style:name="T659" style:family="text">
      <style:text-properties officeooo:rsid="0566573c"/>
    </style:style>
    <style:style style:name="T660" style:family="text">
      <style:text-properties officeooo:rsid="056787e7"/>
    </style:style>
    <style:style style:name="T661" style:family="text">
      <style:text-properties officeooo:rsid="0568ed24"/>
    </style:style>
    <style:style style:name="T662" style:family="text">
      <style:text-properties officeooo:rsid="0569af48"/>
    </style:style>
    <style:style style:name="T663" style:family="text">
      <style:text-properties officeooo:rsid="056cf4a8"/>
    </style:style>
    <style:style style:name="T664" style:family="text">
      <style:text-properties officeooo:rsid="056d4f24"/>
    </style:style>
    <style:style style:name="T665" style:family="text">
      <style:text-properties officeooo:rsid="057342a9"/>
    </style:style>
    <style:style style:name="T666" style:family="text">
      <style:text-properties officeooo:rsid="0574111c"/>
    </style:style>
    <style:style style:name="T667" style:family="text">
      <style:text-properties officeooo:rsid="05937769"/>
    </style:style>
    <style:style style:name="T668" style:family="text">
      <style:text-properties officeooo:rsid="059f476f"/>
    </style:style>
    <style:style style:name="T669" style:family="text">
      <style:text-properties officeooo:rsid="05a0e501"/>
    </style:style>
    <style:style style:name="T670" style:family="text">
      <style:text-properties officeooo:rsid="05a246cf"/>
    </style:style>
    <style:style style:name="T671" style:family="text">
      <style:text-properties officeooo:rsid="05a36dc7"/>
    </style:style>
    <style:style style:name="T672" style:family="text">
      <style:text-properties officeooo:rsid="05a56ce3"/>
    </style:style>
    <style:style style:name="T673" style:family="text">
      <style:text-properties officeooo:rsid="05a65b54"/>
    </style:style>
    <style:style style:name="T674" style:family="text">
      <style:text-properties officeooo:rsid="05a7ea5e"/>
    </style:style>
    <style:style style:name="T675" style:family="text">
      <style:text-properties officeooo:rsid="05a87ef6"/>
    </style:style>
    <style:style style:name="T676" style:family="text">
      <style:text-properties officeooo:rsid="05aa0806"/>
    </style:style>
    <style:style style:name="T677" style:family="text">
      <style:text-properties officeooo:rsid="05af7eca"/>
    </style:style>
    <style:style style:name="T678" style:family="text">
      <style:text-properties officeooo:rsid="05b12c97"/>
    </style:style>
    <style:style style:name="T679" style:family="text">
      <style:text-properties officeooo:rsid="05b1a4b1"/>
    </style:style>
    <style:style style:name="T680" style:family="text">
      <style:text-properties officeooo:rsid="05b2d33e"/>
    </style:style>
    <style:style style:name="T681" style:family="text">
      <style:text-properties officeooo:rsid="05b47486"/>
    </style:style>
    <style:style style:name="T682" style:family="text">
      <style:text-properties officeooo:rsid="05b6519a"/>
    </style:style>
    <style:style style:name="T683" style:family="text">
      <style:text-properties officeooo:rsid="05b9805d"/>
    </style:style>
    <style:style style:name="T684" style:family="text">
      <style:text-properties officeooo:rsid="05be12f7"/>
    </style:style>
    <style:style style:name="T685" style:family="text">
      <style:text-properties officeooo:rsid="05bfd0ab"/>
    </style:style>
    <style:style style:name="T686" style:family="text">
      <style:text-properties officeooo:rsid="05c88246"/>
    </style:style>
    <style:style style:name="T687" style:family="text">
      <style:text-properties officeooo:rsid="05cbb38b"/>
    </style:style>
    <style:style style:name="T688" style:family="text">
      <style:text-properties officeooo:rsid="05ce356c"/>
    </style:style>
    <style:style style:name="T689" style:family="text">
      <style:text-properties officeooo:rsid="05d1be50"/>
    </style:style>
    <style:style style:name="T690" style:family="text">
      <style:text-properties officeooo:rsid="05d4a8a3"/>
    </style:style>
    <style:style style:name="T691" style:family="text">
      <style:text-properties officeooo:rsid="05d78cdc"/>
    </style:style>
    <style:style style:name="T692" style:family="text">
      <style:text-properties officeooo:rsid="05d93218"/>
    </style:style>
    <style:style style:name="T693" style:family="text">
      <style:text-properties officeooo:rsid="05d9919b"/>
    </style:style>
    <style:style style:name="T694" style:family="text">
      <style:text-properties officeooo:rsid="05d9ae00"/>
    </style:style>
    <style:style style:name="T695" style:family="text">
      <style:text-properties officeooo:rsid="05da9bc7"/>
    </style:style>
    <style:style style:name="T696" style:family="text">
      <style:text-properties officeooo:rsid="05ded9b0"/>
    </style:style>
    <style:style style:name="T697" style:family="text">
      <style:text-properties officeooo:rsid="05e21e94"/>
    </style:style>
    <style:style style:name="T698" style:family="text">
      <style:text-properties officeooo:rsid="05e5817e"/>
    </style:style>
    <style:style style:name="T699" style:family="text">
      <style:text-properties officeooo:rsid="05e91dc6"/>
    </style:style>
    <style:style style:name="T700" style:family="text">
      <style:text-properties officeooo:rsid="05eb1d20"/>
    </style:style>
    <style:style style:name="T701" style:family="text">
      <style:text-properties officeooo:rsid="05ecca6f"/>
    </style:style>
    <style:style style:name="T702" style:family="text">
      <style:text-properties officeooo:rsid="05ee7655"/>
    </style:style>
    <style:style style:name="T703" style:family="text">
      <style:text-properties officeooo:rsid="05ee9b91"/>
    </style:style>
    <style:style style:name="T704" style:family="text">
      <style:text-properties officeooo:rsid="05f09521"/>
    </style:style>
    <style:style style:name="T705" style:family="text">
      <style:text-properties officeooo:rsid="05f77b25"/>
    </style:style>
    <style:style style:name="T706" style:family="text">
      <style:text-properties officeooo:rsid="05f950e7"/>
    </style:style>
    <style:style style:name="T707" style:family="text">
      <style:text-properties officeooo:rsid="05f968d5"/>
    </style:style>
    <style:style style:name="T708" style:family="text">
      <style:text-properties officeooo:rsid="05fbdd3d"/>
    </style:style>
    <style:style style:name="T709" style:family="text">
      <style:text-properties officeooo:rsid="05fccf5d"/>
    </style:style>
    <style:style style:name="T710" style:family="text">
      <style:text-properties officeooo:rsid="05fdefc1"/>
    </style:style>
    <style:style style:name="T711" style:family="text">
      <style:text-properties officeooo:rsid="05fe48c9"/>
    </style:style>
    <style:style style:name="T712" style:family="text">
      <style:text-properties officeooo:rsid="06061169"/>
    </style:style>
    <style:style style:name="T713" style:family="text">
      <style:text-properties officeooo:rsid="0607a5e6"/>
    </style:style>
    <style:style style:name="T714" style:family="text">
      <style:text-properties officeooo:rsid="06082e0a"/>
    </style:style>
    <style:style style:name="T715" style:family="text">
      <style:text-properties officeooo:rsid="06085511"/>
    </style:style>
    <style:style style:name="T716" style:family="text">
      <style:text-properties officeooo:rsid="06089d7f"/>
    </style:style>
    <style:style style:name="T717" style:family="text">
      <style:text-properties officeooo:rsid="060a5749"/>
    </style:style>
    <style:style style:name="T718" style:family="text">
      <style:text-properties officeooo:rsid="060a94c4"/>
    </style:style>
    <style:style style:name="T719" style:family="text">
      <style:text-properties officeooo:rsid="060c60bc"/>
    </style:style>
    <style:style style:name="T720" style:family="text">
      <style:text-properties officeooo:rsid="060e2a74"/>
    </style:style>
    <style:style style:name="T721" style:family="text">
      <style:text-properties officeooo:rsid="0610aa37"/>
    </style:style>
    <style:style style:name="T722" style:family="text">
      <style:text-properties officeooo:rsid="0610e320"/>
    </style:style>
    <style:style style:name="T723" style:family="text">
      <style:text-properties officeooo:rsid="06161907"/>
    </style:style>
    <style:style style:name="T724" style:family="text">
      <style:text-properties officeooo:rsid="0617c46f"/>
    </style:style>
    <style:style style:name="T725" style:family="text">
      <style:text-properties officeooo:rsid="0619628f"/>
    </style:style>
    <style:style style:name="T726" style:family="text">
      <style:text-properties officeooo:rsid="0620da91"/>
    </style:style>
    <style:style style:name="T727" style:family="text">
      <style:text-properties officeooo:rsid="06211a79"/>
    </style:style>
    <style:style style:name="T728" style:family="text">
      <style:text-properties officeooo:rsid="0622bc4b"/>
    </style:style>
    <style:style style:name="T729" style:family="text">
      <style:text-properties officeooo:rsid="0623bf85"/>
    </style:style>
    <style:style style:name="T730" style:family="text">
      <style:text-properties officeooo:rsid="062561f8"/>
    </style:style>
    <style:style style:name="T731" style:family="text">
      <style:text-properties officeooo:rsid="0626a869"/>
    </style:style>
    <style:style style:name="T732" style:family="text">
      <style:text-properties officeooo:rsid="06292ab7"/>
    </style:style>
    <style:style style:name="T733" style:family="text">
      <style:text-properties officeooo:rsid="062aa2f5"/>
    </style:style>
    <style:style style:name="T734" style:family="text">
      <style:text-properties officeooo:rsid="062c3ebd"/>
    </style:style>
    <style:style style:name="T735" style:family="text">
      <style:text-properties officeooo:rsid="062d9ade"/>
    </style:style>
    <style:style style:name="T736" style:family="text">
      <style:text-properties officeooo:rsid="062f6303"/>
    </style:style>
    <style:style style:name="T737" style:family="text">
      <style:text-properties officeooo:rsid="06308679"/>
    </style:style>
    <style:style style:name="T738" style:family="text">
      <style:text-properties officeooo:rsid="0630fe7b"/>
    </style:style>
    <style:style style:name="T739" style:family="text">
      <style:text-properties officeooo:rsid="0631dd7c"/>
    </style:style>
    <style:style style:name="T740" style:family="text">
      <style:text-properties officeooo:rsid="06337fa8"/>
    </style:style>
    <style:style style:name="T741" style:family="text">
      <style:text-properties officeooo:rsid="0635c28e"/>
    </style:style>
    <style:style style:name="T742" style:family="text">
      <style:text-properties officeooo:rsid="063755e8"/>
    </style:style>
    <style:style style:name="T743" style:family="text">
      <style:text-properties officeooo:rsid="06390cc4"/>
    </style:style>
    <style:style style:name="T744" style:family="text">
      <style:text-properties officeooo:rsid="063d0dd7"/>
    </style:style>
    <style:style style:name="T745" style:family="text">
      <style:text-properties officeooo:rsid="063db608"/>
    </style:style>
    <style:style style:name="T746" style:family="text">
      <style:text-properties officeooo:rsid="063df4b2"/>
    </style:style>
    <style:style style:name="T747" style:family="text">
      <style:text-properties officeooo:rsid="063fb66a"/>
    </style:style>
    <style:style style:name="T748" style:family="text">
      <style:text-properties officeooo:rsid="06414cde"/>
    </style:style>
    <style:style style:name="T749" style:family="text">
      <style:text-properties officeooo:rsid="06446810"/>
    </style:style>
    <style:style style:name="T750" style:family="text">
      <style:text-properties officeooo:rsid="064a6d06"/>
    </style:style>
    <style:style style:name="T751" style:family="text">
      <style:text-properties officeooo:rsid="064b9f39"/>
    </style:style>
    <style:style style:name="T752" style:family="text">
      <style:text-properties officeooo:rsid="064eca1d"/>
    </style:style>
    <style:style style:name="T753" style:family="text">
      <style:text-properties officeooo:rsid="0651945e"/>
    </style:style>
    <style:style style:name="T754" style:family="text">
      <style:text-properties officeooo:rsid="06532f36"/>
    </style:style>
    <style:style style:name="T755" style:family="text">
      <style:text-properties officeooo:rsid="0657af93"/>
    </style:style>
    <style:style style:name="T756" style:family="text">
      <style:text-properties officeooo:rsid="0658874c"/>
    </style:style>
    <style:style style:name="T757" style:family="text">
      <style:text-properties officeooo:rsid="065940fa"/>
    </style:style>
    <style:style style:name="T758" style:family="text">
      <style:text-properties officeooo:rsid="065c2515"/>
    </style:style>
    <style:style style:name="T759" style:family="text">
      <style:text-properties officeooo:rsid="065f6bfd"/>
    </style:style>
    <style:style style:name="T760" style:family="text">
      <style:text-properties officeooo:rsid="06601017"/>
    </style:style>
    <style:style style:name="T761" style:family="text">
      <style:text-properties officeooo:rsid="06657030"/>
    </style:style>
    <style:style style:name="T762" style:family="text">
      <style:text-properties officeooo:rsid="06694454"/>
    </style:style>
    <style:style style:name="T763" style:family="text">
      <style:text-properties officeooo:rsid="0669ed38"/>
    </style:style>
    <style:style style:name="T764" style:family="text">
      <style:text-properties officeooo:rsid="066b69c3"/>
    </style:style>
    <style:style style:name="T765" style:family="text">
      <style:text-properties officeooo:rsid="066be0e1"/>
    </style:style>
    <style:style style:name="T766" style:family="text">
      <style:text-properties officeooo:rsid="066ee3e1"/>
    </style:style>
    <style:style style:name="T767" style:family="text">
      <style:text-properties officeooo:rsid="0674f0ab"/>
    </style:style>
    <style:style style:name="T768" style:family="text">
      <style:text-properties officeooo:rsid="0675e9b0"/>
    </style:style>
    <style:style style:name="T769" style:family="text">
      <style:text-properties officeooo:rsid="0676cdb5"/>
    </style:style>
    <style:style style:name="T770" style:family="text">
      <style:text-properties officeooo:rsid="067a10cb"/>
    </style:style>
    <style:style style:name="T771" style:family="text">
      <style:text-properties officeooo:rsid="067c0903"/>
    </style:style>
    <style:style style:name="T772" style:family="text">
      <style:text-properties officeooo:rsid="067cb450"/>
    </style:style>
    <style:style style:name="T773" style:family="text">
      <style:text-properties officeooo:rsid="06807ca7"/>
    </style:style>
    <style:style style:name="T774" style:family="text">
      <style:text-properties officeooo:rsid="06848d89"/>
    </style:style>
    <style:style style:name="T775" style:family="text">
      <style:text-properties officeooo:rsid="06886827"/>
    </style:style>
    <style:style style:name="T776" style:family="text">
      <style:text-properties officeooo:rsid="0689e0fd"/>
    </style:style>
    <style:style style:name="T777" style:family="text">
      <style:text-properties officeooo:rsid="068a1951"/>
    </style:style>
    <style:style style:name="T778" style:family="text">
      <style:text-properties officeooo:rsid="068fdb3e"/>
    </style:style>
    <style:style style:name="T779" style:family="text">
      <style:text-properties officeooo:rsid="0691992e"/>
    </style:style>
    <style:style style:name="T780" style:family="text">
      <style:text-properties officeooo:rsid="0691f29d"/>
    </style:style>
    <style:style style:name="T781" style:family="text">
      <style:text-properties officeooo:rsid="06921c91"/>
    </style:style>
    <style:style style:name="T782" style:family="text">
      <style:text-properties officeooo:rsid="0693ca00"/>
    </style:style>
    <style:style style:name="T783" style:family="text">
      <style:text-properties officeooo:rsid="06958a99"/>
    </style:style>
    <style:style style:name="T784" style:family="text">
      <style:text-properties officeooo:rsid="069774bd"/>
    </style:style>
    <style:style style:name="T785" style:family="text">
      <style:text-properties officeooo:rsid="0697ddbc"/>
    </style:style>
    <style:style style:name="T786" style:family="text">
      <style:text-properties officeooo:rsid="069aab83"/>
    </style:style>
    <style:style style:name="T787" style:family="text">
      <style:text-properties officeooo:rsid="069b66dd"/>
    </style:style>
    <style:style style:name="T788" style:family="text">
      <style:text-properties officeooo:rsid="069e60c3"/>
    </style:style>
    <style:style style:name="T789" style:family="text">
      <style:text-properties officeooo:rsid="069ed06f"/>
    </style:style>
    <style:style style:name="T790" style:family="text">
      <style:text-properties officeooo:rsid="069fd3a9"/>
    </style:style>
    <style:style style:name="T791" style:family="text">
      <style:text-properties officeooo:rsid="069fd9a0"/>
    </style:style>
    <style:style style:name="T792" style:family="text">
      <style:text-properties officeooo:rsid="06a0603c"/>
    </style:style>
    <style:style style:name="T793" style:family="text">
      <style:text-properties officeooo:rsid="06a1977c"/>
    </style:style>
    <style:style style:name="T794" style:family="text">
      <style:text-properties officeooo:rsid="06ae9655"/>
    </style:style>
    <style:style style:name="T795" style:family="text">
      <style:text-properties officeooo:rsid="06b0a017"/>
    </style:style>
    <style:style style:name="T796" style:family="text">
      <style:text-properties officeooo:rsid="06b702e3"/>
    </style:style>
    <style:style style:name="T797" style:family="text">
      <style:text-properties officeooo:rsid="06b77e32"/>
    </style:style>
    <style:style style:name="T798" style:family="text">
      <style:text-properties officeooo:rsid="06bcf9b3"/>
    </style:style>
    <style:style style:name="T799" style:family="text">
      <style:text-properties officeooo:rsid="06c0970f"/>
    </style:style>
    <style:style style:name="T800" style:family="text">
      <style:text-properties officeooo:rsid="06c2004e"/>
    </style:style>
    <style:style style:name="T801" style:family="text">
      <style:text-properties officeooo:rsid="06c2c3c1"/>
    </style:style>
    <style:style style:name="T802" style:family="text">
      <style:text-properties officeooo:rsid="06c3b828"/>
    </style:style>
    <style:style style:name="T803" style:family="text">
      <style:text-properties officeooo:rsid="06c4e34b"/>
    </style:style>
    <style:style style:name="T804" style:family="text">
      <style:text-properties officeooo:rsid="06c65c13"/>
    </style:style>
    <style:style style:name="T805" style:family="text">
      <style:text-properties officeooo:rsid="06c7b61c"/>
    </style:style>
    <style:style style:name="T806" style:family="text">
      <style:text-properties officeooo:rsid="06cdf422"/>
    </style:style>
    <style:style style:name="T807" style:family="text">
      <style:text-properties officeooo:rsid="06ff1797"/>
    </style:style>
    <style:style style:name="T808" style:family="text">
      <style:text-properties officeooo:rsid="07007086"/>
    </style:style>
    <style:style style:name="T809" style:family="text">
      <style:text-properties officeooo:rsid="07040084"/>
    </style:style>
    <style:style style:name="T810" style:family="text">
      <style:text-properties officeooo:rsid="070b7aa6"/>
    </style:style>
    <style:style style:name="T811" style:family="text">
      <style:text-properties officeooo:rsid="070c8560"/>
    </style:style>
    <style:style style:name="T812" style:family="text">
      <style:text-properties officeooo:rsid="070e0fed"/>
    </style:style>
    <style:style style:name="T813" style:family="text">
      <style:text-properties officeooo:rsid="0713bb26"/>
    </style:style>
    <style:style style:name="T814" style:family="text">
      <style:text-properties officeooo:rsid="0713e635"/>
    </style:style>
    <style:style style:name="T815" style:family="text">
      <style:text-properties officeooo:rsid="0715d81a"/>
    </style:style>
    <style:style style:name="T816" style:family="text">
      <style:text-properties officeooo:rsid="0717abe7"/>
    </style:style>
    <style:style style:name="T817" style:family="text">
      <style:text-properties officeooo:rsid="07198ca7"/>
    </style:style>
    <style:style style:name="T818" style:family="text">
      <style:text-properties officeooo:rsid="071a8ff1"/>
    </style:style>
    <style:style style:name="T819" style:family="text">
      <style:text-properties officeooo:rsid="071aebb4"/>
    </style:style>
    <style:style style:name="T820" style:family="text">
      <style:text-properties officeooo:rsid="0729446b"/>
    </style:style>
    <style:style style:name="T821" style:family="text">
      <style:text-properties officeooo:rsid="072c5675"/>
    </style:style>
    <style:style style:name="T822" style:family="text">
      <style:text-properties officeooo:rsid="0732c275"/>
    </style:style>
    <style:style style:name="T823" style:family="text">
      <style:text-properties officeooo:rsid="073494c3"/>
    </style:style>
    <style:style style:name="T824" style:family="text">
      <style:text-properties officeooo:rsid="07367412"/>
    </style:style>
    <style:style style:name="T825" style:family="text">
      <style:text-properties officeooo:rsid="073830bb"/>
    </style:style>
    <style:style style:name="T826" style:family="text">
      <style:text-properties officeooo:rsid="0738a80e"/>
    </style:style>
    <style:style style:name="T827" style:family="text">
      <style:text-properties officeooo:rsid="07394942"/>
    </style:style>
    <style:style style:name="T828" style:family="text">
      <style:text-properties officeooo:rsid="073a99a2"/>
    </style:style>
    <style:style style:name="T829" style:family="text">
      <style:text-properties officeooo:rsid="073eb1b8"/>
    </style:style>
    <style:style style:name="T830" style:family="text">
      <style:text-properties officeooo:rsid="073f9e6e"/>
    </style:style>
    <style:style style:name="T831" style:family="text">
      <style:text-properties officeooo:rsid="0740e71b"/>
    </style:style>
    <style:style style:name="T832" style:family="text">
      <style:text-properties officeooo:rsid="07491c05"/>
    </style:style>
    <style:style style:name="T833" style:family="text">
      <style:text-properties officeooo:rsid="074aa4c2"/>
    </style:style>
    <style:style style:name="T834" style:family="text">
      <style:text-properties officeooo:rsid="074ed2b5"/>
    </style:style>
    <style:style style:name="T835" style:family="text">
      <style:text-properties officeooo:rsid="0750694a"/>
    </style:style>
    <style:style style:name="T836" style:family="text">
      <style:text-properties officeooo:rsid="0755b7af"/>
    </style:style>
    <style:style style:name="T837" style:family="text">
      <style:text-properties officeooo:rsid="07568ced"/>
    </style:style>
    <style:style style:name="T838" style:family="text">
      <style:text-properties officeooo:rsid="075bed7f"/>
    </style:style>
    <style:style style:name="T839" style:family="text">
      <style:text-properties officeooo:rsid="075efa8e"/>
    </style:style>
    <style:style style:name="T840" style:family="text">
      <style:text-properties officeooo:rsid="076089b4"/>
    </style:style>
    <style:style style:name="T841" style:family="text">
      <style:text-properties officeooo:rsid="07610315"/>
    </style:style>
    <style:style style:name="T842" style:family="text">
      <style:text-properties officeooo:rsid="0761d3e6"/>
    </style:style>
    <style:style style:name="T843" style:family="text">
      <style:text-properties officeooo:rsid="0763cec2"/>
    </style:style>
    <style:style style:name="T844" style:family="text">
      <style:text-properties officeooo:rsid="076a5d39"/>
    </style:style>
    <style:style style:name="T845" style:family="text">
      <style:text-properties officeooo:rsid="076a9921"/>
    </style:style>
    <style:style style:name="T846" style:family="text">
      <style:text-properties officeooo:rsid="076c6362"/>
    </style:style>
    <style:style style:name="T847" style:family="text">
      <style:text-properties officeooo:rsid="076da4af"/>
    </style:style>
    <style:style style:name="T848" style:family="text">
      <style:text-properties officeooo:rsid="076e0542"/>
    </style:style>
    <style:style style:name="T849" style:family="text">
      <style:text-properties officeooo:rsid="076f2c48"/>
    </style:style>
    <style:style style:name="T850" style:family="text">
      <style:text-properties officeooo:rsid="0770642c"/>
    </style:style>
    <style:style style:name="T851" style:family="text">
      <style:text-properties officeooo:rsid="077356bc"/>
    </style:style>
    <style:style style:name="T852" style:family="text">
      <style:text-properties officeooo:rsid="077bab06"/>
    </style:style>
    <style:style style:name="T853" style:family="text">
      <style:text-properties officeooo:rsid="078377e4"/>
    </style:style>
    <style:style style:name="T854" style:family="text">
      <style:text-properties officeooo:rsid="078620bc"/>
    </style:style>
    <style:style style:name="T855" style:family="text">
      <style:text-properties officeooo:rsid="078b8574"/>
    </style:style>
    <style:style style:name="T856" style:family="text">
      <style:text-properties officeooo:rsid="078e9334"/>
    </style:style>
    <style:style style:name="T857" style:family="text">
      <style:text-properties officeooo:rsid="078f7d25"/>
    </style:style>
    <style:style style:name="T858" style:family="text">
      <style:text-properties officeooo:rsid="07901bc6"/>
    </style:style>
    <style:style style:name="T859" style:family="text">
      <style:text-properties officeooo:rsid="07924f3c"/>
    </style:style>
    <style:style style:name="T860" style:family="text">
      <style:text-properties officeooo:rsid="07938dea"/>
    </style:style>
    <style:style style:name="T861" style:family="text">
      <style:text-properties officeooo:rsid="0794498b"/>
    </style:style>
    <style:style style:name="T862" style:family="text">
      <style:text-properties officeooo:rsid="079610bc"/>
    </style:style>
    <style:style style:name="T863" style:family="text">
      <style:text-properties officeooo:rsid="07991005"/>
    </style:style>
    <style:style style:name="T864" style:family="text">
      <style:text-properties officeooo:rsid="0799c6f0"/>
    </style:style>
    <style:style style:name="T865" style:family="text">
      <style:text-properties officeooo:rsid="079a3a1a"/>
    </style:style>
    <style:style style:name="T866" style:family="text">
      <style:text-properties officeooo:rsid="079b9b0e"/>
    </style:style>
    <style:style style:name="T867" style:family="text">
      <style:text-properties officeooo:rsid="079fba82"/>
    </style:style>
    <style:style style:name="T868" style:family="text">
      <style:text-properties officeooo:rsid="07a06956"/>
    </style:style>
    <style:style style:name="T869" style:family="text">
      <style:text-properties officeooo:rsid="07a2cae1"/>
    </style:style>
    <style:style style:name="T870" style:family="text">
      <style:text-properties officeooo:rsid="07a3758f"/>
    </style:style>
    <style:style style:name="T871" style:family="text">
      <style:text-properties officeooo:rsid="07a407e9"/>
    </style:style>
    <style:style style:name="T872" style:family="text">
      <style:text-properties officeooo:rsid="07a4da81"/>
    </style:style>
    <style:style style:name="T873" style:family="text">
      <style:text-properties officeooo:rsid="07a4effa"/>
    </style:style>
    <style:style style:name="T874" style:family="text">
      <style:text-properties officeooo:rsid="07a9ca1a"/>
    </style:style>
    <style:style style:name="T875" style:family="text">
      <style:text-properties officeooo:rsid="07ab89d7"/>
    </style:style>
    <style:style style:name="T876" style:family="text">
      <style:text-properties officeooo:rsid="07af8e8a"/>
    </style:style>
    <style:style style:name="T877" style:family="text">
      <style:text-properties officeooo:rsid="07b293a2"/>
    </style:style>
    <style:style style:name="T878" style:family="text">
      <style:text-properties officeooo:rsid="07b2b209"/>
    </style:style>
    <style:style style:name="T879" style:family="text">
      <style:text-properties officeooo:rsid="07b4797f"/>
    </style:style>
    <style:style style:name="T880" style:family="text">
      <style:text-properties officeooo:rsid="07b73ae9"/>
    </style:style>
    <style:style style:name="T881" style:family="text">
      <style:text-properties officeooo:rsid="07b8fafb"/>
    </style:style>
    <style:style style:name="T882" style:family="text">
      <style:text-properties officeooo:rsid="07c6c255"/>
    </style:style>
    <style:style style:name="T883" style:family="text">
      <style:text-properties officeooo:rsid="07c94c12"/>
    </style:style>
    <style:style style:name="T884" style:family="text">
      <style:text-properties officeooo:rsid="07ce2638"/>
    </style:style>
    <style:style style:name="T885" style:family="text">
      <style:text-properties officeooo:rsid="07d0bf51"/>
    </style:style>
    <style:style style:name="T886" style:family="text">
      <style:text-properties officeooo:rsid="07d2de13"/>
    </style:style>
    <style:style style:name="T887" style:family="text">
      <style:text-properties officeooo:rsid="07d341a6"/>
    </style:style>
    <style:style style:name="T888" style:family="text">
      <style:text-properties officeooo:rsid="07d45449"/>
    </style:style>
    <style:style style:name="T889" style:family="text">
      <style:text-properties officeooo:rsid="07d7363d"/>
    </style:style>
    <style:style style:name="T890" style:family="text">
      <style:text-properties officeooo:rsid="07d93b55"/>
    </style:style>
    <style:style style:name="T891" style:family="text">
      <style:text-properties officeooo:rsid="07d9e172"/>
    </style:style>
    <style:style style:name="T892" style:family="text">
      <style:text-properties officeooo:rsid="07db5650"/>
    </style:style>
    <style:style style:name="T893" style:family="text">
      <style:text-properties officeooo:rsid="07df750a"/>
    </style:style>
    <style:style style:name="T894" style:family="text">
      <style:text-properties officeooo:rsid="07e1542a"/>
    </style:style>
    <style:style style:name="T895" style:family="text">
      <style:text-properties officeooo:rsid="07e5fecc"/>
    </style:style>
    <style:style style:name="T896" style:family="text">
      <style:text-properties officeooo:rsid="07e784cc"/>
    </style:style>
    <style:style style:name="T897" style:family="text">
      <style:text-properties officeooo:rsid="07eb2e35"/>
    </style:style>
    <style:style style:name="T898" style:family="text">
      <style:text-properties officeooo:rsid="07eba8c4"/>
    </style:style>
    <style:style style:name="T899" style:family="text">
      <style:text-properties officeooo:rsid="07ee333b"/>
    </style:style>
    <style:style style:name="T900" style:family="text">
      <style:text-properties officeooo:rsid="07f17f91"/>
    </style:style>
    <style:style style:name="T901" style:family="text">
      <style:text-properties officeooo:rsid="07f3442a"/>
    </style:style>
    <style:style style:name="T902" style:family="text">
      <style:text-properties officeooo:rsid="07f34724"/>
    </style:style>
    <style:style style:name="T903" style:family="text">
      <style:text-properties officeooo:rsid="07f543e4"/>
    </style:style>
    <style:style style:name="T904" style:family="text">
      <style:text-properties officeooo:rsid="07f6422e"/>
    </style:style>
    <style:style style:name="T905" style:family="text">
      <style:text-properties officeooo:rsid="07f76f82"/>
    </style:style>
    <style:style style:name="T906" style:family="text">
      <style:text-properties officeooo:rsid="07f7d268"/>
    </style:style>
    <style:style style:name="T907" style:family="text">
      <style:text-properties officeooo:rsid="07f97342"/>
    </style:style>
    <style:style style:name="T908" style:family="text">
      <style:text-properties officeooo:rsid="07fa4f3f"/>
    </style:style>
    <style:style style:name="T909" style:family="text">
      <style:text-properties officeooo:rsid="08074775"/>
    </style:style>
    <style:style style:name="T910" style:family="text">
      <style:text-properties officeooo:rsid="08145463"/>
    </style:style>
    <style:style style:name="T911" style:family="text">
      <style:text-properties officeooo:rsid="0816fbc7"/>
    </style:style>
    <style:style style:name="T912" style:family="text">
      <style:text-properties officeooo:rsid="081b7d41"/>
    </style:style>
    <style:style style:name="T913" style:family="text">
      <style:text-properties officeooo:rsid="081c348e"/>
    </style:style>
    <style:style style:name="T914" style:family="text">
      <style:text-properties officeooo:rsid="081cc3f2"/>
    </style:style>
    <style:style style:name="T915" style:family="text">
      <style:text-properties officeooo:rsid="081ccaa1"/>
    </style:style>
    <style:style style:name="T916" style:family="text">
      <style:text-properties officeooo:rsid="081d6b41"/>
    </style:style>
    <style:style style:name="T917" style:family="text">
      <style:text-properties officeooo:rsid="081f29e4"/>
    </style:style>
    <style:style style:name="T918" style:family="text">
      <style:text-properties officeooo:rsid="08203751"/>
    </style:style>
    <style:style style:name="T919" style:family="text">
      <style:text-properties officeooo:rsid="0825bc1e"/>
    </style:style>
    <style:style style:name="T920" style:family="text">
      <style:text-properties officeooo:rsid="08266bb5"/>
    </style:style>
    <style:style style:name="T921" style:family="text">
      <style:text-properties officeooo:rsid="0836b55d"/>
    </style:style>
    <style:style style:name="T922" style:family="text">
      <style:text-properties officeooo:rsid="083ec294"/>
    </style:style>
    <style:style style:name="T923" style:family="text">
      <style:text-properties officeooo:rsid="08419dfd"/>
    </style:style>
    <style:style style:name="T924" style:family="text">
      <style:text-properties officeooo:rsid="0842e924"/>
    </style:style>
    <style:style style:name="T925" style:family="text">
      <style:text-properties officeooo:rsid="08442a3b"/>
    </style:style>
    <style:style style:name="T926" style:family="text">
      <style:text-properties officeooo:rsid="0848831a"/>
    </style:style>
    <style:style style:name="T927" style:family="text">
      <style:text-properties officeooo:rsid="08621683"/>
    </style:style>
    <style:style style:name="T928" style:family="text">
      <style:text-properties officeooo:rsid="08634017"/>
    </style:style>
    <style:style style:name="T929" style:family="text">
      <style:text-properties officeooo:rsid="08657f2f"/>
    </style:style>
    <style:style style:name="T930" style:family="text">
      <style:text-properties officeooo:rsid="086865fb"/>
    </style:style>
    <style:style style:name="T931" style:family="text">
      <style:text-properties officeooo:rsid="086a51cc"/>
    </style:style>
    <style:style style:name="T932" style:family="text">
      <style:text-properties officeooo:rsid="086d1e03"/>
    </style:style>
    <style:style style:name="T933" style:family="text">
      <style:text-properties officeooo:rsid="086d772f"/>
    </style:style>
    <style:style style:name="T934" style:family="text">
      <style:text-properties officeooo:rsid="086ff947"/>
    </style:style>
    <style:style style:name="T935" style:family="text">
      <style:text-properties officeooo:rsid="0870523f"/>
    </style:style>
    <style:style style:name="T936" style:family="text">
      <style:text-properties officeooo:rsid="087a9899"/>
    </style:style>
    <style:style style:name="T937" style:family="text">
      <style:text-properties officeooo:rsid="087e7696"/>
    </style:style>
    <style:style style:name="T938" style:family="text">
      <style:text-properties officeooo:rsid="087e8eaa"/>
    </style:style>
    <style:style style:name="T939" style:family="text">
      <style:text-properties officeooo:rsid="0891be24"/>
    </style:style>
    <style:style style:name="T940" style:family="text">
      <style:text-properties officeooo:rsid="08935cf8"/>
    </style:style>
    <style:style style:name="T941" style:family="text">
      <style:text-properties officeooo:rsid="0893e65e"/>
    </style:style>
    <style:style style:name="T942" style:family="text">
      <style:text-properties officeooo:rsid="089714d0"/>
    </style:style>
    <style:style style:name="T943" style:family="text">
      <style:text-properties officeooo:rsid="0898785f"/>
    </style:style>
    <style:style style:name="T944" style:family="text">
      <style:text-properties officeooo:rsid="08996104"/>
    </style:style>
    <style:style style:name="T945" style:family="text">
      <style:text-properties officeooo:rsid="089aece4"/>
    </style:style>
    <style:style style:name="T946" style:family="text">
      <style:text-properties officeooo:rsid="089e9f9e"/>
    </style:style>
    <style:style style:name="T947" style:family="text">
      <style:text-properties officeooo:rsid="08ad1d16"/>
    </style:style>
    <style:style style:name="T948" style:family="text">
      <style:text-properties officeooo:rsid="08ae28f6"/>
    </style:style>
    <style:style style:name="T949" style:family="text">
      <style:text-properties officeooo:rsid="08b11903"/>
    </style:style>
    <style:style style:name="T950" style:family="text">
      <style:text-properties officeooo:rsid="08b56740"/>
    </style:style>
    <style:style style:name="T951" style:family="text">
      <style:text-properties officeooo:rsid="08b6833c"/>
    </style:style>
    <style:style style:name="T952" style:family="text">
      <style:text-properties officeooo:rsid="08c15c09"/>
    </style:style>
    <style:style style:name="T953" style:family="text">
      <style:text-properties officeooo:rsid="08e34050"/>
    </style:style>
    <style:style style:name="T954" style:family="text">
      <style:text-properties officeooo:rsid="08e93c61"/>
    </style:style>
    <style:style style:name="T955" style:family="text">
      <style:text-properties officeooo:rsid="08ea454f"/>
    </style:style>
    <style:style style:name="T956" style:family="text">
      <style:text-properties officeooo:rsid="08ec92ab"/>
    </style:style>
    <style:style style:name="T957" style:family="text">
      <style:text-properties officeooo:rsid="08ed71f8"/>
    </style:style>
    <style:style style:name="T958" style:family="text">
      <style:text-properties officeooo:rsid="08ef0057"/>
    </style:style>
    <style:style style:name="T959" style:family="text">
      <style:text-properties officeooo:rsid="08efe3bf"/>
    </style:style>
    <style:style style:name="T960" style:family="text">
      <style:text-properties officeooo:rsid="08f501fc"/>
    </style:style>
    <style:style style:name="T961" style:family="text">
      <style:text-properties officeooo:rsid="08f917c3"/>
    </style:style>
    <style:style style:name="T962" style:family="text">
      <style:text-properties officeooo:rsid="08fdae02"/>
    </style:style>
    <style:style style:name="T963" style:family="text">
      <style:text-properties officeooo:rsid="08ff7284"/>
    </style:style>
    <style:style style:name="T964" style:family="text">
      <style:text-properties officeooo:rsid="0905760d"/>
    </style:style>
    <style:style style:name="T965" style:family="text">
      <style:text-properties officeooo:rsid="09067cb3"/>
    </style:style>
    <style:style style:name="T966" style:family="text">
      <style:text-properties officeooo:rsid="090961ef"/>
    </style:style>
    <style:style style:name="T967" style:family="text">
      <style:text-properties officeooo:rsid="090aa1d6"/>
    </style:style>
    <style:style style:name="T968" style:family="text">
      <style:text-properties officeooo:rsid="09180b82"/>
    </style:style>
    <style:style style:name="T969" style:family="text">
      <style:text-properties officeooo:rsid="09181058"/>
    </style:style>
    <style:style style:name="T970" style:family="text">
      <style:text-properties officeooo:rsid="0919fc68"/>
    </style:style>
    <style:style style:name="T971" style:family="text">
      <style:text-properties officeooo:rsid="091af3b8"/>
    </style:style>
    <style:style style:name="T972" style:family="text">
      <style:text-properties officeooo:rsid="091d277c"/>
    </style:style>
    <style:style style:name="T973" style:family="text">
      <style:text-properties officeooo:rsid="091d69c5"/>
    </style:style>
    <style:style style:name="T974" style:family="text">
      <style:text-properties officeooo:rsid="091f66a7"/>
    </style:style>
    <style:style style:name="T975" style:family="text">
      <style:text-properties officeooo:rsid="09215159"/>
    </style:style>
    <style:style style:name="T976" style:family="text">
      <style:text-properties officeooo:rsid="0923349d"/>
    </style:style>
    <style:style style:name="T977" style:family="text">
      <style:text-properties officeooo:rsid="0923430d"/>
    </style:style>
    <style:style style:name="T978" style:family="text">
      <style:text-properties officeooo:rsid="0924e836"/>
    </style:style>
    <style:style style:name="T979" style:family="text">
      <style:text-properties officeooo:rsid="092510eb"/>
    </style:style>
    <style:style style:name="T980" style:family="text">
      <style:text-properties officeooo:rsid="092a1fc2"/>
    </style:style>
    <style:style style:name="T981" style:family="text">
      <style:text-properties officeooo:rsid="092becf9"/>
    </style:style>
    <style:style style:name="T982" style:family="text">
      <style:text-properties officeooo:rsid="092daecd"/>
    </style:style>
    <style:style style:name="T983" style:family="text">
      <style:text-properties officeooo:rsid="092f8251"/>
    </style:style>
    <style:style style:name="T984" style:family="text">
      <style:text-properties officeooo:rsid="093145c4"/>
    </style:style>
    <style:style style:name="T985" style:family="text">
      <style:text-properties officeooo:rsid="0933ab98"/>
    </style:style>
    <style:style style:name="T986" style:family="text">
      <style:text-properties officeooo:rsid="0934c686"/>
    </style:style>
    <style:style style:name="T987" style:family="text">
      <style:text-properties officeooo:rsid="0936b424"/>
    </style:style>
    <style:style style:name="T988" style:family="text">
      <style:text-properties officeooo:rsid="093ab617"/>
    </style:style>
    <style:style style:name="T989" style:family="text">
      <style:text-properties officeooo:rsid="093d8f09"/>
    </style:style>
    <style:style style:name="T990" style:family="text">
      <style:text-properties officeooo:rsid="093e3d24"/>
    </style:style>
    <style:style style:name="T991" style:family="text">
      <style:text-properties officeooo:rsid="094302a0"/>
    </style:style>
    <style:style style:name="T992" style:family="text">
      <style:text-properties officeooo:rsid="0944d183"/>
    </style:style>
    <style:style style:name="T993" style:family="text">
      <style:text-properties officeooo:rsid="0947dc52"/>
    </style:style>
    <style:style style:name="T994" style:family="text">
      <style:text-properties officeooo:rsid="0949a6de"/>
    </style:style>
    <style:style style:name="T995" style:family="text">
      <style:text-properties officeooo:rsid="094b1e41"/>
    </style:style>
    <style:style style:name="T996" style:family="text">
      <style:text-properties officeooo:rsid="094c9ff0"/>
    </style:style>
    <style:style style:name="T997" style:family="text">
      <style:text-properties officeooo:rsid="094d1d7e"/>
    </style:style>
    <style:style style:name="T998" style:family="text">
      <style:text-properties officeooo:rsid="094dcfb3"/>
    </style:style>
    <style:style style:name="T999" style:family="text">
      <style:text-properties officeooo:rsid="094e719c"/>
    </style:style>
    <style:style style:name="T1000" style:family="text">
      <style:text-properties officeooo:rsid="074d8687"/>
    </style:style>
    <style:style style:name="T1001" style:family="text">
      <style:text-properties officeooo:rsid="0958bd0c"/>
    </style:style>
    <style:style style:name="T1002" style:family="text">
      <style:text-properties officeooo:rsid="095bb0ef"/>
    </style:style>
    <style:style style:name="T1003" style:family="text">
      <style:text-properties officeooo:rsid="095c53ff"/>
    </style:style>
    <style:style style:name="T1004" style:family="text">
      <style:text-properties officeooo:rsid="095df6e1"/>
    </style:style>
    <style:style style:name="T1005" style:family="text">
      <style:text-properties officeooo:rsid="095fc621"/>
    </style:style>
    <style:style style:name="T1006" style:family="text">
      <style:text-properties officeooo:rsid="096078f8"/>
    </style:style>
    <style:style style:name="T1007" style:family="text">
      <style:text-properties officeooo:rsid="096209ad"/>
    </style:style>
    <style:style style:name="T1008" style:family="text">
      <style:text-properties officeooo:rsid="09658237"/>
    </style:style>
    <style:style style:name="T1009" style:family="text">
      <style:text-properties officeooo:rsid="096bd4b0"/>
    </style:style>
    <style:style style:name="T1010" style:family="text">
      <style:text-properties officeooo:rsid="096ea692"/>
    </style:style>
    <style:style style:name="T1011" style:family="text">
      <style:text-properties officeooo:rsid="096fd9ed"/>
    </style:style>
    <style:style style:name="T1012" style:family="text">
      <style:text-properties officeooo:rsid="0972b329"/>
    </style:style>
    <style:style style:name="T1013" style:family="text">
      <style:text-properties officeooo:rsid="09736aac"/>
    </style:style>
    <style:style style:name="T1014" style:family="text">
      <style:text-properties officeooo:rsid="098211a0"/>
    </style:style>
    <style:style style:name="T1015" style:family="text">
      <style:text-properties officeooo:rsid="098bd85c"/>
    </style:style>
    <style:style style:name="T1016" style:family="text">
      <style:text-properties officeooo:rsid="09910b55"/>
    </style:style>
    <style:style style:name="T1017" style:family="text">
      <style:text-properties officeooo:rsid="09951451"/>
    </style:style>
    <style:style style:name="T1018" style:family="text">
      <style:text-properties officeooo:rsid="0996e05a"/>
    </style:style>
    <style:style style:name="T1019" style:family="text">
      <style:text-properties officeooo:rsid="099a0dca"/>
    </style:style>
    <style:style style:name="T1020" style:family="text">
      <style:text-properties officeooo:rsid="09a1a966"/>
    </style:style>
    <style:style style:name="T1021" style:family="text">
      <style:text-properties officeooo:rsid="09a29e41"/>
    </style:style>
    <style:style style:name="T1022" style:family="text">
      <style:text-properties officeooo:rsid="09a3b482"/>
    </style:style>
    <style:style style:name="T1023" style:family="text">
      <style:text-properties officeooo:rsid="09a5296f"/>
    </style:style>
    <style:style style:name="T1024" style:family="text">
      <style:text-properties officeooo:rsid="09a74312"/>
    </style:style>
    <style:style style:name="T1025" style:family="text">
      <style:text-properties officeooo:rsid="09a7cf51"/>
    </style:style>
    <style:style style:name="T1026" style:family="text">
      <style:text-properties officeooo:rsid="09ac8b3d"/>
    </style:style>
    <style:style style:name="T1027" style:family="text">
      <style:text-properties officeooo:rsid="09ae5218"/>
    </style:style>
    <style:style style:name="T1028" style:family="text">
      <style:text-properties officeooo:rsid="09afd36a"/>
    </style:style>
    <style:style style:name="T1029" style:family="text">
      <style:text-properties officeooo:rsid="09b9531b"/>
    </style:style>
    <style:style style:name="T1030" style:family="text">
      <style:text-properties officeooo:rsid="09bb4ba7"/>
    </style:style>
    <style:style style:name="T1031" style:family="text">
      <style:text-properties officeooo:rsid="09bd0745"/>
    </style:style>
    <style:style style:name="T1032" style:family="text">
      <style:text-properties officeooo:rsid="09be9a58"/>
    </style:style>
    <style:style style:name="T1033" style:family="text">
      <style:text-properties officeooo:rsid="09c1a372"/>
    </style:style>
    <style:style style:name="T1034" style:family="text">
      <style:text-properties officeooo:rsid="09c42b3a"/>
    </style:style>
    <style:style style:name="T1035" style:family="text">
      <style:text-properties officeooo:rsid="09c43526"/>
    </style:style>
    <style:style style:name="T1036" style:family="text">
      <style:text-properties officeooo:rsid="09c92027"/>
    </style:style>
    <style:style style:name="T1037" style:family="text">
      <style:text-properties officeooo:rsid="09cc57ae"/>
    </style:style>
    <style:style style:name="T1038" style:family="text">
      <style:text-properties officeooo:rsid="09cfb772"/>
    </style:style>
    <style:style style:name="T1039" style:family="text">
      <style:text-properties officeooo:rsid="09d10afe"/>
    </style:style>
    <style:style style:name="T1040" style:family="text">
      <style:text-properties officeooo:rsid="09d37056"/>
    </style:style>
    <style:style style:name="T1041" style:family="text">
      <style:text-properties officeooo:rsid="09da3822"/>
    </style:style>
    <style:style style:name="T1042" style:family="text">
      <style:text-properties officeooo:rsid="09eb15e8"/>
    </style:style>
    <style:style style:name="T1043" style:family="text">
      <style:text-properties officeooo:rsid="09eb3b33"/>
    </style:style>
    <style:style style:name="T1044" style:family="text">
      <style:text-properties officeooo:rsid="09ebbdb3"/>
    </style:style>
    <style:style style:name="T1045" style:family="text">
      <style:text-properties officeooo:rsid="09ebceb5"/>
    </style:style>
    <style:style style:name="T1046" style:family="text">
      <style:text-properties officeooo:rsid="09edb259"/>
    </style:style>
    <style:style style:name="T1047" style:family="text">
      <style:text-properties officeooo:rsid="09edfe33"/>
    </style:style>
    <style:style style:name="T1048" style:family="text">
      <style:text-properties officeooo:rsid="09ef0ce2"/>
    </style:style>
    <style:style style:name="T1049" style:family="text">
      <style:text-properties officeooo:rsid="09f23648"/>
    </style:style>
    <style:style style:name="T1050" style:family="text">
      <style:text-properties officeooo:rsid="09f60542"/>
    </style:style>
    <style:style style:name="T1051" style:family="text">
      <style:text-properties officeooo:rsid="09f84957"/>
    </style:style>
    <style:style style:name="T1052" style:family="text">
      <style:text-properties officeooo:rsid="09fdbe55"/>
    </style:style>
    <style:style style:name="T1053" style:family="text">
      <style:text-properties officeooo:rsid="09ffb780"/>
    </style:style>
    <style:style style:name="T1054" style:family="text">
      <style:text-properties officeooo:rsid="0a010528"/>
    </style:style>
    <style:style style:name="T1055" style:family="text">
      <style:text-properties officeooo:rsid="0a01bb0e"/>
    </style:style>
    <style:style style:name="T1056" style:family="text">
      <style:text-properties officeooo:rsid="0a04f5bb"/>
    </style:style>
    <style:style style:name="T1057" style:family="text">
      <style:text-properties officeooo:rsid="0a0d3f82"/>
    </style:style>
    <style:style style:name="T1058" style:family="text">
      <style:text-properties officeooo:rsid="0a10f87b"/>
    </style:style>
    <style:style style:name="T1059" style:family="text">
      <style:text-properties officeooo:rsid="0a172557"/>
    </style:style>
    <style:style style:name="T1060" style:family="text">
      <style:text-properties officeooo:rsid="0a1d6444"/>
    </style:style>
    <style:style style:name="T1061" style:family="text">
      <style:text-properties officeooo:rsid="0a1e7755"/>
    </style:style>
    <style:style style:name="T1062" style:family="text">
      <style:text-properties officeooo:rsid="0a1f11bc"/>
    </style:style>
    <style:style style:name="T1063" style:family="text">
      <style:text-properties officeooo:rsid="0a205408"/>
    </style:style>
    <style:style style:name="T1064" style:family="text">
      <style:text-properties officeooo:rsid="0a223ac6"/>
    </style:style>
    <style:style style:name="T1065" style:family="text">
      <style:text-properties officeooo:rsid="0a2f833b"/>
    </style:style>
    <style:style style:name="T1066" style:family="text">
      <style:text-properties officeooo:rsid="0a30fc64"/>
    </style:style>
    <style:style style:name="T1067" style:family="text">
      <style:text-properties officeooo:rsid="0a32d474"/>
    </style:style>
    <style:style style:name="T1068" style:family="text">
      <style:text-properties officeooo:rsid="0a34dd38"/>
    </style:style>
    <style:style style:name="T1069" style:family="text">
      <style:text-properties officeooo:rsid="0a39ed49"/>
    </style:style>
    <style:style style:name="T1070" style:family="text">
      <style:text-properties officeooo:rsid="0a3a76d4"/>
    </style:style>
    <style:style style:name="T1071" style:family="text">
      <style:text-properties officeooo:rsid="0a3bd615"/>
    </style:style>
    <style:style style:name="T1072" style:family="text">
      <style:text-properties officeooo:rsid="0a3c58f2"/>
    </style:style>
    <style:style style:name="T1073" style:family="text">
      <style:text-properties officeooo:rsid="0a3e5658"/>
    </style:style>
    <style:style style:name="T1074" style:family="text">
      <style:text-properties officeooo:rsid="0a41617e"/>
    </style:style>
    <style:style style:name="T1075" style:family="text">
      <style:text-properties officeooo:rsid="0a54f0f5"/>
    </style:style>
    <style:style style:name="T1076" style:family="text">
      <style:text-properties officeooo:rsid="0a55c97d"/>
    </style:style>
    <style:style style:name="T1077" style:family="text">
      <style:text-properties officeooo:rsid="0a56ae3d"/>
    </style:style>
    <style:style style:name="T1078" style:family="text">
      <style:text-properties officeooo:rsid="0a59fd3c"/>
    </style:style>
    <style:style style:name="T1079" style:family="text">
      <style:text-properties officeooo:rsid="0a5bcf1d"/>
    </style:style>
    <style:style style:name="T1080" style:family="text">
      <style:text-properties officeooo:rsid="0a5d4c26"/>
    </style:style>
    <style:style style:name="T1081" style:family="text">
      <style:text-properties officeooo:rsid="0a5e861d"/>
    </style:style>
    <style:style style:name="T1082" style:family="text">
      <style:text-properties officeooo:rsid="0a62ba1f"/>
    </style:style>
    <style:style style:name="T1083" style:family="text">
      <style:text-properties officeooo:rsid="0a6394f0"/>
    </style:style>
    <style:style style:name="T1084" style:family="text">
      <style:text-properties officeooo:rsid="0a64b1a5"/>
    </style:style>
    <style:style style:name="T1085" style:family="text">
      <style:text-properties officeooo:rsid="0a60b8ec"/>
    </style:style>
    <style:style style:name="T1086" style:family="text">
      <style:text-properties officeooo:rsid="0a658585"/>
    </style:style>
    <style:style style:name="T1087" style:family="text">
      <style:text-properties officeooo:rsid="0a67704a"/>
    </style:style>
    <style:style style:name="T1088" style:family="text">
      <style:text-properties officeooo:rsid="0a68a55c"/>
    </style:style>
    <style:style style:name="T1089" style:family="text">
      <style:text-properties officeooo:rsid="0a69ec51"/>
    </style:style>
    <style:style style:name="T1090" style:family="text">
      <style:text-properties officeooo:rsid="0a6bc8ef"/>
    </style:style>
    <style:style style:name="T1091" style:family="text">
      <style:text-properties officeooo:rsid="0a79e960"/>
    </style:style>
    <style:style style:name="T1092" style:family="text">
      <style:text-properties officeooo:rsid="0a7b96d4"/>
    </style:style>
    <style:style style:name="T1093" style:family="text">
      <style:text-properties officeooo:rsid="0a80d0dc"/>
    </style:style>
    <style:style style:name="T1094" style:family="text">
      <style:text-properties officeooo:rsid="0a81a0bc"/>
    </style:style>
    <style:style style:name="T1095" style:family="text">
      <style:text-properties officeooo:rsid="0a849e3a"/>
    </style:style>
    <style:style style:name="T1096" style:family="text">
      <style:text-properties officeooo:rsid="0a8693d8"/>
    </style:style>
    <style:style style:name="T1097" style:family="text">
      <style:text-properties officeooo:rsid="0a86bb0f"/>
    </style:style>
    <style:style style:name="T1098" style:family="text">
      <style:text-properties officeooo:rsid="0a88352b"/>
    </style:style>
    <style:style style:name="T1099" style:family="text">
      <style:text-properties officeooo:rsid="0a8b005a"/>
    </style:style>
    <style:style style:name="T1100" style:family="text">
      <style:text-properties officeooo:rsid="0a8c96a1"/>
    </style:style>
    <style:style style:name="T1101" style:family="text">
      <style:text-properties officeooo:rsid="0a8f13fc"/>
    </style:style>
    <style:style style:name="T1102" style:family="text">
      <style:text-properties officeooo:rsid="0a923d07"/>
    </style:style>
    <style:style style:name="T1103" style:family="text">
      <style:text-properties officeooo:rsid="0a9291bd"/>
    </style:style>
    <style:style style:name="T1104" style:family="text">
      <style:text-properties officeooo:rsid="0a93fcb7"/>
    </style:style>
    <style:style style:name="T1105" style:family="text">
      <style:text-properties officeooo:rsid="0a974fcb"/>
    </style:style>
    <style:style style:name="T1106" style:family="text">
      <style:text-properties officeooo:rsid="0a987b8b"/>
    </style:style>
    <style:style style:name="T1107" style:family="text">
      <style:text-properties officeooo:rsid="0a9a27bb"/>
    </style:style>
    <style:style style:name="T1108" style:family="text">
      <style:text-properties officeooo:rsid="0a9b1557"/>
    </style:style>
    <style:style style:name="T1109" style:family="text">
      <style:text-properties officeooo:rsid="0a9ce1c7"/>
    </style:style>
    <style:style style:name="T1110" style:family="text">
      <style:text-properties officeooo:rsid="0a9ebe3a"/>
    </style:style>
    <style:style style:name="T1111" style:family="text">
      <style:text-properties officeooo:rsid="0aa02da1"/>
    </style:style>
    <style:style style:name="T1112" style:family="text">
      <style:text-properties officeooo:rsid="0aa054a0"/>
    </style:style>
    <style:style style:name="T1113" style:family="text">
      <style:text-properties officeooo:rsid="0aa23950"/>
    </style:style>
    <style:style style:name="T1114" style:family="text">
      <style:text-properties officeooo:rsid="0aa517db"/>
    </style:style>
    <style:style style:name="T1115" style:family="text">
      <style:text-properties officeooo:rsid="0aa9dc72"/>
    </style:style>
    <style:style style:name="T1116" style:family="text">
      <style:text-properties officeooo:rsid="0aab98bf"/>
    </style:style>
    <style:style style:name="T1117" style:family="text">
      <style:text-properties officeooo:rsid="0aaea3a6"/>
    </style:style>
    <style:style style:name="T1118" style:family="text">
      <style:text-properties officeooo:rsid="0ab076b7"/>
    </style:style>
    <style:style style:name="T1119" style:family="text">
      <style:text-properties officeooo:rsid="0ab0e6a5"/>
    </style:style>
    <style:style style:name="T1120" style:family="text">
      <style:text-properties officeooo:rsid="0ab27820"/>
    </style:style>
    <style:style style:name="T1121" style:family="text">
      <style:text-properties officeooo:rsid="0ab36590"/>
    </style:style>
    <style:style style:name="T1122" style:family="text">
      <style:text-properties officeooo:rsid="0ab697b9"/>
    </style:style>
    <style:style style:name="T1123" style:family="text">
      <style:text-properties officeooo:rsid="0ab7522b"/>
    </style:style>
    <style:style style:name="T1124" style:family="text">
      <style:text-properties officeooo:rsid="0abbf6a2"/>
    </style:style>
    <style:style style:name="T1125" style:family="text">
      <style:text-properties officeooo:rsid="0abcfb9a"/>
    </style:style>
    <style:style style:name="T1126" style:family="text">
      <style:text-properties officeooo:rsid="0abd6e3b"/>
    </style:style>
    <style:style style:name="T1127" style:family="text">
      <style:text-properties officeooo:rsid="0abe8bf1"/>
    </style:style>
    <style:style style:name="T1128" style:family="text">
      <style:text-properties officeooo:rsid="0ac3411a"/>
    </style:style>
    <style:style style:name="T1129" style:family="text">
      <style:text-properties officeooo:rsid="0ac3c77b"/>
    </style:style>
    <style:style style:name="T1130" style:family="text">
      <style:text-properties officeooo:rsid="0ac4d0bf"/>
    </style:style>
    <style:style style:name="T1131" style:family="text">
      <style:text-properties officeooo:rsid="0aca098e"/>
    </style:style>
    <style:style style:name="T1132" style:family="text">
      <style:text-properties officeooo:rsid="0acb1f3a"/>
    </style:style>
    <style:style style:name="T1133" style:family="text">
      <style:text-properties officeooo:rsid="0accc738"/>
    </style:style>
    <style:style style:name="T1134" style:family="text">
      <style:text-properties officeooo:rsid="0ad0d498"/>
    </style:style>
    <style:style style:name="T1135" style:family="text">
      <style:text-properties officeooo:rsid="0ad2840a"/>
    </style:style>
    <style:style style:name="T1136" style:family="text">
      <style:text-properties officeooo:rsid="0ad5bc21"/>
    </style:style>
    <style:style style:name="T1137" style:family="text">
      <style:text-properties officeooo:rsid="0ad6bc3e"/>
    </style:style>
    <style:style style:name="T1138" style:family="text">
      <style:text-properties officeooo:rsid="0ad95b5f"/>
    </style:style>
    <style:style style:name="T1139" style:family="text">
      <style:text-properties officeooo:rsid="0ad9c239"/>
    </style:style>
    <style:style style:name="T1140" style:family="text">
      <style:text-properties officeooo:rsid="0adcb36d"/>
    </style:style>
    <style:style style:name="T1141" style:family="text">
      <style:text-properties officeooo:rsid="0adf3f73"/>
    </style:style>
    <style:style style:name="T1142" style:family="text">
      <style:text-properties officeooo:rsid="0ae70890"/>
    </style:style>
    <style:style style:name="T1143" style:family="text">
      <style:text-properties officeooo:rsid="0ae7a27c"/>
    </style:style>
    <style:style style:name="T1144" style:family="text">
      <style:text-properties officeooo:rsid="0ae91bd1"/>
    </style:style>
    <style:style style:name="T1145" style:family="text">
      <style:text-properties officeooo:rsid="0aea4ab3"/>
    </style:style>
    <style:style style:name="T1146" style:family="text">
      <style:text-properties officeooo:rsid="0aebdde0"/>
    </style:style>
    <style:style style:name="T1147" style:family="text">
      <style:text-properties officeooo:rsid="0aec9a25"/>
    </style:style>
    <style:style style:name="T1148" style:family="text">
      <style:text-properties officeooo:rsid="0aee868a"/>
    </style:style>
    <style:style style:name="T1149" style:family="text">
      <style:text-properties officeooo:rsid="0aefb1c7"/>
    </style:style>
    <style:style style:name="T1150" style:family="text">
      <style:text-properties officeooo:rsid="0af2ab9e"/>
    </style:style>
    <style:style style:name="T1151" style:family="text">
      <style:text-properties officeooo:rsid="0af9245d"/>
    </style:style>
    <style:style style:name="T1152" style:family="text">
      <style:text-properties officeooo:rsid="0b030eef"/>
    </style:style>
    <style:style style:name="T1153" style:family="text">
      <style:text-properties officeooo:rsid="0b04dc6a"/>
    </style:style>
    <style:style style:name="T1154" style:family="text">
      <style:text-properties officeooo:rsid="0b07d733"/>
    </style:style>
    <style:style style:name="T1155" style:family="text">
      <style:text-properties officeooo:rsid="0b0bad0d"/>
    </style:style>
    <style:style style:name="T1156" style:family="text">
      <style:text-properties officeooo:rsid="0b0cfbf0"/>
    </style:style>
    <style:style style:name="T1157" style:family="text">
      <style:text-properties officeooo:rsid="0b0dec8b"/>
    </style:style>
    <style:style style:name="T1158" style:family="text">
      <style:text-properties officeooo:rsid="0b11203f"/>
    </style:style>
    <style:style style:name="T1159" style:family="text">
      <style:text-properties officeooo:rsid="0b126dc8"/>
    </style:style>
    <style:style style:name="T1160" style:family="text">
      <style:text-properties officeooo:rsid="0b1194f8"/>
    </style:style>
    <style:style style:name="T1161" style:family="text">
      <style:text-properties officeooo:rsid="0b12f147"/>
    </style:style>
    <style:style style:name="T1162" style:family="text">
      <style:text-properties officeooo:rsid="0b15e95f"/>
    </style:style>
    <style:style style:name="T1163" style:family="text">
      <style:text-properties officeooo:rsid="0b1798c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6" text:outline-level="1">Introducción.</text:h>
      <text:h text:style-name="P613" text:outline-level="2">Presentación.</text:h>
      <text:p text:style-name="P546">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546"><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574">Así que este video es también una invitación a que usted busque, investigue, estudie, lea, analice esos argumentos, conceptos, evidencias, fuentes históricas, por su propia cuenta y llegue a sus propias conclusiones. <text:span text:style-name="T806">Y</text:span> <text:span text:style-name="T806">de</text:span> manera particular y especial, <text:span text:style-name="T806">una invitación a hacer esto con </text:span>los textos conocidos como La Biblia.</text:p>
      <text:h text:style-name="P614" text:outline-level="2"><text:span text:style-name="T303">Advertencia</text:span>.</text:h>
      <text:p text:style-name="P547">A manera de advertencia debo decir que a lo largo de este video, y con la única intención de hacer mas efectiva la comunicación: voy a usar cualquier recurso de actuación que considere oportuno.</text:p>
      <text:p text:style-name="P548">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549">Espero lograr mi objetivo.</text:p>
      <text:p text:style-name="P551">Por ejemplo, en cualquier momento puedo cerrar mis ojos, levantar mi cabeza y mis manos y decir algo como:</text:p>
      <text:p text:style-name="P594">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552">O puede que comience a cantar en cualquier momento:</text:p>
      <text:p text:style-name="P595">Nuestros corazones, insaciables son</text:p>
      <text:p text:style-name="P553">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550">Está advertido. </text:p>
      <text:h text:style-name="P613" text:outline-level="2">Preguntas.</text:h>
      <text:p text:style-name="P554"><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8">según la persona que lo escuche,</text:span> <text:span text:style-name="T301">es muy fácil pensar que dicha persona o no sabe mucho de lo uno</text:span>, <text:span text:style-name="T5">o no sabe mucho de lo otro, o vive en permanente contradicción y no le importa.</text:span></text:p>
      <text:p text:style-name="P555">Esto porque cuando se sabe algo <text:span text:style-name="T788">acerca </text:span>de <text:span text:style-name="T788">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556">Si el universo tiene 6 mil años, <text:span text:style-name="T26">el tiempo que ha pasado desde La Creación según la biblia</text:span>, ¿Como es posible que veamos estrellas que están a millones de años luz?</text:p>
      <text:p text:style-name="P557">¿<text:span text:style-name="T10">Como es posible que los dinosaurios hallan vivido hace 80 millones de años y que la biblia sea también cierta?</text:span></text:p>
      <text:p text:style-name="P559">¿Como es posible que el universo exista desde hace mas de <text:span text:style-name="T789">14 mil </text:span>millones de años y que la biblia sea también cierta?</text:p>
      <text:p text:style-name="P559">¿Como es posible que la teoría de la evolución y la biblia sean ambas ciertas?</text:p>
      <text:p text:style-name="P561"><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558"><text:soft-page-break/>Si es cierto lo que dice Jesucristo que nadie va al padre sino por el, <text:span text:style-name="T22">¿</text:span>Adán va al cielo o al infierno?</text:p>
      <text:p text:style-name="P562">Si Dios <text:span text:style-name="T9">es bueno, es amor, </text:span>quiere la <text:span text:style-name="T7">salvación</text:span> de <text:span text:style-name="T7">todos y no hay nada imposible para el, ¿Por qué solo unos pocos se salvan?</text:span></text:p>
      <text:p text:style-name="P560">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90">¿Al fin qué? ¿Se necesita, o no se necesita, creer en Cristo para salvarse?</text:span></text:p>
      <text:p text:style-name="P560"><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563">¿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91">Al fin y al cabo después de muertos no les duele nada. Mientras que a los que están en el infierno todo les duele por toda la eternidad. El infierno parece mas una idea del marqués de Sade. Ese del cual viene la palabra Sádico.</text:span></text:p>
      <text:p text:style-name="P563">¿Como es posible que la cronología de la historia Egipcia y la biblia sean ambas ciertas?</text:p>
      <text:p text:style-name="P565"><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075">1 Samuel 15:3 </text:span><text:a xlink:type="simple" xlink:href="https://www.biblegateway.com/passage/?search=1+Samuel+15%3A3&amp;version=RVA" text:style-name="Internet_20_link" text:visited-style-name="Visited_20_Internet_20_Link"><text:span text:style-name="T1075">RVA</text:span></text:a></text:p></text:note-body></text:note></text:span><text:span text:style-name="T12"> O sea, primero da el mandamiento de “no matar” y luego va y le ordena al rey, que El escogió, ir y matar hasta el gato en Amalec. </text:span></text:p>
      <text:p text:style-name="P566">El rey va y mata, asesina, mujeres, niños, hasta los de pecho, ancianos, hombres y animales, mata todo, asesina todo, hasta el gato <text:note text:id="ftn2" text:note-class="footnote"><text:note-citation>2</text:note-citation><text:note-body><text:p text:style-name="P542"><text:span text:style-name="T1075">1 Samuel 15:8,15 <text:s/></text:span><text:a xlink:type="simple" xlink:href="https://www.biblegateway.com/passage/?search=1+Samuel+15%3A8%2C15&amp;version=RVA" text:style-name="Internet_20_link" text:visited-style-name="Visited_20_Internet_20_Link"><text:span text:style-name="T1075">RVA</text:span></text:a></text:p></text:note-body></text:note>. Solo deja con vida al rey <text:span text:style-name="T280">de Amalec</text:span> y los mejores animales, con la intención de también matar los <text:span text:style-name="T792">animales</text:span> en sacrificio a ese Dios que le dio la orden de matar todo. </text:p>
      <text:p text:style-name="P593"><text:span text:style-name="T587">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543"><text:span text:style-name="T1076">1 Samuel 15:11 </text:span><text:a xlink:type="simple" xlink:href="https://www.biblegateway.com/passage/?search=1+Samuel+15%3A11&amp;version=RVA-2015" text:style-name="Internet_20_link" text:visited-style-name="Visited_20_Internet_20_Link"><text:span text:style-name="T1076">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564"><text:soft-page-break/><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543"><text:span text:style-name="T1076">1 Samuel 15:35-16:1</text:span> <text:a xlink:type="simple" xlink:href="https://www.biblegateway.com/passage/?search=1+Samuel+15%3A35-16%3A1&amp;version=RVA-2015" text:style-name="Internet_20_link" text:visited-style-name="Visited_20_Internet_20_Link"><text:span text:style-name="T1077">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543"><text:span text:style-name="T1076">1 Samuel 16:2 </text:span><text:a xlink:type="simple" xlink:href="https://www.biblegateway.com/passage/?search=1+Samuel+16%3A2&amp;version=RVA-2015" text:style-name="Internet_20_link" text:visited-style-name="Visited_20_Internet_20_Link"><text:span text:style-name="T1076">RVA-2015</text:span></text:a></text:p></text:note-body></text:note></text:span><text:span text:style-name="T12">. </text:span></text:p>
      <text:p text:style-name="P566">¿Como explicar a ese Dios bueno, que todo lo sabe, pero que ordena matar después de haber mandado no matar y que se vive arrepintiendo de lo que sabia que iba a pasar?</text:p>
      <text:p text:style-name="P567">Ese mismo Dios que se le olvid<text:span text:style-name="T32">ó</text:span> poner como mandamiento “no esclavizar”, tal vez porque ahora nos quiere de esclavos.</text:p>
      <text:p text:style-name="P568">Y las serpientes, que hablan.</text:p>
      <text:p text:style-name="P568">Y los burros que hablan.</text:p>
      <text:p text:style-name="P568">Y que todos salimos de una parejita.</text:p>
      <text:p text:style-name="P568">Y que primero fueron la tierra y el mar y luego las estrellas.</text:p>
      <text:p text:style-name="P568">Y que todo se creo en siete días. Esos que tienen mañana y tarde.</text:p>
      <text:p text:style-name="P568">Y que <text:span text:style-name="T17">unos tipos viven en un desierto comiendo </text:span>pan <text:span text:style-name="T17">que cae </text:span>del cielo por cuarenta años.</text:p>
      <text:p text:style-name="P568">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568">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570">Y que <text:span text:style-name="T41">Noe tuvo sus hijos como a los 500 y pucho de años. ¿Serian añitos?</text:span></text:p>
      <text:p text:style-name="P570"><text:span text:style-name="T41">Y que </text:span>antes del diluvio las personas vivían como 900 años.</text:p>
      <text:p text:style-name="P568">Y que un pez grande se traga un tipo y después de tres días lo escupe en un playa. <text:span text:style-name="T793">El tal</text:span> <text:span text:style-name="T16">Jonás.</text:span></text:p>
      <text:p text:style-name="P569">Y <text:span text:style-name="T16">que </text:span>los muertos resucitan.</text:p>
      <text:p text:style-name="P569"><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571"><text:soft-page-break/>No parece muy científico <text:span text:style-name="T21">ni lógico</text:span> el asunto. <text:span text:style-name="T20">¿No?</text:span></text:p>
      <text:p text:style-name="P572">Surgen muchas preguntas. <text:span text:style-name="T279">Muchas de ellas asumen otras preguntas. Muchas de ellas asumen cosas que no dice la biblia. Muchas de ellas asumen cosas que no dice la ciencia.</text:span></text:p>
      <text:p text:style-name="P573">Este video no va a responder estas preguntas una por una. Mas bien <text:span text:style-name="T275">tiene la intención de</text:span> matar todos los pájaros de un tiro.</text:p>
      <text:h text:style-name="P636" text:outline-level="1">Creador.</text:h>
      <text:h text:style-name="P613"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94">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613" text:outline-level="2"><text:span text:style-name="T58">Complejidad técnica</text:span>.</text:h>
      <text:p text:style-name="P29">La <text:span text:style-name="T58">complejidad</text:span> de l<text:span text:style-name="T79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613"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613"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6">un robot del futuro que puede crear máquinas, pero </text:span>que <text:span text:style-name="T797">ni siquiera entiende como fue construido el mismo y que </text:span>la mas compleja de sus creaciones no <text:span text:style-name="T797">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8">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9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516"><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615"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613"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36" text:outline-level="1">Resurrección.</text:h>
      <text:h text:style-name="P613"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613"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518"><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519"><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519"><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613"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519"><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519"><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519"><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519"><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520"><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13"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52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613"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521"><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613"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517"><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23"><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23"><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22" text:note-class="footnote"><text:note-citation>22</text:note-citation><text:note-body><text:p text:style-name="P522"><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24"><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613"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25"><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25"><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26"><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26"><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27"><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613"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613"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2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15">Daniel 3 </text:span><text:a xlink:type="simple" xlink:href="https://www.biblegateway.com/passage/?search=Daniel+3&amp;version=RVA" text:style-name="Internet_20_link" text:visited-style-name="Visited_20_Internet_20_Link"><text:span text:style-name="T1115">RVA</text:span></text:a></text:p></text:note-body></text:note>, y en Jueces 13 un ángel se para encima del fuego cuando anuncia el nacimiento de Sansón <text:note text:id="ftn42" text:note-class="footnote"><text:note-citation>42</text:note-citation><text:note-body><text:p text:style-name="Footnote"><text:s/><text:span text:style-name="T1115">Jueces 13 </text:span><text:a xlink:type="simple" xlink:href="https://www.biblegateway.com/passage/?search=Jueces+13&amp;version=RVA" text:style-name="Internet_20_link" text:visited-style-name="Visited_20_Internet_20_Link"><text:span text:style-name="T1115">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36"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613" text:outline-level="2"><text:soft-page-break/>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613"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613"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text:soft-page-break/>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613"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613"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613" text:outline-level="2"><text:soft-page-break/>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613"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613"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text:soft-page-break/>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36" text:outline-level="1">Pasado.</text:h>
      <text:h text:style-name="P616"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616" text:outline-level="2"><text:soft-page-break/>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text:soft-page-break/>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617"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618"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655">el</text:span> instrumento de alta tecnología <text:span text:style-name="T655">el señor Alegre </text:span>pued<text:span text:style-name="T655">e</text:span> medir a que velocidad se esta llenando el lavamanos porque en un segundo alcanz<text:span text:style-name="T655">a</text:span> a medir un millón de veces la cantidad de agua en <text:span text:style-name="T656">el</text:span> lavamanos y luego pued<text:span text:style-name="T655">e</text:span> calcular el tiempo que lleva <text:span text:style-name="T153">goteando la llave</text:span>.</text:p>
      <text:p text:style-name="P111">Cualquier persona puede observar que el problema del señor Alegre no esta en su instrumento de alta tecnología, ni en la <text:span text:style-name="T660">tecnología</text:span> que se usó para construir el instrumento. </text:p>
      <text:p text:style-name="P111">El problema esta en las suposiciones <text:span text:style-name="T656">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7">o una de sus mascotas </text:span>abrió un poco la llave cuando la tocó al pasar y que ninguna de sus suposiciones se cumple.</text:p>
      <text:p text:style-name="P112">Este y otros problemas tiene<text:span text:style-name="T658">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61">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text:soft-page-break/>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659">en que métodos absurdos se apoyan en instrumentos de alta tecnología para dales credibilidad, </text:span>pero es el <text:span text:style-name="T659">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62">L</text:span>a datación por elementos radiactivos <text:span text:style-name="T664">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text:soft-page-break/>en particular. <text:span text:style-name="T663">Y es en este análisis lógico donde las coincidencias juegan un papel muy importante.</text:span></text:p>
      <text:h text:style-name="P613"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83">Absurdo. No es así como el ser humano establece hechos históricos.</text:span></text:p>
      <text:h text:style-name="P613"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613"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text:soft-page-break/>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613"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text:soft-page-break/>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637"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613" text:outline-level="2"><text:soft-page-break/>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29">complejidad de la </text:span>maquinaria biológica <text:span text:style-name="T228">que observamos <text:s/>en plantas y animales </text:span>exige un<text:span text:style-name="T629">a</text:span> <text:span text:style-name="T629">tecnología</text:span> <text:span text:style-name="T631">de alguien </text:span>muchísimo mas inteligente, <text:span text:style-name="T316">diseñador </text:span>y creativo que el ser humano. <text:span text:style-name="T642">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6"><text:s/>fuentes confiables</text:span> en toda la historia antigua de la humanidad.</text:p>
      <text:p text:style-name="P196"><text:soft-page-break/><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3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37">por las narraciones bíblicas.</text:span> CON MAS RESPETICO. ¿ESTA CLARO?</text:p>
      <text:h text:style-name="P613" text:outline-level="2">Observaciones.</text:h>
      <text:p text:style-name="P151"><text:span text:style-name="T212">Ademas, </text:span>hay varias observaciones <text:span text:style-name="T636">lógicas </text:span>que argumentan en contra de <text:span text:style-name="T787">la falsedad de los testimonios bíblicos sobre </text:span>la resurrección de Jesucristo, <text:span text:style-name="T787">de que</text:span> sea<text:span text:style-name="T216">n</text:span> una fabricación del hombre.</text:p>
      <text:p text:style-name="P155">Veamos:</text:p>
      <text:h text:style-name="P640"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640"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text:soft-page-break/>Desde el mismo día en que los testigos hablaron, comieron y tocaron al Jesucristo resucitado, empezaron a propagar la historia.</text:p>
      <text:p text:style-name="P160">Los mitos y leyendas empiezan siglos después de los eventos.</text:p>
      <text:h text:style-name="P640"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41"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text:span><text:soft-page-break/><text:span text:style-name="T238">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43"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40"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text:soft-page-break/>intención era convencer a los otros Judíos apoyándose en prejuicios de la época hicieron un pésimo trabajo. La alternativa es que simplemente fue lo que sucedió.</text:p>
      <text:h text:style-name="P644"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44"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42"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text:span><text:soft-page-break/><text:span text:style-name="T255">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45"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619"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text:soft-page-break/>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84">y de todas la personas con las que interactuó de una manera u otra antes de su resurrección.</text:span></text:p>
      <text:p text:style-name="P221">Nos vamos a volver a ver.</text:p>
      <text:h text:style-name="Heading_20_1" text:outline-level="1">El <text:span text:style-name="T859">C</text:span>reyente.</text:h>
      <text:p text:style-name="P318"><text:span text:style-name="T79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00">Juan 6:28 </text:span><text:a xlink:type="simple" xlink:href="https://www.biblegateway.com/passage/?search=Juan+6%3A28&amp;version=RVA" text:style-name="Internet_20_link" text:visited-style-name="Visited_20_Internet_20_Link"><text:span text:style-name="T800">RVA</text:span></text:a></text:p></text:note-body></text:note></text:span>. <text:span text:style-name="T800">Yeshua responde: </text:span><text:bookmark text:name="es-RVA-26286"/><text:span text:style-name="Bible_5f_text">Esta es la obra de Dios, que creáis en el que él ha </text:span><text:soft-page-break/><text:span text:style-name="Bible_5f_text">enviado </text:span><text:span text:style-name="Bible_5f_text"><text:note text:id="ftn46" text:note-class="footnote"><text:note-citation>46</text:note-citation><text:note-body><text:p text:style-name="Footnote"><text:s/><text:span text:style-name="T800">Juan 6:29 </text:span><text:a xlink:type="simple" xlink:href="https://www.biblegateway.com/passage/?search=Juan+6%3A29&amp;version=RVA" text:style-name="Internet_20_link" text:visited-style-name="Visited_20_Internet_20_Link"><text:span text:style-name="T800">RVA</text:span></text:a></text:p></text:note-body></text:note></text:span>. <text:span text:style-name="T80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01">Juan 6:47 </text:span><text:a xlink:type="simple" xlink:href="https://www.biblegateway.com/passage/?search=Juan+6%3A47&amp;version=RVA" text:style-name="Internet_20_link" text:visited-style-name="Visited_20_Internet_20_Link"><text:span text:style-name="T801">RVA</text:span></text:a></text:p></text:note-body></text:note></text:span>.</text:p>
      <text:p text:style-name="P319">Creer en el que Dios ha enviado. Pero ¿Qué es lo mínimo para poder llamar a alguien creyente? ¿Qué es lo mínimo para creer en el que Dios ha enviado? ¿Para obrar las obras de Dios?</text:p>
      <text:p text:style-name="P320"><text:span text:style-name="T80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02">1 Corintios 15:14 </text:span><text:a xlink:type="simple" xlink:href="https://www.biblegateway.com/passage/?search=1+Corintios+15%3A14&amp;version=RVA" text:style-name="Internet_20_link" text:visited-style-name="Visited_20_Internet_20_Link"><text:span text:style-name="T802">RVA</text:span></text:a></text:p></text:note-body></text:note></text:span>.</text:p>
      <text:p text:style-name="P321"><text:span text:style-name="T80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02">Cristo fué muerto por nuestros pecados conforme á las Escrituras;</text:span></text:span><text:span text:style-name="Bible_5f_text"> </text:span><text:span text:style-name="Bible_5f_text"><text:span text:style-name="T80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03">1 Corintios 15:3-4 </text:span><text:a xlink:type="simple" xlink:href="https://www.biblegateway.com/passage/?search=1+Corintios+15%3A3-4&amp;version=RVA" text:style-name="Internet_20_link" text:visited-style-name="Visited_20_Internet_20_Link"><text:span text:style-name="T803">RVA</text:span></text:a></text:p></text:note-body></text:note></text:span>.</text:p>
      <text:p text:style-name="P354">El creyente empieza a ser creyente cuando cree que Jesucristo, Yeshua, está vivo porque <text:s/>resucitó conforme a las escrituras. Conforme a las escrituras. El análisis de la<text:span text:style-name="T804">s</text:span> escrituras <text:s/>nos muestra que creer en su resurrección tiene causas y consecuencias <text:span text:style-name="T805">tanto lógicas como prácticas</text:span>.</text:p>
      <text:p text:style-name="P355">La buena noticia, el evangelio, la Fe en Yeshua, se resume en ese cántico, en esa recitación, en ese credo inicial <text:span text:style-name="T867">citado en</text:span> 1ra de Corintios 15 que <text:span text:style-name="T867">afirma que</text:span>: <text:span text:style-name="Bible_5f_text"><text:span text:style-name="T802">Cristo fué muerto por nuestros pecados conforme á las Escrituras;</text:span></text:span><text:span text:style-name="Bible_5f_text"> </text:span><text:span text:style-name="Bible_5f_text"><text:span text:style-name="T80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03">1 Corintios 15:3-4 </text:span><text:a xlink:type="simple" xlink:href="https://www.biblegateway.com/passage/?search=1+Corintios+15%3A3-4&amp;version=RVA" text:style-name="Internet_20_link" text:visited-style-name="Visited_20_Internet_20_Link"><text:span text:style-name="T803">RVA</text:span></text:a></text:p></text:note-body></text:note></text:span>.</text:p>
      <text:p text:style-name="P355">Esa es la base, ese es el comienzo, ese es el fundamento. Es<text:span text:style-name="T871">a es</text:span> la fe del creyente en Yeshua, ese comúnmente llamado Cristiano. Es lo que debe unir a todos los creyentes independientemente de su entendimiento del resto de las escrituras <text:span text:style-name="T862">y del estado de su desarrollo como nueva criatura en Cristo Jesús.</text:span></text:p>
      <text:h text:style-name="Heading_20_2" text:outline-level="2">Advertencia.</text:h>
      <text:p text:style-name="P355">A partir de este punto en adelante, <text:span text:style-name="T860">é</text:span>sta <text:span text:style-name="T860">es una </text:span>presentación <text:span text:style-name="T860">del mejor entendimiento que tiene Jose Luis Quiroga de las escrituras, de la Biblia, hasta hoy, año 2021, basado en </text:span>mas de 20 años de lectura de las escrituras, <text:span text:style-name="T860">mas de</text:span> <text:span text:style-name="T860">15</text:span> años de estudio de las mismas, y mas de 10 años de estudio basado en el diccionario Strong y tratando de esclarecer inconsistencias buscando los vocablos en hebreo o griego que potencialmente <text:span text:style-name="T861">las </text:span>gener<text:span text:style-name="T861">e</text:span>n. <text:span text:style-name="T860">Estudio que tiene en cuenta los diferentes puntos de vista que se encuentran en Internet y que hace uso de las técnicas de procesamiento de información que tiene el autor por su formación técnica profesional. </text:span></text:p>
      <text:p text:style-name="P356"><text:soft-page-break/><text:span text:style-name="T864">E</text:span>l autor se reserva el derecho a estar <text:span text:style-name="T871">COMPLETAMENTE</text:span> equivocado y a cambiar de posición <text:span text:style-name="T868">en cualquier momento y sin el menor sentimiento de culpa o condenación,</text:span> si el <text:span text:style-name="T863">Espíritu</text:span> que <text:span text:style-name="T865">le da Vida </text:span>le <text:span text:style-name="T866">muestra</text:span> que esta equivocado.</text:p>
      <text:p text:style-name="P357">Es responsabilidad de usted, si realmente le interesa, estudiar por su cuenta las escrituras y llegar a sus propias conclusiones.</text:p>
      <text:p text:style-name="P358"><text:span text:style-name="T872">E</text:span>sta advertencia es también una invitación a que usted no solo lea, sino que también busque entender las escrituras originales por su cuenta. <text:span text:style-name="T870">L</text:span>as escritas en hebreo en la mente de <text:span text:style-name="T869">sus autores</text:span> Israelitas por inspiración del <text:span text:style-name="T873">Espíritu</text:span> Santo, del <text:span text:style-name="T873">Espíritu</text:span> de Yeshua.</text:p>
      <text:h text:style-name="P638" text:outline-level="1">Señor.</text:h>
      <text:p text:style-name="P183">Según la biblia, Yeshua es <text:span text:style-name="T594">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9"><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08">Colosenses 1:15-17 </text:span><text:a xlink:type="simple" xlink:href="https://www.biblegateway.com/passage/?search=Colosenses+1%3A15-17&amp;version=RVA" text:style-name="Internet_20_link" text:visited-style-name="Visited_20_Internet_20_Link"><text:span text:style-name="T608">RVA</text:span></text:a></text:p></text:note-body></text:note></text:span></text:p>
      <text:p text:style-name="P190">Así que Jesucristo fue el primero y por medio de el se creo todo, todito, todo. Y todo se creo para el. Y es por el que <text:span text:style-name="T614">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4"><text:span text:style-name="T379">C</text:span><text:span text:style-name="T334">omo quien dice todo, todito, todo, menos el Padre mismo. </text:span><text:span text:style-name="T405">Por eso todo en el nuevo testamento lo llaman “nuestro señor”.</text:span></text:p>
      <text:h text:style-name="P620" text:outline-level="2"><text:soft-page-break/><text:span text:style-name="T609">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5"><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592">Nehemias 9:6 </text:span><text:a xlink:type="simple" xlink:href="https://www.biblegateway.com/passage/?search=Nehemias+9%3A6&amp;version=RVA" text:style-name="Internet_20_link" text:visited-style-name="Visited_20_Internet_20_Link"><text:span text:style-name="T592">RVA</text:span></text:a><text:span text:style-name="T592"> </text:span><text:a xlink:type="simple" xlink:href="https://biblehub.com/text/nehemiah/9-6.htm" text:style-name="Internet_20_link" text:visited-style-name="Visited_20_Internet_20_Link"><text:span text:style-name="T592">biblehub</text:span></text:a></text:p></text:note-body></text:note></text:span></text:span><text:span text:style-name="T334">. </text:span><text:span text:style-name="T404">No solo las hizo sino que las mantiene funcionando.</text:span></text:p>
      <text:p text:style-name="P236"><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10">1 Reyes 8:27 </text:span><text:a xlink:type="simple" xlink:href="https://www.biblegateway.com/passage/?search=1+Reyes+8%3A27&amp;version=RVA" text:style-name="Internet_20_link" text:visited-style-name="Visited_20_Internet_20_Link"><text:span text:style-name="T610">RVA</text:span></text:a> <text:a xlink:type="simple" xlink:href="https://biblehub.com/text/1_kings/8-27.htm" text:style-name="Internet_20_link" text:visited-style-name="Visited_20_Internet_20_Link"><text:span text:style-name="T610">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11">2 Crónicas 2:6 </text:span><text:a xlink:type="simple" xlink:href="https://www.biblegateway.com/passage/?search=2+Cronicas+2%3A6&amp;version=RVA" text:style-name="Internet_20_link" text:visited-style-name="Visited_20_Internet_20_Link"><text:span text:style-name="T611">RVA</text:span></text:a><text:span text:style-name="T611"> </text:span><text:a xlink:type="simple" xlink:href="https://biblehub.com/text/2_chronicles/2-6.htm" text:style-name="Internet_20_link" text:visited-style-name="Visited_20_Internet_20_Link"><text:span text:style-name="T611">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12">2 Crónicas 6:18 </text:span><text:a xlink:type="simple" xlink:href="https://www.biblegateway.com/passage/?search=2+Cronicas+6%3A18&amp;version=RVA" text:style-name="Internet_20_link" text:visited-style-name="Visited_20_Internet_20_Link"><text:span text:style-name="T612">RVA</text:span></text:a><text:span text:style-name="T612"> </text:span><text:a xlink:type="simple" xlink:href="https://biblehub.com/text/2_chronicles/6-18.htm" text:style-name="Internet_20_link" text:visited-style-name="Visited_20_Internet_20_Link"><text:span text:style-name="T612">biblehub</text:span></text:a></text:p></text:note-body></text:note></text:span><text:span text:style-name="T412">.</text:span></text:p>
      <text:p text:style-name="P238"><text:span text:style-name="T414">Y en el salmo 68 también nos habla de los cielos de los cielos </text:span><text:span text:style-name="T414"><text:note text:id="ftn62" text:note-class="footnote"><text:note-citation>62</text:note-citation><text:note-body><text:p text:style-name="Footnote"><text:s/><text:span text:style-name="T613">Salmo 68:33 </text:span><text:a xlink:type="simple" xlink:href="https://www.biblegateway.com/passage/?search=Salmos+68%3A33&amp;version=RVA" text:style-name="Internet_20_link" text:visited-style-name="Visited_20_Internet_20_Link"><text:span text:style-name="T613">RVA</text:span></text:a> <text:a xlink:type="simple" xlink:href="https://biblehub.com/text/psalms/68-33.htm" text:style-name="Internet_20_link" text:visited-style-name="Visited_20_Internet_20_Link"><text:span text:style-name="T613">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13">Salmo 148:4 </text:span><text:a xlink:type="simple" xlink:href="https://www.biblegateway.com/passage/?search=Salmos+148%3A4&amp;version=RVA" text:style-name="Internet_20_link" text:visited-style-name="Visited_20_Internet_20_Link"><text:span text:style-name="T613">RVA</text:span></text:a> <text:a xlink:type="simple" xlink:href="https://biblehub.com/text/psalms/148-4.htm" text:style-name="Internet_20_link" text:visited-style-name="Visited_20_Internet_20_Link"><text:span text:style-name="T613">biblehub</text:span></text:a></text:p></text:note-body></text:note></text:span></text:span><text:span text:style-name="T414">.</text:span></text:p>
      <text:p text:style-name="P237"><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621" text:outline-level="2">Ángeles.</text:h>
      <text:p text:style-name="P184">Por supuesto los ángeles hacen parte de “todas las cosas” <text:span text:style-name="T595">y puesto que Yeshua, según Marcos 12, nos dice que seremos como los ángeles del cielo </text:span><text:span text:style-name="T595"><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95">. parece buena idea saber que dice la </text:span>biblia <text:span text:style-name="T597">de estos personajes</text:span>.</text:p>
      <text:p text:style-name="P191"><text:span text:style-name="T615">Los ángeles, o mesajeros de YHWH, según</text:span> la biblia, se ven <text:span text:style-name="T599">y actúan </text:span>exactamente como hombres. En Génesis 18, <text:span text:style-name="T621">estando </text:span>Abraham <text:span text:style-name="T621">frente a su tienda, se le aparecen de repente junto a el unos </text:span>hombres que <text:span text:style-name="T620">el reconoce y los llama YHWH y luego la biblia los llama con la palabra hebrea para </text:span>ángeles. En este pasaje de la biblia podemos ver que <text:span text:style-name="T624">estos personajes </text:span>hablan, comen y caminan <text:note text:id="ftn65" text:note-class="footnote"><text:note-citation>65</text:note-citation><text:note-body><text:p text:style-name="Footnote"><text:s/><text:span text:style-name="T597">Génesis 18 </text:span><text:a xlink:type="simple" xlink:href="https://www.biblegateway.com/passage/?search=Génesis+18&amp;version=DHH" text:style-name="Internet_20_link" text:visited-style-name="Visited_20_Internet_20_Link"><text:span text:style-name="T597">DHH</text:span></text:a></text:p></text:note-body></text:note><text:s/><text:span text:style-name="T623">y que la biblia usa las palabra hebreas de “hombres”, ”YHWH” y “ángeles” para referirse a ellos</text:span>. En Génesis 1<text:span text:style-name="T616">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597">Génesis 32:24 </text:span><text:a xlink:type="simple" xlink:href="https://www.biblegateway.com/passage/?search=Génesis+32%3A24&amp;version=RVA" text:style-name="Internet_20_link" text:visited-style-name="Visited_20_Internet_20_Link"><text:span text:style-name="T597">RVA</text:span></text:a></text:p></text:note-body></text:note>. <text:span text:style-name="T599">El ángel lo toca y Jacob queda cojo. En 1ra Reyes 19 un ángel toca a Elías varias veces </text:span><text:span text:style-name="T599"><text:note text:id="ftn67" text:note-class="footnote"><text:note-citation>67</text:note-citation><text:note-body><text:p text:style-name="Footnote"><text:s/><text:span text:style-name="T600">1 Reyes 19:4-7 </text:span><text:a xlink:type="simple" xlink:href="https://www.biblegateway.com/passage/?search=1+Reyes+19%3A4+-7&amp;version=RVA" text:style-name="Internet_20_link" text:visited-style-name="Visited_20_Internet_20_Link"><text:span text:style-name="T600">RVA</text:span></text:a></text:p></text:note-body></text:note></text:span><text:span text:style-name="T599">. Y en Zacarías 4 un ángel sacude a Zacarías para despertarlo </text:span><text:span text:style-name="T599"><text:note text:id="ftn68" text:note-class="footnote"><text:note-citation>68</text:note-citation><text:note-body><text:p text:style-name="Footnote"><text:s/><text:span text:style-name="T601">Zacarías 4:1 </text:span><text:a xlink:type="simple" xlink:href="https://www.biblegateway.com/passage/?search=Zacarias+4&amp;version=DHH" text:style-name="Internet_20_link" text:visited-style-name="Visited_20_Internet_20_Link"><text:span text:style-name="T601">DHH</text:span></text:a></text:p></text:note-body></text:note></text:span><text:span text:style-name="T599">. Los ángeles tienen un cuerpo físico. Como el de Jesucristo después de resucitado. Y también pueden matar personas. En 2da Reyes 19 un solo ángel mata 185 mil personas en una noche </text:span><text:span text:style-name="T599"><text:note text:id="ftn69" text:note-class="footnote"><text:note-citation>69</text:note-citation><text:note-body><text:p text:style-name="Footnote"><text:s/><text:span text:style-name="T600">2 Reyes 19:35 </text:span><text:a xlink:type="simple" xlink:href="https://www.biblegateway.com/passage/?search=2+Reyes+19%3A35&amp;version=RVA" text:style-name="Internet_20_link" text:visited-style-name="Visited_20_Internet_20_Link"><text:span text:style-name="T600">RVA</text:span></text:a></text:p></text:note-body></text:note></text:span><text:span text:style-name="T599">.</text:span></text:p>
      <text:p text:style-name="P189"><text:soft-page-break/>Pero recordemos que no es lo único que pueden hacer. S<text:span text:style-name="T598">egún 1ra Crónicas 21, pueden flotar entre el cielo y la tierra </text:span><text:span text:style-name="T598"><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8">. Similar a como el mismo Yeshua se elevo hacia el cielo, después de resucitado, según Hechos 1 </text:span><text:span text:style-name="T598"><text:note text:id="ftn71" text:note-class="footnote"><text:note-citation>71</text:note-citation><text:note-body><text:p text:style-name="P52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8">.</text:span></text:p>
      <text:p text:style-name="P90"><text:span text:style-name="T621">Los ángeles se pueden aparecer de un momento a otro en un lugar cualquiera, al igual que </text:span>el mismo Yeshua, según Lucas 24 y Juan 20, <text:span text:style-name="T602">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02">A</text:span>lgo similar a la teletransportacion que nos muestran las películas de ciencia ficción. Así, <text:span text:style-name="T617">los ángeles aparentemente no </text:span>necesita<text:span text:style-name="T603">n</text:span> caminar para ir de un lado a otro.</text:p>
      <text:p text:style-name="P241"><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22">y YHWH abre </text:span>los ojos del criado, y este <text:span text:style-name="T622">ve que </text:span><text:span text:style-name="Bible_5f_text"><text:span text:style-name="T622">“</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3"><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20">Jeremías 33:22 </text:span><text:a xlink:type="simple" xlink:href="https://www.biblegateway.com/passage/?search=Jeremías+33%3A22&amp;version=RVA" text:style-name="Internet_20_link" text:visited-style-name="Visited_20_Internet_20_Link"><text:span text:style-name="T720">RVA</text:span></text:a></text:p></text:note-body></text:note></text:span><text:span text:style-name="T431">.</text:span></text:p>
      <text:p text:style-name="P240"><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18">Mateo 26:53 </text:span><text:a xlink:type="simple" xlink:href="https://www.biblegateway.com/passage/?search=Mateo+26%3A53&amp;version=RVA" text:style-name="Internet_20_link" text:visited-style-name="Visited_20_Internet_20_Link"><text:span text:style-name="T618">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25">a los ángeles y</text:span> <text:span text:style-name="T625">heredó un nombre mas excelente que el ellos, porque Dios jamás dijo de un ángel: </text:span><text:span text:style-name="Bible_5f_text"><text:span text:style-name="T625">“</text:span></text:span><text:span text:style-name="Bible_5f_text">Hijo mío eres tú; yo te he engendrado hoy”</text:span>, <text:span text:style-name="T625">y jamás dijo de un ángel </text:span><text:span text:style-name="Bible_5f_text"><text:span text:style-name="T625">“</text:span></text:span><text:span text:style-name="Bible_5f_text">Yo seré para él, Padre; y él será para mí, Hijo”</text:span> <text:span text:style-name="T625">y además Dios ordena: </text:span><text:span text:style-name="Bible_5f_text"><text:span text:style-name="T625">“</text:span></text:span><text:span text:style-name="Bible_5f_text">Adórenle todos los ángeles de Dios” </text:span><text:span text:style-name="Bible_5f_text"><text:note text:id="ftn80" text:note-class="footnote"><text:note-citation>80</text:note-citation><text:note-body><text:p text:style-name="Footnote"><text:s/><text:span text:style-name="T606">Hebreos 1:4-6 </text:span><text:a xlink:type="simple" xlink:href="https://www.biblegateway.com/passage/?search=Hebreos+1%3A4-6&amp;version=RVA-2015" text:style-name="Internet_20_link" text:visited-style-name="Visited_20_Internet_20_Link"><text:span text:style-name="T606">RVA-2015</text:span></text:a></text:p></text:note-body></text:note></text:span><text:s/><text:span text:style-name="T604">citando Salmos 2 </text:span><text:span text:style-name="T604"><text:note text:id="ftn81" text:note-class="footnote"><text:note-citation>81</text:note-citation><text:note-body><text:p text:style-name="P529"><text:span text:style-name="T605"><text:s/>Salmos 2:7 </text:span><text:a xlink:type="simple" xlink:href="https://www.biblegateway.com/passage/?search=Salmos+2%3A7&amp;version=RVA-2015" text:style-name="Internet_20_link" text:visited-style-name="Visited_20_Internet_20_Link"><text:span text:style-name="T605">RVA-2015</text:span></text:a></text:p></text:note-body></text:note></text:span><text:span text:style-name="T604">, 1ra Crónicas 17 </text:span><text:span text:style-name="T604"><text:note text:id="ftn82" text:note-class="footnote"><text:note-citation>82</text:note-citation><text:note-body><text:p text:style-name="Footnote"><text:s/><text:span text:style-name="T605">1 Crónicas 17:13 </text:span><text:a xlink:type="simple" xlink:href="https://www.biblegateway.com/passage/?search=1+Cronicas+17%3A13&amp;version=RVA-2015" text:style-name="Internet_20_link" text:visited-style-name="Visited_20_Internet_20_Link"><text:span text:style-name="T605">RVA-2015</text:span></text:a></text:p></text:note-body></text:note></text:span><text:span text:style-name="T604"><text:s/>y 2da Samuel 7 </text:span><text:span text:style-name="T604"><text:note text:id="ftn83" text:note-class="footnote"><text:note-citation>83</text:note-citation><text:note-body><text:p text:style-name="Footnote"><text:s/><text:span text:style-name="T606">2 Samuel 7:14 </text:span><text:a xlink:type="simple" xlink:href="https://www.biblegateway.com/passage/?search=2+Samuel+7%3A14&amp;version=RVA-2015" text:style-name="Internet_20_link" text:visited-style-name="Visited_20_Internet_20_Link"><text:span text:style-name="T606">RVA-2015</text:span></text:a></text:p></text:note-body></text:note></text:span><text:span text:style-name="T604">.</text:span></text:p>
      <text:p text:style-name="P575">Yeshua es Señor de todo, todito, todo, excepto del Padre que fue quien le dio todo, todito, todo.</text:p>
      <text:p text:style-name="P247"><text:soft-page-break/><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19">Hebreos 13:2 </text:span><text:a xlink:type="simple" xlink:href="https://www.biblegateway.com/passage/?search=Hebreos+13%3A2&amp;version=RVA" text:style-name="Internet_20_link" text:visited-style-name="Visited_20_Internet_20_Link"><text:span text:style-name="T619">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596">Los que si tienen alas son los Serafim de Isaías 6, los Querubim de Ezequiel y las criaturas vivientes o animales de Revelacion 4, tres nombres distintos para los mismos criaturas que rodean el trono de Dios </text:span><text:span text:style-name="T596"><text:note text:id="ftn85" text:note-class="footnote"><text:note-citation>85</text:note-citation><text:note-body><text:p text:style-name="Footnote"><text:s/><text:span text:style-name="T632">Isaías 6:2 </text:span><text:a xlink:type="simple" xlink:href="https://www.biblegateway.com/passage/?search=Isaias+6%3A2&amp;version=RVA" text:style-name="Internet_20_link" text:visited-style-name="Visited_20_Internet_20_Link"><text:span text:style-name="T632">RVA</text:span></text:a><text:span text:style-name="T632"> Ezequiel 10:19 </text:span><text:a xlink:type="simple" xlink:href="https://www.biblegateway.com/passage/?search=Ezequiel+10%3A19&amp;version=RVA" text:style-name="Internet_20_link" text:visited-style-name="Visited_20_Internet_20_Link"><text:span text:style-name="T632">RVA</text:span></text:a> <text:span text:style-name="T633">Revelación 4:8 </text:span><text:a xlink:type="simple" xlink:href="https://www.biblegateway.com/passage/?search=Apocalipsis+4%3A8&amp;version=RVA" text:style-name="Internet_20_link" text:visited-style-name="Visited_20_Internet_20_Link"><text:span text:style-name="T633">RVA</text:span></text:a></text:p></text:note-body></text:note></text:span><text:span text:style-name="T596">. Pero otra acepción de la palabra hebrea es “extremidad” </text:span><text:span text:style-name="T596"><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593">H3671</text:span></text:a></text:p></text:note-body></text:note></text:span><text:span text:style-name="T596">, así que fácilmente pueden ser algo diferente a alas como las vemos en las aves. </text:span></text:p>
      <text:p text:style-name="P185"><text:span text:style-name="T643">E</text:span>n <text:span text:style-name="T651">estas cuatro </text:span>criaturas pareciera que las seis extremidades <text:note text:id="ftn87" text:note-class="footnote"><text:note-citation>87</text:note-citation><text:note-body><text:p text:style-name="Footnote"><text:s/><text:span text:style-name="T644">Revelación 4:8 </text:span><text:a xlink:type="simple" xlink:href="https://www.biblegateway.com/passage/?search=Apocalipsis+4%3A8&amp;version=RVA" text:style-name="Internet_20_link" text:visited-style-name="Visited_20_Internet_20_Link"><text:span text:style-name="T644">RVA</text:span></text:a></text:p></text:note-body></text:note><text:s/>que dice Juan se corresponden con las <text:span text:style-name="T644">de Isaías </text:span><text:span text:style-name="T644"><text:note text:id="ftn88" text:note-class="footnote"><text:note-citation>88</text:note-citation><text:note-body><text:p text:style-name="Footnote"><text:s/><text:span text:style-name="T644">Isaías 6:2 </text:span><text:a xlink:type="simple" xlink:href="https://www.biblegateway.com/passage/?search=Isaias+6%3A2&amp;version=RVA" text:style-name="Internet_20_link" text:visited-style-name="Visited_20_Internet_20_Link"><text:span text:style-name="T644">RVA</text:span></text:a></text:p></text:note-body></text:note></text:span><text:span text:style-name="T644"><text:s/>y con las </text:span>de Ezequiel <text:note text:id="ftn89" text:note-class="footnote"><text:note-citation>89</text:note-citation><text:note-body><text:p text:style-name="Footnote"><text:s/><text:span text:style-name="T645">Ezequiel 1:6-7 </text:span><text:a xlink:type="simple" xlink:href="https://www.biblegateway.com/passage/?search=Ezekiel+1%3A6-7&amp;version=RVA" text:style-name="Internet_20_link" text:visited-style-name="Visited_20_Internet_20_Link"><text:span text:style-name="T645">RVA</text:span></text:a></text:p></text:note-body></text:note><text:s/>si dos son patas de becerro con algo de estructura de ala, dos son brazos con algo de estructura de ala y dos son alas como las vemos en las águilas. </text:p>
      <text:p text:style-name="P188"><text:span text:style-name="T652">Estas </text:span>criaturas parecen ser simples animales mas que cualquier otra cosa. <text:span text:style-name="T651">Estas </text:span>criaturas<text:span text:style-name="T651"> n</text:span>o parecen ser muy inteligentes ni tener conciencia. Lo máximo que hacen es repetir como loros una frase <text:note text:id="ftn90" text:note-class="footnote"><text:note-citation>90</text:note-citation><text:note-body><text:p text:style-name="Footnote"><text:s/><text:span text:style-name="T646">Revelación 4:8 </text:span><text:a xlink:type="simple" xlink:href="https://www.biblegateway.com/passage/?search=Apocalipsis+4%3A8&amp;version=RVA" text:style-name="Internet_20_link" text:visited-style-name="Visited_20_Internet_20_Link"><text:span text:style-name="T646">RVA</text:span></text:a><text:span text:style-name="T646"> Isaías 6:7 </text:span><text:a xlink:type="simple" xlink:href="https://www.biblegateway.com/passage/?search=isaias+6%3A7&amp;version=RVA" text:style-name="Internet_20_link" text:visited-style-name="Visited_20_Internet_20_Link"><text:span text:style-name="T646">RVA</text:span></text:a></text:p></text:note-body></text:note>, pasar un objeto <text:note text:id="ftn91" text:note-class="footnote"><text:note-citation>91</text:note-citation><text:note-body><text:p text:style-name="Footnote"><text:s/><text:span text:style-name="T646">Revelación 15:7 </text:span><text:a xlink:type="simple" xlink:href="https://www.biblegateway.com/passage/?search=Apocalipsis+15%3A7&amp;version=RVA" text:style-name="Internet_20_link" text:visited-style-name="Visited_20_Internet_20_Link"><text:span text:style-name="T646">RVA</text:span></text:a> <text:span text:style-name="T646">Isaías 6:6 </text:span><text:a xlink:type="simple" xlink:href="https://www.biblegateway.com/passage/?search=isaias+6%3A6&amp;version=RVA" text:style-name="Internet_20_link" text:visited-style-name="Visited_20_Internet_20_Link"><text:span text:style-name="T646">RVA</text:span></text:a> <text:span text:style-name="T646">Ezequiel 10:7 </text:span><text:a xlink:type="simple" xlink:href="https://www.biblegateway.com/passage/?search=Ezequiel+10%3A7&amp;version=RVA" text:style-name="Internet_20_link" text:visited-style-name="Visited_20_Internet_20_Link"><text:span text:style-name="T646">RVA</text:span></text:a></text:p></text:note-body></text:note>. Ademas cuando hacen esto, solo pasa en una visión y no en una narración que describa eventos <text:span text:style-name="T647">físicos</text:span>. <text:span text:style-name="T696">En estas tareas, t</text:span>an inteligentes como un perro o un loro. <text:span text:style-name="T689">De hecho unos funcionan como perros guardianes según Génesis 3 </text:span><text:span text:style-name="T689"><text:note text:id="ftn92" text:note-class="footnote"><text:note-citation>92</text:note-citation><text:note-body><text:p text:style-name="Footnote"><text:s/><text:span text:style-name="T689">Génesis 3:24 </text:span><text:a xlink:type="simple" xlink:href="https://www.biblegateway.com/passage/?search=Genesis+3%3A24&amp;version=RVA" text:style-name="Internet_20_link" text:visited-style-name="Visited_20_Internet_20_Link"><text:span text:style-name="T689">RVA</text:span></text:a></text:p></text:note-body></text:note></text:span><text:span text:style-name="T689">. O protectores, según Ezequiel 28 </text:span><text:span text:style-name="T689"><text:note text:id="ftn93" text:note-class="footnote"><text:note-citation>93</text:note-citation><text:note-body><text:p text:style-name="Footnote"><text:s/><text:span text:style-name="T696">Ezequiel 28:14 </text:span><text:a xlink:type="simple" xlink:href="https://www.biblegateway.com/passage/?search=Ezequiel+28%3A14&amp;version=RVA" text:style-name="Internet_20_link" text:visited-style-name="Visited_20_Internet_20_Link"><text:span text:style-name="T696">RVA</text:span></text:a></text:p></text:note-body></text:note></text:span><text:span text:style-name="T689">, que compara directamente al rey de Tiro, y a el Satán indirectamente, con uno de estos animales.</text:span></text:p>
      <text:p text:style-name="P199">La traducción de Seraf, el singular de Serafim, es serpiente. Una animal. Y tres del total de cuatro <text:span text:style-name="T643">caras que tienen los </text:span>Querubim <text:span text:style-name="T643">son de </text:span>animal: un<text:span text:style-name="T643">a</text:span> <text:span text:style-name="T643">es</text:span> de águila, un<text:span text:style-name="T643">a</text:span> <text:span text:style-name="T643">es </text:span>de becerro y otr<text:span text:style-name="T643">a</text:span> <text:span text:style-name="T643">es</text:span> de leon. Y sus patas son de becerro, <text:span text:style-name="T648">aunque también parecen tener algo de estructura de alas</text:span>. </text:p>
      <text:p text:style-name="P186">Animales poderosos, <text:span text:style-name="T697">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649">Ezequiel 1:5 </text:span><text:a xlink:type="simple" xlink:href="https://www.biblegateway.com/passage/?search=Ezequiel+1%3A5&amp;version=RVA" text:style-name="Internet_20_link" text:visited-style-name="Visited_20_Internet_20_Link"><text:span text:style-name="T649">RVA</text:span></text:a></text:p></text:note-body></text:note><text:s/>y <text:span text:style-name="T643">tener capacidades extraordinarias como cambiar su cara a cualquiera de cuatro posibles </text:span><text:span text:style-name="T643"><text:note text:id="ftn95" text:note-class="footnote"><text:note-citation>95</text:note-citation><text:note-body><text:p text:style-name="Footnote"><text:s/><text:span text:style-name="T649">Ezequiel 1:10 </text:span><text:a xlink:type="simple" xlink:href="https://www.biblegateway.com/passage/?search=Ezequiel+1%3A10&amp;version=RVA" text:style-name="Internet_20_link" text:visited-style-name="Visited_20_Internet_20_Link"><text:span text:style-name="T649">RVA</text:span></text:a></text:p></text:note-body></text:note></text:span><text:span text:style-name="T643">. Una especie de transformer biológicos. Emiten luz que viene de su interior que parece ser como llamas de carbón encendido </text:span><text:span text:style-name="T643"><text:note text:id="ftn96" text:note-class="footnote"><text:note-citation>96</text:note-citation><text:note-body><text:p text:style-name="Footnote"><text:s/><text:span text:style-name="T650">Ezequiel 1:13 </text:span><text:a xlink:type="simple" xlink:href="https://www.biblegateway.com/passage/?search=Ezequiel+1%3A13&amp;version=RVA" text:style-name="Internet_20_link" text:visited-style-name="Visited_20_Internet_20_Link"><text:span text:style-name="T650">RVA</text:span></text:a></text:p></text:note-body></text:note></text:span><text:span text:style-name="T643">. Uno de ellos incluso toma con su mano de dicho fuego en su interior y se lo da un hombre vestido de lino </text:span><text:span text:style-name="T643"><text:note text:id="ftn97" text:note-class="footnote"><text:note-citation>97</text:note-citation><text:note-body><text:p text:style-name="P530"><text:s/><text:span text:style-name="T646">Ezequiel 10:7 </text:span><text:a xlink:type="simple" xlink:href="https://www.biblegateway.com/passage/?search=Ezequiel+10%3A7&amp;version=RVA" text:style-name="Internet_20_link" text:visited-style-name="Visited_20_Internet_20_Link"><text:span text:style-name="T646">RVA</text:span></text:a></text:p></text:note-body></text:note></text:span><text:span text:style-name="T643">. Y, según Ezequiel 1, corren como el relámpagos </text:span><text:span text:style-name="T643"><text:note text:id="ftn98" text:note-class="footnote"><text:note-citation>98</text:note-citation><text:note-body><text:p text:style-name="Footnote"><text:s/><text:span text:style-name="T653">Ezequiel 1:14 </text:span><text:a xlink:type="simple" xlink:href="https://www.biblegateway.com/passage/?search=Ezequiel+1%3A14&amp;version=RVA" text:style-name="Internet_20_link" text:visited-style-name="Visited_20_Internet_20_Link"><text:span text:style-name="T653">RVA</text:span></text:a></text:p></text:note-body></text:note></text:span><text:span text:style-name="T643">.</text:span></text:p>
      <text:p text:style-name="P187"><text:soft-page-break/>Animales poderosos pero animales al fin y al cabo.</text:p>
      <text:h text:style-name="P622" text:outline-level="2"><text:span text:style-name="T607">Creación</text:span>.</text:h>
      <text:p text:style-name="P242"><text:span text:style-name="T628">La biblia describe l</text:span>a creación, o lo que el autor de Hebreos 9 llama “<text:span text:style-name="T628">ESTA</text:span> creación” <text:note text:id="ftn99" text:note-class="footnote"><text:note-citation>99</text:note-citation><text:note-body><text:p text:style-name="Footnote"><text:s/><text:span text:style-name="T628">Hebreos 9:11 </text:span><text:a xlink:type="simple" xlink:href="https://www.biblegateway.com/passage/?search=Hebreos+9%3A11&amp;version=RVA" text:style-name="Internet_20_link" text:visited-style-name="Visited_20_Internet_20_Link"><text:span text:style-name="T628">RVA</text:span></text:a><text:span text:style-name="T628"> </text:span><text:a xlink:type="simple" xlink:href="https://biblehub.com/text/hebrews/9-11.htm" text:style-name="Internet_20_link" text:visited-style-name="Visited_20_Internet_20_Link"><text:span text:style-name="T628">biblehub</text:span></text:a> <text:a xlink:type="simple" xlink:href="https://biblehub.com/greek/3778.htm" text:style-name="Internet_20_link" text:visited-style-name="Visited_20_Internet_20_Link"><text:span text:style-name="T654">G3778</text:span></text:a></text:p></text:note-body></text:note>, en Genesis 1 y <text:span text:style-name="T628">Génesis </text:span>2.</text:p>
      <text:p text:style-name="P243"><text:span text:style-name="T639">M</text:span>uchas personas trata<text:span text:style-name="T639">n</text:span> de reconciliar lo que dice el texto <text:span text:style-name="T639">del Génesis </text:span>con las ideas de una religión que se hace pasar por ciencia. <text:span text:style-name="T640">O con ideas preconcebidas de lo que narra el texto.</text:span></text:p>
      <text:p text:style-name="P244">Pero en realidad no hay necesidad <text:span text:style-name="T627">si leemos el texto tal y como está.</text:span></text:p>
      <text:p text:style-name="P248">Y si no negamos lo que por lógica es obvio: Que TIENE que existir un creador.</text:p>
      <text:p text:style-name="P143"><text:span text:style-name="T641">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9">complejidad de la </text:span>maquinaria biológica <text:span text:style-name="T228">que observamos en plantas y animales </text:span>exige un<text:span text:style-name="T629">a</text:span> <text:span text:style-name="T629">tecnología</text:span> <text:span text:style-name="T631">de alguien </text:span>muchísimo mas inteligente, <text:span text:style-name="T316">diseñador </text:span>y creativo que el ser humano. <text:span text:style-name="T642">Un creador.</text:span></text:p>
      <text:p text:style-name="P193">Es simple observación y lógica.</text:p>
      <text:p text:style-name="P195"><text:span text:style-name="T635">Por eso</text:span> <text:span text:style-name="T63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8">Haciendo esto y estudiando un poco el hebreo original</text:span>, <text:span text:style-name="T629">la descripción de Génesis 1 y Génesis 2 se puede entender de manera coherente con proyecciones futuristas de la tecnología actual del hombre.</text:span></text:p>
      <text:p text:style-name="P245"><text:span text:style-name="T626">El primer versículo nos delimita que va a hablar de dos partes: el shamaim, traducido como los cielos, y la tierra. </text:span><text:span text:style-name="Bible_5f_text"><text:span text:style-name="T626">“</text:span></text:span><text:bookmark text:name="es-RVA-1"/><text:span text:style-name="Bible_5f_text">EN el principio crió Dios los cielos y la tierra</text:span><text:span text:style-name="Bible_5f_text"><text:span text:style-name="T626">” </text:span></text:span><text:span text:style-name="Bible_5f_text"><text:span text:style-name="T626"><text:note text:id="ftn100" text:note-class="footnote"><text:note-citation>100</text:note-citation><text:note-body><text:p text:style-name="Footnote"><text:s/><text:span text:style-name="T629">Génesis 1:1 </text:span><text:a xlink:type="simple" xlink:href="https://www.biblegateway.com/passage/?search=Génesis+1%3A1&amp;version=RVA" text:style-name="Internet_20_link" text:visited-style-name="Visited_20_Internet_20_Link"><text:span text:style-name="T629">RVA</text:span></text:a></text:p></text:note-body></text:note></text:span></text:span><text:span text:style-name="T626">.</text:span></text:p>
      <text:p text:style-name="P246">Aquí es importante aclarar que el vocablo hebreo de crear también <text:span text:style-name="T631">acepta</text:span> <text:span text:style-name="T631">la idea</text:span> de construir, de organizar, de dar forma, <text:span text:style-name="T631">de armar.</text:span></text:p>
      <text:p text:style-name="P249"><text:soft-page-break/><text:span text:style-name="T629">En el siguiente versículo observamos que había cosas preexistentes a eso que va a crear, organizar o armar: </text:span><text:span text:style-name="Bible_5f_text"><text:span text:style-name="T62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9">” </text:span></text:span><text:span text:style-name="Bible_5f_text"><text:span text:style-name="T629"><text:note text:id="ftn101" text:note-class="footnote"><text:note-citation>101</text:note-citation><text:note-body><text:p text:style-name="Footnote"><text:s/><text:span text:style-name="T630">Génesis 1:2 </text:span><text:a xlink:type="simple" xlink:href="https://www.biblegateway.com/passage/?search=Génesis+1%3A2&amp;version=RVA" text:style-name="Internet_20_link" text:visited-style-name="Visited_20_Internet_20_Link"><text:span text:style-name="T630">RVA</text:span></text:a></text:p></text:note-body></text:note></text:span></text:span><text:span text:style-name="T629">. Ya había una “tierra desordenada”, un “abismo” y unas “aguas”. Y todo estaba oscuro. No es difícil imaginar un planeta lleno de agua pero vacío y oscuro por la falta de una atmósfera transparente.</text:span></text:p>
      <text:p text:style-name="P250">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0">Así, no es difícil imaginar que todo ten<text:span text:style-name="T666">í</text:span>a que ser puesto en funcionamiento en un lapso de tiempo que le permitiera al sistema global arrancar sin colapsar. Un lapso de tiempo como el descrito en Genesis 1 y 2. Seis gi<text:span text:style-name="T665">r</text:span>os del planeta sobre su eje. Seis días. <text:span text:style-name="T762">Punto.</text:span></text:p>
      <text:h text:style-name="Heading_20_8" text:outline-level="8">Dia 1.</text:h>
      <text:p text:style-name="P251"><text:span text:style-name="T667">El tercer versículo de la biblia nos dice que hizo Elohim el primer día: “</text:span><text:bookmark text:name="es-RVA-3"/>Y dijo Dios: Sea la luz: y fué la luz<text:span text:style-name="T667">” </text:span><text:span text:style-name="T667"><text:note text:id="ftn102" text:note-class="footnote"><text:note-citation>102</text:note-citation><text:note-body><text:p text:style-name="Footnote"><text:s/><text:span text:style-name="T668">Génesis 1:3 </text:span><text:a xlink:type="simple" xlink:href="https://www.biblegateway.com/passage/?search=Génesis+1%3A3&amp;version=RVA" text:style-name="Internet_20_link" text:visited-style-name="Visited_20_Internet_20_Link"><text:span text:style-name="T668">RVA</text:span></text:a></text:p></text:note-body></text:note></text:span><text:span text:style-name="T667">.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46" text:outline-level="8">Dia <text:span text:style-name="T669">2</text:span>.</text:h>
      <text:p text:style-name="P252"><text:span text:style-name="T669">El sexto versículo nos resume el segundo día: “</text:span><text:bookmark text:name="es-RVA-6"/>Y dijo Dios: Haya expansión en medio de las aguas, y separe las aguas de las aguas<text:span text:style-name="T669">” <text:s/></text:span><text:span text:style-name="T669"><text:note text:id="ftn103" text:note-class="footnote"><text:note-citation>103</text:note-citation><text:note-body><text:p text:style-name="Footnote"><text:s/><text:span text:style-name="T669">Génesis 1:6 </text:span><text:a xlink:type="simple" xlink:href="https://www.biblegateway.com/passage/?search=Génesis+1%3A6&amp;version=RVA" text:style-name="Internet_20_link" text:visited-style-name="Visited_20_Internet_20_Link"><text:span text:style-name="T669">RVA</text:span></text:a></text:p></text:note-body></text:note></text:span><text:span text:style-name="T669">.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46" text:outline-level="8">Dia <text:span text:style-name="T669">3</text:span>.</text:h>
      <text:p text:style-name="P253">En el tercer día Elohim separa los seco de la masa de agua inferior. Si se reconcilia el texto con la evidencia física que vemos aún hoy día, incluso después de los tiempos de <text:soft-page-break/>Noé, el proceso genera una especie de conchas continentales alrededor del planeta que encierran océanos subterráneos interconectados y <text:span text:style-name="T670">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47" text:outline-level="8">Dia <text:span text:style-name="T671">4</text:span>.</text:h>
      <text:p text:style-name="P254">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48" text:outline-level="8">Dia 5.</text:h>
      <text:p text:style-name="P254">El día quinto Elohim da la orden de crear todos los animales <text:span text:style-name="T672">aquaticos </text:span>adultos <text:span text:style-name="T672">y aves adultas </text:span>con los que diseñó empezar el proceso reproductivo de <text:span text:style-name="T672">estos </text:span>animal<text:span text:style-name="T672">es</text:span>. Y lo hizo de manera similar a como creó toda la vegetación del planeta, mediante <text:span text:style-name="T670">tele-copia atómica paralela globalizada, <text:s/></text:span>para usar <text:span text:style-name="T670">terminología de tipo cinematográfico. O sea un copy-paste atómico tridimensional y paralelo.</text:span></text:p>
      <text:h text:style-name="P649" text:outline-level="8">Dia 6.</text:h>
      <text:p text:style-name="P256">El día sexto hizo el resto de los animales adultos, <text:span text:style-name="T673">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6">la copia maestra</text:span>: el hijo de Dios, el Señor de Señores, el Rey de Reyes, El Hijo Unigénito de <text:span text:style-name="T673">Dios</text:span>, El Primero y el Último, El Meshiackh de Israel: Yeshua Hamashiackh, Nuestro Salvador Jesucristo. <text:span text:style-name="T67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73"><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683">H929</text:span></text:a></text:p></text:note-body></text:note></text:span><text:span text:style-name="T673"><text:s/>así lo indica. Y luego, por ahí en la tardecita, cuando Adán ya había hecho su tarea, Elohim lo duerme y le crea su compañera.</text:span></text:p>
      <text:h text:style-name="P650" text:outline-level="8"><text:span text:style-name="T678">Fácil</text:span>.</text:h>
      <text:p text:style-name="P255">Si realmente aceptamos lo lógico. Que:</text:p>
      <text:p text:style-name="P145"><text:soft-page-break/><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9">complejidad de la </text:span>maquinaria biológica <text:span text:style-name="T228">que observamos en plantas y animales </text:span>exige un<text:span text:style-name="T629">a</text:span> <text:span text:style-name="T629">tecnología</text:span> <text:span text:style-name="T631">de alguien </text:span>muchísimo mas inteligente, <text:span text:style-name="T316">diseñador </text:span>y creativo que el ser humano. <text:span text:style-name="T642">Un creador.</text:span></text:p>
      <text:p text:style-name="P204">Si realmente aceptamos que TIENE, <text:span text:style-name="T684">por necesidad lógica,</text:span> que haber un creador <text:span text:style-name="T675">con una tecnología que apenas logramos imaginar</text:span>.</text:p>
      <text:p text:style-name="P204">Y si leemos Génesis 1 y 2 como están escritos, y <text:span text:style-name="T674">no como nos enseñaron a leerlos, o como queremos leerlos para que cuadren con nuestras ideas preconcebidas</text:span>.</text:p>
      <text:p text:style-name="P204"><text:span text:style-name="T677">Hoy día, con la tecnología actual, imaginando la del creador, n</text:span>o es difícil creer los dos primeros capítulos del Génesis.</text:p>
      <text:h text:style-name="Heading_20_2" text:outline-level="2"><text:span text:style-name="T685">Lo anterior</text:span>.</text:h>
      <text:p text:style-name="P303">Pero según la mismas escrituras, según la biblia, hay cosas que ya estaban antes de la creación descrita en Genesis 1 y 2.</text:p>
      <text:h text:style-name="Heading_20_8" text:outline-level="8">Elohim.</text:h>
      <text:p text:style-name="P307">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2"><text:span text:style-name="T761">Yeshua, nuestro señor Jesucristo, así no todos estén enterados de que es su señor, o no quieran reconocerlo como tal, tampoco hace parte de ESTA creación. Según Juan 1, </text:span><text:span text:style-name="Bible_5f_text"><text:span text:style-name="T76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61">”</text:span></text:span><text:span text:style-name="T761"> y luego nos dice que: </text:span><text:span text:style-name="Bible_5f_text"><text:span text:style-name="T761">“</text:span></text:span><text:bookmark text:name="es-RVA-2015-26026"/><text:span text:style-name="Bible_5f_text"><text:span text:style-name="T761">Y </text:span></text:span><text:span text:style-name="Bible_5f_text">la Palabra se hizo carne y habitó entre nosotros, y contemplamos su gloria, como la gloria del unigénito del Padre lleno de gracia y de verda</text:span><text:span text:style-name="Bible_5f_text"><text:span text:style-name="T761">d”</text:span></text:span><text:span text:style-name="T761">. Y termina identificando a la Palabra con Jesucristo diciendo </text:span><text:span text:style-name="Bible_5f_text"><text:span text:style-name="T761">“</text:span></text:span><text:bookmark text:name="es-RVA-2015-26029"/><text:span text:style-name="Bible_5f_text">la gracia y la verdad nos han llegado por medio de Jesucristo</text:span><text:span text:style-name="Bible_5f_text"><text:span text:style-name="T761">”</text:span></text:span><text:span text:style-name="T761">. Todas las cosas fueron hechas por medio de Yeshua y sin El no fue hecho nada de loa que ha sido hecho. Yeshua es anterior a todo lo creado incluyendo ESTA creación.</text:span></text:p>
      <text:h text:style-name="P651" text:outline-level="8"><text:soft-page-break/>Los Hijos de Elohim.</text:h>
      <text:p text:style-name="P300"><text:span text:style-name="T759">Los "beni-haelohim”, los hijos de Elohim </text:span><text:span text:style-name="T759"><text:note text:id="ftn105" text:note-class="footnote"><text:note-citation>105</text:note-citation><text:note-body><text:p text:style-name="Footnote"><text:s/><text:span text:style-name="T727">Job 1:6 </text:span><text:a xlink:type="simple" xlink:href="https://biblehub.com/text/job/1-6.htm" text:style-name="Internet_20_link" text:visited-style-name="Visited_20_Internet_20_Link"><text:span text:style-name="T727">biblehub</text:span></text:a></text:p></text:note-body></text:note></text:span><text:span text:style-name="T759">,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652" text:outline-level="8">Los ángeles.</text:h>
      <text:p text:style-name="P301">En ninguna parte del recuento de la creación en Génesis 1 y 2 aparece el vocablo hebreo <text:span text:style-name="T680">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678">H4397</text:span></text:a></text:p></text:note-body></text:note><text:span text:style-name="T680">, el vocablo “malakh” en singular o “malakhim” en plural, usado en la biblia </text:span>para “ángel” o “mensajero”. <text:span text:style-name="T759">Ademas, en el Salmo 8, también se usa el vocablo de Elohim, ese que es el Creador, para referirse a los ángeles como conjunto </text:span><text:span text:style-name="T759"><text:note text:id="ftn107" text:note-class="footnote"><text:note-citation>107</text:note-citation><text:note-body><text:p text:style-name="Footnote"><text:s/><text:span text:style-name="T686">Salmos 8:5 </text:span><text:a xlink:type="simple" xlink:href="https://biblehub.com/text/psalms/8-5.htm" text:style-name="Internet_20_link" text:visited-style-name="Visited_20_Internet_20_Link"><text:span text:style-name="T686">biblehub</text:span></text:a></text:p></text:note-body></text:note></text:span><text:span text:style-name="T759">. Los ángeles no hacen parte de ESTA creación. </text:span></text:p>
      <text:h text:style-name="P653" text:outline-level="8"><text:span text:style-name="T763">El Satán y compañía</text:span>.</text:h>
      <text:p text:style-name="P304"><text:span text:style-name="T775">Los </text:span>“bení-haelohim” <text:span text:style-name="T775">que no son ángeles</text:span>, todos esos hijos de Elohim que <text:span text:style-name="T775">se opusieron a</text:span> YHWH, a Jehová, a Elohim, <text:span text:style-name="T775">cuando creó al ser humano, </text:span>tampoco hacen parte de ESTA creación. Entre ellos está el Satán, la serpiente antigua, el diablo, <text:span text:style-name="T764">el primer mentiroso y el primer asesino todos títulos de la persona que solo conocemos por dichos títulos. El mismo que inicia el problemita de la desobediencia al engañar a Eva</text:span>. <text:span text:style-name="T765">El Satán y compañía n</text:span>o hacen parte <text:span text:style-name="T765">de ESTA creación </text:span>porque son un subconjuto de los bení-haelohim <text:span text:style-name="T765">que tampoco hacen parte de ESTA creación</text:span>.</text:p>
      <text:h text:style-name="P651" text:outline-level="8">Las estrellas.</text:h>
      <text:p text:style-name="P305">Las estrellas tampoco. La única aparición del vocablo usado en la biblia para “estrella”, el vocablo <text:span text:style-name="T680">H3556 </text:span><text:span text:style-name="T680"><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680">H3556</text:span></text:a></text:p></text:note-body></text:note></text:span><text:span text:style-name="T68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80">Esto es perfectamente coherente con el hecho de que los “cielos” del Génesis también tienen un cielo, que también fue creado por YHWH solo que ANTES de ESTA creación.</text:span></text:p>
      <text:h text:style-name="P654" text:outline-level="8"><text:span text:style-name="T766">Una parte de l</text:span>os ejércitos <text:span text:style-name="T766">del Cielo</text:span>.</text:h>
      <text:p text:style-name="P299"><text:span text:style-name="T760">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82">vocablo </text:span>hebreo para “ejércitos”, <text:span text:style-name="T681">el vocablo H6635 </text:span><text:span text:style-name="T681"><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681">H6635</text:span></text:a></text:p></text:note-body></text:note></text:span><text:span text:style-name="T681">, el vocablo “tsaba”</text:span> <text:soft-page-break/>solo aparece <text:span text:style-name="T679">UNA</text:span> vez <text:span text:style-name="T760">en Génesis 1</text:span>, <text:span text:style-name="T760">y aparece</text:span> <text:span text:style-name="T679">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6">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767">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532"><text:s/><text:span text:style-name="T767">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9">la letra hebrea que se usa separar frases</text:span>. El shamaim hace parte de ESTA creación, la narrada en Génesis 1 y 2. El cielo del los cielos no. <text:span text:style-name="T768">Ese y</text:span>a estaba, ya existía. En el estaban <text:span text:style-name="T760">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74">Coherencia</text:span>.</text:h>
      <text:p text:style-name="P310">Por supuesto esta es solo UNA manera de entender <text:span text:style-name="T770">coherentemente</text:span> la biblia con lo que la creatividad técnica del hombre que usamos en el día a día nos permite <text:span text:style-name="T773">proyectar lógicamente</text:span>. Porque si la comparamos con la creatividad técnica necesaria para toda la maquinaria biológica que observamos en el día a día: plantas, animales y personas, <text:span text:style-name="T770">es racionalmente innegable </text:span>que TIENE que existir un Creador <text:span text:style-name="T773">muchísimo mas inteligente y creativo que el ser humnano</text:span>. <text:span text:style-name="T770">E</text:span>se Elohim del Génesis 1. <text:span text:style-name="T774">Esta es solo la que parece ser la mas literal de todas las maneras de entender un texto que tiene que estar diseñado para todas las edades y todas la épocas.</text:span></text:p>
      <text:p text:style-name="P311">La creatividad técnica es el mejor criterio para distinguir una religión de una ciencia. Si, el cristianismo es una Fe. Nunca lo ha negado. <text:span text:style-name="T772">Si, reclama ser la única verdadera. Pero e</text:span>s muchísimo mas lógica y coherente, <text:span text:style-name="T771">con esa creatividad técnica que observamos, </text:span>que <text:span text:style-name="T772">el resto de</text:span> <text:span text:style-name="T771">religiones, incluyendo algunas que </text:span>se hacen pasar por ciencias.</text:p>
      <text:p text:style-name="P312"><text:span text:style-name="T774">S</text:span>egún la biblia, Yeshua es Señor de Señores sobre <text:span text:style-name="T687">todo</text:span>, <text:span text:style-name="T687">todito</text:span>, <text:span text:style-name="T687">todo</text:span> <text:span text:style-name="T759">incluyendo todo lo anterior a ESTA creación, porque estas cosas también fueron creadas por YHWH, su Padre, quien se las entregó. </text:span></text:p>
      <text:p text:style-name="P308">Esta manera de entender la biblia no contradice nada de lo que está escrito en ella y parece ser la mas literal de todas.</text:p>
      <text:h text:style-name="Heading_20_1" text:outline-level="1"><text:soft-page-break/>Salvador.</text:h>
      <text:p text:style-name="P313"><text:span text:style-name="T776">Según la biblia, en Lucas 2, se dice de Yeshua que: </text:span><text:span text:style-name="Bible_5f_text"><text:span text:style-name="T688">“</text:span></text:span><text:bookmark text:name="es-RVA-249841"/><text:span text:style-name="Bible_5f_text">os ha nacido hoy, en la ciudad de David, un Salvador, que es CRISTO el Señor</text:span><text:span text:style-name="Bible_5f_text"><text:span text:style-name="T688">” </text:span></text:span><text:span text:style-name="Bible_5f_text"><text:span text:style-name="T688"><text:note text:id="ftn112" text:note-class="footnote"><text:note-citation>112</text:note-citation><text:note-body><text:p text:style-name="Footnote"><text:s/><text:span text:style-name="T688">Lucas 2:11 </text:span><text:a xlink:type="simple" xlink:href="https://www.biblegateway.com/passage/?search=Lucas+2%3A11&amp;version=RVA" text:style-name="Internet_20_link" text:visited-style-name="Visited_20_Internet_20_Link"><text:span text:style-name="T688">RVA</text:span></text:a></text:p></text:note-body></text:note></text:span></text:span><text:span text:style-name="T688">, y en Juan 4 unos samaritanos dicen de Jesucristo que: </text:span><text:span text:style-name="Bible_5f_text"><text:span text:style-name="T688">“nosotros mismos hemos oído, y sabemos que verdaderamente éste es el Salvador del mundo, el Cristo” </text:span></text:span><text:span text:style-name="Bible_5f_text"><text:span text:style-name="T688"><text:note text:id="ftn113" text:note-class="footnote"><text:note-citation>113</text:note-citation><text:note-body><text:p text:style-name="Footnote"><text:s/><text:span text:style-name="T688">Juan 4:42 </text:span><text:a xlink:type="simple" xlink:href="https://www.biblegateway.com/passage/?search=Juan+4%3A42&amp;version=RVA" text:style-name="Internet_20_link" text:visited-style-name="Visited_20_Internet_20_Link"><text:span text:style-name="T688">RVA</text:span></text:a></text:p></text:note-body></text:note></text:span></text:span><text:span text:style-name="T688">. </text:span></text:p>
      <text:p text:style-name="P315">Así, según la biblia, Jesucristo es Salvador.</text:p>
      <text:p text:style-name="P258">Pero ¿Salvador de que? ¿De que nos Salvo?</text:p>
      <text:p text:style-name="P273"><text:span text:style-name="T777">S</text:span>olo hay dos formas de ver la existencia: </text:p>
      <text:p text:style-name="P274"><text:span text:style-name="T715">1) </text:span>La muerte <text:span text:style-name="T780">física</text:span> es el final. <text:span text:style-name="T718">Punto.</text:span> <text:span text:style-name="T718">Todo se acabó </text:span>y <text:span text:style-name="T718">es</text:span> para siempre. <text:span text:style-name="T777">La muerte física</text:span> <text:span text:style-name="T777">es eterna.</text:span> <text:span text:style-name="T715">O,</text:span></text:p>
      <text:p text:style-name="P274"><text:span text:style-name="T715">2)</text:span> <text:span text:style-name="T715">L</text:span>a muerte <text:span text:style-name="T780">física</text:span> no es el final. <text:span text:style-name="T717">Jesucristo resucitó físicamente, está vivo,</text:span> y la vida <text:span text:style-name="T780">física</text:span> es eterna porque vamos a volver <text:span text:style-name="T777">a ver</text:span>nos <text:span text:style-name="T716">después</text:span> de la resurrección <text:span text:style-name="T781">física </text:span>de los muertos <text:span text:style-name="T781">físicos</text:span>. <text:span text:style-name="T781">Yesa resurrección física es para no volver a morir físicamente porque ya no se puede morir físicamente.</text:span></text:p>
      <text:p text:style-name="P315">Para dejar claro el concepto <text:span text:style-name="T779">desde el punto de vista bíblico</text:span> veamos <text:span text:style-name="T779">que nos dice la biblia</text:span>.</text:p>
      <text:h text:style-name="P623" text:outline-level="2"><text:span text:style-name="T776">Vida</text:span>.</text:h>
      <text:p text:style-name="P215">En varias partes de los evangelios nuestro señor Jesucristo, Yeshua, se refiere a la vida:</text:p>
      <text:p text:style-name="P317"><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7"><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7"><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7"><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7"><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7"><text:span text:style-name="Bible_5f_text"><text:span text:style-name="T334">"Pero si alguno dice: «Yo lo conozco», y no obedece sus mandamientos, es un mentiroso y no hay verdad en él. En cambio, si uno obedece su palabra, en él se ha perfeccionado </text:span></text:span><text:soft-page-break/><text:span text:style-name="Bible_5f_text"><text:span text:style-name="T334">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7"><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536"><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98">“<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9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4">Si creemos <text:span text:style-name="T780">que l</text:span>a muerte <text:span text:style-name="T780">física</text:span> es el final, seguimos muertos espiritualmente, <text:span text:style-name="T778">porque según la biblia nacemos a esta vida física espiritualmente muertos.</text:span> </text:p>
      <text:p text:style-name="P274">Si creemos <text:span text:style-name="T780">que la muerte física no es el final</text:span>, ya empezó la transformación de la mente, ya nacimos de nuevo <text:span text:style-name="T780">a una vida espiritual y todas las cosas son hechas nuevas.</text:span></text:p>
      <text:p text:style-name="P274"><text:span text:style-name="T719">Solo la resurrección de Yeshua nos permite ver la existencia en la segunda forma porque es el único ejemplo del cual hay auténtica evidencia. </text:span>El problema es que nadie, absolutamente nadie, puede hacer que alguien crea lo segundo, solo el Padre <text:span text:style-name="T708">puede </text:span><text:soft-page-break/><text:span text:style-name="T708">hacer eso.</text:span> <text:span text:style-name="T708">N</text:span>os lo <text:span text:style-name="T708">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6"><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0">La muerte es la ausencia de vida, la inexistencia de vida. Si se define de esta manera la muerte, <text:span text:style-name="T709">podemos decir que </text:span>así como tenemos vida física, emocional, mental y, para los nacidos en cristo, una vida espiritual, así mismo <text:span text:style-name="T710">tenemos </text:span>una respectiva muerte para cada ausencia de cada una de estas vidas. Una muerte física, una muerte emocional, una muerte mental y una muerte espiritual.</text:p>
      <text:p text:style-name="P259">Según la biblia, todos los descendientes de Adan, nacen muertos espiritualmente. <text:span text:style-name="T711">Nacemos sin el espíritu de </text:span>Yeshua, qu<text:span text:style-name="T711">ien</text:span> es La Vida misma. <text:span text:style-name="T711">Q</text:span>uien nos da esa vida espiritual. <text:span text:style-name="T711">Quien nos da una relación con el Padre.</text:span></text:p>
      <text:p text:style-name="P261"><text:span text:style-name="T690">Según la biblia, cuando Jehová creó al hombre lo creó con esta relación, con vida no solo física sino también espiritual, pero le advirtió </text:span><text:span text:style-name="Bible_5f_text"><text:span text:style-name="T690">“</text:span></text:span><text:span text:style-name="Bible_5f_text">diciendo: De todo árbol del huerto comerás; </text:span><text:span text:style-name="Bible_5f_text"><text:span text:style-name="T690">M</text:span></text:span><text:span text:style-name="Bible_5f_text">as del árbol de ciencia del bien y del mal no comerás de él; porque el día que de él comieres, morirás.”</text:span><text:span text:style-name="Bible_5f_text"><text:span text:style-name="T690"> </text:span></text:span><text:span text:style-name="Bible_5f_text"><text:span text:style-name="T690"><text:note text:id="ftn123" text:note-class="footnote"><text:note-citation>123</text:note-citation><text:note-body><text:p text:style-name="Footnote"><text:s/><text:span text:style-name="T690">Génesis 2:16-17 </text:span><text:a xlink:type="simple" xlink:href="https://www.biblegateway.com/passage/?search=Génesis+2%3A16-17&amp;version=RVA" text:style-name="Internet_20_link" text:visited-style-name="Visited_20_Internet_20_Link"><text:span text:style-name="T690">RVA</text:span></text:a></text:p></text:note-body></text:note></text:span></text:span><text:span text:style-name="T690">. </text:span></text:p>
      <text:p text:style-name="P275">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531"><text:span text:style-name="T726"><text:s/>Mateo 23:33 </text:span><text:a xlink:type="simple" xlink:href="https://www.biblegateway.com/passage/?search=Mateo+23%3A33&amp;version=RVA-2015" text:style-name="Internet_20_link" text:visited-style-name="Visited_20_Internet_20_Link"><text:span text:style-name="T726">RVA-2015</text:span></text:a></text:p></text:note-body></text:note>. Y según Revelación 20 con <text:span text:style-name="T726">el dragón,</text:span> el diablo y la serpiente antigua <text:note text:id="ftn125" text:note-class="footnote"><text:note-citation>125</text:note-citation><text:note-body><text:p text:style-name="Footnote"><text:s/><text:span text:style-name="T726">Revelación 20:2 </text:span><text:a xlink:type="simple" xlink:href="https://www.biblegateway.com/passage/?search=Apocalipsis+20%3A2&amp;version=RVA-2015" text:style-name="Internet_20_link" text:visited-style-name="Visited_20_Internet_20_Link"><text:span text:style-name="T726">RVA-2015</text:span></text:a></text:p></text:note-body></text:note>.</text:p>
      <text:p text:style-name="P262">La primera serpiente que menciona la biblia, o sea el padre <text:span text:style-name="T692">de</text:span> la mentira y el homicida desde ese principio, ese padre de los fariseos y escribas que se le opusieron a Jesucristo, engaña a Eva.</text:p>
      <text:p text:style-name="P263"><text:span text:style-name="T691">Le dice: </text:span><text:span text:style-name="Bible_5f_text"><text:span text:style-name="T691">“</text:span></text:span><text:span text:style-name="Bible_5f_text">¿De veras Dios les ha dicho: No coman de ningún árbol del jardín?</text:span><text:span text:style-name="Bible_5f_text"><text:span text:style-name="T691">” </text:span></text:span><text:span text:style-name="Bible_5f_text"><text:span text:style-name="T691"><text:note text:id="ftn126" text:note-class="footnote"><text:note-citation>126</text:note-citation><text:note-body><text:p text:style-name="Footnote"><text:s/><text:span text:style-name="T692">Génesis 3:1 </text:span><text:a xlink:type="simple" xlink:href="https://www.biblegateway.com/passage/?search=Genesis+3%3A1&amp;version=RVA-2015" text:style-name="Internet_20_link" text:visited-style-name="Visited_20_Internet_20_Link"><text:span text:style-name="T692">RVA-2015</text:span></text:a></text:p></text:note-body></text:note></text:span></text:span><text:span text:style-name="T691">. Exagera lo que YHWH ha dicho y luego miente: </text:span><text:span text:style-name="Bible_5f_text"><text:span text:style-name="T691">“</text:span></text:span><text:span text:style-name="Bible_5f_text">Ciertamente no morirán. Es que Dios sabe que el día que coman de él, los ojos les serán abiertos, y serán como Dios, conociendo el bien y el mal</text:span><text:span text:style-name="Bible_5f_text"><text:span text:style-name="T691">” </text:span></text:span><text:span text:style-name="Bible_5f_text"><text:span text:style-name="T691"><text:note text:id="ftn127" text:note-class="footnote"><text:note-citation>127</text:note-citation><text:note-body><text:p text:style-name="Footnote"><text:s/><text:span text:style-name="T693">Genesis 3:4-5 </text:span><text:a xlink:type="simple" xlink:href="https://www.biblegateway.com/passage/?search=Genesis+3%3A4-5&amp;version=RVA-2015" text:style-name="Internet_20_link" text:visited-style-name="Visited_20_Internet_20_Link"><text:span text:style-name="T693">RVA-2015</text:span></text:a></text:p></text:note-body></text:note></text:span></text:span><text:span text:style-name="T691">.</text:span></text:p>
      <text:p text:style-name="P266">Eva come del fruto, <text:span text:style-name="T695">Adán</text:span> come del fruto y YHWH los expulsa del <text:span text:style-name="T695">Edén.</text:span> Pierden el acceso al árbol de la Vida, y <text:span text:style-name="T695">¿Q</text:span>u<text:span text:style-name="T695">é</text:span> pasa? Mueren. Ya no tienen relación con el Padre, ya no pueden comer del árbol de la Vida y mueren. <text:span text:style-name="T695">Mueren espiritualmente y la consecuencia de la muerte espiritual es la muerte física. Puede que no inmediatamente </text:span><text:soft-page-break/><text:span text:style-name="T695">pero es el resultado final. Adán termina viviendo 930 años y muere. Finalmente muere también físicamente. La muerte espiritual tiene como consecuencia la muerte física. </text:span></text:p>
      <text:p text:style-name="P264">El texto del Génesis a partir del segundo capitulo, cuarto versículo, cambia. Deja de usar el vocablo Elohim y empieza a usar el vocablo YHWH. La narración deja de ser estrictamente secuencial, día por día, y pasa a ser mas <text:span text:style-name="T694">genérica y menos cronológica. Mas alegórica y menos literal.</text:span></text:p>
      <text:p text:style-name="P269">Pero se puede leer de forma literal.</text:p>
      <text:p text:style-name="P265"><text:span text:style-name="T702">N</text:span>o es difícil para una persona del siglo 21 imaginar que una serpiente hable si se tiene la tecnología para hacerla hablar. Moisés, según Jesucristo en Juan 5, fue quién escribió el texto. <text:span text:style-name="T703">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04">y Moises vivió lo que dijo que vivió.</text:span></text:p>
      <text:p text:style-name="P267"><text:span text:style-name="T700">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8">según Marcos 5 </text:span><text:span text:style-name="T698"><text:note text:id="ftn128" text:note-class="footnote"><text:note-citation>128</text:note-citation><text:note-body><text:p text:style-name="Footnote"><text:s/><text:span text:style-name="T698">Marcos 5:9 </text:span><text:a xlink:type="simple" xlink:href="https://www.biblegateway.com/passage/?search=Marcos+5%3A9&amp;version=RVA" text:style-name="Internet_20_link" text:visited-style-name="Visited_20_Internet_20_Link"><text:span text:style-name="T698">RVA</text:span></text:a></text:p></text:note-body></text:note></text:span><text:span text:style-name="T698">. Al hombre como tal solo le habla DESPUES de haber expulsado los espíritus inmundos.</text:span></text:p>
      <text:p text:style-name="P268"><text:span text:style-name="T701">En Génesis 3, YHWH le dice a la serpiente: </text:span><text:span text:style-name="Bible_5f_text"><text:span text:style-name="T698">“</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8">” </text:span></text:span><text:span text:style-name="Bible_5f_text"><text:span text:style-name="T698"><text:note text:id="ftn129" text:note-class="footnote"><text:note-citation>129</text:note-citation><text:note-body><text:p text:style-name="Footnote"><text:s/><text:span text:style-name="T698">Genesis 3:14 </text:span><text:a xlink:type="simple" xlink:href="https://www.biblegateway.com/passage/?search=Genesis+3%3A14&amp;version=RVA" text:style-name="Internet_20_link" text:visited-style-name="Visited_20_Internet_20_Link"><text:span text:style-name="T698">RVA</text:span></text:a></text:p></text:note-body></text:note></text:span></text:span><text:span text:style-name="T698">. Como quien dice, ya que te crees muy serpiente, vas a ser una más. Se lo dice al Satán, al padre de la mentira. Y desde ahí en adelante se le quedo el titulo. Titulo que Jesucristo usa con los fariseos que se le opusieron. Serpientes. Víboras.</text:span></text:p>
      <text:p text:style-name="P270">El texto se puede leer literalmente si podemos <text:span text:style-name="T712">creer</text:span> el contexto, <text:span text:style-name="T712">si podemos creer que Moises vivió lo que dijo que vivió. Si podemos imaginar </text:span>la tecnología necesaria. <text:span text:style-name="T713">Ysi no nos creemos mas inteligentes o evolucionados que quien lo escribió.</text:span></text:p>
      <text:p text:style-name="P271"><text:span text:style-name="T706">Y según Pablo, todo va de acuerdo al plan. En 1ra Corintios 15 nos dice: </text:span><text:span text:style-name="Bible_5f_text"><text:span text:style-name="T705">“</text:span></text:span><text:bookmark text:name="es-RVA-2015-28707"/><text:span text:style-name="Bible_5f_text">Puesto que la muerte entró por medio de un hombre, también por medio de un hombre ha venido la resurrección de los muertos</text:span><text:span text:style-name="Bible_5f_text"><text:span text:style-name="T706">” </text:span></text:span><text:span text:style-name="Bible_5f_text"><text:span text:style-name="T706"><text:note text:id="ftn130" text:note-class="footnote"><text:note-citation>130</text:note-citation><text:note-body><text:p text:style-name="Footnote"><text:s/><text:span text:style-name="T706">1 Corintios 15:21 </text:span><text:a xlink:type="simple" xlink:href="https://www.biblegateway.com/passage/?search=1+Corintios+15%3A21&amp;version=RVA-2015" text:style-name="Internet_20_link" text:visited-style-name="Visited_20_Internet_20_Link"><text:span text:style-name="T706">RVA-2015</text:span></text:a></text:p></text:note-body></text:note></text:span></text:span><text:span text:style-name="T706">.</text:span></text:p>
      <text:p text:style-name="P272">Yeshua nos trae la resurrección. Yeshua es la Vida. Yeshua nos salvó de la muerte. No es evitando la muerte que nos salva. Es sacándonos de la muerte que nos salva. Primero <text:soft-page-break/>nos salva de la muerte espiritual, al <text:span text:style-name="T714">darnos Vida </text:span>por medio de su Espíritu Santo. Y después nos salva<text:span text:style-name="T707">rá</text:span> de la muerte física, cuando nos resucite a todos <text:span text:style-name="T714">en el día final.</text:span></text:p>
      <text:h text:style-name="Heading_20_2" text:outline-level="2"><text:span text:style-name="T424">L</text:span><text:span text:style-name="T334">ibertador.</text:span></text:h>
      <text:p text:style-name="P276"><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21">Juan 8:34 </text:span><text:a xlink:type="simple" xlink:href="https://www.biblegateway.com/passage/?search=Juan+8%3A34&amp;version=RVA-2015" text:style-name="Internet_20_link" text:visited-style-name="Visited_20_Internet_20_Link"><text:span text:style-name="T721">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21">Juan 8:36 </text:span><text:a xlink:type="simple" xlink:href="https://www.biblegateway.com/passage/?search=Juan+8%3A36&amp;version=RVA-2015" text:style-name="Internet_20_link" text:visited-style-name="Visited_20_Internet_20_Link"><text:span text:style-name="T721">RVA-2015</text:span></text:a></text:p></text:note-body></text:note></text:span></text:span><text:span text:style-name="T432">. </text:span></text:p>
      <text:p text:style-name="P277"><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22">Romanos 6:16 </text:span><text:a xlink:type="simple" xlink:href="https://www.biblegateway.com/passage/?search=Romanos+6%3A16&amp;version=DHH" text:style-name="Internet_20_link" text:visited-style-name="Visited_20_Internet_20_Link"><text:span text:style-name="T722">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23">Romanos 6:22-23 </text:span><text:a xlink:type="simple" xlink:href="https://www.biblegateway.com/passage/?search=Romanos+6%3A22-23&amp;version=RVA-2015" text:style-name="Internet_20_link" text:visited-style-name="Visited_20_Internet_20_Link"><text:span text:style-name="T723">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24">Romanos 8:2 </text:span><text:a xlink:type="simple" xlink:href="https://www.biblegateway.com/passage/?search=Romans+8%3A2&amp;version=RVA-2015" text:style-name="Internet_20_link" text:visited-style-name="Visited_20_Internet_20_Link"><text:span text:style-name="T724">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8"><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25">Romanos 7:18-19 </text:span><text:a xlink:type="simple" xlink:href="https://www.biblegateway.com/passage/?search=Romanos+7%3A18-19&amp;version=RVA-2015" text:style-name="Internet_20_link" text:visited-style-name="Visited_20_Internet_20_Link"><text:span text:style-name="T725">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25">Romanos 7:24-25 </text:span><text:a xlink:type="simple" xlink:href="https://www.biblegateway.com/passage/?search=Romanos+7%3A24-25&amp;version=RVA-2015" text:style-name="Internet_20_link" text:visited-style-name="Visited_20_Internet_20_Link"><text:span text:style-name="T725">RVA-2015</text:span></text:a></text:p></text:note-body></text:note></text:span></text:span><text:span text:style-name="T436">.</text:span></text:p>
      <text:p text:style-name="P279"><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80">Pero recordemos que todo empezó cuando la serpiente engaño a Eva. <text:span text:style-name="T741">E</text:span>sa <text:span text:style-name="T741">serpiente </text:span>que la biblia también llama <text:span text:style-name="T727">el </text:span>Satán, <text:span text:style-name="T727">o Satanás. Palabra que es solo una transliteracion del vocablo hebreo que</text:span> traduce “opositor”. </text:p>
      <text:p text:style-name="P292"><text:span text:style-name="T742">S</text:span>egún Job 1, <text:span text:style-name="T742">e</text:span>l Satán era, por lo menos en tiempos de Job, un “beni-haelohim”, un hijo de Dios <text:note text:id="ftn138" text:note-class="footnote"><text:note-citation>138</text:note-citation><text:note-body><text:p text:style-name="Footnote"><text:s/><text:span text:style-name="T727">Job 1:6 </text:span><text:a xlink:type="simple" xlink:href="https://biblehub.com/text/job/1-6.htm" text:style-name="Internet_20_link" text:visited-style-name="Visited_20_Internet_20_Link"><text:span text:style-name="T727">biblehub</text:span></text:a></text:p></text:note-body></text:note>. <text:span text:style-name="T743">El Sátan era un hijo de Elohim, ese que creó los cielos y la tierra. El Sátan era un hijo del creador. Los vocablos hebreos H1121 y H430 del diccionario Strong, los vocablos para “ben”, “hijo” y “elohim”, “Dios”, así lo indican </text:span><text:span text:style-name="T743"><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753">H1121</text:span></text:a><text:span text:style-name="T753"> </text:span><text:a xlink:type="simple" xlink:href="https://biblehub.com/hebrew/430.htm" text:style-name="Internet_20_link" text:visited-style-name="Visited_20_Internet_20_Link"><text:span text:style-name="T753">H430</text:span></text:a></text:p></text:note-body></text:note></text:span><text:span text:style-name="T743">.</text:span></text:p>
      <text:p text:style-name="P294"><text:soft-page-break/><text:span text:style-name="T752">Dice Job 1 que </text:span><text:span text:style-name="Bible_5f_text"><text:span text:style-name="T752">“</text:span></text:span><text:span text:style-name="Bible_5f_text">un día vinieron los hijos de Dios á presentarse delante de Jehová, entre los cuales vino también Satán</text:span><text:span text:style-name="Bible_5f_text"><text:span text:style-name="T752">” </text:span></text:span><text:span text:style-name="Bible_5f_text"><text:span text:style-name="T752"><text:note text:id="ftn140" text:note-class="footnote"><text:note-citation>140</text:note-citation><text:note-body><text:p text:style-name="Footnote"><text:s/><text:span text:style-name="T753">Job <text:s/>1:6 </text:span><text:a xlink:type="simple" xlink:href="https://www.biblegateway.com/passage/?search=Job+1%3A6&amp;version=RVA" text:style-name="Internet_20_link" text:visited-style-name="Visited_20_Internet_20_Link"><text:span text:style-name="T753">RVA</text:span></text:a></text:p></text:note-body></text:note></text:span></text:span><text:span text:style-name="T752">.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7">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753">Job 1:7-12 </text:span><text:a xlink:type="simple" xlink:href="https://www.biblegateway.com/passage/?search=Job+1%3A7-12&amp;version=RVA" text:style-name="Internet_20_link" text:visited-style-name="Visited_20_Internet_20_Link"><text:span text:style-name="T753">RVA</text:span></text:a></text:p></text:note-body></text:note>.</text:p>
      <text:p text:style-name="P293"><text:span text:style-name="T757">O sea un dialogo parecido al que tiene Abraham con YHWH, o sea Jehova, o sea Dios según Génesis 18 </text:span><text:span text:style-name="T757"><text:note text:id="ftn142" text:note-class="footnote"><text:note-citation>142</text:note-citation><text:note-body><text:p text:style-name="Footnote"><text:s/><text:span text:style-name="T757">Génesis 18 </text:span><text:a xlink:type="simple" xlink:href="https://www.biblegateway.com/passage/?search=Génesis+18&amp;version=RVA" text:style-name="Internet_20_link" text:visited-style-name="Visited_20_Internet_20_Link"><text:span text:style-name="T757">RVA</text:span></text:a></text:p></text:note-body></text:note></text:span><text:span text:style-name="T757">. Y </text:span>eso que <text:span text:style-name="T753">el</text:span> Sátan <text:span text:style-name="T754">y compañía </text:span>ya había<text:span text:style-name="T754">n</text:span> hecho de las suyas varias veces.</text:p>
      <text:p text:style-name="P281"><text:span text:style-name="T753">Según Génesis 6, aparentemente mucho antes de Job, algunos de estos hijos no se portaron muy bien que digamos porque: </text:span><text:span text:style-name="Bible_5f_text"><text:span text:style-name="T727">“</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7">” </text:span></text:span><text:span text:style-name="Bible_5f_text"><text:span text:style-name="T727"><text:note text:id="ftn143" text:note-class="footnote"><text:note-citation>143</text:note-citation><text:note-body><text:p text:style-name="Footnote"><text:s/><text:span text:style-name="T728">Génesis 6:1-2 </text:span><text:a xlink:type="simple" xlink:href="https://www.biblegateway.com/passage/?search=Genesis+6%3A1-2&amp;version=RVA-2015" text:style-name="Internet_20_link" text:visited-style-name="Visited_20_Internet_20_Link"><text:span text:style-name="T728">RVA-2015</text:span></text:a></text:p></text:note-body></text:note></text:span></text:span><text:span text:style-name="T727">. Y que </text:span><text:span text:style-name="Bible_5f_text"><text:span text:style-name="T727">“</text:span></text:span><text:bookmark text:name="es-RVA-2015-142"/><text:span text:style-name="Bible_5f_text">se unieron los hijos de Dios con las hijas de los hombres y les nacieron hijos</text:span><text:span text:style-name="Bible_5f_text"><text:span text:style-name="T727">” </text:span></text:span><text:span text:style-name="Bible_5f_text"><text:span text:style-name="T727"><text:note text:id="ftn144" text:note-class="footnote"><text:note-citation>144</text:note-citation><text:note-body><text:p text:style-name="Footnote"><text:s/><text:span text:style-name="T728">Génesis 6:4 </text:span><text:a xlink:type="simple" xlink:href="https://www.biblegateway.com/passage/?search=Genesis+6%3A4&amp;version=RVA-2015" text:style-name="Internet_20_link" text:visited-style-name="Visited_20_Internet_20_Link"><text:span text:style-name="T728">RVA-2015</text:span></text:a></text:p></text:note-body></text:note></text:span></text:span><text:span text:style-name="T727">. </text:span></text:p>
      <text:p text:style-name="P298">Como quien dice que el Satán y otros hijos de Dios empezaron a tener hijos con las hijas de los hombres. </text:p>
      <text:p text:style-name="P295"><text:span text:style-name="T728">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8">“</text:span></text:span><text:bookmark text:name="es-RVA-2015-28"/><text:span text:style-name="Bible_5f_text">Sean fecundos y multiplíquense. Llenen la tierra</text:span><text:span text:style-name="Bible_5f_text"><text:span text:style-name="T728">” </text:span></text:span><text:span text:style-name="Bible_5f_text"><text:span text:style-name="T728"><text:note text:id="ftn145" text:note-class="footnote"><text:note-citation>145</text:note-citation><text:note-body><text:p text:style-name="Footnote"><text:s/><text:span text:style-name="T729">Génesis 1:28 </text:span><text:a xlink:type="simple" xlink:href="https://www.biblegateway.com/passage/?search=Genesis+1%3A28&amp;version=RVA-2015" text:style-name="Internet_20_link" text:visited-style-name="Visited_20_Internet_20_Link"><text:span text:style-name="T729">RVA-2015</text:span></text:a></text:p></text:note-body></text:note></text:span></text:span><text:span text:style-name="T728">. </text:span></text:p>
      <text:p text:style-name="P283"><text:soft-page-break/><text:span text:style-name="T756">No. El Satán no solo engaño a Eva sino que también había otros hijitos de Elohim que se dejaron llevar por la lujuria, uno de los temas favoritos de el Satán, y la cosa se </text:span>complicó. <text:span text:style-name="T728">Estos hijitos de Elohim terminan cruzándose con las hijas de los hombres. </text:span></text:p>
      <text:p text:style-name="P283"><text:span text:style-name="T728">Hijitos que obviamente n</text:span>o se les puede llamar ángeles porque nunca fueron realmente mensajeros de Dios <text:span text:style-name="T744">sino opositores de Dios</text:span>. <text:span text:style-name="T744">Por eso la biblia no se refiere a ellos como malakh, el vocablo hebreo para ángeles o mensajeros de YHWH, sino como hijos de Elohim. Hijos rebeldes que </text:span>desde <text:span text:style-name="T744">un</text:span> comienzo se volvieron opositores a la creación de Elohim.</text:p>
      <text:p text:style-name="P576"><text:bookmark text:name="es-RVA-2015-143"/><text:span text:style-name="T729">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28">Génesis 6:5 </text:span><text:a xlink:type="simple" xlink:href="https://www.biblegateway.com/passage/?search=Genesis+6%3A5&amp;version=RVA-2015" text:style-name="Internet_20_link" text:visited-style-name="Visited_20_Internet_20_Link"><text:span text:style-name="T728">RVA-2015</text:span></text:a></text:p></text:note-body></text:note></text:span>. <text:span text:style-name="T729">Su creación se estropeó.</text:span></text:p>
      <text:p text:style-name="P282">Y como el ya sabía del temita desde antes de crear al hombre, siguió con el plan tal y como estaba desde antes de la creación. <text:span text:style-name="T749">Y dio una pistica. Hizo con Noé algo parecido a lo que pensaba hacer de manera definitiva con Yeshua: borrón y cuenta nueva. Y mandó el famosísimo diluvio universal.</text:span></text:p>
      <text:p text:style-name="P284">El tema obviamente continuó, porque la solución final era Yeshua.</text:p>
      <text:p text:style-name="P284">Un tiempito después de Noé, <text:span text:style-name="T755">aparentemente también muchos años antes de Job,</text:span> <text:span text:style-name="T755">l</text:span>a influencia y dominio de Satán y compañía <text:span text:style-name="T730">continuó. Claro ya sin decendencia en la tierra, pero s</text:span>iguieron metiéndose con los hijos de Adán. <text:span text:style-name="T730">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5"><text:span text:style-name="T732">De el</text:span> dominio, la esclavitud al pecado, resultado de las acciones <text:span text:style-name="T731">que aún hoy día tienen permiso de ejecutar el</text:span> Satán y compañía sobre la humanidad, <text:span text:style-name="T731">sobre </text:span>toda persona que no haya nacido de nuevo, <text:span text:style-name="T732">solo nos libera el Espíritu de Yeshua. Ese que Yeshua nos dejó después de su resurrección.</text:span> <text:span text:style-name="T732">Solo el Espíritu Santo nos libera del pecado, de la influencia de Satán y compañía. El es nuestro LIBERTADOR.</text:span></text:p>
      <text:p text:style-name="P286"><text:span text:style-name="T733">Pablo explica en Efesios que: </text:span><text:span text:style-name="Bible_5f_text"><text:span text:style-name="T73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33">” </text:span></text:span><text:span text:style-name="Bible_5f_text"><text:span text:style-name="T733"><text:note text:id="ftn147" text:note-class="footnote"><text:note-citation>147</text:note-citation><text:note-body><text:p text:style-name="Footnote"><text:s/><text:span text:style-name="T733">Efesios 6:12 </text:span><text:a xlink:type="simple" xlink:href="https://www.biblegateway.com/passage/?search=Efesios+6%3A12&amp;version=RVA-2015" text:style-name="Internet_20_link" text:visited-style-name="Visited_20_Internet_20_Link"><text:span text:style-name="T733">RVA-2015</text:span></text:a></text:p></text:note-body></text:note></text:span></text:span><text:span text:style-name="T733">.</text:span></text:p>
      <text:p text:style-name="P286"><text:span text:style-name="T733">Y 1ra Juan 5 explica que: </text:span><text:span text:style-name="Bible_5f_text"><text:span text:style-name="T733">“</text:span></text:span><text:bookmark text:name="es-RVA-2015-30611"/><text:span text:style-name="Bible_5f_text">el mundo entero está bajo el maligno</text:span><text:span text:style-name="Bible_5f_text"><text:span text:style-name="T733">” </text:span></text:span><text:span text:style-name="Bible_5f_text"><text:span text:style-name="T733"><text:note text:id="ftn148" text:note-class="footnote"><text:note-citation>148</text:note-citation><text:note-body><text:p text:style-name="Footnote"><text:s/><text:span text:style-name="T733">1 Juan 5:19 </text:span><text:a xlink:type="simple" xlink:href="https://www.biblegateway.com/passage/?search=1+Juan+5%3A19&amp;version=RVA-2015" text:style-name="Internet_20_link" text:visited-style-name="Visited_20_Internet_20_Link"><text:span text:style-name="T733">RVA-2015</text:span></text:a></text:p></text:note-body></text:note></text:span></text:span><text:span text:style-name="T733">.</text:span></text:p>
      <text:p text:style-name="P287"><text:soft-page-break/><text:span text:style-name="T739">Y Yeshua explica en Juan 17 sobre sus seguidores que: </text:span><text:span text:style-name="Bible_5f_text"><text:span text:style-name="T73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34">” </text:span></text:span><text:span text:style-name="Bible_5f_text"><text:span text:style-name="T734"><text:note text:id="ftn149" text:note-class="footnote"><text:note-citation>149</text:note-citation><text:note-body><text:p text:style-name="Footnote"><text:s/><text:span text:style-name="T734">Juan 17:14-16 </text:span><text:a xlink:type="simple" xlink:href="https://www.biblegateway.com/passage/?search=Juan+17%3A14-16&amp;version=RVA-2015" text:style-name="Internet_20_link" text:visited-style-name="Visited_20_Internet_20_Link"><text:span text:style-name="T734">RVA-2015</text:span></text:a></text:p></text:note-body></text:note></text:span></text:span><text:span text:style-name="T734">. Una vez que alguien empieza a seguir a Yeshua deja de ser del mundo, deja de estar bajo la esclavitud del pecado. Es liberado por nuestro libertador.</text:span></text:p>
      <text:p text:style-name="P288"><text:span text:style-name="T735">Y Pablo en Romanos 8 nos dice que: </text:span><text:span text:style-name="Bible_5f_text"><text:span text:style-name="T73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35">” </text:span></text:span><text:span text:style-name="Bible_5f_text"><text:span text:style-name="T735"><text:note text:id="ftn150" text:note-class="footnote"><text:note-citation>150</text:note-citation><text:note-body><text:p text:style-name="Footnote"><text:s/><text:span text:style-name="T735">Romanos 8:38-39 </text:span><text:a xlink:type="simple" xlink:href="https://www.biblegateway.com/passage/?search=Romanos+8%3A38-39&amp;version=RVA-2015" text:style-name="Internet_20_link" text:visited-style-name="Visited_20_Internet_20_Link"><text:span text:style-name="T735">RVA-2015</text:span></text:a></text:p></text:note-body></text:note></text:span></text:span><text:span text:style-name="T735">. Como quien dice nada nadita nada nos puede separar del amor de Cristo. Lo cual me recuerda el Salmo 136.</text:span></text:p>
      <text:p text:style-name="P289"><text:span text:style-name="T736">Efesios 1, habla del poder de Dios y </text:span><text:span text:style-name="Bible_5f_text"><text:span text:style-name="T736">“</text:span></text:span><text:bookmark text:name="es-RVA-2015-29193"/><text:span text:style-name="Bible_5f_text">la inmensurable grandeza de su poder para con nosotros los que creemos”</text:span>. <text:span text:style-name="T740">Y agrega que: </text:span><text:span text:style-name="Bible_5f_text"><text:span text:style-name="T73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6">” </text:span></text:span><text:span text:style-name="Bible_5f_text"><text:span text:style-name="T736"><text:note text:id="ftn151" text:note-class="footnote"><text:note-citation>151</text:note-citation><text:note-body><text:p text:style-name="Footnote"><text:s/><text:span text:style-name="T736">Efesios 1:19-22 </text:span><text:a xlink:type="simple" xlink:href="https://www.biblegateway.com/passage/?search=Efesios+1%3A19-22&amp;version=RVA-2015" text:style-name="Internet_20_link" text:visited-style-name="Visited_20_Internet_20_Link"><text:span text:style-name="T736">RVA-2015</text:span></text:a></text:p></text:note-body></text:note></text:span></text:span><text:span text:style-name="T736">. Usease el Satán y compañía están bajo los pies del Espíritu Santo que vive en todo verdadero creyente.</text:span></text:p>
      <text:p text:style-name="P290"><text:span text:style-name="T738">Colosenses 2 explica que Yeshua, Jesucristo, </text:span><text:span text:style-name="Bible_5f_text"><text:span text:style-name="T738">“</text:span></text:span><text:span text:style-name="Bible_5f_text">despojó a los principados y las autoridades, y los exhibió como espectáculo público habiendo triunfado sobre ellos en la cruz</text:span><text:span text:style-name="Bible_5f_text"><text:span text:style-name="T738">” </text:span></text:span><text:span text:style-name="Bible_5f_text"><text:span text:style-name="T738"><text:note text:id="ftn152" text:note-class="footnote"><text:note-citation>152</text:note-citation><text:note-body><text:p text:style-name="Footnote"><text:s/><text:span text:style-name="T738">Colosenses 2:15 </text:span><text:a xlink:type="simple" xlink:href="https://www.biblegateway.com/passage/?search=Colosenses+2%3A15&amp;version=RVA-2015" text:style-name="Internet_20_link" text:visited-style-name="Visited_20_Internet_20_Link"><text:span text:style-name="T738">RVA-2015</text:span></text:a></text:p></text:note-body></text:note></text:span></text:span><text:span text:style-name="T738">.</text:span></text:p>
      <text:p text:style-name="P291">Es de esperarse que nadie este contento de que le pongan <text:span text:style-name="T758">la pata </text:span>encima, y el Satán y compañía, usease esos que la biblia llama principados y potestades celestiales, no fueron la excepción. Les pareció mala idea eso de Adán y descendencia y se opusieron al plan de YHWH <text:span text:style-name="T751">desde un comienzo</text:span>. <text:span text:style-name="T748">Y buscaron dañarlo y tirarselo como fuera.</text:span></text:p>
      <text:p text:style-name="P296"><text:span text:style-name="T751">Pero YHWH, que se las sabe todas, contaba con eso desde un comienzo y se lo guardó. </text:span><text:bookmark text:name="es-RVA-2015-28329"/><text:span text:style-name="T751">Pablo explica en Romanos 16 que: </text:span><text:span text:style-name="Bible_5f_text"><text:span text:style-name="T745">“</text:span></text:span><text:span text:style-name="Bible_5f_text">la revelación del misterio que se ha mantenido oculto desde tiempos eternos”</text:span>, <text:span text:style-name="T746">ese misterio </text:span><text:span text:style-name="Bible_5f_text"><text:span text:style-name="T746">“</text:span></text:span><text:span text:style-name="Bible_5f_text">ha sido manifestado ahora”</text:span> <text:span text:style-name="T746">con Jesucristo y su resurrección. Todo de acuerdo a </text:span><text:span text:style-name="Bible_5f_text"><text:span text:style-name="T746">“</text:span></text:span><text:span text:style-name="Bible_5f_text">las Escrituras proféticas y según el mandamiento del Dios eterno”.</text:span> <text:span text:style-name="T750">Y que ahora </text:span><text:span text:style-name="Bible_5f_text"><text:span text:style-name="T747">“</text:span></text:span><text:span text:style-name="Bible_5f_text">se ha dado a conocer a todas las naciones”</text:span>. <text:span text:style-name="T747">Y termina diciendo que toda </text:span>la gloria <text:span text:style-name="T746">sea “</text:span><text:span text:style-name="Bible_5f_text"><text:span text:style-name="T746">al único sabio Dios” “</text:span></text:span><text:span text:style-name="Bible_5f_text">mediante Jesucristo para siempre. </text:span><text:span text:style-name="Bible_5f_text"><text:span text:style-name="T748">Amén</text:span></text:span><text:span text:style-name="Bible_5f_text">” </text:span><text:span text:style-name="Bible_5f_text"><text:note text:id="ftn153" text:note-class="footnote"><text:note-citation>153</text:note-citation><text:note-body><text:p text:style-name="Footnote"><text:s/><text:span text:style-name="T747">Romanos 16:24-27 </text:span><text:a xlink:type="simple" xlink:href="https://www.biblegateway.com/passage/?search=Romanos+16%3A24-27&amp;version=RVA-2015" text:style-name="Internet_20_link" text:visited-style-name="Visited_20_Internet_20_Link"><text:span text:style-name="T747">RVA-2015</text:span></text:a></text:p></text:note-body></text:note></text:span>.</text:p>
      <text:p text:style-name="P309">Yeshua HaMashiakh es nuestro libertador.</text:p>
      <text:h text:style-name="P624" text:outline-level="2"><text:soft-page-break/>Muertos.</text:h>
      <text:p text:style-name="P209"><text:span text:style-name="T780">Según la biblia, la persona que no cree </text:span>en <text:span text:style-name="T331">Yeshua está muerta espiritualmente. Son los que no lo siguen, que no viven como el nos enseñó, </text:span>en realidad <text:span text:style-name="T271">están</text:span> muertos. </text:p>
      <text:p text:style-name="P314"><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4"><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4"><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9">el </text:span>Sat<text:span text:style-name="T699">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59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624" text:outline-level="2"><text:span text:style-name="T782">Vivos</text:span>.</text:h>
      <text:p text:style-name="P209"><text:span text:style-name="T320">Según</text:span> Juan 10 Yeshua afirma que a sus ovejas, <text:span text:style-name="T320">a los que creen en El</text:span>:</text:p>
      <text:p text:style-name="P597">"<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text:soft-page-break/>Y <text:span text:style-name="T271">según</text:span> Juan 6 <text:s/><text:span text:style-name="T271">Jesús</text:span> afirma: </text:p>
      <text:p text:style-name="P597">"<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4"><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533"><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85">ú</text:span>a es al final, en el <text:span text:style-name="T271">día</text:span> ultimo. No antes.</text:p>
      <text:p text:style-name="P209">Y mientras tanto? </text:p>
      <text:p text:style-name="P314"><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4"><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534"><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624" text:outline-level="2">Todos.</text:h>
      <text:p text:style-name="P209">Y cómo nasco a esa vida <text:span text:style-name="T785">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535"><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4"><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4"><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4"><text:soft-page-break/><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4"><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4"><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4"><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7"><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39" text:outline-level="1">Justicia.</text:h>
      <text:p text:style-name="P322">La justicia descrita en la Bib<text:span text:style-name="T807">l</text:span>ia puede ser uno de los conceptos mas difíciles de entender o uno de los mas fáciles entender. </text:p>
      <text:p text:style-name="P322"><text:span text:style-name="T807">T</text:span>odo depende de lo que creamos antes de leer el texto. </text:p>
      <text:p text:style-name="P323">Si creemos que la muerte física es el final, que no hay resurrección <text:span text:style-name="T808">física </text:span>de los muertos, es muy difícil de entender. Pero si creemos que la muerte física no es el final y que hay resurrección <text:span text:style-name="T808">física </text:span>de los muertos, <text:span text:style-name="T80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99"><text:soft-page-break/>“<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9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4"><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09">Deuteronomio 30:15 </text:span><text:a xlink:type="simple" xlink:href="https://www.biblegateway.com/passage/?search=Deuteronomio+30%3A15&amp;version=RVA" text:style-name="Internet_20_link" text:visited-style-name="Visited_20_Internet_20_Link"><text:span text:style-name="T809">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09">Deuteronomio 30:19 </text:span><text:a xlink:type="simple" xlink:href="https://www.biblegateway.com/passage/?search=Deuteronomio+30%3A19&amp;version=RVA" text:style-name="Internet_20_link" text:visited-style-name="Visited_20_Internet_20_Link"><text:span text:style-name="T809">RVA</text:span></text:a></text:p></text:note-body></text:note></text:span></text:span><text:span text:style-name="T443">.</text:span></text:p>
      <text:p text:style-name="P325"><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10">Jeremias 17:9-10 </text:span><text:a xlink:type="simple" xlink:href="https://www.biblegateway.com/passage/?search=Jeremias+17%3A9-10&amp;version=RVA" text:style-name="Internet_20_link" text:visited-style-name="Visited_20_Internet_20_Link"><text:span text:style-name="T810">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10">Jeremias 18:8-10 </text:span><text:a xlink:type="simple" xlink:href="https://www.biblegateway.com/passage/?search=Jeremias+18%3A8-10&amp;version=RVA" text:style-name="Internet_20_link" text:visited-style-name="Visited_20_Internet_20_Link"><text:span text:style-name="T810">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6"><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11">Marcos 10:18 </text:span><text:a xlink:type="simple" xlink:href="https://www.biblegateway.com/passage/?search=Marcos+10%3A18&amp;version=RVA" text:style-name="Internet_20_link" text:visited-style-name="Visited_20_Internet_20_Link"><text:span text:style-name="T811">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12">Salmo 14:2-3 </text:span><text:a xlink:type="simple" xlink:href="https://www.biblegateway.com/passage/?search=Salmos+14%3A2-3&amp;version=RVA" text:style-name="Internet_20_link" text:visited-style-name="Visited_20_Internet_20_Link"><text:span text:style-name="T812">RVA</text:span></text:a></text:p></text:note-body></text:note></text:span></text:span><text:span text:style-name="T449">. </text:span></text:p>
      <text:p text:style-name="P326"><text:soft-page-break/><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7"><text:span text:style-name="T448">Y </text:span><text:span text:style-name="T334">¿Que fue eso tan terrible que hizo Adam?</text:span></text:p>
      <text:p text:style-name="P328"><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13">Génesis 2:17 </text:span><text:a xlink:type="simple" xlink:href="https://www.biblegateway.com/passage/?search=Genesis+2%3A17&amp;version=RVA-2015" text:style-name="Internet_20_link" text:visited-style-name="Visited_20_Internet_20_Link"><text:span text:style-name="T813">2015</text:span></text:a></text:p></text:note-body></text:note></text:span></text:span><text:span text:style-name="T451">. Del árbol del conocimiento del bien y del mal. Buscar conocer el bien y el mal. </text:span></text:p>
      <text:p text:style-name="P330"><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0"><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14">Juan 14:6 </text:span><text:a xlink:type="simple" xlink:href="https://www.biblegateway.com/passage/?search=Juan+14%3A6&amp;version=RVA-2015" text:style-name="Internet_20_link" text:visited-style-name="Visited_20_Internet_20_Link"><text:span text:style-name="T81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15">Juan 8:31-32 </text:span><text:a xlink:type="simple" xlink:href="https://www.biblegateway.com/passage/?search=Juan+8%3A31-32&amp;version=RVA-2015" text:style-name="Internet_20_link" text:visited-style-name="Visited_20_Internet_20_Link"><text:span text:style-name="T815">RVA-2015</text:span></text:a></text:p></text:note-body></text:note></text:span></text:span><text:span text:style-name="T454">. </text:span></text:p>
      <text:p text:style-name="P224">Si n<text:span text:style-name="T820">o conocemos a</text:span> Jesucristo, si n<text:span text:style-name="T820">o conocemos</text:span> La Verdad, <text:span text:style-name="T820">no somos VERDADERAMENTE libres. E</text:span>s posible escoger, elegir, pero no es posible elegir <text:span text:style-name="T1049">CORRECTAMENTE</text:span>. No se es verdaderamente libre. Se es esclavo de una mentira. Que la muerte física es el final. <text:span text:style-name="T817">Que no hay una resurrección física. Estamos esclavos del pecado, solo podemos “errar el objetivo”, no somos VERDADERAMENTE libres.</text:span></text:p>
      <text:p text:style-name="P412"><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21">Jueces 21:25 </text:span><text:a xlink:type="simple" xlink:href="https://www.biblegateway.com/passage/?search=Jueces+21%3A25&amp;version=RVA" text:style-name="Internet_20_link" text:visited-style-name="Visited_20_Internet_20_Link"><text:span text:style-name="T821">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21">Jueces 21:25 </text:span><text:a xlink:type="simple" xlink:href="https://www.biblegateway.com/passage/?search=Jueces+21%3A25&amp;version=RVA" text:style-name="Internet_20_link" text:visited-style-name="Visited_20_Internet_20_Link"><text:span text:style-name="T821">RVA</text:span></text:a></text:p></text:note-body></text:note></text:span></text:span><text:span text:style-name="T459">.</text:span></text:p>
      <text:p text:style-name="P329"><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16">1</text:span> <text:span text:style-name="T816">Juan 2:15-16 </text:span><text:a xlink:type="simple" xlink:href="https://www.biblegateway.com/passage/?search=1+Juan+2%3A15-16&amp;version=RVA" text:style-name="Internet_20_link" text:visited-style-name="Visited_20_Internet_20_Link"><text:span text:style-name="T816">RVA</text:span></text:a></text:p></text:note-body></text:note></text:span>. <text:span text:style-name="T816">Los placeres, el dinero y el </text:span><text:soft-page-break/><text:span text:style-name="T816">poder social son las prioridades de quienes pertenecen al mundo. Estas cambian cuando se conoce a Jesucristo, a La Verdad. Por eso Yeshua también dice en Juan 11 que: </text:span><text:span text:style-name="Bible_5f_text"><text:span text:style-name="T816">”</text:span></text:span><text:bookmark text:name="es-RVA-26548"/><text:span text:style-name="Bible_5f_text">Yo soy la resurrección y la vida</text:span><text:span text:style-name="Bible_5f_text"><text:span text:style-name="T816">” </text:span></text:span><text:span text:style-name="Bible_5f_text"><text:span text:style-name="T816"><text:note text:id="ftn192" text:note-class="footnote"><text:note-citation>192</text:note-citation><text:note-body><text:p text:style-name="Footnote"><text:s/><text:span text:style-name="T818">Juan 11:25 </text:span><text:a xlink:type="simple" xlink:href="https://www.biblegateway.com/passage/?search=Juan+11%3A25&amp;version=RVA" text:style-name="Internet_20_link" text:visited-style-name="Visited_20_Internet_20_Link"><text:span text:style-name="T818">RVA</text:span></text:a></text:p></text:note-body></text:note></text:span></text:span><text:span text:style-name="T816">. </text:span></text:p>
      <text:p text:style-name="P329"><text:span text:style-name="T816">Cuando se empieza a creer en su resurrección las cosas empiezan a cambiar. Pablo explica en Romanos 10 que: </text:span><text:span text:style-name="Bible_5f_text"><text:span text:style-name="T816">“</text:span></text:span><text:bookmark text:name="es-RVA-28197"/><text:span text:style-name="Bible_5f_text">si confesares con tu boca al Señor Jesús, y creyeres en tu corazón que Dios le levantó de los muertos, serás salvo</text:span><text:span text:style-name="Bible_5f_text"><text:span text:style-name="T816">” </text:span></text:span><text:span text:style-name="Bible_5f_text"><text:span text:style-name="T816"><text:note text:id="ftn193" text:note-class="footnote"><text:note-citation>193</text:note-citation><text:note-body><text:p text:style-name="Footnote"><text:s/><text:span text:style-name="T819">Romanos 10:9 </text:span><text:a xlink:type="simple" xlink:href="https://www.biblegateway.com/passage/?search=Romanos+10%3A9&amp;version=RVA" text:style-name="Internet_20_link" text:visited-style-name="Visited_20_Internet_20_Link"><text:span text:style-name="T819">RVA</text:span></text:a></text:p></text:note-body></text:note></text:span></text:span><text:span text:style-name="T816">. Creer EN EL CORAZÓN, no de boca pa fuera, que Jesucristo resucitó, permite empezar el proceso.</text:span></text:p>
      <text:h text:style-name="Heading_20_2" text:outline-level="2">Lo bueno.</text:h>
      <text:p text:style-name="P331"><text:span text:style-name="T823">Hacer lo bueno parece muy fácil, Jesucristo lo explica, según Mateo 22: </text:span><text:span text:style-name="Bible_5f_text"><text:span text:style-name="T82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824">Mateo 22:37-40 </text:span><text:a xlink:type="simple" xlink:href="https://www.biblegateway.com/passage/?search=Mateo+22%3A37-40&amp;version=RVA-2015" text:style-name="Internet_20_link" text:visited-style-name="Visited_20_Internet_20_Link"><text:span text:style-name="T824">RVA-2015</text:span></text:a></text:p></text:note-body></text:note></text:span>. <text:span text:style-name="T825">Y agrega, según Juan 13: </text:span><text:span text:style-name="Bible_5f_text"><text:span text:style-name="T825">“</text:span></text:span><text:bookmark text:name="es-RVA-2015-26632"/><text:span text:style-name="Bible_5f_text">Un mandamiento nuevo les doy: que se amen los unos a los otros. Como los he amado, ámense también ustedes los unos a los otros</text:span><text:span text:style-name="Bible_5f_text"><text:span text:style-name="T825">” </text:span></text:span><text:span text:style-name="Bible_5f_text"><text:span text:style-name="T825"><text:note text:id="ftn195" text:note-class="footnote"><text:note-citation>195</text:note-citation><text:note-body><text:p text:style-name="Footnote"><text:s/><text:span text:style-name="T825">Juan 13:34 </text:span><text:a xlink:type="simple" xlink:href="https://www.biblegateway.com/passage/?search=Juan+13%3A34&amp;version=RVA-2015" text:style-name="Internet_20_link" text:visited-style-name="Visited_20_Internet_20_Link"><text:span text:style-name="T825">RVA-2015</text:span></text:a></text:p></text:note-body></text:note></text:span></text:span><text:span text:style-name="T825">.</text:span></text:p>
      <text:p text:style-name="P332">La cosa parece fácil. Amar a Dios sobre todas las cosas, amar al <text:span text:style-name="T826">prójimo</text:span> como a si mismo, amar como <text:span text:style-name="T826">Yeshua</text:span> nos ama. Fácil. Amar, amar, amar.</text:p>
      <text:p text:style-name="P333">Hacer lo bueno es amar.</text:p>
      <text:p text:style-name="P497"><text:span text:style-name="T826">Es en la práctica que la cosa no es tan fácil porque según Mateo 5, Yeshua la pone un poquito mas difícil que lo que estaba escrito por Moisés. Dice Yeshua que </text:span><text:span text:style-name="Bible_5f_text"><text:span text:style-name="T82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27">GeHennam </text:span>de fuego<text:span text:style-name="T826"> </text:span><text:span text:style-name="T826"><text:note text:id="ftn196" text:note-class="footnote"><text:note-citation>196</text:note-citation><text:note-body><text:p text:style-name="Footnote"><text:s/><text:span text:style-name="T826">Mateo 5:21-22 </text:span><text:a xlink:type="simple" xlink:href="https://www.biblegateway.com/passage/?search=Mateo+5%3A21-22&amp;version=RVA-2015" text:style-name="Internet_20_link" text:visited-style-name="Visited_20_Internet_20_Link"><text:span text:style-name="T826">RVA-2015</text:span></text:a></text:p></text:note-body></text:note></text:span><text:span text:style-name="T826">. Y añade: </text:span><text:span text:style-name="Bible_5f_text"><text:span text:style-name="T826">“</text:span></text:span><text:span text:style-name="Bible_5f_text">Ustedes han oído que fue dicho: No cometerás adulterio. Pero yo les digo que todo el que mira a una mujer para codiciarla ya adulteró con ella en su corazón</text:span><text:span text:style-name="Bible_5f_text"><text:span text:style-name="T826">” </text:span></text:span><text:span text:style-name="Bible_5f_text"><text:span text:style-name="T826"><text:note text:id="ftn197" text:note-class="footnote"><text:note-citation>197</text:note-citation><text:note-body><text:p text:style-name="Footnote"><text:s/><text:span text:style-name="T827">Mateo 5:27-28 </text:span><text:a xlink:type="simple" xlink:href="https://www.biblegateway.com/passage/?search=Mateo+5%3A27-28&amp;version=RVA-2015" text:style-name="Internet_20_link" text:visited-style-name="Visited_20_Internet_20_Link"><text:span text:style-name="T827">RVA-2015</text:span></text:a></text:p></text:note-body></text:note></text:span></text:span><text:span text:style-name="T826">. Como quien dice que se peca con lo que se dice, con los pensamientos, con los sentimientos, con el corazón. No es solo lo que se hace. Es lo que sale del corazón. Yeshua explica en Mateo 15 que: </text:span><text:span text:style-name="Bible_5f_text"><text:span text:style-name="T82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7">” </text:span></text:span><text:span text:style-name="Bible_5f_text"><text:span text:style-name="T827"><text:note text:id="ftn198" text:note-class="footnote"><text:note-citation>198</text:note-citation><text:note-body><text:p text:style-name="Footnote"><text:s/><text:span text:style-name="T828">Mateo 15:18-19 </text:span><text:a xlink:type="simple" xlink:href="https://www.biblegateway.com/passage/?search=Mateo+15%3A18-19&amp;version=RVA-2015" text:style-name="Internet_20_link" text:visited-style-name="Visited_20_Internet_20_Link"><text:span text:style-name="T828">RVA-2015</text:span></text:a></text:p></text:note-body></text:note></text:span></text:span><text:span text:style-name="T827">.</text:span></text:p>
      <text:p text:style-name="P334">Yeshua exige mas que la ley escrita por Moisés. Según Mateo 5, Yeshua exige amar al enemigo, poner la otra mejilla, entregar lo que le pidan, <text:span text:style-name="T830">cargar la milla extra, </text:span>ser como el Padre Celestial que es perfecto. Ser santo. </text:p>
      <text:p text:style-name="P334"><text:soft-page-break/>Ser bueno es ser Santo y <text:span text:style-name="T829">P</text:span>erfecto como el Padre Celestial. </text:p>
      <text:p text:style-name="P339">Eso ya son palabras mayores. Por eso es que Yeshua dice que no vino a anular la ley sino a completarla. A dejarla mas perfectica.</text:p>
      <text:p text:style-name="P335">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31">Mateo 19:25 </text:span><text:a xlink:type="simple" xlink:href="https://www.biblegateway.com/passage/?search=Mateo+19%3A25-26&amp;version=RVA-2015" text:style-name="Internet_20_link" text:visited-style-name="Visited_20_Internet_20_Link"><text:span text:style-name="T831">RVA-2015</text:span></text:a></text:p></text:note-body></text:note>. </text:p>
      <text:h text:style-name="P625" text:outline-level="2">Lo<text:span text:style-name="T822">s malos</text:span>.</text:h>
      <text:p text:style-name="P336">El bueno es Dios. Lo bueno es amar como Dios ama, ser Santo y Perfecto.</text:p>
      <text:p text:style-name="P336">Todos hemos pecado, todos tenemos pecado. Todos los hombres han hecho lo malo.</text:p>
      <text:p text:style-name="P337">Y según la biblia, ¿Que pasa con <text:span text:style-name="T832">el que hace </text:span>lo malo ? </text:p>
      <text:p text:style-name="P338"><text:span text:style-name="T833">¿Qué pasa con los malos? </text:span>Mueren. <text:span text:style-name="T83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0"><text:span text:style-name="T879">Con excepción de unos pocos de la última generación que descienda de Adam, </text:span>TODOS vamos a morir físicamente. Porque en <text:span text:style-name="T877">TODOS</text:span> hay pecado. Est<text:span text:style-name="T87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Evidentemente eso no ha pasado <text:span text:style-name="T834">todavía. </text:span></text:p>
      <text:p text:style-name="P340">El Salmo 9 tiene un tono parecido, habla de la destrucción del malvado para siempre jamas. <text:span text:style-name="T839">Otros salmos pidiendo o anunciando la destrucción del malvado son </text:span>el Salmo 10, el 12, el 18, el 21, <text:span text:style-name="T838">el 28, el 52, el 58, el 59, </text:span>el 63, <text:span text:style-name="T840">el 73</text:span>. En fin hay varios salmos que hablan de la destrucción de los malos. </text:p>
      <text:p text:style-name="P340"><text:span text:style-name="T841">Hay</text:span> varios <text:span text:style-name="T837">salmos en que el salmista le pide a Dios el sufrimiento físico de los malvados</text:span>. Algunos en tonos de venganza <text:span text:style-name="T837">y de tortura</text:span>. <text:span text:style-name="T837">Lo que nos muestra que incluso salmistas se veían como personas buenas, los malos son los otros, y que, según la biblia, </text:span><text:soft-page-break/><text:span text:style-name="T837">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3">Hay varios momentos en el libro de la Revelación en <text:span text:style-name="T843">q</text:span>ue se habla de la destrucción de los malos.</text:p>
      <text:p text:style-name="P342"><text:span text:style-name="T835">Revelación 11, justo después de tocar la séptima trompeta, nos dice que: </text:span><text:span text:style-name="Bible_5f_text"><text:span text:style-name="T83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35">” </text:span></text:span><text:span text:style-name="Bible_5f_text"><text:span text:style-name="T835"><text:note text:id="ftn201" text:note-class="footnote"><text:note-citation>201</text:note-citation><text:note-body><text:p text:style-name="Footnote"><text:s/><text:span text:style-name="T835">Revelación 11:18 </text:span><text:a xlink:type="simple" xlink:href="https://www.biblegateway.com/passage/?search=Apocalipsis+11%3A18&amp;version=RVA-2015" text:style-name="Internet_20_link" text:visited-style-name="Visited_20_Internet_20_Link"><text:span text:style-name="T835">RVA-2015</text:span></text:a></text:p></text:note-body></text:note></text:span></text:span><text:span text:style-name="T835">. </text:span></text:p>
      <text:p text:style-name="P342"><text:span text:style-name="T842">En Revelación 20 cuando dice que: </text:span><text:span text:style-name="Bible_5f_text"><text:span text:style-name="T83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6">” </text:span></text:span><text:span text:style-name="Bible_5f_text"><text:span text:style-name="T836"><text:note text:id="ftn202" text:note-class="footnote"><text:note-citation>202</text:note-citation><text:note-body><text:p text:style-name="Footnote"><text:s/><text:span text:style-name="T836">Revelación 20:7-9 </text:span><text:a xlink:type="simple" xlink:href="https://www.biblegateway.com/passage/?search=Apocalipsis+20%3A7-9&amp;version=RVA" text:style-name="Internet_20_link" text:visited-style-name="Visited_20_Internet_20_Link"><text:span text:style-name="T836">RVA</text:span></text:a></text:p></text:note-body></text:note></text:span></text:span><text:span text:style-name="T836">.</text:span></text:p>
      <text:p text:style-name="P342"><text:span text:style-name="T836">Revelación 21 dice que: </text:span><text:span text:style-name="Bible_5f_text"><text:span text:style-name="T83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6">” </text:span></text:span><text:span text:style-name="Bible_5f_text"><text:span text:style-name="T836"><text:note text:id="ftn203" text:note-class="footnote"><text:note-citation>203</text:note-citation><text:note-body><text:p text:style-name="Footnote"><text:s/><text:span text:style-name="T836">Revelación 21:8 </text:span><text:a xlink:type="simple" xlink:href="https://www.biblegateway.com/passage/?search=Apocalipsis+21%3A8&amp;version=RVA" text:style-name="Internet_20_link" text:visited-style-name="Visited_20_Internet_20_Link"><text:span text:style-name="T836">RVA</text:span></text:a></text:p></text:note-body></text:note></text:span></text:span><text:span text:style-name="T836">.</text:span></text:p>
      <text:p text:style-name="P344">El punto es que Dios promete destruir a los malos. Que llegará el día en que los van a buscar y no los van a encontrar.</text:p>
      <text:h text:style-name="P626" text:outline-level="2">Fuego.</text:h>
      <text:p text:style-name="P345">La forma favorita de YHWH, de Dios, de acabar con los malos, <text:span text:style-name="T849">es</text:span> con fuego.</text:p>
      <text:p text:style-name="P347"><text:span text:style-name="T844">En Genesis 19 dice que: </text:span><text:span text:style-name="Bible_5f_text"><text:span text:style-name="T84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844">Génesis 19:24 </text:span><text:a xlink:type="simple" xlink:href="https://www.biblegateway.com/passage/?search=Genesis+19%3A24&amp;version=RVA" text:style-name="Internet_20_link" text:visited-style-name="Visited_20_Internet_20_Link"><text:span text:style-name="T844">RVA</text:span></text:a></text:p></text:note-body></text:note></text:span>. <text:span text:style-name="T845">En Ezequiel 38: </text:span><text:span text:style-name="Bible_5f_text"><text:span text:style-name="T84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45">” </text:span></text:span><text:span text:style-name="Bible_5f_text"><text:span text:style-name="T845"><text:note text:id="ftn205" text:note-class="footnote"><text:note-citation>205</text:note-citation><text:note-body><text:p text:style-name="Footnote"><text:s/><text:span text:style-name="T845">Ezequiel 38:22 </text:span><text:a xlink:type="simple" xlink:href="https://www.biblegateway.com/passage/?search=Ezequiel+38%3A22&amp;version=RVA" text:style-name="Internet_20_link" text:visited-style-name="Visited_20_Internet_20_Link"><text:span text:style-name="T845">RVA</text:span></text:a></text:p></text:note-body></text:note></text:span></text:span><text:span text:style-name="T845">. En Amos 1 y 2 vemos que Jehova dice que: </text:span><text:span text:style-name="Bible_5f_text"><text:span text:style-name="T845">“</text:span></text:span><text:bookmark text:name="es-RVA-22369"/><text:span text:style-name="Bible_5f_text">Y meteré fuego en la casa de Hazael</text:span><text:span text:style-name="Bible_5f_text"><text:span text:style-name="T845">”</text:span></text:span><text:span text:style-name="T845">, </text:span><text:span text:style-name="Bible_5f_text"><text:span text:style-name="T845">“</text:span></text:span><text:bookmark text:name="es-RVA-22372"/><text:span text:style-name="Bible_5f_text">Y meteré fuego en el muro de Gaza</text:span><text:span text:style-name="Bible_5f_text"><text:span text:style-name="T845">”</text:span></text:span><text:span text:style-name="T845">, </text:span><text:span text:style-name="Bible_5f_text"><text:span text:style-name="T845">“</text:span></text:span><text:bookmark text:name="es-RVA-22375"/><text:span text:style-name="Bible_5f_text">Y meteré fuego en el muro de Tiro</text:span><text:span text:style-name="Bible_5f_text"><text:span text:style-name="T845">”</text:span></text:span><text:span text:style-name="T845">, </text:span><text:span text:style-name="Bible_5f_text"><text:span text:style-name="T845">“</text:span></text:span><text:span text:style-name="Bible_5f_text">Y meteré fuego en Temán</text:span><text:span text:style-name="Bible_5f_text"><text:span text:style-name="T845">”</text:span></text:span><text:span text:style-name="T845">, </text:span><text:span text:style-name="Bible_5f_text"><text:span text:style-name="T845">“</text:span></text:span><text:span text:style-name="Bible_5f_text">Y meteré fuego en Moab</text:span><text:span text:style-name="Bible_5f_text"><text:span text:style-name="T845">”</text:span></text:span><text:span text:style-name="T845">, </text:span><text:span text:style-name="Bible_5f_text"><text:span text:style-name="T845">“</text:span></text:span><text:span text:style-name="Bible_5f_text">Meteré por tanto fuego en Judá</text:span><text:span text:style-name="Bible_5f_text"><text:span text:style-name="T845">”</text:span></text:span><text:span text:style-name="T845">. En Revelación 20 dice que: </text:span><text:span text:style-name="Bible_5f_text"><text:span text:style-name="T836">“de Dios descendió fuego del cielo, y los devoró” </text:span></text:span><text:span text:style-name="Bible_5f_text"><text:span text:style-name="T836"><text:note text:id="ftn206" text:note-class="footnote"><text:note-citation>206</text:note-citation><text:note-body><text:p text:style-name="Footnote"><text:s/><text:span text:style-name="T836">Revelación 20:7-9 </text:span><text:a xlink:type="simple" xlink:href="https://www.biblegateway.com/passage/?search=Apocalipsis+20%3A7-9&amp;version=RVA" text:style-name="Internet_20_link" text:visited-style-name="Visited_20_Internet_20_Link"><text:span text:style-name="T836">RVA</text:span></text:a></text:p></text:note-body></text:note></text:span></text:span><text:span text:style-name="T836">. Revelación 21 dice que: </text:span><text:span text:style-name="Bible_5f_text"><text:span text:style-name="T83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6">” </text:span></text:span><text:span text:style-name="Bible_5f_text"><text:span text:style-name="T836"><text:note text:id="ftn207" text:note-class="footnote"><text:note-citation>207</text:note-citation><text:note-body><text:p text:style-name="Footnote"><text:s/><text:span text:style-name="T836">Revelación 21:8 </text:span><text:a xlink:type="simple" xlink:href="https://www.biblegateway.com/passage/?search=Apocalipsis+21%3A8&amp;version=RVA" text:style-name="Internet_20_link" text:visited-style-name="Visited_20_Internet_20_Link"><text:span text:style-name="T836">RVA</text:span></text:a></text:p></text:note-body></text:note></text:span></text:span><text:span text:style-name="T836">. En 2da Pedro 2 dice que: </text:span><text:span text:style-name="Bible_5f_text"><text:span text:style-name="T836">“</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836">” </text:span></text:span><text:span text:style-name="Bible_5f_text"><text:span text:style-name="T836"><text:note text:id="ftn208" text:note-class="footnote"><text:note-citation>208</text:note-citation><text:note-body><text:p text:style-name="Footnote"><text:s/><text:span text:style-name="T851">2 Pedro 3:7 </text:span><text:a xlink:type="simple" xlink:href="https://www.biblegateway.com/passage/?search=2+Pedro+3%3A7&amp;version=RVA" text:style-name="Internet_20_link" text:visited-style-name="Visited_20_Internet_20_Link"><text:span text:style-name="T851">RVA</text:span></text:a></text:p></text:note-body></text:note></text:span></text:span><text:span text:style-name="T836">. Definitivamente a Dios le gusta el fuego. Y a veces el azufre.</text:span></text:p>
      <text:p text:style-name="P346"><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846">1 Juan 4:8 </text:span><text:a xlink:type="simple" xlink:href="https://www.biblegateway.com/passage/?search=+1+Juan+4%3A8&amp;version=RVA" text:style-name="Internet_20_link" text:visited-style-name="Visited_20_Internet_20_Link"><text:span text:style-name="T846">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846">Hebreos 12:29 </text:span><text:a xlink:type="simple" xlink:href="https://www.biblegateway.com/passage/?search=Hebreos+12%3A29&amp;version=RVA" text:style-name="Internet_20_link" text:visited-style-name="Visited_20_Internet_20_Link"><text:span text:style-name="T846">RVA</text:span></text:a></text:p></text:note-body></text:note></text:span></text:span><text:span text:style-name="T465">. O sea que Dios es amor y fuego al mismo tiempo.</text:span></text:p>
      <text:p text:style-name="P348"><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537"><text:s/><text:span text:style-name="T847">Isaías 9:19 </text:span><text:a xlink:type="simple" xlink:href="https://biblehub.com/text/isaiah/9-19.htm" text:style-name="Internet_20_link" text:visited-style-name="Visited_20_Internet_20_Link"><text:span text:style-name="T847">biblehub</text:span></text:a> <text:span text:style-name="T850">(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0"><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847">Lucas 12:49 </text:span><text:a xlink:type="simple" xlink:href="https://www.biblegateway.com/passage/?search=Lucas+12%3A49&amp;version=RVA-2015" text:style-name="Internet_20_link" text:visited-style-name="Visited_20_Internet_20_Link"><text:span text:style-name="T847">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847">Marcos 9:49 </text:span><text:a xlink:type="simple" xlink:href="https://www.biblegateway.com/passage/?search=Marcos+9%3A49&amp;version=RVA-2015" text:style-name="Internet_20_link" text:visited-style-name="Visited_20_Internet_20_Link"><text:span text:style-name="T847">RVA-2015</text:span></text:a></text:p></text:note-body></text:note></text:span></text:span><text:span text:style-name="T466">. </text:span><text:span text:style-name="T469">O sea el piromano es Jesus!</text:span></text:p>
      <text:p text:style-name="P349"><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848">Mateo 3:11-12 </text:span><text:a xlink:type="simple" xlink:href="https://www.biblegateway.com/passage/?search=Mateo+3%3A11-12&amp;version=RVA-2015" text:style-name="Internet_20_link" text:visited-style-name="Visited_20_Internet_20_Link"><text:span text:style-name="T848">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852">Malaquías 3:2 </text:span><text:a xlink:type="simple" xlink:href="https://www.biblegateway.com/passage/?search=Malaquias+3%3A2&amp;version=RVA-2015" text:style-name="Internet_20_link" text:visited-style-name="Visited_20_Internet_20_Link"><text:span text:style-name="T852">2015</text:span></text:a></text:p></text:note-body></text:note></text:span></text:span><text:span text:style-name="T472">. </text:span></text:p>
      <text:p text:style-name="P498"><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853">2 Reyes 23:10 </text:span><text:a xlink:type="simple" xlink:href="https://www.biblegateway.com/passage/?search=2+Reyes+23%3A10&amp;version=RVA" text:style-name="Internet_20_link" text:visited-style-name="Visited_20_Internet_20_Link"><text:span text:style-name="T853">RVA</text:span></text:a> <text:span text:style-name="T853">Jeremías 7:31 </text:span><text:a xlink:type="simple" xlink:href="https://www.biblegateway.com/passage/?search=Jeremias+7%3A31&amp;version=RVA" text:style-name="Internet_20_link" text:visited-style-name="Visited_20_Internet_20_Link"><text:span text:style-name="T853">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853">Mateo 5:22 </text:span><text:a xlink:type="simple" xlink:href="https://www.biblegateway.com/passage/?search=Mateo+5%3A22&amp;version=RVA" text:style-name="Internet_20_link" text:visited-style-name="Visited_20_Internet_20_Link"><text:span text:style-name="T853">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853">Mateo 5:29 </text:span><text:a xlink:type="simple" xlink:href="https://www.biblegateway.com/passage/?search=Mateo+5%3A28-29&amp;version=RVA-2015" text:style-name="Internet_20_link" text:visited-style-name="Visited_20_Internet_20_Link"><text:span text:style-name="T853">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854">Mateo 18:8 <text:s/></text:span><text:a xlink:type="simple" xlink:href="https://www.biblegateway.com/passage/?search=Mateo+18%3A8&amp;version=RVA-2015" text:style-name="Internet_20_link" text:visited-style-name="Visited_20_Internet_20_Link"><text:span text:style-name="T854">RVA-2015</text:span></text:a></text:p></text:note-body></text:note></text:span><text:span text:style-name="T480">. </text:span></text:p>
      <text:p text:style-name="P351"><text:span text:style-name="T478">Al Hijo, a Jesucristo, también le gusta el fuego para acabar con los malos. </text:span><text:span text:style-name="T479">Y no cualquier fuego sino uno ETERNO. </text:span><text:span text:style-name="T478">Y si mira con codicia, ya pailas. </text:span></text:p>
      <text:p text:style-name="P352"><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text:span><text:soft-page-break/><text:span text:style-name="Bible_5f_text">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855">Isaías 33:10-14 </text:span><text:a xlink:type="simple" xlink:href="https://www.biblegateway.com/passage/?search=Isaias+33%3A10-14&amp;version=RVA-2015" text:style-name="Internet_20_link" text:visited-style-name="Visited_20_Internet_20_Link"><text:span text:style-name="T855">RVA-2015</text:span></text:a></text:p></text:note-body></text:note></text:span>. <text:span text:style-name="T856">Nadie quiere vivir en medio de un fuego que no se apaga. Especialmente los malos.</text:span></text:p>
      <text:p text:style-name="P353"><text:span text:style-name="T857">Y según Judas 1 la cosa ya empezó porque habla de los no creyentes de la época en los siguientes términos: </text:span><text:span text:style-name="Bible_5f_text"><text:span text:style-name="T857">”</text:span></text:span><text:span text:style-name="Bible_5f_text">a otros hagan salvos arrebatándolos del fuego; y a otros ténganles misericordia, pero con cautela, odiando hasta la ropa contaminada por su carne</text:span><text:span text:style-name="Bible_5f_text"><text:span text:style-name="T858">” </text:span></text:span><text:span text:style-name="Bible_5f_text"><text:span text:style-name="T858"><text:note text:id="ftn221" text:note-class="footnote"><text:note-citation>221</text:note-citation><text:note-body><text:p text:style-name="Footnote"><text:s/><text:span text:style-name="T858">Judas 1:23 </text:span><text:a xlink:type="simple" xlink:href="https://www.biblegateway.com/passage/?search=Judas+1%3A23&amp;version=RVA-2015" text:style-name="Internet_20_link" text:visited-style-name="Visited_20_Internet_20_Link"><text:span text:style-name="T858">RVA-2015</text:span></text:a></text:p></text:note-body></text:note></text:span></text:span><text:span text:style-name="T858">.</text:span></text:p>
      <text:p text:style-name="P364"><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2"><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2"><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851">2 Pedro 3:7 </text:span><text:a xlink:type="simple" xlink:href="https://www.biblegateway.com/passage/?search=2+Pedro+3%3A7&amp;version=RVA-2015" text:style-name="Internet_20_link" text:visited-style-name="Visited_20_Internet_20_Link"><text:span text:style-name="T851">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1"><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ext:span></text:span><text:soft-page-break/><text:span text:style-name="Bible_5f_text"><text:span text:style-name="T489">tierra nueva en los cuales mora la justicia” </text:span></text:span><text:span text:style-name="Bible_5f_text"><text:span text:style-name="T489"><text:note text:id="ftn223" text:note-class="footnote"><text:note-citation>223</text:note-citation><text:note-body><text:p text:style-name="Footnote"><text:s/><text:span text:style-name="T874">2 Pedro 3:10-13 </text:span><text:a xlink:type="simple" xlink:href="https://www.biblegateway.com/passage/?search=2+Pedro+3%3A10-13&amp;version=RVA-2015" text:style-name="Internet_20_link" text:visited-style-name="Visited_20_Internet_20_Link"><text:span text:style-name="T874">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1"><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875">Isaías 30:26 </text:span><text:a xlink:type="simple" xlink:href="https://www.biblegateway.com/passage/?search=Isaias+30%3A26&amp;version=RVA-2015" text:style-name="Internet_20_link" text:visited-style-name="Visited_20_Internet_20_Link"><text:span text:style-name="T875">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875">Sofonías 1:2-3 </text:span><text:a xlink:type="simple" xlink:href="https://www.biblegateway.com/passage/?search=Sofonias+1%3A2-3&amp;version=RVA-2015" text:style-name="Internet_20_link" text:visited-style-name="Visited_20_Internet_20_Link"><text:span text:style-name="T875">RVA-2015</text:span></text:a></text:p></text:note-body></text:note></text:span></text:span><text:span text:style-name="T490">. </text:span></text:p>
      <text:p text:style-name="P361"><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880">1</text:span> <text:span text:style-name="T880">Corintios 15:51 </text:span><text:a xlink:type="simple" xlink:href="https://www.biblegateway.com/passage/?search=1+Corintios+15%3A51&amp;version=RVA-2015" text:style-name="Internet_20_link" text:visited-style-name="Visited_20_Internet_20_Link"><text:span text:style-name="T880">RVA-2015</text:span></text:a></text:p></text:note-body></text:note></text:span><text:span text:style-name="T493">.</text:span></text:p>
      <text:p text:style-name="P359"><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876">Revelación 20:7-9 </text:span><text:a xlink:type="simple" xlink:href="https://www.biblegateway.com/passage/?search=Apocalipsis+20%3A7-9&amp;version=RVA-2015" text:style-name="Internet_20_link" text:visited-style-name="Visited_20_Internet_20_Link"><text:span text:style-name="T876">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1"><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881">Ezequiel 38:11 </text:span><text:a xlink:type="simple" xlink:href="https://www.biblegateway.com/passage/?search=Ezequiel+38%3A11&amp;version=RVA-2015" text:style-name="Internet_20_link" text:visited-style-name="Visited_20_Internet_20_Link"><text:span text:style-name="T881">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881">Ezequiel 38:22 </text:span><text:a xlink:type="simple" xlink:href="https://www.biblegateway.com/passage/?search=Ezequiel+38%3A22&amp;version=RVA-2015" text:style-name="Internet_20_link" text:visited-style-name="Visited_20_Internet_20_Link"><text:span text:style-name="T881">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3"><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883">Podemos concluir que a</text:span> Dios también le gusta el fuego físico para acabar con los malos. <text:span text:style-name="T882">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890">Para este momento ya debe ser claro que, a</text:span> mi mejor entender, la biblia enseña que después de la resurrección de los muertos, cuando TODOS los muertos sean resucitados en una tierra nueva F<text:span text:style-name="T894">I</text:span>SICA con un cielo nuevo F<text:span text:style-name="T894">I</text:span>SICO, <text:span text:style-name="T891">en este mismo planeta, </text:span>TODOS, absolutamente TODOS los resucitados confesarán con su boca que Yeshua es Señor, creerán en su corazón que <text:span text:style-name="T891">Yeshua</text:span> resucitó y por lo tanto serán salvados. </text:p>
      <text:p text:style-name="P370">Una de las doctrinas mas rechazadas por la mayoría de los creyentes en Yeshua, en Jesucristo es la doctrina comúnmente conocida como <text:span text:style-name="T892">u</text:span>niversalismo. </text:p>
      <text:p text:style-name="P370"><text:span text:style-name="T889">La manera en que entiendo las enseñanzas de la biblia es una forma de universalismo y p</text:span>uesto que genera tanto rechazo y es tan enfáticamente señalada por algunos como contraria a las escrituras, me parece necesario hacer un <text:span text:style-name="T889">análisis de las razones por las cuales creo que es justamente eso lo que enseña la biblia.</text:span></text:p>
      <text:h text:style-name="Heading_20_2" text:outline-level="2">Infierno.</text:h>
      <text:p text:style-name="P385">La palabra “infierno” no aparece en ninguna parte en los manuscritos mas antiguos porque estos están escritos en hebreo y en griego. <text:span text:style-name="T893">Y ésta palabra no es ni griega ni hebrea.</text:span></text:p>
      <text:h text:style-name="Heading_20_8" text:outline-level="8">Jesucristo.</text:h>
      <text:p text:style-name="P365"><text:span text:style-name="T893">E</text:span>n los evangelios <text:span text:style-name="T893">h</text:span>ay <text:span text:style-name="T893">solo </text:span>dos vocablos <text:span text:style-name="T884">del griego que, </text:span>en las palabras de Jesucristo, han sido traducid<text:span text:style-name="T884">o</text:span>s como “infierno”: El vocablo <text:span text:style-name="T884">G86 <text:s/>y el vocablo </text:span>G1067<text:span text:style-name="T884">.</text:span></text:p>
      <text:h text:style-name="P655" text:outline-level="8"><text:span text:style-name="T897">Hadés. </text:span>Vocablo G86.</text:h>
      <text:p text:style-name="P369">El vocablo G86 suena “hadés”, <text:span text:style-name="T885">aunque muchas personas lo pronuncian “hádes”,</text:span> <text:span text:style-name="T88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7">Luego la traducción <text:span text:style-name="T888">mas adecuada</text:span> de<text:span text:style-name="T912">l </text:span>vocablo griego “<text:span text:style-name="T912">Hadés” </text:span>sería la <text:span text:style-name="T887">palabra</text:span>: “<text:span text:style-name="T887">sepulcro</text:span>”.</text:p>
      <text:h text:style-name="P656" text:outline-level="8"><text:soft-page-break/><text:span text:style-name="T897">Géhenna. Vocablo </text:span>G1067.</text:h>
      <text:p text:style-name="P366"><text:span text:style-name="T884">El vocablo griego G1067 </text:span>suena “g<text:span text:style-name="T897">é</text:span>henn<text:span text:style-name="T897">a</text:span>” y es una transliteración del hebreo “Ge Hinom” al griego. “<text:span text:style-name="T884">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8">Luego la traducción <text:span text:style-name="T888">mas adecuada</text:span> de<text:span text:style-name="T913">l </text:span>vocablo griego “<text:span text:style-name="T897">Géhenna</text:span>” sería la frase: “Valle de Hinom”.</text:p>
      <text:h text:style-name="P627" text:outline-level="2"><text:span text:style-name="T896">Sheol</text:span>. <text:span text:style-name="T898">Vocablo H7585.</text:span></text:h>
      <text:p text:style-name="P394">El <text:span text:style-name="T895">vocablo hebreo </text:span>“Sheol” del antiguo testamento <text:span text:style-name="T89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2">El “sheol” del antiguo testamento, de las escrituras hebreas, tiene ciertas características que se deducen por el contexto en el que se usa el vocablo.</text:p>
      <text:h text:style-name="Heading_20_8" text:outline-level="8"><text:span text:style-name="T899">Todos</text:span>.</text:h>
      <text:p text:style-name="P373"><text:span text:style-name="T900">De</text:span> Génesis 37, <text:span text:style-name="T921">se entiende que </text:span>Jacob fue al “Sheol” cuando murió <text:note text:id="ftn230" text:note-class="footnote"><text:note-citation>230</text:note-citation><text:note-body><text:p text:style-name="Footnote"><text:s/><text:span text:style-name="T899">Génesis 37:35 </text:span><text:a xlink:type="simple" xlink:href="https://biblehub.com/text/genesis/37-35.htm" text:style-name="Internet_20_link" text:visited-style-name="Visited_20_Internet_20_Link"><text:span text:style-name="T899">biblehub</text:span></text:a></text:p></text:note-body></text:note>. <text:span text:style-name="T900">De</text:span> Job 14, Job iría al “Sheol” si muriera <text:note text:id="ftn231" text:note-class="footnote"><text:note-citation>231</text:note-citation><text:note-body><text:p text:style-name="Footnote"><text:s/><text:span text:style-name="T899">Job 14:13 </text:span><text:a xlink:type="simple" xlink:href="https://biblehub.com/text/job/14-13.htm" text:style-name="Internet_20_link" text:visited-style-name="Visited_20_Internet_20_Link"><text:span text:style-name="T899">biblehub</text:span></text:a></text:p></text:note-body></text:note>. <text:span text:style-name="T900">De</text:span> Job 21, los malvados bajan tranquilos al “Sheol” <text:note text:id="ftn232" text:note-class="footnote"><text:note-citation>232</text:note-citation><text:note-body><text:p text:style-name="Footnote"><text:s/><text:span text:style-name="T899">Job 21:13 </text:span><text:a xlink:type="simple" xlink:href="https://biblehub.com/text/job/21-13.htm" text:style-name="Internet_20_link" text:visited-style-name="Visited_20_Internet_20_Link"><text:span text:style-name="T899">biblehub</text:span></text:a></text:p></text:note-body></text:note>. <text:span text:style-name="T900">De</text:span>l Salmo 16, <text:span text:style-name="T909">del 18 y del 86</text:span>, David fue al “Sheol” cuando murió <text:note text:id="ftn233" text:note-class="footnote"><text:note-citation>233</text:note-citation><text:note-body><text:p text:style-name="Footnote"><text:s/><text:span text:style-name="T899">Salmo 16:10 </text:span><text:a xlink:type="simple" xlink:href="https://biblehub.com/text/psalms/16-10.htm" text:style-name="Internet_20_link" text:visited-style-name="Visited_20_Internet_20_Link"><text:span text:style-name="T899">biblehub</text:span></text:a></text:p></text:note-body></text:note>. </text:p>
      <text:p text:style-name="P384">Según el antiguo testamento todos los muertos van a parar al “Sheol” los que consideramos buenos y los que consideramos malos. Todos los muertos.</text:p>
      <text:h text:style-name="Heading_20_8" text:outline-level="8">Levantar.</text:h>
      <text:p text:style-name="P392"><text:span text:style-name="T901">De 1ra Samuel 2, se entiende que YHWH es el que hace decender al “Sheol” y también de el levanta a los muertos </text:span><text:span text:style-name="T901"><text:note text:id="ftn234" text:note-class="footnote"><text:note-citation>234</text:note-citation><text:note-body><text:p text:style-name="Footnote"><text:s/><text:span text:style-name="T901">1</text:span> <text:span text:style-name="T901">Samuel 2:6 </text:span><text:a xlink:type="simple" xlink:href="https://biblehub.com/text/1_samuel/2-6.htm" text:style-name="Internet_20_link" text:visited-style-name="Visited_20_Internet_20_Link"><text:span text:style-name="T901">biblehub</text:span></text:a></text:p></text:note-body></text:note></text:span><text:span text:style-name="T901">. De Amos 9, nadie puede esconderse en el “Sheol” porque YHWH los saca, los levanta, del “Sheol” </text:span><text:span text:style-name="T901"><text:note text:id="ftn235" text:note-class="footnote"><text:note-citation>235</text:note-citation><text:note-body><text:p text:style-name="Footnote"><text:s/><text:span text:style-name="T901">Amos 9:2 </text:span><text:a xlink:type="simple" xlink:href="https://biblehub.com/text/amos/9-2.htm" text:style-name="Internet_20_link" text:visited-style-name="Visited_20_Internet_20_Link"><text:span text:style-name="T901">biblehub</text:span></text:a></text:p></text:note-body></text:note></text:span><text:span text:style-name="T901">. Del Salmo 16, YHWH no deja a su amigo en el “Sheol” </text:span><text:span text:style-name="T901"><text:note text:id="ftn236" text:note-class="footnote"><text:note-citation>236</text:note-citation><text:note-body><text:p text:style-name="Footnote"><text:s/><text:span text:style-name="T899">Salmo 16:10 </text:span><text:a xlink:type="simple" xlink:href="https://biblehub.com/text/psalms/16-10.htm" text:style-name="Internet_20_link" text:visited-style-name="Visited_20_Internet_20_Link"><text:span text:style-name="T899">biblehub</text:span></text:a></text:p></text:note-body></text:note></text:span><text:span text:style-name="T901">. Del Salmo 30, lo mismo, YHWH levanta del “Sheol” </text:span><text:span text:style-name="T901"><text:note text:id="ftn237" text:note-class="footnote"><text:note-citation>237</text:note-citation><text:note-body><text:p text:style-name="Footnote"><text:s/><text:span text:style-name="T901">Salmo 30:3 </text:span><text:a xlink:type="simple" xlink:href="https://biblehub.com/text/psalms/30-3.htm" text:style-name="Internet_20_link" text:visited-style-name="Visited_20_Internet_20_Link"><text:span text:style-name="T901">biblehub</text:span></text:a></text:p></text:note-body></text:note></text:span><text:span text:style-name="T901">. De Oseas, YHWH rescata del “Sheol” y la muerte ya no tiene aguijón </text:span><text:span text:style-name="T901"><text:note text:id="ftn238" text:note-class="footnote"><text:note-citation>238</text:note-citation><text:note-body><text:p text:style-name="Footnote"><text:s/><text:span text:style-name="T901">Oseas 13:14 </text:span><text:a xlink:type="simple" xlink:href="https://biblehub.com/text/hosea/13-14.htm" text:style-name="Internet_20_link" text:visited-style-name="Visited_20_Internet_20_Link"><text:span text:style-name="T901">biblehub</text:span></text:a></text:p></text:note-body></text:note></text:span><text:span text:style-name="T901">. </text:span></text:p>
      <text:p text:style-name="P374">Según la Tanakh, el antiguo testamento, las escrituras hebreas, del “Sheol” se puede salir. Se sale cuando YHWH lo saca a uno del “Sheol”. Cuando YHWH levanta a la persona del “Sheol”. <text:span text:style-name="T910">Jesucristo fue al Sheol cuando murió y salió del Sheol cuando resucitó.</text:span></text:p>
      <text:h text:style-name="Heading_20_8" text:outline-level="8"><text:soft-page-break/>Nada.</text:h>
      <text:p text:style-name="P393">De 1ra Samuel 2, <text:span text:style-name="T921">se entiende que </text:span>no hay vida en el “Sheol”, parece obvio pero a algunos se les olvida <text:span text:style-name="T901"><text:note text:id="ftn239" text:note-class="footnote"><text:note-citation>239</text:note-citation><text:note-body><text:p text:style-name="Footnote"><text:s/><text:span text:style-name="T901">1</text:span> <text:span text:style-name="T901">Samuel 2:6 </text:span><text:a xlink:type="simple" xlink:href="https://biblehub.com/text/1_samuel/2-6.htm" text:style-name="Internet_20_link" text:visited-style-name="Visited_20_Internet_20_Link"><text:span text:style-name="T901">biblehub</text:span></text:a></text:p></text:note-body></text:note></text:span>. De Job 14, en el “Sheol” no se siente la ira de YHWH <text:span text:style-name="T899"><text:note text:id="ftn240" text:note-class="footnote"><text:note-citation>240</text:note-citation><text:note-body><text:p text:style-name="Footnote"><text:s/><text:span text:style-name="T899">Job 14:13 </text:span><text:a xlink:type="simple" xlink:href="https://biblehub.com/text/job/14-13.htm" text:style-name="Internet_20_link" text:visited-style-name="Visited_20_Internet_20_Link"><text:span text:style-name="T899">biblehub</text:span></text:a></text:p></text:note-body></text:note></text:span>. De Proverbios 15, no hay pensamientos en el “Sheol” <text:note text:id="ftn241" text:note-class="footnote"><text:note-citation>241</text:note-citation><text:note-body><text:p text:style-name="Footnote"><text:s/><text:span text:style-name="T902">Proverbios 15:11 </text:span><text:a xlink:type="simple" xlink:href="https://biblehub.com/text/proverbs/15-11.htm" text:style-name="Internet_20_link" text:visited-style-name="Visited_20_Internet_20_Link"><text:span text:style-name="T902">biblehub</text:span></text:a></text:p></text:note-body></text:note>. Del Salmo 6, no hay recuerdos en el “Sheol” <text:note text:id="ftn242" text:note-class="footnote"><text:note-citation>242</text:note-citation><text:note-body><text:p text:style-name="Footnote"><text:s/><text:span text:style-name="T902">Salmo 6:5 </text:span><text:a xlink:type="simple" xlink:href="https://biblehub.com/text/psalms/6-5.htm" text:style-name="Internet_20_link" text:visited-style-name="Visited_20_Internet_20_Link"><text:span text:style-name="T902">biblehub</text:span></text:a></text:p></text:note-body></text:note>. Del Salmo 30, no hay vida en el “Sheol”, parece obvio pero a algunos se les olvida <text:span text:style-name="T901"><text:note text:id="ftn243" text:note-class="footnote"><text:note-citation>243</text:note-citation><text:note-body><text:p text:style-name="Footnote"><text:s/><text:span text:style-name="T901">Salmo 30:3 </text:span><text:a xlink:type="simple" xlink:href="https://biblehub.com/text/psalms/30-3.htm" text:style-name="Internet_20_link" text:visited-style-name="Visited_20_Internet_20_Link"><text:span text:style-name="T90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02">Eclesiastes 9:10 </text:span><text:a xlink:type="simple" xlink:href="https://biblehub.com/text/ecclesiastes/9-10.htm" text:style-name="Internet_20_link" text:visited-style-name="Visited_20_Internet_20_Link"><text:span text:style-name="T902">biblehub</text:span></text:a></text:p></text:note-body></text:note>.</text:p>
      <text:p text:style-name="P375">Según la Tanakh, <text:span text:style-name="T902">las escrituras hebreas, en el “Sheol” no pasa nada, se está muerto y punto.</text:span></text:p>
      <text:h text:style-name="Heading_20_8" text:outline-level="8">Diferen<text:span text:style-name="T903">te</text:span>.</text:h>
      <text:p text:style-name="P376">Solo haciendo un análisis del antiguo testamento vemos que hay grandes diferencias entre lo que nos muestra la biblia del “Sheol” y el concepto popular del “Infierno”.</text:p>
      <text:p text:style-name="P377"><text:span text:style-name="T931">E</text:span>l <text:span text:style-name="T928">actual </text:span>concepto popular <text:span text:style-name="T92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9">No es un concepto que Jesucristo usara. Este concepto termina pasando </text:span>a los Romanos <text:span text:style-name="T930">en la palabra latina “inferno” </text:span>y de estos al actual concepto popular <text:span text:style-name="T928">del “infierno”</text:span>.</text:p>
      <text:p text:style-name="P380">Se mezclaron los conceptos porque, en su momento, la mejor traducción al griego de “Sheol” fue “Hadés” y la traducción Septuaginta fue la base para las demás traducciones.</text:p>
      <text:p text:style-name="P395"><text:span text:style-name="T934">El vocablo</text:span> “Hadés” es usada en el nuevo testamento de manera consistente con el concepto de “Sheol” del antiguo testamento y <text:span text:style-name="T933">NO</text:span> con el concepto griego de “Hadés” que por supuesto <text:span text:style-name="T933">NO</text:span> es hebreo y <text:span text:style-name="T933">NO</text:span> sería usado por Jesucristo, <text:span text:style-name="T935">el mas hebreo de todos los hebreos</text:span>.</text:p>
      <text:p text:style-name="P379">Algunos de los versículos del nuevo testamento que ratifican el concepto <text:span text:style-name="T932">de “Sheol” </text:span>del antiguo testamento, ya se mencionaron en esta presentación, y están en boca de Jesucristo. </text:p>
      <text:p text:style-name="P381"><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8"><text:soft-page-break/><text:span text:style-name="T508">Mateo 27 también usa la misma terminología </text:span><text:span text:style-name="T508"><text:note text:id="ftn248" text:note-class="footnote"><text:note-citation>248</text:note-citation><text:note-body><text:p text:style-name="Footnote"><text:s/><text:span text:style-name="T906">Mateo 27:52 </text:span><text:a xlink:type="simple" xlink:href="https://biblehub.com/text/matthew/27-52.htm" text:style-name="Internet_20_link" text:visited-style-name="Visited_20_Internet_20_Link"><text:span text:style-name="T906">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04">1</text:span> <text:span text:style-name="T904">Corintios 11:30 </text:span><text:a xlink:type="simple" xlink:href="https://biblehub.com/text/1_corinthians/11-30.htm" text:style-name="Internet_20_link" text:visited-style-name="Visited_20_Internet_20_Link"><text:span text:style-name="T904">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05">1 Tesalonisenses 4:13 </text:span><text:a xlink:type="simple" xlink:href="https://biblehub.com/text/1_thessalonians/4-13.htm" text:style-name="Internet_20_link" text:visited-style-name="Visited_20_Internet_20_Link"><text:span text:style-name="T905">biblehub</text:span></text:a></text:p></text:note-body></text:note></text:span><text:span text:style-name="T334">.</text:span></text:p>
      <text:p text:style-name="P382"><text:span text:style-name="T334">En Hechos 2, Jesucristo sale del “Sheol” hebreo </text:span><text:span text:style-name="T334"><text:note text:id="ftn251" text:note-class="footnote"><text:note-citation>251</text:note-citation><text:note-body><text:p text:style-name="Footnote"><text:s/><text:span text:style-name="T907">Hechos 2:27 </text:span><text:a xlink:type="simple" xlink:href="https://biblehub.com/text/acts/2-27.htm" text:style-name="Internet_20_link" text:visited-style-name="Visited_20_Internet_20_Link"><text:span text:style-name="T907">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3"><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08">1 Pedro 4:6 </text:span><text:a xlink:type="simple" xlink:href="https://biblehub.com/text/1_peter/4-6.htm" text:style-name="Internet_20_link" text:visited-style-name="Visited_20_Internet_20_Link"><text:span text:style-name="T908">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11">Y, según Jesucristo, cuando se resucita es para no morir porque ya no se puede morir</text:span>.</text:p>
      <text:p text:style-name="P386"><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28" text:outline-level="2"><text:span text:style-name="T964">Gé-Henná</text:span>. Vocablo G1067.</text:h>
      <text:p text:style-name="P387"><text:span text:style-name="T965">El Gé-Henná, es decir e</text:span>l valle de Hinom <text:span text:style-name="T915">descrito por</text:span> Jesucristo <text:span text:style-name="T914">en 11 versículos de los evangelios de Mateo, Marcos y Lucas, y nombrado una vez en la carta de Santiago, ese que terminó siendo traducido como “infierno”, </text:span>tiene una serie de características <text:span text:style-name="T895">que se deducen por el contexto en el que se usa el vocablo</text:span>.</text:p>
      <text:h text:style-name="Heading_20_8" text:outline-level="8"><text:span text:style-name="T919">Es de f</text:span>uego.</text:h>
      <text:p text:style-name="P388">De Mateo 5 <text:note text:id="ftn253" text:note-class="footnote"><text:note-citation>253</text:note-citation><text:note-body><text:p text:style-name="Footnote"><text:s/><text:span text:style-name="T915">Mateo 5:22 </text:span><text:a xlink:type="simple" xlink:href="https://biblehub.com/text/matthew/5-22.htm" text:style-name="Internet_20_link" text:visited-style-name="Visited_20_Internet_20_Link"><text:span text:style-name="T915">biblehub</text:span></text:a> </text:p></text:note-body></text:note>, <text:span text:style-name="T921">d</text:span>e Mateo <text:span text:style-name="T916">18 </text:span><text:span text:style-name="T916"><text:note text:id="ftn254" text:note-class="footnote"><text:note-citation>254</text:note-citation><text:note-body><text:p text:style-name="P538"><text:s/><text:span text:style-name="T916">Mateo 18:8 </text:span><text:a xlink:type="simple" xlink:href="https://biblehub.com/text/matthew/18-8.htm" text:style-name="Internet_20_link" text:visited-style-name="Visited_20_Internet_20_Link"><text:span text:style-name="T916">biblehub</text:span></text:a><text:span text:style-name="T916"> Mateo 18:9 </text:span><text:a xlink:type="simple" xlink:href="https://biblehub.com/text/matthew/18-9.htm" text:style-name="Internet_20_link" text:visited-style-name="Visited_20_Internet_20_Link"><text:span text:style-name="T916">biblehub</text:span></text:a></text:p></text:note-body></text:note></text:span><text:span text:style-name="T916"><text:s/>y de Marcos 9 </text:span><text:span text:style-name="T916"><text:note text:id="ftn255" text:note-class="footnote"><text:note-citation>255</text:note-citation><text:note-body><text:p text:style-name="Footnote"><text:s/><text:span text:style-name="T917">Marcos 9:43 </text:span><text:a xlink:type="simple" xlink:href="https://biblehub.com/text/mark/9-43.htm" text:style-name="Internet_20_link" text:visited-style-name="Visited_20_Internet_20_Link"><text:span text:style-name="T917">biblehub</text:span></text:a> <text:span text:style-name="T917">Marcos 9:48 </text:span><text:a xlink:type="simple" xlink:href="https://biblehub.com/text/mark/9-48.htm" text:style-name="Internet_20_link" text:visited-style-name="Visited_20_Internet_20_Link"><text:span text:style-name="T917">biblehub</text:span></text:a></text:p></text:note-body></text:note></text:span><text:span text:style-name="T916">, se entiende que ese valle es de fuego. El valle de Hinom del que habla Jesucristo es de fuego.</text:span></text:p>
      <text:h text:style-name="Heading_20_8" text:outline-level="8">No se apaga.</text:h>
      <text:p text:style-name="P388"><text:span text:style-name="T916">De Marcos 9 </text:span><text:span text:style-name="T916"><text:note text:id="ftn256" text:note-class="footnote"><text:note-citation>256</text:note-citation><text:note-body><text:p text:style-name="Footnote"><text:s/><text:span text:style-name="T917">Marcos 9:43 </text:span><text:a xlink:type="simple" xlink:href="https://biblehub.com/text/mark/9-43.htm" text:style-name="Internet_20_link" text:visited-style-name="Visited_20_Internet_20_Link"><text:span text:style-name="T917">biblehub</text:span></text:a> <text:span text:style-name="T917">Marcos 9:48 </text:span><text:a xlink:type="simple" xlink:href="https://biblehub.com/text/mark/9-48.htm" text:style-name="Internet_20_link" text:visited-style-name="Visited_20_Internet_20_Link"><text:span text:style-name="T917">biblehub</text:span></text:a></text:p></text:note-body></text:note></text:span><text:span text:style-name="T916">, se entiende que es de un fuego que no se apaga. En este capitulo se hace evidente la referencia biblica a Isaias 66 </text:span><text:span text:style-name="T916"><text:note text:id="ftn257" text:note-class="footnote"><text:note-citation>257</text:note-citation><text:note-body><text:p text:style-name="Footnote"><text:s/><text:span text:style-name="T936">Isaías 66:24 </text:span><text:a xlink:type="simple" xlink:href="https://biblehub.com/text/isaiah/66-24.htm" text:style-name="Internet_20_link" text:visited-style-name="Visited_20_Internet_20_Link"><text:span text:style-name="T936">biblehub</text:span></text:a></text:p></text:note-body></text:note></text:span><text:span text:style-name="T916"><text:s/>porque utiliza la misma terminología. En hebreo es la frase “no apaga”.</text:span></text:p>
      <text:h text:style-name="P657" text:outline-level="8"><text:soft-page-break/><text:span text:style-name="T939">Vida</text:span>.</text:h>
      <text:p text:style-name="P398"><text:span text:style-name="T915">De Mateo 18 </text:span><text:span text:style-name="T915"><text:note text:id="ftn258" text:note-class="footnote"><text:note-citation>258</text:note-citation><text:note-body><text:p text:style-name="P538"><text:s/><text:span text:style-name="T916">Mateo 18:9 </text:span><text:a xlink:type="simple" xlink:href="https://biblehub.com/text/matthew/18-9.htm" text:style-name="Internet_20_link" text:visited-style-name="Visited_20_Internet_20_Link"><text:span text:style-name="T916">biblehub</text:span></text:a></text:p></text:note-body></text:note></text:span><text:span text:style-name="T915"><text:s/>y </text:span>De Marcos 9 <text:note text:id="ftn259" text:note-class="footnote"><text:note-citation>259</text:note-citation><text:note-body><text:p text:style-name="P540"><text:s/><text:span text:style-name="T940">Marcos 9:43 </text:span><text:a xlink:type="simple" xlink:href="https://biblehub.com/text/mark/9-43.htm" text:style-name="Internet_20_link" text:visited-style-name="Visited_20_Internet_20_Link"><text:span text:style-name="T940">biblehub</text:span></text:a> <text:s/><text:span text:style-name="T940">Marcos 9:45 </text:span><text:a xlink:type="simple" xlink:href="https://biblehub.com/text/mark/9-45.htm" text:style-name="Internet_20_link" text:visited-style-name="Visited_20_Internet_20_Link"><text:span text:style-name="T940">biblehub</text:span></text:a></text:p></text:note-body></text:note>, <text:span text:style-name="T941">se entiende que entrar a la Vida </text:span>y ser puesto en este valle son dos cosas exclusivas. <text:span text:style-name="T946">T</text:span>ambién nos indica que antes de <text:span text:style-name="T941">poder </text:span>entrar <text:span text:style-name="T941">a </text:span>l<text:span text:style-name="T941">a</text:span> <text:span text:style-name="T941">Vida</text:span> era imposible ser lanzado a este valle. <text:span text:style-name="T941">Y recordemos que nuestro Señor dice </text:span><text:span text:style-name="Bible_5f_text"><text:span text:style-name="T941">“Yo soy el camino, la verdad y la vida” </text:span></text:span><text:span text:style-name="Bible_5f_text"><text:span text:style-name="T941"><text:note text:id="ftn260" text:note-class="footnote"><text:note-citation>260</text:note-citation><text:note-body><text:p text:style-name="P541"><text:s/><text:span text:style-name="T814">Juan 14:6 </text:span><text:a xlink:type="simple" xlink:href="https://www.biblegateway.com/passage/?search=Juan+14%3A6&amp;version=RVA-2015" text:style-name="Internet_20_link" text:visited-style-name="Visited_20_Internet_20_Link"><text:span text:style-name="T814">RVA-2015</text:span></text:a></text:p></text:note-body></text:note></text:span></text:span><text:span text:style-name="T941">, el es la Vida, antes de el era imposible entrar a la Vida. Luego antes de Jesucristo, era imposible poner a alguien en este valle.</text:span></text:p>
      <text:h text:style-name="P657" text:outline-level="8"><text:span text:style-name="T939">Reino de Dios</text:span>.</text:h>
      <text:p text:style-name="P399"><text:span text:style-name="T940">De Marcos 9 </text:span><text:span text:style-name="T940"><text:note text:id="ftn261" text:note-class="footnote"><text:note-citation>261</text:note-citation><text:note-body><text:p text:style-name="Footnote"><text:s/><text:span text:style-name="T940">Marcos 9:47 </text:span><text:a xlink:type="simple" xlink:href="https://biblehub.com/text/mark/9-47.htm" text:style-name="Internet_20_link" text:visited-style-name="Visited_20_Internet_20_Link"><text:span text:style-name="T940">biblehub</text:span></text:a></text:p></text:note-body></text:note></text:span><text:span text:style-name="T94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40">“</text:span></text:span><text:bookmark text:name="es-RVA-2015-25340"/><text:span text:style-name="Bible_5f_text">Sanen a los enfermos que haya allí y díganles: ‘El reino de Dios se ha acercado a ustedes’</text:span><text:span text:style-name="Bible_5f_text"><text:span text:style-name="T942">” </text:span></text:span><text:span text:style-name="Bible_5f_text"><text:span text:style-name="T942"><text:note text:id="ftn262" text:note-class="footnote"><text:note-citation>262</text:note-citation><text:note-body><text:p text:style-name="Footnote"><text:s/><text:span text:style-name="T942">Lucas 10:9 </text:span><text:a xlink:type="simple" xlink:href="https://www.biblegateway.com/passage/?search=Lucas+10%3A9&amp;version=RVA-2015" text:style-name="Internet_20_link" text:visited-style-name="Visited_20_Internet_20_Link"><text:span text:style-name="T942">RVA-2015</text:span></text:a></text:p></text:note-body></text:note></text:span></text:span><text:span text:style-name="T942">, en Lucas 11, les dice a los que lo acusaban de obtener su poder de Beelzebu, que: </text:span><text:span text:style-name="Bible_5f_text"><text:span text:style-name="T942">“</text:span></text:span><text:bookmark text:name="es-RVA-2015-25393"/><text:span text:style-name="Bible_5f_text">si por el dedo de Dios yo echo fuera los demonios, ciertamente ha llegado a ustedes el reino de Dios</text:span><text:span text:style-name="Bible_5f_text"><text:span text:style-name="T942">” </text:span></text:span><text:span text:style-name="Bible_5f_text"><text:span text:style-name="T942"><text:note text:id="ftn263" text:note-class="footnote"><text:note-citation>263</text:note-citation><text:note-body><text:p text:style-name="Footnote"><text:s/><text:span text:style-name="T943">Lucas 11:20 </text:span><text:a xlink:type="simple" xlink:href="https://www.biblegateway.com/passage/?search=Lucas+11%3A20&amp;version=RVA-2015" text:style-name="Internet_20_link" text:visited-style-name="Visited_20_Internet_20_Link"><text:span text:style-name="T943">RVA-2015</text:span></text:a></text:p></text:note-body></text:note></text:span></text:span><text:span text:style-name="T942">, en Lucas 17, </text:span><text:span text:style-name="Bible_5f_text"><text:span text:style-name="T94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42">” </text:span></text:span><text:span text:style-name="Bible_5f_text"><text:span text:style-name="T94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944">RVA-2015</text:span></text:a></text:p></text:note-body></text:note></text:span></text:span><text:span text:style-name="T942">. Y Pablo despidiendose de los de Efeso dice </text:span><text:span text:style-name="Bible_5f_text"><text:span text:style-name="T942">“</text:span></text:span><text:bookmark text:name="es-RVA-27651"/><text:span text:style-name="Bible_5f_text">Y ahora, he aquí, yo sé que ninguno de todos vosotros, por quien he pasado predicando el reino de Dios, verá más mi rostro</text:span><text:span text:style-name="Bible_5f_text"><text:span text:style-name="T942">” </text:span></text:span><text:span text:style-name="Bible_5f_text"><text:span text:style-name="T942"><text:note text:id="ftn265" text:note-class="footnote"><text:note-citation>265</text:note-citation><text:note-body><text:p text:style-name="Footnote"><text:s/><text:span text:style-name="T945">Hechos 20:25 </text:span><text:a xlink:type="simple" xlink:href="https://www.biblegateway.com/passage/?search=Hechos+20%3A25&amp;version=RVA" text:style-name="Internet_20_link" text:visited-style-name="Visited_20_Internet_20_Link"><text:span text:style-name="T945">RVA</text:span></text:a></text:p></text:note-body></text:note></text:span></text:span><text:span text:style-name="T942">. Antes de Jesucristo el Reino de Dios no había llegado, luego antes de Jesucristo era imposible poner a alguien en este valle.</text:span></text:p>
      <text:h text:style-name="P658" text:outline-level="8">Eterno.</text:h>
      <text:p text:style-name="P401"><text:span text:style-name="T915">De Mateo 18 </text:span><text:span text:style-name="T915"><text:note text:id="ftn266" text:note-class="footnote"><text:note-citation>266</text:note-citation><text:note-body><text:p text:style-name="P538"><text:s/><text:span text:style-name="T916">Mateo 18:8 </text:span><text:a xlink:type="simple" xlink:href="https://biblehub.com/text/matthew/18-8.htm" text:style-name="Internet_20_link" text:visited-style-name="Visited_20_Internet_20_Link"><text:span text:style-name="T916">biblehub</text:span></text:a><text:span text:style-name="T916"> Mateo 18:9 </text:span><text:a xlink:type="simple" xlink:href="https://biblehub.com/text/matthew/18-9.htm" text:style-name="Internet_20_link" text:visited-style-name="Visited_20_Internet_20_Link"><text:span text:style-name="T916">biblehub</text:span></text:a></text:p></text:note-body></text:note></text:span><text:span text:style-name="T915">, se entiende que el fuego de ese valle es eterno. Aquí el vocablo es el G166 </text:span><text:span text:style-name="T91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26">G166</text:span></text:a></text:p></text:note-body></text:note></text:span><text:span text:style-name="T915">, “</text:span>aiónios”, <text:span text:style-name="T926">que es el mismo que se usa para la vida eterna.</text:span></text:p>
      <text:h text:style-name="P658" text:outline-level="8">Todos.</text:h>
      <text:p text:style-name="P389"><text:span text:style-name="T916">De Marcos 9 </text:span><text:span text:style-name="T916"><text:note text:id="ftn268" text:note-class="footnote"><text:note-citation>268</text:note-citation><text:note-body><text:p text:style-name="Footnote"><text:s/><text:span text:style-name="T917">Marcos 9:49 </text:span><text:a xlink:type="simple" xlink:href="https://biblehub.com/text/mark/9-49.htm" text:style-name="Internet_20_link" text:visited-style-name="Visited_20_Internet_20_Link"><text:span text:style-name="T917">biblehub</text:span></text:a></text:p></text:note-body></text:note></text:span><text:span text:style-name="T916">, se entiende que todos serán salados con el mismo fuego de ese valle.</text:span></text:p>
      <text:h text:style-name="P658" text:outline-level="8">Juicio.</text:h>
      <text:p text:style-name="P391">De Mateo 23 <text:note text:id="ftn269" text:note-class="footnote"><text:note-citation>269</text:note-citation><text:note-body><text:p text:style-name="Footnote"><text:s/><text:span text:style-name="T917">Mateo 23:33 </text:span><text:a xlink:type="simple" xlink:href="https://biblehub.com/text/matthew/23-33.htm" text:style-name="Internet_20_link" text:visited-style-name="Visited_20_Internet_20_Link"><text:span text:style-name="T917">biblehub</text:span></text:a></text:p></text:note-body></text:note>, <text:span text:style-name="T916">se entiende que en ese valle se ejecuta un juicio.</text:span></text:p>
      <text:h text:style-name="P658" text:outline-level="8">Antes.</text:h>
      <text:p text:style-name="P390">De Mateo 23 <text:note text:id="ftn270" text:note-class="footnote"><text:note-citation>270</text:note-citation><text:note-body><text:p text:style-name="Footnote"><text:s/><text:span text:style-name="T917">Mateo 23:15 </text:span><text:a xlink:type="simple" xlink:href="https://biblehub.com/text/matthew/23-15.htm" text:style-name="Internet_20_link" text:visited-style-name="Visited_20_Internet_20_Link"><text:span text:style-name="T917">biblehub</text:span></text:a><text:span text:style-name="T917"> Mateo 23:33 </text:span><text:a xlink:type="simple" xlink:href="https://biblehub.com/text/matthew/23-33.htm" text:style-name="Internet_20_link" text:visited-style-name="Visited_20_Internet_20_Link"><text:span text:style-name="T917">biblehub</text:span></text:a></text:p></text:note-body></text:note>, <text:span text:style-name="T921">de Marcos 9 </text:span><text:span text:style-name="T921"><text:note text:id="ftn271" text:note-class="footnote"><text:note-citation>271</text:note-citation><text:note-body><text:p text:style-name="Footnote"><text:s/><text:span text:style-name="T917">Marcos 9:49 </text:span><text:a xlink:type="simple" xlink:href="https://biblehub.com/text/mark/9-49.htm" text:style-name="Internet_20_link" text:visited-style-name="Visited_20_Internet_20_Link"><text:span text:style-name="T917">biblehub</text:span></text:a></text:p></text:note-body></text:note></text:span><text:s/><text:span text:style-name="T920">y</text:span> <text:span text:style-name="T920">de Santiago 3 </text:span><text:span text:style-name="T920"><text:note text:id="ftn272" text:note-class="footnote"><text:note-citation>272</text:note-citation><text:note-body><text:p text:style-name="Footnote"><text:s/><text:span text:style-name="T918">Santiago 3:6 </text:span><text:a xlink:type="simple" xlink:href="https://biblehub.com/text/james/3-6.htm" text:style-name="Internet_20_link" text:visited-style-name="Visited_20_Internet_20_Link"><text:span text:style-name="T918">biblehub</text:span></text:a></text:p></text:note-body></text:note></text:span><text:span text:style-name="T920">, se entiende que en tiempos de Jesucristo ya había gente que estaba afectada por ese valle y ni siquiera lo sabía. Ya estaba actuando. Actúa desde antes de la muerte física. Y por lo tanto desde antes de la resurrección física.</text:span></text:p>
      <text:h text:style-name="P659" text:outline-level="8"><text:soft-page-break/>Después.</text:h>
      <text:p text:style-name="P390">De <text:span text:style-name="T918">Lucas 12 </text:span><text:span text:style-name="T918"><text:note text:id="ftn273" text:note-class="footnote"><text:note-citation>273</text:note-citation><text:note-body><text:p text:style-name="Footnote"><text:s/><text:span text:style-name="T918">Lucas 12:5 </text:span><text:a xlink:type="simple" xlink:href="https://biblehub.com/text/luke/12-5.htm" text:style-name="Internet_20_link" text:visited-style-name="Visited_20_Internet_20_Link"><text:span text:style-name="T918">biblehub</text:span></text:a></text:p></text:note-body></text:note></text:span><text:span text:style-name="T918">, se entiende que ese valle también actúa después de la resurrección física.</text:span></text:p>
      <text:h text:style-name="P660" text:outline-level="8">El gusano <text:span text:style-name="T938">no</text:span> muere.</text:h>
      <text:p text:style-name="P400"><text:span text:style-name="T916">De Marcos 9 </text:span><text:span text:style-name="T916"><text:note text:id="ftn274" text:note-class="footnote"><text:note-citation>274</text:note-citation><text:note-body><text:p text:style-name="Footnote"><text:s/><text:span text:style-name="T917">Marcos 9:43 </text:span><text:a xlink:type="simple" xlink:href="https://biblehub.com/text/mark/9-43.htm" text:style-name="Internet_20_link" text:visited-style-name="Visited_20_Internet_20_Link"><text:span text:style-name="T917">biblehub</text:span></text:a> <text:span text:style-name="T917">Marcos 9:48 </text:span><text:a xlink:type="simple" xlink:href="https://biblehub.com/text/mark/9-48.htm" text:style-name="Internet_20_link" text:visited-style-name="Visited_20_Internet_20_Link"><text:span text:style-name="T917">biblehub</text:span></text:a></text:p></text:note-body></text:note></text:span><text:span text:style-name="T916">, se entiende que en ese valle el gusano no muere. En este capitulo se hace evidente la referencia bíblica a Isaias 66 </text:span><text:span text:style-name="T916"><text:note text:id="ftn275" text:note-class="footnote"><text:note-citation>275</text:note-citation><text:note-body><text:p text:style-name="Footnote"><text:s/><text:span text:style-name="T936">Isaías 66:24 </text:span><text:a xlink:type="simple" xlink:href="https://biblehub.com/text/isaiah/66-24.htm" text:style-name="Internet_20_link" text:visited-style-name="Visited_20_Internet_20_Link"><text:span text:style-name="T936">biblehub</text:span></text:a></text:p></text:note-body></text:note></text:span><text:span text:style-name="T916"><text:s/>porque utiliza la misma terminología. El gusano de Isaías 66 es el vocablo H8438 </text:span><text:span text:style-name="T91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22">H8438</text:span></text:a></text:p></text:note-body></text:note></text:span><text:span text:style-name="T916"><text:s/>que hace referencia al “</text:span>coccus ilicis<text:span text:style-name="T916">” que se usaba tanto para propósitos medicinales como para preparar un tinte escarlata. Este vocablo aparece casi en todas las partes de tela del tabernáculo de Moisés y en la vestidura de los sacerdotes del tabernáculo </text:span><text:span text:style-name="T916"><text:note text:id="ftn277" text:note-class="footnote"><text:note-citation>277</text:note-citation><text:note-body><text:p text:style-name="P539"><text:s/><text:a xlink:type="simple" xlink:href="https://biblehub.com/hebrew/8438.htm" text:style-name="Internet_20_link" text:visited-style-name="Visited_20_Internet_20_Link"><text:span text:style-name="T922">H8438</text:span></text:a><text:span text:style-name="T922"> </text:span><text:a xlink:type="simple" xlink:href="https://biblehub.com/hebrew/strongs_8438.htm" text:style-name="Internet_20_link" text:visited-style-name="Visited_20_Internet_20_Link"><text:span text:style-name="T922">biblehub</text:span></text:a></text:p></text:note-body></text:note></text:span><text:span text:style-name="T916">. Es ademas el vocablo usado en el salmo 22 </text:span><text:span text:style-name="T916"><text:note text:id="ftn278" text:note-class="footnote"><text:note-citation>278</text:note-citation><text:note-body><text:p text:style-name="Footnote"><text:s/><text:span text:style-name="T922">Salmo 22:6 </text:span><text:a xlink:type="simple" xlink:href="https://biblehub.com/text/psalms/22-6.htm" text:style-name="Internet_20_link" text:visited-style-name="Visited_20_Internet_20_Link"><text:span text:style-name="T922">biblehub</text:span></text:a></text:p></text:note-body></text:note></text:span><text:span text:style-name="T916"><text:s/>citado por nuestro Señor en la cruz. Y es el mismo con el que, en Isaías 41, Dios llama “gusano” a Jacob </text:span><text:span text:style-name="T916"><text:note text:id="ftn279" text:note-class="footnote"><text:note-citation>279</text:note-citation><text:note-body><text:p text:style-name="Footnote"><text:s/><text:span text:style-name="T923">Isaías 41:14 </text:span><text:a xlink:type="simple" xlink:href="https://biblehub.com/text/isaiah/41-14.htm" text:style-name="Internet_20_link" text:visited-style-name="Visited_20_Internet_20_Link"><text:span text:style-name="T923">biblehub</text:span></text:a></text:p></text:note-body></text:note></text:span><text:span text:style-name="T916">. Tabernáculo, vestidos sacerdote, Jesucristo, Jacob. Todos el mismo “gusano” de Isaias 66. </text:span></text:p>
      <text:p text:style-name="P396">Pablo en 2da Corintios 5 <text:note text:id="ftn280" text:note-class="footnote"><text:note-citation>280</text:note-citation><text:note-body><text:p text:style-name="Footnote"><text:s/><text:span text:style-name="T937">1 Corintios 5:1-5 </text:span><text:a xlink:type="simple" xlink:href="https://www.biblegateway.com/passage/?search=2+Corintios+5%3A1-5&amp;version=RVA" text:style-name="Internet_20_link" text:visited-style-name="Visited_20_Internet_20_Link"><text:span text:style-name="T937">RVA</text:span></text:a></text:p></text:note-body></text:note><text:s/>compara nuestro cuerpo con una tienda, con un tabernáculo, porque así como la presencia de Dios estaba en el tabernaculo de Moises, el Espiritu Santo vive en el cuerpo de los creyentes. <text:span text:style-name="T938">También</text:span> lo compara con un vestido <text:span text:style-name="T938">que se reviste de la pureza del Espíritu Santo. </text:span></text:p>
      <text:p text:style-name="P402">Estas observaciones permiten concluir que el “gusano no muere” se refiere al cuerpo de la persona que esta en ese valle. El valle no es la causa de muerte del cuerpo de la persona, de la muerte física.</text:p>
      <text:h text:style-name="P661" text:outline-level="8">Destructor.</text:h>
      <text:p text:style-name="P397"><text:span text:style-name="T915">De Mateo 10 </text:span><text:span text:style-name="T915"><text:note text:id="ftn281" text:note-class="footnote"><text:note-citation>281</text:note-citation><text:note-body><text:p text:style-name="Footnote"><text:s/><text:span text:style-name="T915">Mateo 10:28 </text:span><text:a xlink:type="simple" xlink:href="https://biblehub.com/text/matthew/10-28.htm" text:style-name="Internet_20_link" text:visited-style-name="Visited_20_Internet_20_Link"><text:span text:style-name="T915">biblehub</text:span></text:a><text:span text:style-name="T915"> </text:span><text:a xlink:type="simple" xlink:href="https://biblehub.com/greek/622.htm" text:style-name="Internet_20_link" text:visited-style-name="Visited_20_Internet_20_Link"><text:span text:style-name="T915">G622</text:span></text:a></text:p></text:note-body></text:note></text:span><text:span text:style-name="T915">, se entiende que existe una persona que puede usar ese valle para destruir cuerpo y espíritu. El vocablo para destruir es el G622 </text:span><text:span text:style-name="T91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24">G622</text:span></text:a> <text:a xlink:type="simple" xlink:href="https://biblehub.com/greek/strongs_622.htm" text:style-name="Internet_20_link" text:visited-style-name="Visited_20_Internet_20_Link"><text:span text:style-name="T925">biblehub</text:span></text:a></text:p></text:note-body></text:note></text:span><text:span text:style-name="T915"><text:s/>que no solo se usa en el sentido de “matar” sino también en el sentido de estar arruinado, o perdido. Por ejemplo se usa en Mateo 15 cuando nuestro Señor dice que </text:span><text:span text:style-name="Bible_5f_text"><text:span text:style-name="T915">“</text:span></text:span><text:bookmark text:name="es-RVA-23658"/><text:span text:style-name="Bible_5f_text">No soy enviado sino á las ovejas perdidas de la casa de Israel.</text:span><text:span text:style-name="Bible_5f_text"><text:span text:style-name="T921">” </text:span></text:span><text:span text:style-name="Bible_5f_text"><text:span text:style-name="T921"><text:note text:id="ftn283" text:note-class="footnote"><text:note-citation>283</text:note-citation><text:note-body><text:p text:style-name="Footnote"><text:s/><text:span text:style-name="T925">Mateo 15:24 </text:span><text:a xlink:type="simple" xlink:href="https://biblehub.com/text/matthew/15-24.htm" text:style-name="Internet_20_link" text:visited-style-name="Visited_20_Internet_20_Link"><text:span text:style-name="T925">biblehub</text:span></text:a></text:p></text:note-body></text:note></text:span></text:span><text:span text:style-name="T921">. Aquí evidentemente a estas ovejas no es que las hayan matado sino que están “destruidas”, “arruinadas”, “degradadas”, “perdidas” en la perdición.</text:span></text:p>
      <text:h text:style-name="Heading_20_8" text:outline-level="8">Diferente.</text:h>
      <text:p text:style-name="P404">Este concepto del valle de Hinom tiene varias características similares a las del popular “infierno”: es de fuego, ese fuego no se apaga, es eterno, <text:span text:style-name="T948">ejecuta un juicio, </text:span>actúa después de la muerte física y es destructor sin llegar a acabar con el cuerpo.</text:p>
      <text:p text:style-name="P403"><text:span text:style-name="T947">Pero e</text:span>ste concepto <text:span text:style-name="T947">del valle de Hinom </text:span>que vemos reflejado en estas características <text:span text:style-name="T947">también tiene</text:span> varias diferencias con el <text:span text:style-name="T927">popular “infierno”: </text:span>actuá desde antes de la <text:soft-page-break/>muerte física, solo existe desde que Jesucristo empezó a predicar el Reino de Dios, y el fuego que lo forma, sala, salpica, a <text:span text:style-name="T1128">todos</text:span> los vivos físicamente pero muertos espiritualmente.</text:p>
      <text:p text:style-name="P405">Es parecido pero diferente. Este es un concepto espiritual con efectos físicos, como el pecado, que también es un concepto espiritual con efectos físicos.</text:p>
      <text:p text:style-name="P406"><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847">Lucas 12:49 </text:span><text:a xlink:type="simple" xlink:href="https://www.biblegateway.com/passage/?search=Lucas+12%3A49&amp;version=RVA-2015" text:style-name="Internet_20_link" text:visited-style-name="Visited_20_Internet_20_Link"><text:span text:style-name="T847">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847">Marcos 9:49 </text:span><text:a xlink:type="simple" xlink:href="https://www.biblegateway.com/passage/?search=Marcos+9%3A49&amp;version=RVA-2015" text:style-name="Internet_20_link" text:visited-style-name="Visited_20_Internet_20_Link"><text:span text:style-name="T847">RVA-2015</text:span></text:a></text:p></text:note-body></text:note></text:span></text:span><text:span text:style-name="T466">. </text:span><text:span text:style-name="T469">O sea el piromano es Jesus!</text:span></text:p>
      <text:p text:style-name="P406"><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848">Mateo 3:11-12 </text:span><text:a xlink:type="simple" xlink:href="https://www.biblegateway.com/passage/?search=Mateo+3%3A11-12&amp;version=RVA-2015" text:style-name="Internet_20_link" text:visited-style-name="Visited_20_Internet_20_Link"><text:span text:style-name="T848">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852">Malaquías 3:2 </text:span><text:a xlink:type="simple" xlink:href="https://www.biblegateway.com/passage/?search=Malaquias+3%3A2&amp;version=RVA-2015" text:style-name="Internet_20_link" text:visited-style-name="Visited_20_Internet_20_Link"><text:span text:style-name="T852">2015</text:span></text:a></text:p></text:note-body></text:note></text:span></text:span><text:span text:style-name="T472">. </text:span></text:p>
      <text:p text:style-name="P407"><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949">2 Corintios 2:14-17 </text:span><text:a xlink:type="simple" xlink:href="https://www.biblegateway.com/passage/?search=2+Corintios+2%3A14-17&amp;version=DHH" text:style-name="Internet_20_link" text:visited-style-name="Visited_20_Internet_20_Link"><text:span text:style-name="T949">DHH</text:span></text:a></text:p></text:note-body></text:note></text:span></text:span><text:span text:style-name="T526">. </text:span><text:span text:style-name="T527">En este caso el fuego se compara a un aroma, para unos mortal, para otros fragancia de vida.</text:span></text:p>
      <text:p text:style-name="P408"><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951">Mateo 19:30 </text:span><text:a xlink:type="simple" xlink:href="https://www.biblegateway.com/passage/?search=Mateo+19%3A30&amp;version=RVA-2015" text:style-name="Internet_20_link" text:visited-style-name="Visited_20_Internet_20_Link"><text:span text:style-name="T951">RVA-2015</text:span></text:a></text:p></text:note-body></text:note></text:span></text:span><text:span text:style-name="T528">.</text:span></text:p>
      <text:p text:style-name="P409"><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oft-page-break/><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950">Mateo 16:25 </text:span><text:a xlink:type="simple" xlink:href="https://www.biblegateway.com/passage/?search=Mateo+16%3A25&amp;version=RVA-2015" text:style-name="Internet_20_link" text:visited-style-name="Visited_20_Internet_20_Link"><text:span text:style-name="T950">RVA-2015</text:span></text:a></text:p></text:note-body></text:note></text:span></text:span><text:span text:style-name="T528">. </text:span></text:p>
      <text:p text:style-name="P433"><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1"><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1"><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952">Isaías 66:24 </text:span><text:a xlink:type="simple" xlink:href="https://www.biblegateway.com/passage/?search=Isaias+66%3A24&amp;version=RVA" text:style-name="Internet_20_link" text:visited-style-name="Visited_20_Internet_20_Link"><text:span text:style-name="T952">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0"><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41"><text:span text:style-name="T531">O soy fuego o me quemo. </text:span><text:span text:style-name="T536">Y </text:span><text:span text:style-name="T537">ningún hijo de Adam</text:span><text:span text:style-name="T535"> </text:span><text:span text:style-name="T536">empieza siendo fuego.</text:span></text:p>
      <text:h text:style-name="P629" text:outline-level="2">Castigo <text:span text:style-name="T1015">eterno</text:span>.</text:h>
      <text:p text:style-name="P451"><text:span text:style-name="T1014">E</text:span>l castigo bíblico para el que hace lo malo es la muerte. <text:span text:style-name="T100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00"><text:note text:id="ftn292" text:note-class="footnote"><text:note-citation>292</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text:span><text:span text:style-name="T1000">. Y el Salmo 14 dice que: </text:span><text:span text:style-name="Bible_5f_text"><text:span text:style-name="T100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00"><text:note text:id="ftn293" text:note-class="footnote"><text:note-citation>293</text:note-citation><text:note-body><text:p text:style-name="Footnote"><text:s/><text:span text:style-name="T1014">Salmo 14:2-3 </text:span><text:a xlink:type="simple" xlink:href="https://www.biblegateway.com/passage/?search=Salmo+14%3A2-3&amp;version=RVA-2015" text:style-name="Internet_20_link" text:visited-style-name="Visited_20_Internet_20_Link"><text:span text:style-name="T1014">RVA-2015</text:span></text:a></text:p></text:note-body></text:note></text:span></text:span><text:span text:style-name="T1000">. El mecanismo por el cual Dios hace todas las cosas </text:span><text:soft-page-break/><text:span text:style-name="T1000">nuevas es por medio de un fuego eterno, el fuego de su Espíritu Santo. Lo bueno acaba con lo malo, el amor acaba con el odio. </text:span></text:p>
      <text:p text:style-name="P438">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630" text:outline-level="2">Lago de fuego.</text:h>
      <text:p text:style-name="P444">En el lago de fuego, <text:span text:style-name="T1043">mencionado en los últimos capítulos del libro de la revelación, </text:span>es arrojado el falso profeta, <text:span text:style-name="T1033">y</text:span> la bestia o monstruo, <text:span text:style-name="T1033">y </text:span>el <text:span text:style-name="T1033">S</text:span>atán <text:span text:style-name="T1033">o </text:span>dragón o diablo o serpiente antigua, <text:span text:style-name="T1033">y </text:span>la muerte, <text:span text:style-name="T1033">y </text:span>el “sheol” o sepulcro, y parcialmente los cobardes, los incrédulos, los abominables, los homicidas, los fornicarios, los hechiceros, los idolatras y los mentirosos.</text:p>
      <text:p text:style-name="P462">El hecho de que el “sheol” y la muerte sean arrojados en este lago nos indica que se trata de un concepto espiritual, no físico.</text:p>
      <text:p text:style-name="P443"><text:span text:style-name="T1042">Este lago de fuego e</text:span>s el castigo eterno para la maldad, la muerte y el sepulcro. <text:span text:style-name="T1016">Es el final de la muerte, es decir que ya no hay muerte, ni espiritual, ni física.</text:span></text:p>
      <text:p text:style-name="P445"><text:span text:style-name="T1021">El lago de fuego e</text:span>s la segunda muerte para los que seguían muertos espiritualmente, los que habían muerto físicamente pero su muerte espiritual no había muerto. <text:span text:style-name="T1022">Así sea que ya haya comenzado el proceso.</text:span></text:p>
      <text:p text:style-name="P446"><text:span text:style-name="T1022">A los únicos que no afecta esta segunda muerte, es a l</text:span>os primero<text:span text:style-name="T1022">s</text:span> resucitados, los que ya estaban <text:span text:style-name="T1020">completamente </text:span>vivos <text:span text:style-name="T1045">física y </text:span>espiritualmente. <text:span text:style-name="T1022">A</text:span>quellos que ya habían sufrido la muerte <text:span text:style-name="T1020">completa </text:span>de la muerte espiritual <text:span text:style-name="T1046">y por eso fueron los primeros frutos, los primeros en ser resucitados.</text:span> <text:span text:style-name="T1022">N</text:span>o los afecta esta segunda muerte porque ya están <text:span text:style-name="T1020">completamente </text:span>vivos <text:span text:style-name="T1044">tanto físicamente como </text:span>espiritualmente. <text:span text:style-name="T1047">Y recordemos que se resucita para no morir porque ya no se puede morir.</text:span></text:p>
      <text:p text:style-name="P447"><text:soft-page-break/>Los primeros resucitados son unos pocos. 144 mil santos, hombres, que reinaron con Cristo por mil años, desde <text:span text:style-name="T1023">Jerusalén en </text:span>el templo descrito en <text:span text:style-name="T1023">el libro de </text:span>Ezequiel.<text:span text:style-name="T1017"> Templo que se construirá al comienzo de los mil años</text:span>. Son unos pocos, <text:span text:style-name="T1023">que no tendrán relaciones con mujeres durante esos mil años, porque ya están resucitados y las mujeres que vivan durante esos mil años no están resucitadas todavía.</text:span></text:p>
      <text:p text:style-name="P447">El resto, usted y yo, pal lago de fuego, <text:span text:style-name="T1024">tarde que temprano, </text:span>por lo menos en parte. <text:span text:style-name="T1018">P</text:span>or mas creyente, seguidor y discípulo de Yeshua que se crea, <text:span text:style-name="T1025">por mas inscrito en el libro de la vida, TIENE</text:span> <text:span text:style-name="T1048">PECADO</text:span> mi hermano, tiene por lo menos mentira, y esa parte suya va pal laguito de fuego <text:span text:style-name="T1025">en el capitulo 21, si es que no lo mandaron completico en el capítulo 20</text:span>.</text:p>
      <text:p text:style-name="P449">Solo hasta el final se sabrán todas las cosas y para eso es el laguito de fuego, para purificar todas esas mentiritas, purificandolas como se purifica la plata: al FUEGO.</text:p>
      <text:p text:style-name="P448">Es el encuentro con todos los que nos hicieron daño y con todos a los que les hicimos daño. Es la reconciliación universal ante la imposibilidad de negar nuestra mentira, nuestra muerte espiritual, nuestro pecado. <text:span text:style-name="T1019">Y ese fueguito quema, acaba con la maldad. Mata a la muerte espiritual.</text:span></text:p>
      <text:h text:style-name="P631" text:outline-level="2">Excluidos.</text:h>
      <text:p text:style-name="P456"><text:span text:style-name="T1037">Según la traducción Reina Valera 2015, en 2da Tesalonicenses 1, los malos </text:span><text:span text:style-name="Bible_5f_text"><text:span text:style-name="T1037">“</text:span></text:span><text:bookmark text:name="es-RVA-2015-29626"/><text:span text:style-name="Bible_5f_text">serán castigados con eterna perdición, excluidos de la presencia del Señor y de la gloria de su poder</text:span><text:span text:style-name="Bible_5f_text"><text:span text:style-name="T1037">” </text:span></text:span><text:span text:style-name="Bible_5f_text"><text:span text:style-name="T1037"><text:note text:id="ftn294" text:note-class="footnote"><text:note-citation>294</text:note-citation><text:note-body><text:p text:style-name="Footnote"><text:s/><text:span text:style-name="T1037">2 Tesalonicenses 1:9 </text:span><text:a xlink:type="simple" xlink:href="https://www.biblegateway.com/passage/?search=2+Tesalonicenses+1%3A9&amp;version=RVA-2015" text:style-name="Internet_20_link" text:visited-style-name="Visited_20_Internet_20_Link"><text:span text:style-name="T1037">RVA-2015</text:span></text:a></text:p></text:note-body></text:note></text:span></text:span><text:span text:style-name="T1037">, pero según la traducción Reina Valera 1909, es decir exactamente la misma versión de traducción, pero tan solo unos cien años atrás, los malos “</text:span><text:span text:style-name="Bible_5f_text"><text:span text:style-name="T1037">serán castigados de eterna perdición POR la presencia del Señor, y POR la gloria de su potencia” </text:span></text:span><text:span text:style-name="Bible_5f_text"><text:span text:style-name="T1037"><text:note text:id="ftn295" text:note-class="footnote"><text:note-citation>295</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37">. Es decir que en el 2015 es “excluidos” de la presencia y en 1909 es precisamente POR la presencia. Completamente lo opuesto. </text:span></text:p>
      <text:p text:style-name="P455">A cual le creemos? Es en estos casos cuando hay que recurrir al lo mas cercano a los originales <text:note text:id="ftn296" text:note-class="footnote"><text:note-citation>296</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p>
      <text:p text:style-name="P452">El único versículo en toda la biblia en el que el vocablo G575, el vocablo “apo”, que significa literalmente “desde”, misteriosamente en la gran mayoría de traducciones de 2da Tesalonicenses 1, aparece acompañado de palabra<text:span text:style-name="T1034">s que no están en el griego original.</text:span> <text:span text:style-name="T1034">Palabras como </text:span>“excluidos”, o “separados”, o “arrojados lejos”, o “lejos”, o “alejados”. <text:span text:style-name="T1038">En el original no aparece ningún vocablo que corresponda con nada parecido.</text:span></text:p>
      <text:p text:style-name="P453"><text:soft-page-break/>En las 650 ocurrencias <text:span text:style-name="T1040">en el griego </text:span>del vocablo G575 no <text:span text:style-name="T1031">hay</text:span> ninguna otra que le <text:span text:style-name="T1031">suceda</text:span> lo mismo: que misteriosamente en las traducciones <text:span text:style-name="T1032">aparezcan</text:span> mas vocablos. <text:span text:style-name="T1035">Todas las otras ocurrencias en el griego del vocablo </text:span>G575<text:span text:style-name="T1035">,</text:span> <text:span text:style-name="T1035">siempre tienen un vocablo acompañante que signifique algo adicional a “desde”, algo como: “exclusión”, “separación”, “alejamiento”, etc. En el griego de 2da Tesalonicenses 1 no hay ningún vocablo acompañante del vocablo “apo”, del G575 </text:span><text:span text:style-name="T1035"><text:note text:id="ftn297" text:note-class="footnote"><text:note-citation>297</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span><text:span text:style-name="T1035">. Es el único caso en todas las 650 traducciones del resto de ocurrencias del mismo vocablo.</text:span></text:p>
      <text:p text:style-name="P458">Esta situación es una muestra de que por mas bien intencionada que sea una traducción, las preconcepciones del traductor se ven reflejadas en la traducción.</text:p>
      <text:p text:style-name="P450"><text:span text:style-name="T1039">Así, la traducción que mejor refleja el sentido del versículo en griego es la de la Reina Valera Antigua 1909: los malos </text:span><text:span text:style-name="Bible_5f_text"><text:span text:style-name="T1026">“</text:span></text:span><text:span text:style-name="Bible_5f_text">serán castigados de eterna perdición </text:span><text:span text:style-name="Bible_5f_text"><text:span text:style-name="T1041">POR</text:span></text:span><text:span text:style-name="Bible_5f_text"> la presencia del Señor, y </text:span><text:span text:style-name="Bible_5f_text"><text:span text:style-name="T1041">POR</text:span></text:span><text:span text:style-name="Bible_5f_text"> la gloria de su potencia</text:span><text:span text:style-name="Bible_5f_text"><text:span text:style-name="T1027">” </text:span></text:span><text:span text:style-name="Bible_5f_text"><text:span text:style-name="T1027"><text:note text:id="ftn298" text:note-class="footnote"><text:note-citation>298</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27">. Serán castigados “POR” la presencia, “POR” la gloria de Dios. Ese castigo viene “DESDE” su presencia, “DESDE” su gloria.</text:span></text:p>
      <text:p text:style-name="P459">Esto es completamente lo OPUESTO al sentido que dan la mayoría de las traducciones en la mayoría de los idiomas. Es justamente EN la presencia y EN su gloria que se da el castigo. </text:p>
      <text:p text:style-name="P457">Dios se presenta y su presencia destruye la maldad. En presencia del Espiritu Santo la maldad es destruida.</text:p>
      <text:h text:style-name="P632" text:outline-level="2">El rico y el pobre Lázaro.</text:h>
      <text:p text:style-name="P439">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06">RVA</text:span></text:a></text:p></text:note-body></text:note>.</text:p>
      <text:p text:style-name="P439">Tres observaciones <text:span text:style-name="T1006">para aquellos que la conozcan o estén interesados en leerla</text:span>:</text:p>
      <text:p text:style-name="P439">1) La parábola est<text:span text:style-name="T1009">á</text:span> dirigida a unos fariseos, que por lo que les dice Jesucristo pareciera que les gustaba repudiar a sus mujeres y casarse varias veces.</text:p>
      <text:p text:style-name="P439">2) La autoridad en la parábola no es YHWH, el Padre Celestial, sino Abraham. De quien esos fariseos se <text:span text:style-name="T1036">enorgullecían</text:span> de ser descendientes.</text:p>
      <text:p text:style-name="P442"><text:span text:style-name="T1002">3) La parábola de termina diciendo: </text:span><text:span text:style-name="Bible_5f_text"><text:span text:style-name="T1002">“</text:span></text:span><text:bookmark text:name="es-RVA-25651"/><text:span text:style-name="Bible_5f_text">Mas Abraham le dijo: Si no oyen á Moisés y á los profetas, tampoco se persuadirán, si alguno se levantare de los muertos</text:span><text:span text:style-name="Bible_5f_text"><text:span text:style-name="T1002">” </text:span></text:span><text:span text:style-name="Bible_5f_text"><text:span text:style-name="T1002"><text:note text:id="ftn300" text:note-class="footnote"><text:note-citation>300</text:note-citation><text:note-body><text:p text:style-name="Footnote"><text:s/><text:span text:style-name="T1003">Lucas 16:31 </text:span><text:a xlink:type="simple" xlink:href="https://www.biblegateway.com/passage/?search=Lucas+16%3A31&amp;version=RVA" text:style-name="Internet_20_link" text:visited-style-name="Visited_20_Internet_20_Link"><text:span text:style-name="T1003">RVA</text:span></text:a></text:p></text:note-body></text:note></text:span></text:span><text:span text:style-name="T1002">.</text:span></text:p>
      <text:p text:style-name="P454">Es decir que toda la parábola no es mas que un paralelo en el que el rico representa a los fariseos <text:span text:style-name="T1004">y</text:span> el pobre Lázaro a los paganos. <text:span text:style-name="T1004">E</text:span>s una advertencia de Jesucristo a los Fariseos <text:span text:style-name="T1005">de</text:span> que si no se arrepienten de sus pecados y se vuelven a Dios, jamas podrán creer en el <text:soft-page-break/>que se va a levantar de entre los muertos, es decir Jesucristo mismo, <text:span text:style-name="T1036">el que habla, </text:span>y que <text:span text:style-name="T1010">esto los llevará a una</text:span> separación <text:span text:style-name="T1010">abismal. </text:span></text:p>
      <text:p text:style-name="P454"><text:span text:style-name="T1010">Una separación </text:span>como la que han vivido los <text:span text:style-name="T1011">j</text:span>ud<text:span text:style-name="T1011">í</text:span>os y <text:span text:style-name="T1011">f</text:span>ariseos que no creyeron en su Meshiakh y los paganos que si creyeron <text:span text:style-name="T1011">en Jesucristo</text:span>. <text:span text:style-name="T1008">El pagano termina siendo Israelita en el seno de Abraham, tal como lo explica Pablo en Romanos 11, y el fariseo expulsado del pueblo de Dios viviendo un equivalente al “hadés” griego por</text:span> <text:span text:style-name="T1013">casi 2000 años.</text:span></text:p>
      <text:p text:style-name="P440"><text:span text:style-name="T1007">Este es e</text:span>l único pasaje de la biblia donde el vocablo G86, el hadés, <text:span text:style-name="T1012">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2"><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2"><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14">Juan 14:6 </text:span><text:a xlink:type="simple" xlink:href="https://www.biblegateway.com/passage/?search=Juan+14%3A6&amp;version=RVA-2015" text:style-name="Internet_20_link" text:visited-style-name="Visited_20_Internet_20_Link"><text:span text:style-name="T81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15">Juan 8:31-32 </text:span><text:a xlink:type="simple" xlink:href="https://www.biblegateway.com/passage/?search=Juan+8%3A31-32&amp;version=RVA-2015" text:style-name="Internet_20_link" text:visited-style-name="Visited_20_Internet_20_Link"><text:span text:style-name="T815">RVA-2015</text:span></text:a></text:p></text:note-body></text:note></text:span></text:span><text:span text:style-name="T454">. </text:span></text:p>
      <text:p text:style-name="P413"><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4"><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953">Romanos 9:10-21 </text:span><text:a xlink:type="simple" xlink:href="https://www.biblegateway.com/passage/?search=Romanos+9%3A10-21&amp;version=RVA-2015" text:style-name="Internet_20_link" text:visited-style-name="Visited_20_Internet_20_Link"><text:span text:style-name="T95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text:soft-page-break/>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5"><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6"><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954">Exodo 4:21 </text:span><text:a xlink:type="simple" xlink:href="https://www.biblegateway.com/passage/?search=Exodo+4%3A21&amp;version=RVA-2015" text:style-name="Internet_20_link" text:visited-style-name="Visited_20_Internet_20_Link"><text:span text:style-name="T95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955">Exodo 7:3 </text:span><text:a xlink:type="simple" xlink:href="https://www.biblegateway.com/passage/?search=Exodo+7%3A3&amp;version=RVA-2015" text:style-name="Internet_20_link" text:visited-style-name="Visited_20_Internet_20_Link"><text:span text:style-name="T955">RVA-2015</text:span></text:a> <text:span text:style-name="T955">Exodo 14:4 </text:span><text:a xlink:type="simple" xlink:href="https://www.biblegateway.com/passage/?search=Exodo+14%3A4&amp;version=RVA-2015" text:style-name="Internet_20_link" text:visited-style-name="Visited_20_Internet_20_Link"><text:span text:style-name="T955">RVA-2015</text:span></text:a><text:span text:style-name="T955"> Exodo 14:17 </text:span><text:a xlink:type="simple" xlink:href="https://www.biblegateway.com/passage/?search=Exodo+14%3A17&amp;version=RVA-2015" text:style-name="Internet_20_link" text:visited-style-name="Visited_20_Internet_20_Link"><text:span text:style-name="T95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955">Exodo 9:12 </text:span><text:a xlink:type="simple" xlink:href="https://www.biblegateway.com/passage/?search=Exodo+9%3A12&amp;version=RVA-2015" text:style-name="Internet_20_link" text:visited-style-name="Visited_20_Internet_20_Link"><text:span text:style-name="T955">RVA-2015</text:span></text:a><text:span text:style-name="T955"> Exodo 10:20 </text:span><text:a xlink:type="simple" xlink:href="https://www.biblegateway.com/passage/?search=Exodo+10%3A20&amp;version=RVA-2015" text:style-name="Internet_20_link" text:visited-style-name="Visited_20_Internet_20_Link"><text:span text:style-name="T955">RVA-2015</text:span></text:a> <text:span text:style-name="T955">Exodo 10:27 </text:span><text:a xlink:type="simple" xlink:href="https://www.biblegateway.com/passage/?search=Exodo+10%3A27&amp;version=RVA-2015" text:style-name="Internet_20_link" text:visited-style-name="Visited_20_Internet_20_Link"><text:span text:style-name="T955">RVA-2015</text:span></text:a> <text:span text:style-name="T955">Exodo 11:10 </text:span><text:a xlink:type="simple" xlink:href="https://www.biblegateway.com/passage/?search=Exodo+11%3A10&amp;version=RVA-2015" text:style-name="Internet_20_link" text:visited-style-name="Visited_20_Internet_20_Link"><text:span text:style-name="T955">RVA-2015</text:span></text:a> <text:span text:style-name="T955">Exodo 14:8 </text:span><text:a xlink:type="simple" xlink:href="https://www.biblegateway.com/passage/?search=Exodo+14%3A8&amp;version=RVA-2015" text:style-name="Internet_20_link" text:visited-style-name="Visited_20_Internet_20_Link"><text:span text:style-name="T955">RVA-2015</text:span></text:a></text:p></text:note-body></text:note></text:span></text:span><text:span text:style-name="T565">, como para que la cosa quede clara. </text:span><text:span text:style-name="T568">Es YHWH el que endurece el corazón de Faraón.</text:span></text:p>
      <text:p text:style-name="P417"><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957">Jeremías 24:7 </text:span><text:a xlink:type="simple" xlink:href="https://www.biblegateway.com/passage/?search=Jeremias+24%3A7&amp;version=RVA-2015" text:style-name="Internet_20_link" text:visited-style-name="Visited_20_Internet_20_Link"><text:span text:style-name="T95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956">Jeremías 32:39-40 </text:span><text:a xlink:type="simple" xlink:href="https://www.biblegateway.com/passage/?search=Jeremias+32%3A39-40&amp;version=RVA-2015" text:style-name="Internet_20_link" text:visited-style-name="Visited_20_Internet_20_Link"><text:span text:style-name="T95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958">Ezequiel 36:26-27 </text:span><text:a xlink:type="simple" xlink:href="https://www.biblegateway.com/passage/?search=Ezequiel+36%3A26-27&amp;version=RVA-2015" text:style-name="Internet_20_link" text:visited-style-name="Visited_20_Internet_20_Link"><text:span text:style-name="T958">RVA-2015</text:span></text:a></text:p></text:note-body></text:note></text:span></text:span><text:span text:style-name="T572">.</text:span></text:p>
      <text:p text:style-name="P229">Es Yavé quien cambia el corazón. Pone su espíritu dentro de nosotros y hace que obedezcamos sus leyes.</text:p>
      <text:p text:style-name="P418"><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959">Isaías 29:16 </text:span><text:a xlink:type="simple" xlink:href="https://www.biblegateway.com/passage/?search=Isaias+29%3A16&amp;version=RVA-2015" text:style-name="Internet_20_link" text:visited-style-name="Visited_20_Internet_20_Link"><text:span text:style-name="T95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959">Isaías 45:9 </text:span><text:a xlink:type="simple" xlink:href="https://www.biblegateway.com/passage/?search=Isaias+45%3A9&amp;version=RVA-2015" text:style-name="Internet_20_link" text:visited-style-name="Visited_20_Internet_20_Link"><text:span text:style-name="T959">RVA-2015</text:span></text:a></text:p></text:note-body></text:note></text:span></text:span><text:span text:style-name="T572">. </text:span><text:span text:style-name="T573">El es el que nos está haciendo, el sabe lo que </text:span><text:soft-page-break/><text:span text:style-name="T573">hace y lo hace de acuerdo a su voluntad. O sea como le da la gana y punto. No alegue. </text:span><text:span text:style-name="T574">De gracias.</text:span></text:p>
      <text:p text:style-name="P419"><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960">Romanos 8:20 </text:span><text:a xlink:type="simple" xlink:href="https://www.biblegateway.com/passage/?search=Romanos+8%3A20&amp;version=RVA-2015" text:style-name="Internet_20_link" text:visited-style-name="Visited_20_Internet_20_Link"><text:span text:style-name="T96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960">Romanos 11:32 </text:span><text:a xlink:type="simple" xlink:href="https://www.biblegateway.com/passage/?search=Romanos+11%3A32&amp;version=RVA-2015" text:style-name="Internet_20_link" text:visited-style-name="Visited_20_Internet_20_Link"><text:span text:style-name="T960">RVA-2015</text:span></text:a></text:p></text:note-body></text:note></text:span></text:span><text:span text:style-name="T575">.</text:span></text:p>
      <text:p text:style-name="P420"><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961">Romanos 6:17-18 </text:span><text:a xlink:type="simple" xlink:href="https://www.biblegateway.com/passage/?search=Romanos+6%3A17-18&amp;version=RVA-2015" text:style-name="Internet_20_link" text:visited-style-name="Visited_20_Internet_20_Link"><text:span text:style-name="T961">RVA-2015</text:span></text:a></text:p></text:note-body></text:note></text:span></text:span><text:span text:style-name="T576">. </text:span><text:span text:style-name="T578">El que es esclavo no es libre. Eramos esclavos del pecado. </text:span></text:p>
      <text:p text:style-name="P420"><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962">Juan 8:33-34 </text:span><text:a xlink:type="simple" xlink:href="https://www.biblegateway.com/passage/?search=Juan+8%3A33-34&amp;version=RVA-2015" text:style-name="Internet_20_link" text:visited-style-name="Visited_20_Internet_20_Link"><text:span text:style-name="T96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962">Juan 8:36 </text:span><text:a xlink:type="simple" xlink:href="https://www.biblegateway.com/passage/?search=Juan+8%3A36&amp;version=RVA-2015" text:style-name="Internet_20_link" text:visited-style-name="Visited_20_Internet_20_Link"><text:span text:style-name="T962">RVA-2015</text:span></text:a></text:p></text:note-body></text:note></text:span></text:span><text:span text:style-name="T578">. </text:span></text:p>
      <text:p text:style-name="P421"><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2"><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963">Deuteronomio 30:6 </text:span><text:a xlink:type="simple" xlink:href="https://www.biblegateway.com/passage/?search=Deuteronomio+30%3A6&amp;version=RVA-2015" text:style-name="Internet_20_link" text:visited-style-name="Visited_20_Internet_20_Link"><text:span text:style-name="T96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15">Jesucristo nos dice, según Juan 8, que: </text:span><text:span text:style-name="Bible_5f_text"><text:span text:style-name="T815">“conocerán la verdad, y la verdad los hará libres” </text:span></text:span><text:span text:style-name="Bible_5f_text"><text:span text:style-name="T815"><text:note text:id="ftn319" text:note-class="footnote"><text:note-citation>319</text:note-citation><text:note-body><text:p text:style-name="Footnote"><text:s/><text:span text:style-name="T815">Juan 8:31-32 </text:span><text:a xlink:type="simple" xlink:href="https://www.biblegateway.com/passage/?search=Juan+8%3A31-32&amp;version=RVA-2015" text:style-name="Internet_20_link" text:visited-style-name="Visited_20_Internet_20_Link"><text:span text:style-name="T815">RVA-2015</text:span></text:a></text:p></text:note-body></text:note></text:span></text:span><text:span text:style-name="T815">. </text:span>El es la verdad. Así, la libertad, la VERDADERA libertad, es proporcional a ese conocimiento de la verdad, de Jesucristo. Entre mas conozcamos a Jesucristo mas <text:span text:style-name="T966">verdaderamente </text:span>libres somos. Mas <text:span text:style-name="T966">VERDADERO será </text:span>ese <text:span text:style-name="T966">libre</text:span> albedrío. <text:span text:style-name="T967">Y nadie nace conociendo a Jesucristo, hay que nacer de nuevo para empezar a conocerlo.</text:span></text:p>
      <text:h text:style-name="P634" text:outline-level="2">Salvación.</text:h>
      <text:p text:style-name="P460"><text:span text:style-name="T1052">Una mayoría de los </text:span>cristiano<text:span text:style-name="T1052">s</text:span>, es<text:span text:style-name="T1052">os</text:span> que cree<text:span text:style-name="T1053">n</text:span> <text:span text:style-name="T802">que: “</text:span><text:span text:style-name="Bible_5f_text"><text:span text:style-name="T802">Cristo fué muerto por nuestros pecados conforme á las Escrituras;</text:span></text:span><text:span text:style-name="Bible_5f_text"> </text:span><text:span text:style-name="Bible_5f_text"><text:span text:style-name="T802">y</text:span></text:span><text:span text:style-name="Bible_5f_text"> que fué sepultado, y que resucitó al tercer día, </text:span><text:soft-page-break/><text:span text:style-name="Bible_5f_text">conforme á las Escrituras” </text:span><text:span text:style-name="Bible_5f_text"><text:note text:id="ftn345" text:note-class="footnote"><text:note-citation>320</text:note-citation><text:note-body><text:p text:style-name="Footnote"><text:s/><text:span text:style-name="T803">1 Corintios 15:3-4 </text:span><text:a xlink:type="simple" xlink:href="https://www.biblegateway.com/passage/?search=1+Corintios+15%3A3-4&amp;version=RVA" text:style-name="Internet_20_link" text:visited-style-name="Visited_20_Internet_20_Link"><text:span text:style-name="T803">RVA</text:span></text:a></text:p></text:note-body></text:note></text:span>, CONFORME A LAS ESCRITURAS, <text:span text:style-name="T1050">también creen que hay un tormento consciente y eterno para una parte de la humanidad</text:span>.</text:p>
      <text:p text:style-name="P461">Todo en la vida del creyente debe ser CONFORME A LAS ESCRITURAS. Así que veamos que <text:span text:style-name="T1051">enseñan</text:span> las escrituras de la salvación.</text:p>
      <text:h text:style-name="Heading_20_8" text:outline-level="8">Adám.</text:h>
      <text:p text:style-name="P463"><text:span text:style-name="T1054">La creación fue terminada en seis días porque el séptimo Dios descansó. Dice Génesis 1 que: </text:span><text:span text:style-name="Bible_5f_text"><text:span text:style-name="T1054">“</text:span></text:span><text:span text:style-name="Bible_5f_text">Y vió Dios todo lo que había hecho, y he aquí que era bueno en gran manera. Y fué la tarde y la mañana el día sexto</text:span><text:span text:style-name="Bible_5f_text"><text:span text:style-name="T1054">” </text:span></text:span><text:span text:style-name="Bible_5f_text"><text:span text:style-name="T1054"><text:note text:id="ftn346" text:note-class="footnote"><text:note-citation>321</text:note-citation><text:note-body><text:p text:style-name="Footnote"><text:s/><text:span text:style-name="T1054">Génesis 1:31 </text:span><text:a xlink:type="simple" xlink:href="https://www.biblegateway.com/passage/?search=Génesis+1%3A31&amp;version=RVA" text:style-name="Internet_20_link" text:visited-style-name="Visited_20_Internet_20_Link"><text:span text:style-name="T1054">RVA</text:span></text:a></text:p></text:note-body></text:note></text:span></text:span><text:span text:style-name="T1054">. Y explica Pablo en Colosenses 1 que por Cristo “</text:span><text:span text:style-name="Bible_5f_text"><text:span text:style-name="T1054">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054">”. Esto obviamente incluye a Adam y a su descendencia. Añade que: “</text:span><text:span text:style-name="Bible_5f_text"><text:span text:style-name="T1054">agradó al Padre que en él habitase TODA plenitud, Y por él RECONCILIAR TODAS las cosas á sí, pacificando por la sangre de su cruz, así lo que está en la tierra como lo que está en los cielos</text:span></text:span><text:span text:style-name="T1054">”. Jesucristo reconcilia todas las cosas a si mismo, no solo parte, no solo un pequeño porcentaje, no solo unos cuantos elegidos. La solución es mucho mas grande que el problema. Lo explica Pablo en Romanos 5 </text:span><text:span text:style-name="Bible_5f_text"><text:span text:style-name="T1055">“</text:span></text:span><text:span text:style-name="Bible_5f_text">Mas no como el delito, tal fué el don: porque si por el delito de aquel uno </text:span><text:span text:style-name="Bible_5f_text"><text:span text:style-name="T1056">(Adan)</text:span></text:span><text:span text:style-name="Bible_5f_text"> murieron los muchos, </text:span><text:span text:style-name="Bible_5f_text"><text:span text:style-name="T1057">MUCHO</text:span></text:span><text:span text:style-name="Bible_5f_text"> </text:span><text:span text:style-name="Bible_5f_text"><text:span text:style-name="T1057">MÁS</text:span></text:span><text:span text:style-name="Bible_5f_text"> </text:span><text:span text:style-name="Bible_5f_text"><text:span text:style-name="T1057">ABUNDÓ</text:span></text:span><text:span text:style-name="Bible_5f_text"> la gracia de Dios á los muchos, y el don por la gracia de un hombre, Jesucristo</text:span><text:span text:style-name="Bible_5f_text"><text:span text:style-name="T1055">” </text:span></text:span><text:span text:style-name="Bible_5f_text"><text:span text:style-name="T1055"><text:note text:id="ftn347" text:note-class="footnote"><text:note-citation>322</text:note-citation><text:note-body><text:p text:style-name="Footnote"><text:s/><text:span text:style-name="T1056">Romanos 5:15 </text:span><text:a xlink:type="simple" xlink:href="https://www.biblegateway.com/passage/?search=Romanos+5%3A15&amp;version=RVA" text:style-name="Internet_20_link" text:visited-style-name="Visited_20_Internet_20_Link"><text:span text:style-name="T1056">RVA</text:span></text:a></text:p></text:note-body></text:note></text:span></text:span><text:span text:style-name="T1055">.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976">“así como en Adam TODOS mueren, así también en Cristo TODOS serán vivificados” </text:span></text:span><text:span text:style-name="Bible_5f_text"><text:span text:style-name="T976"><text:note text:id="ftn348" text:note-class="footnote"><text:note-citation>323</text:note-citation><text:note-body><text:p text:style-name="Footnote"><text:s/><text:span text:style-name="T1058">1 Corintios 15:22 </text:span><text:a xlink:type="simple" xlink:href="https://www.biblegateway.com/passage/?search=1+Corintios+15%3A22&amp;version=RVA" text:style-name="Internet_20_link" text:visited-style-name="Visited_20_Internet_20_Link"><text:span text:style-name="T1058">RVA</text:span></text:a></text:p></text:note-body></text:note></text:span></text:span><text:span text:style-name="T976">.</text:span></text:p>
      <text:h text:style-name="P662" text:outline-level="8"><text:span text:style-name="T1042">Abraham</text:span>.</text:h>
      <text:p text:style-name="P464"><text:span text:style-name="T1059">La promesa que YHWH le hace a Abram en Génesis 12 es que: </text:span><text:span text:style-name="Bible_5f_text"><text:span text:style-name="T1059">“</text:span></text:span><text:bookmark text:name="es-RVA-2015-302"/><text:span text:style-name="Bible_5f_text">en ti serán benditas </text:span><text:span text:style-name="Bible_5f_text"><text:span text:style-name="T1062">TODAS</text:span></text:span><text:span text:style-name="Bible_5f_text"> las familias de la tierra</text:span><text:span text:style-name="Bible_5f_text"><text:span text:style-name="T1060">” </text:span></text:span><text:span text:style-name="Bible_5f_text"><text:span text:style-name="T1060"><text:note text:id="ftn349" text:note-class="footnote"><text:note-citation>324</text:note-citation><text:note-body><text:p text:style-name="Footnote"><text:s/><text:span text:style-name="T1060">Génesis 12:3 </text:span><text:a xlink:type="simple" xlink:href="https://www.biblegateway.com/passage/?search=Genesis+12%3A3&amp;version=RVA-2015" text:style-name="Internet_20_link" text:visited-style-name="Visited_20_Internet_20_Link"><text:span text:style-name="T1060">RVA-2015</text:span></text:a></text:p></text:note-body></text:note></text:span></text:span><text:span text:style-name="T1060">.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060">“</text:span></text:span><text:bookmark text:name="es-RVA-2015-443"/><text:span text:style-name="Bible_5f_text">en él han de ser benditas </text:span><text:span text:style-name="Bible_5f_text"><text:span text:style-name="T1062">TODAS</text:span></text:span><text:span text:style-name="Bible_5f_text"> las naciones de la tierra</text:span><text:span text:style-name="Bible_5f_text"><text:span text:style-name="T1060">” </text:span></text:span><text:span text:style-name="Bible_5f_text"><text:span text:style-name="T1060"><text:note text:id="ftn350" text:note-class="footnote"><text:note-citation>325</text:note-citation><text:note-body><text:p text:style-name="Footnote"><text:s/><text:span text:style-name="T1061">Génesis 18:18 </text:span><text:a xlink:type="simple" xlink:href="https://www.biblegateway.com/passage/?search=Genesis+18%3A18&amp;version=RVA-2015" text:style-name="Internet_20_link" text:visited-style-name="Visited_20_Internet_20_Link"><text:span text:style-name="T1061">RVA-2015</text:span></text:a></text:p></text:note-body></text:note></text:span></text:span><text:span text:style-name="T1060">. Pero todavía no había nacido Isaac. Y además pareciera que Sodoma no hace parte de ese “TODAS” </text:span><text:soft-page-break/><text:span text:style-name="T1060">las naciones y familias de la tierra. En Génesis 22, le confirma la promesa a Abraham cuando Isaac ya era jovencito y casi que lo mata por orden de Jehová. Aclarando que es en su simiente que </text:span><text:span text:style-name="Bible_5f_text"><text:span text:style-name="T1060">“</text:span></text:span><text:bookmark text:name="es-RVA-2015-566"/><text:span text:style-name="Bible_5f_text">serán benditas </text:span><text:span text:style-name="Bible_5f_text"><text:span text:style-name="T1062">TODAS</text:span></text:span><text:span text:style-name="Bible_5f_text"> las naciones de la tierra</text:span><text:span text:style-name="Bible_5f_text"><text:span text:style-name="T1060">” </text:span></text:span><text:span text:style-name="Bible_5f_text"><text:span text:style-name="T1060"><text:note text:id="ftn351" text:note-class="footnote"><text:note-citation>326</text:note-citation><text:note-body><text:p text:style-name="Footnote"><text:s/><text:span text:style-name="T1062">Génesis 22:18 </text:span><text:a xlink:type="simple" xlink:href="https://www.biblegateway.com/passage/?search=Genesis+22%3A18&amp;version=RVA-2015" text:style-name="Internet_20_link" text:visited-style-name="Visited_20_Internet_20_Link"><text:span text:style-name="T1062">RVA-2015</text:span></text:a></text:p></text:note-body></text:note></text:span></text:span><text:span text:style-name="T1060">. Años después, cuando Isaac ya estaba casado, Dios le repite la promesa a Isaac en Genesis 26 </text:span><text:span text:style-name="Bible_5f_text"><text:span text:style-name="T1060">“</text:span></text:span><text:bookmark text:name="es-RVA-2015-697"/><text:span text:style-name="Bible_5f_text">en tu descendencia serán benditas </text:span><text:span text:style-name="Bible_5f_text"><text:span text:style-name="T1064">TODAS</text:span></text:span><text:span text:style-name="Bible_5f_text"> las naciones de la tierra</text:span><text:span text:style-name="Bible_5f_text"><text:span text:style-name="T1060">” </text:span></text:span><text:span text:style-name="Bible_5f_text"><text:span text:style-name="T1060"><text:note text:id="ftn352" text:note-class="footnote"><text:note-citation>327</text:note-citation><text:note-body><text:p text:style-name="Footnote"><text:s/><text:span text:style-name="T1063">Génesis 26:4 </text:span><text:a xlink:type="simple" xlink:href="https://www.biblegateway.com/passage/?search=Genesis+26%3A4&amp;version=RVA-2015" text:style-name="Internet_20_link" text:visited-style-name="Visited_20_Internet_20_Link"><text:span text:style-name="T1063">RVA-2015</text:span></text:a></text:p></text:note-body></text:note></text:span></text:span><text:span text:style-name="T1060">. Y a Jacob, que luego se llamaría Israel, estando joven y todavía soltero, pero después de haberle robado la bendición, lease herencia, a su hermano mayor, Jehová también le habla y le dice </text:span><text:span text:style-name="Bible_5f_text"><text:span text:style-name="T1060">“</text:span></text:span><text:bookmark text:name="es-RVA-2015-788"/><text:span text:style-name="Bible_5f_text">en tu descendencia serán benditas </text:span><text:span text:style-name="Bible_5f_text"><text:span text:style-name="T1064">TODAS</text:span></text:span><text:span text:style-name="Bible_5f_text"> las familias de la tierra</text:span><text:span text:style-name="Bible_5f_text"><text:span text:style-name="T1060">” </text:span></text:span><text:span text:style-name="Bible_5f_text"><text:span text:style-name="T1060"><text:note text:id="ftn353" text:note-class="footnote"><text:note-citation>328</text:note-citation><text:note-body><text:p text:style-name="Footnote"><text:s/><text:span text:style-name="T1064">Génesis 28:14 </text:span><text:a xlink:type="simple" xlink:href="https://www.biblegateway.com/passage/?search=Genesis+28%3A14&amp;version=RVA-2015" text:style-name="Internet_20_link" text:visited-style-name="Visited_20_Internet_20_Link"><text:span text:style-name="T1064">RVA-2015</text:span></text:a></text:p></text:note-body></text:note></text:span></text:span><text:span text:style-name="T1060">.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65"><text:span text:style-name="T1060">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060">“En ti serán benditas TODAS las familias de la tierra” </text:span></text:span><text:span text:style-name="Bible_5f_text"><text:span text:style-name="T1060"><text:note text:id="ftn354" text:note-class="footnote"><text:note-citation>329</text:note-citation><text:note-body><text:p text:style-name="Footnote"><text:s/><text:span text:style-name="T1060">Génesis 12:3 </text:span><text:a xlink:type="simple" xlink:href="https://www.biblegateway.com/passage/?search=Genesis+12%3A3&amp;version=RVA-2015" text:style-name="Internet_20_link" text:visited-style-name="Visited_20_Internet_20_Link"><text:span text:style-name="T1060">RVA-2015</text:span></text:a></text:p></text:note-body></text:note></text:span></text:span><text:span text:style-name="T1060">.</text:span></text:p>
      <text:h text:style-name="Heading_20_8" text:outline-level="8">Moisés.</text:h>
      <text:p text:style-name="P466"><text:span text:style-name="T1065">Moises escribe acerca de Jacob y Esaú que antes de que hubieran nacido Dios ya había decidido que </text:span><text:span text:style-name="Bible_5f_text"><text:span text:style-name="T1065">“el mayor servirá al menor” </text:span></text:span><text:span text:style-name="Bible_5f_text"><text:span text:style-name="T1065"><text:note text:id="ftn355" text:note-class="footnote"><text:note-citation>330</text:note-citation><text:note-body><text:p text:style-name="Footnote"><text:s/><text:span text:style-name="T1065">Génesis 25:23 </text:span><text:a xlink:type="simple" xlink:href="https://www.biblegateway.com/passage/?search=Genesis+25%3A23&amp;version=RVA" text:style-name="Internet_20_link" text:visited-style-name="Visited_20_Internet_20_Link"><text:span text:style-name="T1065">RVA</text:span></text:a></text:p></text:note-body></text:note></text:span></text:span><text:span text:style-name="T1065">. Y que está escrito </text:span><text:span text:style-name="Bible_5f_text"><text:span text:style-name="T1065">“</text:span></text:span><text:bookmark text:name="es-RVA-23092"/><text:span text:style-name="Bible_5f_text">amé á Jacob, </text:span><text:span text:style-name="Bible_5f_text"><text:span text:style-name="T1066">y</text:span></text:span><text:span text:style-name="Bible_5f_text"> á Esaú aborrecí” </text:span><text:span text:style-name="Bible_5f_text"><text:note text:id="ftn356" text:note-class="footnote"><text:note-citation>331</text:note-citation><text:note-body><text:p text:style-name="Footnote"><text:s/><text:span text:style-name="T1066">Malaquias 1:2-3 </text:span><text:a xlink:type="simple" xlink:href="https://www.biblegateway.com/passage/?search=Malaquias+1%3A2-3&amp;version=RVA" text:style-name="Internet_20_link" text:visited-style-name="Visited_20_Internet_20_Link"><text:span text:style-name="T1066">RVA</text:span></text:a></text:p></text:note-body></text:note></text:span>. <text:span text:style-name="T1066">Antes de que ni Jacob ni Esaú hubieran hecho nada ni bueno ni malo ya Dios había decidido. Y Pablo explica la situación en Romanos 9 </text:span><text:span text:style-name="Bible_5f_text"><text:span text:style-name="T1066">“</text:span></text:span><text:bookmark text:name="es-RVA-2015-28134"/><text:span text:style-name="Bible_5f_text">para que el propósito de Dios dependiese de su elección, no de las obras sino del que llama</text:span><text:span text:style-name="Bible_5f_text"><text:span text:style-name="T1066">” </text:span></text:span><text:span text:style-name="Bible_5f_text"><text:span text:style-name="T1066"><text:note text:id="ftn357" text:note-class="footnote"><text:note-citation>332</text:note-citation><text:note-body><text:p text:style-name="Footnote"><text:s/><text:span text:style-name="T1066">Romanos 9:11-12 </text:span><text:a xlink:type="simple" xlink:href="https://www.biblegateway.com/passage/?search=Romanos+9%3A11-12&amp;version=RVA-2015" text:style-name="Internet_20_link" text:visited-style-name="Visited_20_Internet_20_Link"><text:span text:style-name="T1066">RVA-2015</text:span></text:a></text:p></text:note-body></text:note></text:span></text:span><text:span text:style-name="T1066">, en este caso a Jacob. </text:span><text:span text:style-name="Bible_5f_text"><text:span text:style-name="T1066">“</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066">” </text:span></text:span><text:span text:style-name="Bible_5f_text"><text:span text:style-name="T1066"><text:note text:id="ftn358" text:note-class="footnote"><text:note-citation>333</text:note-citation><text:note-body><text:p text:style-name="Footnote"><text:s/><text:span text:style-name="T1066">Romanos 9:14-18 </text:span><text:a xlink:type="simple" xlink:href="https://www.biblegateway.com/passage/?search=Romanos+9%3A14-18&amp;version=RVA-2015" text:style-name="Internet_20_link" text:visited-style-name="Visited_20_Internet_20_Link"><text:span text:style-name="T1066">RVA-2015</text:span></text:a></text:p></text:note-body></text:note></text:span></text:span><text:span text:style-name="T1066">. </text:span></text:p>
      <text:p text:style-name="P467"><text:soft-page-break/><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59" text:note-class="footnote"><text:note-citation>334</text:note-citation><text:note-body><text:p text:style-name="Footnote"><text:s/><text:span text:style-name="T954">Exodo 4:21 </text:span><text:a xlink:type="simple" xlink:href="https://www.biblegateway.com/passage/?search=Exodo+4%3A21&amp;version=RVA-2015" text:style-name="Internet_20_link" text:visited-style-name="Visited_20_Internet_20_Link"><text:span text:style-name="T95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60" text:note-class="footnote"><text:note-citation>335</text:note-citation><text:note-body><text:p text:style-name="Footnote"><text:s/><text:span text:style-name="T955">Exodo 7:3 </text:span><text:a xlink:type="simple" xlink:href="https://www.biblegateway.com/passage/?search=Exodo+7%3A3&amp;version=RVA-2015" text:style-name="Internet_20_link" text:visited-style-name="Visited_20_Internet_20_Link"><text:span text:style-name="T955">RVA-2015</text:span></text:a> <text:span text:style-name="T955">Exodo 14:4 </text:span><text:a xlink:type="simple" xlink:href="https://www.biblegateway.com/passage/?search=Exodo+14%3A4&amp;version=RVA-2015" text:style-name="Internet_20_link" text:visited-style-name="Visited_20_Internet_20_Link"><text:span text:style-name="T955">RVA-2015</text:span></text:a><text:span text:style-name="T955"> Exodo 14:17 </text:span><text:a xlink:type="simple" xlink:href="https://www.biblegateway.com/passage/?search=Exodo+14%3A17&amp;version=RVA-2015" text:style-name="Internet_20_link" text:visited-style-name="Visited_20_Internet_20_Link"><text:span text:style-name="T95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61" text:note-class="footnote"><text:note-citation>336</text:note-citation><text:note-body><text:p text:style-name="Footnote"><text:s/><text:span text:style-name="T955">Exodo 9:12 </text:span><text:a xlink:type="simple" xlink:href="https://www.biblegateway.com/passage/?search=Exodo+9%3A12&amp;version=RVA-2015" text:style-name="Internet_20_link" text:visited-style-name="Visited_20_Internet_20_Link"><text:span text:style-name="T955">RVA-2015</text:span></text:a><text:span text:style-name="T955"> Exodo 10:20 </text:span><text:a xlink:type="simple" xlink:href="https://www.biblegateway.com/passage/?search=Exodo+10%3A20&amp;version=RVA-2015" text:style-name="Internet_20_link" text:visited-style-name="Visited_20_Internet_20_Link"><text:span text:style-name="T955">RVA-2015</text:span></text:a> <text:span text:style-name="T955">Exodo 10:27 </text:span><text:a xlink:type="simple" xlink:href="https://www.biblegateway.com/passage/?search=Exodo+10%3A27&amp;version=RVA-2015" text:style-name="Internet_20_link" text:visited-style-name="Visited_20_Internet_20_Link"><text:span text:style-name="T955">RVA-2015</text:span></text:a> <text:span text:style-name="T955">Exodo 11:10 </text:span><text:a xlink:type="simple" xlink:href="https://www.biblegateway.com/passage/?search=Exodo+11%3A10&amp;version=RVA-2015" text:style-name="Internet_20_link" text:visited-style-name="Visited_20_Internet_20_Link"><text:span text:style-name="T955">RVA-2015</text:span></text:a> <text:span text:style-name="T955">Exodo 14:8 </text:span><text:a xlink:type="simple" xlink:href="https://www.biblegateway.com/passage/?search=Exodo+14%3A8&amp;version=RVA-2015" text:style-name="Internet_20_link" text:visited-style-name="Visited_20_Internet_20_Link"><text:span text:style-name="T955">RVA-2015</text:span></text:a></text:p></text:note-body></text:note></text:span></text:span><text:span text:style-name="T565">, como para que la cosa quede clara. </text:span><text:span text:style-name="T568">Es YHWH el que endurece el corazón de Faraón.</text:span></text:p>
      <text:p text:style-name="P467"><text:span text:style-name="T1067">Y Pablo nos explica en Romanos 11 </text:span><text:span text:style-name="Bible_5f_text"><text:span text:style-name="T980">“</text:span></text:span><text:bookmark text:name="es-RVA-2015-28209"/><text:span text:style-name="Bible_5f_text">Porque Dios encerró a </text:span><text:span text:style-name="Bible_5f_text"><text:span text:style-name="T1067">TODOS</text:span></text:span><text:span text:style-name="Bible_5f_text"> bajo desobediencia para tener misericordia de </text:span><text:span text:style-name="Bible_5f_text"><text:span text:style-name="T106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067">TODAS</text:span></text:span><text:span text:style-name="Bible_5f_text"> las cosas. A él sea la gloria por los siglos. Amén” </text:span><text:span text:style-name="Bible_5f_text"><text:span text:style-name="T980"><text:note text:id="ftn362" text:note-class="footnote"><text:note-citation>337</text:note-citation><text:note-body><text:p text:style-name="Footnote"><text:s/><text:span text:style-name="T980">Romanos 11:32-36 </text:span><text:a xlink:type="simple" xlink:href="https://www.biblegateway.com/passage/?search=Romanos+11%3A32-36&amp;version=RVA-2015" text:style-name="Internet_20_link" text:visited-style-name="Visited_20_Internet_20_Link"><text:span text:style-name="T980">RVA-2015</text:span></text:a></text:p></text:note-body></text:note></text:span></text:span><text:span text:style-name="T980">.</text:span></text:p>
      <text:p text:style-name="P470"><text:span text:style-name="T1069">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069"><text:note text:id="ftn363" text:note-class="footnote"><text:note-citation>338</text:note-citation><text:note-body><text:p text:style-name="Footnote"><text:s/><text:span text:style-name="T1072">Deuteronomio 29-30:5 </text:span><text:a xlink:type="simple" xlink:href="https://www.biblegateway.com/passage/?search=Deuteronomio+29-30%3A5&amp;version=RVA-2015" text:style-name="Internet_20_link" text:visited-style-name="Visited_20_Internet_20_Link"><text:span text:style-name="T1072">RVA-2015</text:span></text:a></text:p></text:note-body></text:note></text:span><text:span text:style-name="T1069">. </text:span></text:p>
      <text:p text:style-name="P468">Es decir <text:span text:style-name="T1073">que Moisés escribe lo que Jehová le manda anunciar: toda</text:span> la historia de Israel desde <text:span text:style-name="T1071">Moisés</text:span> hasta 1948 cuando hizo exactamente eso y <text:span text:style-name="T1073">YHWH </text:span>formó en un día <text:span text:style-name="T1070">a la actual Israel</text:span>. <text:span text:style-name="T1070">Cosa que era inimaginable tan solo unos 200 años atrás para nadie que no creyera en el Dios creador del cielo y de la tierra.</text:span></text:p>
      <text:p text:style-name="P469"><text:span text:style-name="T1070">Y justo después de anunciar todo esto nos dice que: </text:span><text:span text:style-name="Bible_5f_text"><text:span text:style-name="T107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070">” </text:span></text:span><text:span text:style-name="Bible_5f_text"><text:span text:style-name="T1070"><text:note text:id="ftn364" text:note-class="footnote"><text:note-citation>339</text:note-citation><text:note-body><text:p text:style-name="Footnote"><text:s/><text:span text:style-name="T1071">Deuteronomio 30:6 </text:span><text:a xlink:type="simple" xlink:href="https://www.biblegateway.com/passage/?search=Deuteronomio+30%3A6&amp;version=RVA-2015" text:style-name="Internet_20_link" text:visited-style-name="Visited_20_Internet_20_Link"><text:span text:style-name="T1071">RVA-2015</text:span></text:a></text:p></text:note-body></text:note></text:span></text:span><text:span text:style-name="T1070">. ¿Quien es el que circuncida el corazón? Jehová. Jehová es quien cambia los corazones. ¿Para que? Para que le obedezcan y vivan. Y ¿que anuncia después, también en Deuteronomio 30? que: </text:span><text:span text:style-name="Bible_5f_text"><text:span text:style-name="T1070">“</text:span></text:span><text:bookmark text:name="es-RVA-2015-5717"/><text:span text:style-name="Bible_5f_text">tú volverás a escuchar la voz del SEÑOR, y pondrás por obra todos sus mandamientos que yo te mando hoy</text:span><text:span text:style-name="Bible_5f_text"><text:span text:style-name="T1070">” </text:span></text:span><text:span text:style-name="Bible_5f_text"><text:span text:style-name="T1070"><text:note text:id="ftn365" text:note-class="footnote"><text:note-citation>340</text:note-citation><text:note-body><text:p text:style-name="Footnote"><text:s/><text:span text:style-name="T1071">Deuteronomio 30:8 </text:span><text:a xlink:type="simple" xlink:href="https://www.biblegateway.com/passage/?search=Deuteronomio+30%3A8&amp;version=RVA-2015" text:style-name="Internet_20_link" text:visited-style-name="Visited_20_Internet_20_Link"><text:span text:style-name="T1071">RVA-2015</text:span></text:a></text:p></text:note-body></text:note></text:span></text:span><text:span text:style-name="T1070">. Gracia inmerecida. Regalo inmerecido. Por amor a si mismo. El mismo que hizo con los paganos al darnos su Espíritu Santo por medio de la muerte de Jesucristo en la cruz.</text:span></text:p>
      <text:p text:style-name="P477"><text:soft-page-break/><text:span text:style-name="Bible_5f_text"><text:span text:style-name="T980">“Dios encerró a TODOS bajo desobediencia para tener misericordia de TODOS” </text:span></text:span><text:span text:style-name="Bible_5f_text"><text:span text:style-name="T980"><text:note text:id="ftn366" text:note-class="footnote"><text:note-citation>341</text:note-citation><text:note-body><text:p text:style-name="Footnote"><text:s/><text:span text:style-name="T1068">Romanos 11:32 </text:span><text:a xlink:type="simple" xlink:href="https://www.biblegateway.com/passage/?search=Romanos+11%3A32&amp;version=RVA-2015" text:style-name="Internet_20_link" text:visited-style-name="Visited_20_Internet_20_Link"><text:span text:style-name="T1068">RVA-2015</text:span></text:a></text:p></text:note-body></text:note></text:span></text:span><text:span text:style-name="T980"><text:s/>a través de su hijo Jesucristo. </text:span></text:p>
      <text:p text:style-name="P431">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h text:style-name="P663" text:outline-level="8">Salmistas.</text:h>
      <text:p text:style-name="P471">A lo largo de todos los Salmos se <text:span text:style-name="T1074">resalta</text:span> la enseñanza <text:span text:style-name="T1074">bíblica </text:span>expuesta en este video. </text:p>
      <text:p text:style-name="P43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67" text:note-class="footnote"><text:note-citation>342</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text:p>
      <text:p text:style-name="P341">El Salmo 9 tiene un tono parecido, habla de la destrucción del malvado para siempre jamas. <text:span text:style-name="T839">Otros salmos pidiendo o anunciando la destrucción del malvado son </text:span>el Salmo 10, el 12, el 18, el 21, <text:span text:style-name="T838">el 28, el 52, el 58, el 59, </text:span>el 63, <text:span text:style-name="T840">el 73</text:span>. En fin hay varios salmos que hablan de la destrucción de los malos. </text:p>
      <text:p text:style-name="P472"><text:span text:style-name="T1074">Hay otros que nos hablan del mecanismo. Es por fuego como se afina la plata. El Salmo 66 dice del pueblo de Israel que: </text:span><text:span text:style-name="Bible_5f_text"><text:span text:style-name="T107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080">FUEGO</text:span></text:span><text:span text:style-name="Bible_5f_text"> y en aguas, Y sacástenos á hartura</text:span><text:span text:style-name="Bible_5f_text"><text:span text:style-name="T1078">” </text:span></text:span><text:span text:style-name="Bible_5f_text"><text:span text:style-name="T1078"><text:note text:id="ftn368" text:note-class="footnote"><text:note-citation>343</text:note-citation><text:note-body><text:p text:style-name="Footnote"><text:s/><text:span text:style-name="T1079">Salmo 66:10-12 </text:span><text:a xlink:type="simple" xlink:href="https://www.biblegateway.com/passage/?search=Salmo+66%3A10-12&amp;version=RVA" text:style-name="Internet_20_link" text:visited-style-name="Visited_20_Internet_20_Link"><text:span text:style-name="T1079">RVA</text:span></text:a></text:p></text:note-body></text:note></text:span></text:span><text:span text:style-name="T1078">. Y el Salmo 21 dice de los enemigos de Dios que: </text:span><text:span text:style-name="Bible_5f_text"><text:span text:style-name="T1078">“</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080">FUEGO</text:span></text:span><text:span text:style-name="Bible_5f_text"> los consumirá. Su fruto destruirás de la tierra, Y su simiente de entre los hijos de los hombres” </text:span><text:span text:style-name="Bible_5f_text"><text:note text:id="ftn369" text:note-class="footnote"><text:note-citation>344</text:note-citation><text:note-body><text:p text:style-name="Footnote"><text:s/><text:span text:style-name="T1079">Salmo 21:8-10 </text:span><text:a xlink:type="simple" xlink:href="https://www.biblegateway.com/passage/?search=Salmo+21%3A8-10&amp;version=RVA" text:style-name="Internet_20_link" text:visited-style-name="Visited_20_Internet_20_Link"><text:span text:style-name="T1079">RVA</text:span></text:a></text:p></text:note-body></text:note></text:span>. <text:span text:style-name="T1081">Los Salmos 18, 29, 50, 68, 83, 89, 97, 104, 140 </text:span><text:span text:style-name="T1081"><text:note text:id="ftn370" text:note-class="footnote"><text:note-citation>345</text:note-citation><text:note-body><text:p text:style-name="P544"><text:s/><text:span text:style-name="T1082">Salmo 18:8 </text:span><text:a xlink:type="simple" xlink:href="https://www.biblegateway.com/passage/?search=Salmo+18%3A8&amp;version=RVA" text:style-name="Internet_20_link" text:visited-style-name="Visited_20_Internet_20_Link"><text:span text:style-name="T1082">RVA</text:span></text:a> <text:span text:style-name="T1082">Salmo 29:7 </text:span><text:a xlink:type="simple" xlink:href="https://www.biblegateway.com/passage/?search=Salmo+29%3A7&amp;version=RVA" text:style-name="Internet_20_link" text:visited-style-name="Visited_20_Internet_20_Link"><text:span text:style-name="T1082">RVA</text:span></text:a> <text:span text:style-name="T1082">Salmo 50:3 </text:span><text:a xlink:type="simple" xlink:href="https://www.biblegateway.com/passage/?search=Salmo+50%3A3&amp;version=RVA" text:style-name="Internet_20_link" text:visited-style-name="Visited_20_Internet_20_Link"><text:span text:style-name="T1082">RVA</text:span></text:a> <text:span text:style-name="T1082">Salmo 68:2 </text:span><text:a xlink:type="simple" xlink:href="https://www.biblegateway.com/passage/?search=Salmo+68%3A2&amp;version=RVA" text:style-name="Internet_20_link" text:visited-style-name="Visited_20_Internet_20_Link"><text:span text:style-name="T1082">RVA</text:span></text:a> <text:span text:style-name="T1082">Salmo 83:14 </text:span><text:a xlink:type="simple" xlink:href="https://www.biblegateway.com/passage/?search=Salmo+83%3A14&amp;version=RVA" text:style-name="Internet_20_link" text:visited-style-name="Visited_20_Internet_20_Link"><text:span text:style-name="T1082">RVA</text:span></text:a> <text:span text:style-name="T1082">Salmo 89:46 </text:span><text:a xlink:type="simple" xlink:href="https://www.biblegateway.com/passage/?search=Salmo+89%3A46&amp;version=RVA" text:style-name="Internet_20_link" text:visited-style-name="Visited_20_Internet_20_Link"><text:span text:style-name="T1082">RVA</text:span></text:a> <text:span text:style-name="T1082">Salmo 97:3 </text:span><text:a xlink:type="simple" xlink:href="https://www.biblegateway.com/passage/?search=Salmo+97%3A3&amp;version=RVA" text:style-name="Internet_20_link" text:visited-style-name="Visited_20_Internet_20_Link"><text:span text:style-name="T1082">RVA</text:span></text:a><text:span text:style-name="T1082"> Salmo 104:4 </text:span><text:a xlink:type="simple" xlink:href="https://www.biblegateway.com/passage/?search=Salmo+104%3A4&amp;version=RVA" text:style-name="Internet_20_link" text:visited-style-name="Visited_20_Internet_20_Link"><text:span text:style-name="T1082">RVA</text:span></text:a> <text:span text:style-name="T1083">Salmo 140:10 </text:span><text:a xlink:type="simple" xlink:href="https://www.biblegateway.com/passage/?search=Salmo+140%3A10&amp;version=RVA" text:style-name="Internet_20_link" text:visited-style-name="Visited_20_Internet_20_Link"><text:span text:style-name="T1083">RVA</text:span></text:a></text:p></text:note-body></text:note></text:span><text:span text:style-name="T1081"><text:s/>y otros hacen referencia al fuego de YHWH que destruye a los malvados y a los enemigos de Dios. Que recordemos somos TODOS porque no hay uno bueno !</text:span></text:p>
      <text:p text:style-name="P473"><text:span text:style-name="T1085">Y ¿el resultado de dicha destrucción cual es? Dice el Salmo 45 que: </text:span><text:span text:style-name="Bible_5f_text"><text:span text:style-name="T1085">“</text:span></text:span><text:bookmark text:name="es-RVA-14615"/><text:span text:style-name="Bible_5f_text">Haré perpetua la memoria de tu nombre en todas las generaciones: Por lo cual te alabarán los pueblos eternamente y para siempre</text:span><text:span text:style-name="Bible_5f_text"><text:span text:style-name="T1084">” </text:span></text:span><text:span text:style-name="Bible_5f_text"><text:span text:style-name="T1084"><text:note text:id="ftn371" text:note-class="footnote"><text:note-citation>346</text:note-citation><text:note-body><text:p text:style-name="Footnote"><text:s/><text:span text:style-name="T1084">Salmo 45:17 </text:span><text:a xlink:type="simple" xlink:href="https://www.biblegateway.com/passage/?search=Salmo+45%3A17&amp;version=RVA" text:style-name="Internet_20_link" text:visited-style-name="Visited_20_Internet_20_Link"><text:span text:style-name="T1084">RVA</text:span></text:a></text:p></text:note-body></text:note></text:span></text:span><text:span text:style-name="T1084">. Y el Salmo 22: </text:span><text:span text:style-name="Bible_5f_text"><text:span text:style-name="T1084">“</text:span></text:span><text:bookmark text:name="es-RVA-14232"/><text:span text:style-name="Bible_5f_text">Acordarse han, y volveránse á Jehová todos los términos de la tierra; Y se humillarán delante de ti </text:span><text:span text:style-name="Bible_5f_text"><text:span text:style-name="T1087">TODAS</text:span></text:span><text:span text:style-name="Bible_5f_text"> las familias de las gentes</text:span><text:span text:style-name="Bible_5f_text"><text:span text:style-name="T1084">” </text:span></text:span><text:span text:style-name="Bible_5f_text"><text:span text:style-name="T1084"><text:note text:id="ftn372" text:note-class="footnote"><text:note-citation>347</text:note-citation><text:note-body><text:p text:style-name="Footnote"><text:s/><text:span text:style-name="T1087">Salmo 22:27 </text:span><text:a xlink:type="simple" xlink:href="https://www.biblegateway.com/passage/?search=Salmo+22%3A27&amp;version=RVA" text:style-name="Internet_20_link" text:visited-style-name="Visited_20_Internet_20_Link"><text:span text:style-name="T1087">RVA</text:span></text:a></text:p></text:note-body></text:note></text:span></text:span><text:span text:style-name="T1084">. Y el Salmo 47 </text:span><text:span text:style-name="Bible_5f_text"><text:span text:style-name="T1084">“Pueblos</text:span></text:span><text:span text:style-name="Bible_5f_text"> </text:span><text:span text:style-name="Bible_5f_text"><text:span text:style-name="T1086">TODOS</text:span></text:span><text:span text:style-name="Bible_5f_text">, batid las manos; Aclamad á Dios con voz de júbilo</text:span><text:span text:style-name="Bible_5f_text"><text:span text:style-name="T1084">” </text:span></text:span><text:span text:style-name="Bible_5f_text"><text:span text:style-name="T1084"><text:note text:id="ftn373" text:note-class="footnote"><text:note-citation>348</text:note-citation><text:note-body><text:p text:style-name="Footnote"><text:s/><text:span text:style-name="T1084">Salmo 47:1 </text:span><text:a xlink:type="simple" xlink:href="https://www.biblegateway.com/passage/?search=Salmo+47%3A1&amp;version=RVA" text:style-name="Internet_20_link" text:visited-style-name="Visited_20_Internet_20_Link"><text:span text:style-name="T1084">RVA</text:span></text:a></text:p></text:note-body></text:note></text:span></text:span><text:span text:style-name="T1084">. Y el Salmo 65 </text:span><text:span text:style-name="Bible_5f_text"><text:span text:style-name="T1086">“</text:span></text:span><text:bookmark text:name="es-RVA-14863"/><text:span text:style-name="Bible_5f_text"><text:span text:style-name="T1086">Tú oyes la oración: A ti vendrá TODA CARNE” </text:span></text:span><text:span text:style-name="Bible_5f_text"><text:span text:style-name="T1086"><text:note text:id="ftn374" text:note-class="footnote"><text:note-citation>349</text:note-citation><text:note-body><text:p text:style-name="Footnote"><text:s/><text:span text:style-name="T1090">Salmo 65:2 </text:span><text:a xlink:type="simple" xlink:href="https://www.biblegateway.com/passage/?search=Salmo+65%3A2&amp;version=RVA" text:style-name="Internet_20_link" text:visited-style-name="Visited_20_Internet_20_Link"><text:span text:style-name="T1090">RVA</text:span></text:a></text:p></text:note-body></text:note></text:span></text:span><text:span text:style-name="T1086">. Y el Salmo 67: </text:span><text:span text:style-name="Bible_5f_text"><text:span text:style-name="T1084">“</text:span></text:span><text:bookmark text:name="es-RVA-14897"/><text:span text:style-name="Bible_5f_text">Alábente los pueblos, oh Dios; Alábente los pueblos </text:span><text:span text:style-name="Bible_5f_text"><text:span text:style-name="T1086">TODOS” </text:span></text:span><text:span text:style-name="Bible_5f_text"><text:span text:style-name="T1086"><text:note text:id="ftn375" text:note-class="footnote"><text:note-citation>350</text:note-citation><text:note-body><text:p text:style-name="Footnote"><text:s/><text:span text:style-name="T1086">Salmo 67:3 </text:span><text:a xlink:type="simple" xlink:href="https://www.biblegateway.com/passage/?search=Salmo+67%3A3&amp;version=RVA" text:style-name="Internet_20_link" text:visited-style-name="Visited_20_Internet_20_Link"><text:span text:style-name="T1086">RVA</text:span></text:a></text:p></text:note-body></text:note></text:span></text:span><text:span text:style-name="T1086">. Y el </text:span><text:soft-page-break/><text:span text:style-name="T1086">Salmo 72 </text:span><text:span text:style-name="Bible_5f_text"><text:span text:style-name="T1086">“</text:span></text:span><text:bookmark text:name="es-RVA-15012"/><text:span text:style-name="Bible_5f_text">Y arrodillarse han á él </text:span><text:span text:style-name="Bible_5f_text"><text:span text:style-name="T1088">TODOS</text:span></text:span><text:span text:style-name="Bible_5f_text"> los reyes; Le servirán </text:span><text:span text:style-name="Bible_5f_text"><text:span text:style-name="T1088">TODAS</text:span></text:span><text:span text:style-name="Bible_5f_text"> las gentes</text:span><text:span text:style-name="Bible_5f_text"><text:span text:style-name="T1086">” </text:span></text:span><text:span text:style-name="Bible_5f_text"><text:span text:style-name="T1086"><text:note text:id="ftn376" text:note-class="footnote"><text:note-citation>351</text:note-citation><text:note-body><text:p text:style-name="Footnote"><text:s/><text:span text:style-name="T1088">Salmo 72:11 </text:span><text:a xlink:type="simple" xlink:href="https://www.biblegateway.com/passage/?search=Salmo+72%3A11&amp;version=RVA" text:style-name="Internet_20_link" text:visited-style-name="Visited_20_Internet_20_Link"><text:span text:style-name="T1088">RVA</text:span></text:a></text:p></text:note-body></text:note></text:span></text:span><text:span text:style-name="T1086">. Y el Salmo 96 </text:span><text:span text:style-name="Bible_5f_text"><text:span text:style-name="T1086">“</text:span></text:span><text:bookmark text:name="es-RVA-15467"/><text:span text:style-name="Bible_5f_text">C</text:span><text:span text:style-name="Bible_5f_text"><text:span text:style-name="T1092">antad</text:span></text:span><text:span text:style-name="Bible_5f_text"> á Jehová canción nueva; Cantad á Jehová, </text:span><text:span text:style-name="Bible_5f_text"><text:span text:style-name="T1092">TODA</text:span></text:span><text:span text:style-name="Bible_5f_text"> la tierra</text:span><text:span text:style-name="Bible_5f_text"><text:span text:style-name="T1086">” </text:span></text:span><text:span text:style-name="Bible_5f_text"><text:span text:style-name="T1086"><text:note text:id="ftn377" text:note-class="footnote"><text:note-citation>352</text:note-citation><text:note-body><text:p text:style-name="Footnote"><text:s/><text:span text:style-name="T1092">Salmo 96:1 </text:span><text:a xlink:type="simple" xlink:href="https://www.biblegateway.com/passage/?search=Salmo+96%3A1&amp;version=RVA" text:style-name="Internet_20_link" text:visited-style-name="Visited_20_Internet_20_Link"><text:span text:style-name="T1092">RVA</text:span></text:a></text:p></text:note-body></text:note></text:span></text:span><text:span text:style-name="T1086">. Y el Salmo 97 </text:span><text:span text:style-name="Bible_5f_text"><text:span text:style-name="T1086">“</text:span></text:span><text:span text:style-name="Bible_5f_text">Los cielos denunciaron su justicia, Y </text:span><text:span text:style-name="Bible_5f_text"><text:span text:style-name="T1086">TODOS</text:span></text:span><text:span text:style-name="Bible_5f_text"> los pueblos vieron su gloria</text:span><text:span text:style-name="Bible_5f_text"><text:span text:style-name="T1086">” </text:span></text:span><text:span text:style-name="Bible_5f_text"><text:span text:style-name="T1086"><text:note text:id="ftn378" text:note-class="footnote"><text:note-citation>353</text:note-citation><text:note-body><text:p text:style-name="Footnote"><text:s/><text:span text:style-name="T1086">Salmo 97:6 </text:span><text:a xlink:type="simple" xlink:href="https://www.biblegateway.com/passage/?search=Salmo+97%3A6&amp;version=RVA" text:style-name="Internet_20_link" text:visited-style-name="Visited_20_Internet_20_Link"><text:span text:style-name="T1086">RVA</text:span></text:a></text:p></text:note-body></text:note></text:span></text:span><text:span text:style-name="T1086">. Y el Salmo 98 </text:span><text:span text:style-name="Bible_5f_text"><text:span text:style-name="T1086">“</text:span></text:span><text:bookmark text:name="es-RVA-15495"/><text:span text:style-name="Bible_5f_text">Cantad alegres á Jehová, </text:span><text:span text:style-name="Bible_5f_text"><text:span text:style-name="T1092">TODA</text:span></text:span><text:span text:style-name="Bible_5f_text"> la tierra; Levantad la voz, y aplaudid, y salmead</text:span><text:span text:style-name="Bible_5f_text"><text:span text:style-name="T1086">” </text:span></text:span><text:span text:style-name="Bible_5f_text"><text:span text:style-name="T1086"><text:note text:id="ftn379" text:note-class="footnote"><text:note-citation>354</text:note-citation><text:note-body><text:p text:style-name="Footnote"><text:s/><text:span text:style-name="T1091">Salmo 98:4 </text:span><text:a xlink:type="simple" xlink:href="https://www.biblegateway.com/passage/?search=Salmo+98%3A4&amp;version=RVA" text:style-name="Internet_20_link" text:visited-style-name="Visited_20_Internet_20_Link"><text:span text:style-name="T1091">RVA</text:span></text:a></text:p></text:note-body></text:note></text:span></text:span><text:span text:style-name="T1086">. Y el Salmo 99 </text:span><text:span text:style-name="Bible_5f_text"><text:span text:style-name="T1086">“</text:span></text:span><text:bookmark text:name="es-RVA-15502"/><text:span text:style-name="Bible_5f_text">Jehová en Sión es grande, Y ensalzado sobre </text:span><text:span text:style-name="Bible_5f_text"><text:span text:style-name="T1086">TODOS</text:span></text:span><text:span text:style-name="Bible_5f_text"> los pueblos</text:span><text:span text:style-name="Bible_5f_text"><text:span text:style-name="T1086">” </text:span></text:span><text:span text:style-name="Bible_5f_text"><text:span text:style-name="T1086"><text:note text:id="ftn380" text:note-class="footnote"><text:note-citation>355</text:note-citation><text:note-body><text:p text:style-name="Footnote"><text:s/><text:span text:style-name="T1086">Salmo 99:2 </text:span><text:a xlink:type="simple" xlink:href="https://www.biblegateway.com/passage/?search=Salmo+99%3A2&amp;version=RVA" text:style-name="Internet_20_link" text:visited-style-name="Visited_20_Internet_20_Link"><text:span text:style-name="T1086">RVA</text:span></text:a></text:p></text:note-body></text:note></text:span></text:span><text:span text:style-name="T1086">. Y el Salmo 102 </text:span><text:span text:style-name="Bible_5f_text"><text:span text:style-name="T1086">“</text:span></text:span><text:bookmark text:name="es-RVA-15537"/><text:span text:style-name="Bible_5f_text">Entonces temerán las gentes el nombre de Jehová, Y </text:span><text:span text:style-name="Bible_5f_text"><text:span text:style-name="T1089">TODOS</text:span></text:span><text:span text:style-name="Bible_5f_text"> los reyes de la tierra tu gloria</text:span><text:span text:style-name="Bible_5f_text"><text:span text:style-name="T1086">” </text:span></text:span><text:span text:style-name="Bible_5f_text"><text:span text:style-name="T1086"><text:note text:id="ftn381" text:note-class="footnote"><text:note-citation>356</text:note-citation><text:note-body><text:p text:style-name="Footnote"><text:s/><text:span text:style-name="T1089">Salmo 102:15 </text:span><text:a xlink:type="simple" xlink:href="https://www.biblegateway.com/passage/?search=Salmo+102%3A15&amp;version=RVA" text:style-name="Internet_20_link" text:visited-style-name="Visited_20_Internet_20_Link"><text:span text:style-name="T1089">RVA</text:span></text:a></text:p></text:note-body></text:note></text:span></text:span><text:span text:style-name="T1086">. Y el Salmo 117 </text:span><text:span text:style-name="Bible_5f_text"><text:span text:style-name="T1086">“</text:span></text:span><text:bookmark text:name="es-RVA-15869"/><text:span text:style-name="Bible_5f_text">A</text:span><text:span text:style-name="Bible_5f_text"><text:span text:style-name="T1086">labad</text:span></text:span><text:span text:style-name="Bible_5f_text"> á Jehová, naciones </text:span><text:span text:style-name="Bible_5f_text"><text:span text:style-name="T1086">TODAS</text:span></text:span><text:span text:style-name="Bible_5f_text">; Pueblos </text:span><text:span text:style-name="Bible_5f_text"><text:span text:style-name="T1086">TODOS</text:span></text:span><text:span text:style-name="Bible_5f_text">, alabadle</text:span><text:span text:style-name="Bible_5f_text"><text:span text:style-name="T1086">” </text:span></text:span><text:span text:style-name="Bible_5f_text"><text:span text:style-name="T1086"><text:note text:id="ftn382" text:note-class="footnote"><text:note-citation>357</text:note-citation><text:note-body><text:p text:style-name="Footnote"><text:s/><text:span text:style-name="T1086">Salmo 117:1 </text:span><text:a xlink:type="simple" xlink:href="https://www.biblegateway.com/passage/?search=Salmo+117%3A1&amp;version=RVA" text:style-name="Internet_20_link" text:visited-style-name="Visited_20_Internet_20_Link"><text:span text:style-name="T1086">RVA</text:span></text:a></text:p></text:note-body></text:note></text:span></text:span><text:span text:style-name="T1086">. Y el Salmo 136 </text:span><text:span text:style-name="Bible_5f_text"><text:span text:style-name="T1086">“</text:span></text:span><text:bookmark text:name="es-RVA-16222"/><text:span text:style-name="Bible_5f_text">El da mantenimiento á </text:span><text:span text:style-name="Bible_5f_text"><text:span text:style-name="T1090">TODA</text:span></text:span><text:span text:style-name="Bible_5f_text"> </text:span><text:span text:style-name="Bible_5f_text"><text:span text:style-name="T1090">CARNE</text:span></text:span><text:span text:style-name="Bible_5f_text">, Porque para siempre es su misericordia</text:span><text:span text:style-name="Bible_5f_text"><text:span text:style-name="T1086">” </text:span></text:span><text:span text:style-name="Bible_5f_text"><text:span text:style-name="T1086"><text:note text:id="ftn383" text:note-class="footnote"><text:note-citation>358</text:note-citation><text:note-body><text:p text:style-name="Footnote"><text:s/><text:span text:style-name="T1090">Salmo 136:25 </text:span><text:a xlink:type="simple" xlink:href="https://www.biblegateway.com/passage/?search=Salmo+136%3A25&amp;version=RVA" text:style-name="Internet_20_link" text:visited-style-name="Visited_20_Internet_20_Link"><text:span text:style-name="T1090">RVA</text:span></text:a></text:p></text:note-body></text:note></text:span></text:span><text:span text:style-name="T1086">. Y el Salmo 145 </text:span><text:span text:style-name="Bible_5f_text"><text:span text:style-name="T1086">“</text:span></text:span><text:bookmark text:name="es-RVA-16342"/><text:span text:style-name="Bible_5f_text">La alabanza de Jehová hablará mi boca; Y bendiga </text:span><text:span text:style-name="Bible_5f_text"><text:span text:style-name="T1090">TODA</text:span></text:span><text:span text:style-name="Bible_5f_text"> </text:span><text:span text:style-name="Bible_5f_text"><text:span text:style-name="T1090">CARNE</text:span></text:span><text:span text:style-name="Bible_5f_text"> su santo nombre por siglo y para siempre</text:span><text:span text:style-name="Bible_5f_text"><text:span text:style-name="T1086">” </text:span></text:span><text:span text:style-name="Bible_5f_text"><text:span text:style-name="T1086"><text:note text:id="ftn384" text:note-class="footnote"><text:note-citation>359</text:note-citation><text:note-body><text:p text:style-name="Footnote"><text:s/><text:span text:style-name="T1090">Salmo 145:21 </text:span><text:a xlink:type="simple" xlink:href="https://www.biblegateway.com/passage/?search=Salmo+145%3A21&amp;version=RVA" text:style-name="Internet_20_link" text:visited-style-name="Visited_20_Internet_20_Link"><text:span text:style-name="T1090">RVA</text:span></text:a></text:p></text:note-body></text:note></text:span></text:span><text:span text:style-name="T1086">. Y el Salmo 148 </text:span><text:span text:style-name="Bible_5f_text"><text:span text:style-name="T1086">“Los reyes de la tierra y TODOS los pueblos; Los príncipes y TODOS los jueces de la tierra” </text:span></text:span><text:span text:style-name="Bible_5f_text"><text:span text:style-name="T1086"><text:note text:id="ftn385" text:note-class="footnote"><text:note-citation>360</text:note-citation><text:note-body><text:p text:style-name="Footnote"><text:s/><text:span text:style-name="T1087">Salmo 148:11 </text:span><text:a xlink:type="simple" xlink:href="https://www.biblegateway.com/passage/?search=Salmo+148%3A11&amp;version=RVA" text:style-name="Internet_20_link" text:visited-style-name="Visited_20_Internet_20_Link"><text:span text:style-name="T1087">RVA</text:span></text:a></text:p></text:note-body></text:note></text:span></text:span><text:span text:style-name="T1086">.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664" text:outline-level="8">Isaías.</text:h>
      <text:p text:style-name="P474"><text:span text:style-name="T1093">Dice el cantico en Isaías 25 que: </text:span><text:span text:style-name="Bible_5f_text"><text:span text:style-name="T1093">“</text:span></text:span><text:span text:style-name="Bible_5f_text">Y Jehová de los ejércitos hará en este monte á </text:span><text:span text:style-name="Bible_5f_text"><text:span text:style-name="T109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096">TODOS</text:span></text:span><text:span text:style-name="Bible_5f_text"> los pueblos, y la cubierta que está extendida sobre </text:span><text:span text:style-name="Bible_5f_text"><text:span text:style-name="T1096">TODAS</text:span></text:span><text:span text:style-name="Bible_5f_text"> las gentes. Destruirá á la muerte para siempre; y enjugará el Señor toda lágrima de </text:span><text:span text:style-name="Bible_5f_text"><text:span text:style-name="T1096">TODOS</text:span></text:span><text:span text:style-name="Bible_5f_text"> los rostros: y quitará la afrenta de su pueblo de </text:span><text:span text:style-name="Bible_5f_text"><text:span text:style-name="T109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86" text:note-class="footnote"><text:note-citation>361</text:note-citation><text:note-body><text:p text:style-name="Footnote"><text:s/><text:span text:style-name="T1093">Isaías 25:6-9 </text:span><text:a xlink:type="simple" xlink:href="https://www.biblegateway.com/passage/?search=Isaias+25%3A6-9&amp;version=RVA" text:style-name="Internet_20_link" text:visited-style-name="Visited_20_Internet_20_Link"><text:span text:style-name="T1093">RVA</text:span></text:a> <text:a xlink:type="simple" xlink:href="https://biblehub.com/text/isaiah/25-9.htm" text:style-name="Internet_20_link" text:visited-style-name="Visited_20_Internet_20_Link"><text:span text:style-name="T1095">biblehub</text:span></text:a></text:p></text:note-body></text:note></text:span>. </text:p>
      <text:p text:style-name="P479">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75"><text:span text:style-name="T1094">En Isaías 52 </text:span><text:span text:style-name="Bible_5f_text"><text:span text:style-name="T1094">“</text:span></text:span><text:bookmark text:name="es-RVA-18707"/><text:span text:style-name="Bible_5f_text">Jehová desnudó el brazo de su santidad ante los ojos de </text:span><text:span text:style-name="Bible_5f_text"><text:span text:style-name="T1094">TODAS</text:span></text:span><text:span text:style-name="Bible_5f_text"> las gentes; y </text:span><text:span text:style-name="Bible_5f_text"><text:span text:style-name="T1094">TODOS</text:span></text:span><text:span text:style-name="Bible_5f_text"> los términos de la tierra verán la salud del Dios nuestro</text:span><text:span text:style-name="Bible_5f_text"><text:span text:style-name="T1094">” </text:span></text:span><text:span text:style-name="Bible_5f_text"><text:span text:style-name="T1094"><text:note text:id="ftn387" text:note-class="footnote"><text:note-citation>362</text:note-citation><text:note-body><text:p text:style-name="Footnote"><text:s/><text:span text:style-name="T1094">Isaías 52:10 </text:span><text:a xlink:type="simple" xlink:href="https://www.biblegateway.com/passage/?search=Isaias+52%3A10&amp;version=RVA" text:style-name="Internet_20_link" text:visited-style-name="Visited_20_Internet_20_Link"><text:span text:style-name="T1094">RVA</text:span></text:a> <text:a xlink:type="simple" xlink:href="https://biblehub.com/text/isaiah/52-10.htm" text:style-name="Internet_20_link" text:visited-style-name="Visited_20_Internet_20_Link"><text:span text:style-name="T1095">biblehub</text:span></text:a></text:p></text:note-body></text:note></text:span></text:span><text:span text:style-name="T1094">. Y ese salud es el vocablo Yeshua, el nombre propio de nuestro salvador Jesucristo en hebreo. Todos los términos de la tierra verán a Yeshua.</text:span></text:p>
      <text:p text:style-name="P476"><text:soft-page-break/><text:span text:style-name="T1095">En Isaías 40 </text:span><text:span text:style-name="Bible_5f_text"><text:span text:style-name="T1095">“</text:span></text:span><text:bookmark text:name="es-RVA-18426"/><text:span text:style-name="Bible_5f_text">Y manifestaráse la gloria de Jehová, y </text:span><text:span text:style-name="Bible_5f_text"><text:span text:style-name="T1095">TODA</text:span></text:span><text:span text:style-name="Bible_5f_text"> </text:span><text:span text:style-name="Bible_5f_text"><text:span text:style-name="T1099">CARNE</text:span></text:span><text:span text:style-name="Bible_5f_text"> juntamente la verá; que la boca de Jehová habló</text:span><text:span text:style-name="Bible_5f_text"><text:span text:style-name="T1095">” </text:span></text:span><text:span text:style-name="Bible_5f_text"><text:span text:style-name="T1095"><text:note text:id="ftn388" text:note-class="footnote"><text:note-citation>363</text:note-citation><text:note-body><text:p text:style-name="Footnote"><text:s/><text:span text:style-name="T1095">Isaías 40:5 </text:span><text:a xlink:type="simple" xlink:href="https://www.biblegateway.com/passage/?search=Isaias+40%3A5&amp;version=RVA" text:style-name="Internet_20_link" text:visited-style-name="Visited_20_Internet_20_Link"><text:span text:style-name="T1095">RVA</text:span></text:a></text:p></text:note-body></text:note></text:span></text:span><text:span text:style-name="T1095">.</text:span></text:p>
      <text:p text:style-name="P477"><text:span text:style-name="T1097">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89" text:note-class="footnote"><text:note-citation>364</text:note-citation><text:note-body><text:p text:style-name="P537"><text:s/><text:span text:style-name="T847">Isaías 9:19 </text:span><text:a xlink:type="simple" xlink:href="https://biblehub.com/text/isaiah/9-19.htm" text:style-name="Internet_20_link" text:visited-style-name="Visited_20_Internet_20_Link"><text:span text:style-name="T847">biblehub</text:span></text:a> <text:span text:style-name="T850">(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90" text:note-class="footnote"><text:note-citation>365</text:note-citation><text:note-body><text:p text:style-name="Footnote"><text:s/><text:span text:style-name="T1098">Isaías 33:14 </text:span><text:a xlink:type="simple" xlink:href="https://www.biblegateway.com/passage/?search=Isaias+33%3A14&amp;version=RVA" text:style-name="Internet_20_link" text:visited-style-name="Visited_20_Internet_20_Link"><text:span text:style-name="T1098">RVA</text:span></text:a></text:p></text:note-body></text:note></text:span></text:span><text:span text:style-name="T588">. </text:span><text:span text:style-name="T590">Un gigantesco valle de fuego. Un GeHenom de fuego.</text:span></text:p>
      <text:p text:style-name="P478"><text:span text:style-name="T1100">Claro esto solo puede suceder si lo que afirma Isaías 26 es cierto, y solo hasta que se cumpla, que: </text:span><text:span text:style-name="Bible_5f_text"><text:span text:style-name="T110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00">” </text:span></text:span><text:span text:style-name="Bible_5f_text"><text:span text:style-name="T1100"><text:note text:id="ftn391" text:note-class="footnote"><text:note-citation>366</text:note-citation><text:note-body><text:p text:style-name="Footnote"><text:s/><text:span text:style-name="T1100">Isaías 26:19 </text:span><text:a xlink:type="simple" xlink:href="https://www.biblegateway.com/passage/?search=Isaias+26%3A19&amp;version=RVA" text:style-name="Internet_20_link" text:visited-style-name="Visited_20_Internet_20_Link"><text:span text:style-name="T1100">RVA</text:span></text:a></text:p></text:note-body></text:note></text:span></text:span><text:span text:style-name="T110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00">“</text:span></text:span><text:bookmark text:name="es-RVA-18584"/><text:span text:style-name="Bible_5f_text">Mirad á mí, y sed salvos, </text:span><text:span text:style-name="Bible_5f_text"><text:span text:style-name="T110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01">TODA</text:span></text:span><text:span text:style-name="Bible_5f_text"> rodilla, jurará </text:span><text:span text:style-name="Bible_5f_text"><text:span text:style-name="T1101">TODA</text:span></text:span><text:span text:style-name="Bible_5f_text"> lengua. Y diráse de mí: Ciertamente en Jehová está la justicia y la fuerza: á él vendrán, y </text:span><text:span text:style-name="Bible_5f_text"><text:span text:style-name="T1101">TODOS</text:span></text:span><text:span text:style-name="Bible_5f_text"> los que contra él se enardecen, serán avergonzados</text:span><text:span text:style-name="Bible_5f_text"><text:span text:style-name="T1100">” </text:span></text:span><text:span text:style-name="Bible_5f_text"><text:span text:style-name="T1100"><text:note text:id="ftn392" text:note-class="footnote"><text:note-citation>367</text:note-citation><text:note-body><text:p text:style-name="Footnote"><text:s/><text:span text:style-name="T1101">Isaías 45:22-24 </text:span><text:a xlink:type="simple" xlink:href="https://www.biblegateway.com/passage/?search=Isaias+45%3A22-24&amp;version=RVA" text:style-name="Internet_20_link" text:visited-style-name="Visited_20_Internet_20_Link"><text:span text:style-name="T1101">RVA</text:span></text:a></text:p></text:note-body></text:note></text:span></text:span><text:span text:style-name="T1100">. O sea TODOS.</text:span></text:p>
      <text:h text:style-name="P664" text:outline-level="8">Jeremías.</text:h>
      <text:p text:style-name="P480"><text:span text:style-name="T1102">En Jeremías 24, Jehová dice que: </text:span><text:span text:style-name="Bible_5f_text"><text:span text:style-name="T1102">“</text:span></text:span><text:span text:style-name="Bible_5f_text">les daré corazón para que me conozcan, que yo soy Jehová: y me serán por pueblo, y yo les seré á ellos por Dios; porque se volverán á mí de todo su corazón” </text:span><text:span text:style-name="Bible_5f_text"><text:note text:id="ftn393" text:note-class="footnote"><text:note-citation>368</text:note-citation><text:note-body><text:p text:style-name="Footnote"><text:s/><text:span text:style-name="T1102">Jeremías 24:7 </text:span><text:a xlink:type="simple" xlink:href="https://www.biblegateway.com/passage/?search=Jeremias+24%3A7&amp;version=RVA" text:style-name="Internet_20_link" text:visited-style-name="Visited_20_Internet_20_Link"><text:span text:style-name="T1102">RVA</text:span></text:a></text:p></text:note-body></text:note></text:span>. <text:span text:style-name="T1102">Y en Jeremías 31 también Jehová dice que: </text:span><text:span text:style-name="Bible_5f_text"><text:span text:style-name="T1102">“</text:span></text:span><text:bookmark text:name="es-RVA-19725"/><text:span text:style-name="Bible_5f_text">Daré mi ley en sus entrañas, y escribiréla en sus corazones; y seré yo á ellos por Dios, y ellos me serán por pueblo</text:span><text:span text:style-name="Bible_5f_text"><text:span text:style-name="T1102">” </text:span></text:span><text:span text:style-name="Bible_5f_text"><text:span text:style-name="T1102"><text:note text:id="ftn394" text:note-class="footnote"><text:note-citation>369</text:note-citation><text:note-body><text:p text:style-name="Footnote"><text:s/><text:span text:style-name="T1102">Jeremías 31:33 </text:span><text:a xlink:type="simple" xlink:href="https://www.biblegateway.com/passage/?search=Jeremias+31%3A33&amp;version=RVA" text:style-name="Internet_20_link" text:visited-style-name="Visited_20_Internet_20_Link"><text:span text:style-name="T1102">RVA</text:span></text:a></text:p></text:note-body></text:note></text:span></text:span><text:span text:style-name="T1102">. Y en Jeremías 32 Jehová dice: </text:span><text:span text:style-name="Bible_5f_text"><text:span text:style-name="T110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02">” </text:span></text:span><text:span text:style-name="Bible_5f_text"><text:span text:style-name="T1102"><text:note text:id="ftn395" text:note-class="footnote"><text:note-citation>370</text:note-citation><text:note-body><text:p text:style-name="Footnote"><text:s/><text:span text:style-name="T1103">Jeremías 32:39-40 </text:span><text:a xlink:type="simple" xlink:href="https://www.biblegateway.com/passage/?search=Jeremias+32%3A39-40&amp;version=RVA" text:style-name="Internet_20_link" text:visited-style-name="Visited_20_Internet_20_Link"><text:span text:style-name="T1103">RVA</text:span></text:a><text:span text:style-name="T1103"> </text:span></text:p></text:note-body></text:note></text:span></text:span><text:span text:style-name="T1102">.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81"><text:span text:style-name="T1104">Después de eso, en Jeremías 33, Jehová promete que: </text:span><text:span text:style-name="Bible_5f_text"><text:span text:style-name="T1104">“</text:span></text:span><text:span text:style-name="Bible_5f_text">Y los limpiaré de </text:span><text:span text:style-name="Bible_5f_text"><text:span text:style-name="T1104">TODA</text:span></text:span><text:span text:style-name="Bible_5f_text"> su maldad con que pecaron contra mí; y perdonaré </text:span><text:span text:style-name="Bible_5f_text"><text:span text:style-name="T1104">TODOS</text:span></text:span><text:span text:style-name="Bible_5f_text"> sus pecados con que contra mí pecaron, y con que contra mí se rebelaron. Y seráme á mí por nombre de gozo, de </text:span><text:soft-page-break/><text:span text:style-name="Bible_5f_text">alabanza y de gloria, entre </text:span><text:span text:style-name="Bible_5f_text"><text:span text:style-name="T1104">TODAS</text:span></text:span><text:span text:style-name="Bible_5f_text"> las gentes de la tierra, que habrán oído </text:span><text:span text:style-name="Bible_5f_text"><text:span text:style-name="T1104">TODO</text:span></text:span><text:span text:style-name="Bible_5f_text"> el bien que yo les hago; y temerán y temblarán de </text:span><text:span text:style-name="Bible_5f_text"><text:span text:style-name="T1104">TODO</text:span></text:span><text:span text:style-name="Bible_5f_text"> el bien y de </text:span><text:span text:style-name="Bible_5f_text"><text:span text:style-name="T1104">TODA</text:span></text:span><text:span text:style-name="Bible_5f_text"> la paz que yo les haré</text:span><text:span text:style-name="Bible_5f_text"><text:span text:style-name="T1104">” </text:span></text:span><text:span text:style-name="Bible_5f_text"><text:span text:style-name="T1104"><text:note text:id="ftn396" text:note-class="footnote"><text:note-citation>371</text:note-citation><text:note-body><text:p text:style-name="Footnote"><text:s/><text:span text:style-name="T1104">Jeremías 33:8-9 </text:span><text:a xlink:type="simple" xlink:href="https://www.biblegateway.com/passage/?search=Jeremias+33%3A8-9&amp;version=RVA" text:style-name="Internet_20_link" text:visited-style-name="Visited_20_Internet_20_Link"><text:span text:style-name="T1104">RVA</text:span></text:a></text:p></text:note-body></text:note></text:span></text:span><text:span text:style-name="T1104">.</text:span></text:p>
      <text:p text:style-name="P482">Primero el mismo nos limpia de TODA la maldad con la cual pecamos y DESPUES nos perdona TODOS los pecados. Y encima de todo nos da tanta paz y nos hace tanto bien que temblaremos de todo el bien y de toda la paz que nos hará.</text:p>
      <text:p text:style-name="P484">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05">incomprensiblemente </text:span>mas grande que la de nosotros y la de un madre tan solo <text:span text:style-name="T1105">una</text:span> veces mas grande que la del bebe. Y el amor de Dios por nosotros también es mucho mas grande que el de la de la madre por su bebe.</text:p>
      <text:p text:style-name="P483">El está en control, Jehová es Dios de todo el cielo y de la tierra.</text:p>
      <text:h text:style-name="P664" text:outline-level="8">Ezequiel.</text:h>
      <text:p text:style-name="P485"><text:span text:style-name="T1106">Jehová dice en Ezequiel 11 que: </text:span><text:span text:style-name="Bible_5f_text"><text:span text:style-name="T110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06">” </text:span></text:span><text:span text:style-name="Bible_5f_text"><text:span text:style-name="T1106"><text:note text:id="ftn397" text:note-class="footnote"><text:note-citation>372</text:note-citation><text:note-body><text:p text:style-name="Footnote"><text:s/><text:span text:style-name="T1106">Ezequiel 11:19-20 </text:span><text:a xlink:type="simple" xlink:href="https://www.biblegateway.com/passage/?search=Ezequiel+11%3A19-20&amp;version=RVA" text:style-name="Internet_20_link" text:visited-style-name="Visited_20_Internet_20_Link"><text:span text:style-name="T1106">RVA</text:span></text:a></text:p></text:note-body></text:note></text:span></text:span><text:span text:style-name="T1106">. Y en Ezequiel 36 dice que: </text:span><text:span text:style-name="Bible_5f_text"><text:span text:style-name="T110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98" text:note-class="footnote"><text:note-citation>373</text:note-citation><text:note-body><text:p text:style-name="Footnote"><text:s/><text:span text:style-name="T1106">Ezequiel 36:26-27 </text:span><text:a xlink:type="simple" xlink:href="https://www.biblegateway.com/passage/?search=Ezequiel+36%3A26-27&amp;version=RVA" text:style-name="Internet_20_link" text:visited-style-name="Visited_20_Internet_20_Link"><text:span text:style-name="T1106">RVA</text:span></text:a></text:p></text:note-body></text:note></text:span>. <text:span text:style-name="T1106">Y en Ezequiel 37 dice que: </text:span><text:span text:style-name="Bible_5f_text"><text:span text:style-name="T1106">“</text:span></text:span><text:bookmark text:name="es-RVA-21412"/><text:span text:style-name="Bible_5f_text">Y pondré mi espíritu en vosotros, y viviréis</text:span><text:span text:style-name="Bible_5f_text"><text:span text:style-name="T1106">” </text:span></text:span><text:span text:style-name="Bible_5f_text"><text:span text:style-name="T1106"><text:note text:id="ftn399" text:note-class="footnote"><text:note-citation>374</text:note-citation><text:note-body><text:p text:style-name="Footnote"><text:s/><text:span text:style-name="T1107">Ezequiel 37:14 </text:span><text:a xlink:type="simple" xlink:href="https://www.biblegateway.com/passage/?search=Ezequiel+37%3A14&amp;version=RVA" text:style-name="Internet_20_link" text:visited-style-name="Visited_20_Internet_20_Link"><text:span text:style-name="T1107">RVA</text:span></text:a></text:p></text:note-body></text:note></text:span></text:span><text:span text:style-name="T1106">. Es Jehová el que da un corazón capaz de andar en sus ordenanzas. El quita el corazón viejo de piedra y nos da uno nuevo de carne. Luego nos pone su espíritu y es Jehová el que HACE que andemos en sus mandamientos y los pongamos por obra.</text:span></text:p>
      <text:p text:style-name="P486"><text:span text:style-name="T1108">También nos habla del mecanismo. En Ezequiel 22 dice que: </text:span><text:span text:style-name="Bible_5f_text"><text:span text:style-name="T1108">“</text:span></text:span><text:bookmark text:name="es-RVA-20997"/><text:span text:style-name="Bible_5f_text">Como quien junta plata y metal y hierro y plomo y estaño en medio del horno, para encender </text:span><text:span text:style-name="Bible_5f_text"><text:span text:style-name="T1108">FUEGO</text:span></text:span><text:span text:style-name="Bible_5f_text"> en él para fundir; así os juntaré en mi furor y en mi ira, y haré reposar, y os fundiré. Yo os juntaré y soplaré sobre vosotros en el </text:span><text:span text:style-name="Bible_5f_text"><text:span text:style-name="T110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108">” </text:span></text:span><text:span text:style-name="Bible_5f_text"><text:span text:style-name="T1108"><text:note text:id="ftn400" text:note-class="footnote"><text:note-citation>375</text:note-citation><text:note-body><text:p text:style-name="Footnote"><text:s/><text:span text:style-name="T1108">Ezequiel 22:20-22 </text:span><text:a xlink:type="simple" xlink:href="https://www.biblegateway.com/passage/?search=Ezequiel+22%3A20-22&amp;version=RVA" text:style-name="Internet_20_link" text:visited-style-name="Visited_20_Internet_20_Link"><text:span text:style-name="T1108">RVA</text:span></text:a></text:p></text:note-body></text:note></text:span></text:span><text:span text:style-name="T1108">. Es con fuego. El mismo del que nos habla Juan el Bautista.</text:span></text:p>
      <text:h text:style-name="P664" text:outline-level="8"><text:soft-page-break/>Daniel.</text:h>
      <text:p text:style-name="P489"><text:span text:style-name="T1109">En la visión de Daniel 7, a un hijo de hombre </text:span><text:span text:style-name="Bible_5f_text"><text:span text:style-name="T1109">“</text:span></text:span><text:bookmark text:name="es-RVR1960-21949"/><text:span text:style-name="Bible_5f_text">le fue dado dominio, gloria y reino, para que </text:span><text:span text:style-name="Bible_5f_text"><text:span text:style-name="T1109">TODOS</text:span></text:span><text:span text:style-name="Bible_5f_text"> los pueblos, naciones y lenguas le sirvieran; su dominio es dominio eterno, que nunca pasará, y su reino uno que no será destruido</text:span><text:span text:style-name="Bible_5f_text"><text:span text:style-name="T1109">” </text:span></text:span><text:span text:style-name="Bible_5f_text"><text:span text:style-name="T1109"><text:note text:id="ftn401" text:note-class="footnote"><text:note-citation>376</text:note-citation><text:note-body><text:p text:style-name="Footnote"><text:s/><text:span text:style-name="T1109">Daniel 7:14 </text:span><text:a xlink:type="simple" xlink:href="https://www.biblegateway.com/passage/?search=Daniel+7%3A14&amp;version=RVR1960" text:style-name="Internet_20_link" text:visited-style-name="Visited_20_Internet_20_Link"><text:span text:style-name="T1109">RVR1960</text:span></text:a></text:p></text:note-body></text:note></text:span></text:span><text:span text:style-name="T1109">. Dice TODOS, pero algunos creen que es una parte, una mayoría, una selección, pero no todos. Algunos creen que ahí no esta Sodoma, o ni siquiera Israel completo, solo parte. Y según esta misma visión al final, </text:span><text:span text:style-name="Bible_5f_text"><text:span text:style-name="T1109">“</text:span></text:span><text:bookmark text:name="es-RVR1960-21962"/><text:span text:style-name="Bible_5f_text">el reino, y el dominio y la majestad de los reinos debajo de </text:span><text:span text:style-name="Bible_5f_text"><text:span text:style-name="T1109">TODO </text:span></text:span><text:span text:style-name="Bible_5f_text">el cielo, sea dado al pueblo de los santos del Altísimo, cuyo reino es reino eterno, y </text:span><text:span text:style-name="Bible_5f_text"><text:span text:style-name="T1109">TODOS</text:span></text:span><text:span text:style-name="Bible_5f_text"> los dominios le servirán y obedecerán” </text:span><text:span text:style-name="Bible_5f_text"><text:note text:id="ftn402" text:note-class="footnote"><text:note-citation>377</text:note-citation><text:note-body><text:p text:style-name="Footnote"><text:s/><text:span text:style-name="T1109">Daniel 7:27 </text:span><text:a xlink:type="simple" xlink:href="https://www.biblegateway.com/passage/?search=Daniel+7%3A27&amp;version=RVR1960" text:style-name="Internet_20_link" text:visited-style-name="Visited_20_Internet_20_Link"><text:span text:style-name="T1109">RVR1960</text:span></text:a></text:p></text:note-body></text:note></text:span>. <text:span text:style-name="T1109">Es TODOS, toditos, todos. </text:span></text:p>
      <text:p text:style-name="P49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87">Es como pensar que un bebe que apenas gatea y que va <text:span text:style-name="T1111">en dirección</text:span> a un incendio y que yo, <text:span text:style-name="T1110">padre amoroso del bebe, </text:span>le aviso y le señalo el incendio, <text:span text:style-name="T1110">le advierto del peligro, </text:span>pero el bebe sigue camino al incendio y no me entiende, o no me quiere entender, o no me presta atención, <text:span text:style-name="T1112">o no me obedece, </text:span>y que entonces yo en mi “gran amor” por mi bebe y mi “gran respeto” por su decisión y por su voluntad, decido dejarlo seguir su camino.</text:p>
      <text:p text:style-name="P488">Claro no es una comparación justa, porque Diós nos permite incluso morir, y después nos resucita <text:span text:style-name="T1113">a TODOS</text:span>. <text:span text:style-name="T1114">Y nos da su Espíritu a TODOS. Claro no a todos al mismo tiempo, unos que eran los primeros serán los últimos y otros que eran los últimos han sido primero. Algunos después de la resurrección física.</text:span></text:p>
      <text:h text:style-name="P665" text:outline-level="8">Los 12.</text:h>
      <text:p text:style-name="P491"><text:span text:style-name="T1116">Dice Oseas 6 que </text:span><text:span text:style-name="Bible_5f_text"><text:span text:style-name="T1116">“</text:span></text:span><text:bookmark text:name="es-RVA-22169"/><text:span text:style-name="Bible_5f_text">V</text:span><text:span text:style-name="Bible_5f_text"><text:span text:style-name="T111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16">” </text:span></text:span><text:span text:style-name="Bible_5f_text"><text:span text:style-name="T1116"><text:note text:id="ftn403" text:note-class="footnote"><text:note-citation>378</text:note-citation><text:note-body><text:p text:style-name="Footnote"><text:s/><text:span text:style-name="T1116">Oseas 6:1-3 </text:span><text:a xlink:type="simple" xlink:href="https://www.biblegateway.com/passage/?search=Oseas+6%3A1-3&amp;version=RVA" text:style-name="Internet_20_link" text:visited-style-name="Visited_20_Internet_20_Link"><text:span text:style-name="T1116">RVA</text:span></text:a></text:p></text:note-body></text:note></text:span></text:span><text:span text:style-name="T1116">. Pero no, algunos piensan que eso es solo para Israel y no para los millones de paganos que terminamos creyendo en el Meshiakh de Israel. Y en Oseas 13 </text:span><text:span text:style-name="Bible_5f_text"><text:span text:style-name="T1116">“</text:span></text:span><text:span text:style-name="Bible_5f_text">De la mano del sepulcro los redimiré, librarélos de la muerte. Oh muerte, yo seré tu muerte; y seré tu destrucción, oh sepulcro</text:span><text:span text:style-name="Bible_5f_text"><text:span text:style-name="T1116">” </text:span></text:span><text:span text:style-name="Bible_5f_text"><text:span text:style-name="T1116"><text:note text:id="ftn404" text:note-class="footnote"><text:note-citation>379</text:note-citation><text:note-body><text:p text:style-name="P545"><text:span text:style-name="T1116"><text:s/>Oseas 13:14 </text:span><text:a xlink:type="simple" xlink:href="https://www.biblegateway.com/passage/?search=Oseas+13%3A14&amp;version=RVA" text:style-name="Internet_20_link" text:visited-style-name="Visited_20_Internet_20_Link"><text:span text:style-name="T1116">RVA</text:span></text:a></text:p></text:note-body></text:note></text:span></text:span><text:span text:style-name="T1116">. Y Pablo explica en 1ra Corintios 15 que este texto se refiere a la resurrección de los muertos y la vida en el Espiritu Santo. Esa que es para TODOS. Tal como lo explica el mismo YHWH en Joel 2: </text:span><text:span text:style-name="Bible_5f_text"><text:span text:style-name="T1116">“</text:span></text:span><text:bookmark text:name="es-RVA-22340"/><text:span text:style-name="Bible_5f_text">derramaré mi Espíritu sobre </text:span><text:span text:style-name="Bible_5f_text"><text:span text:style-name="T1117">TODA</text:span></text:span><text:span text:style-name="Bible_5f_text"> </text:span><text:span text:style-name="Bible_5f_text"><text:span text:style-name="T1126">CARNE” </text:span></text:span><text:span text:style-name="Bible_5f_text"><text:span text:style-name="T1126"><text:note text:id="ftn405" text:note-class="footnote"><text:note-citation>380</text:note-citation><text:note-body><text:p text:style-name="Footnote"><text:s/><text:span text:style-name="T1117">Joel 2:28-29 </text:span><text:a xlink:type="simple" xlink:href="https://www.biblegateway.com/passage/?search=Joel+2%3A28-29&amp;version=RVA" text:style-name="Internet_20_link" text:visited-style-name="Visited_20_Internet_20_Link"><text:span text:style-name="T1117">RVA</text:span></text:a></text:p></text:note-body></text:note></text:span></text:span><text:span text:style-name="T1116">. TODA CARNE. </text:span></text:p>
      <text:p text:style-name="P492"><text:soft-page-break/><text:span text:style-name="T1116">Y en Abdias el mismo Yavé dice </text:span><text:span text:style-name="Bible_5f_text"><text:span text:style-name="T1116">“</text:span></text:span><text:bookmark text:name="es-RVA-22526"/><text:span text:style-name="Bible_5f_text">cercano está el día de Jehová sobre </text:span><text:span text:style-name="Bible_5f_text"><text:span text:style-name="T1118">TODAS</text:span></text:span><text:span text:style-name="Bible_5f_text"> las gente</text:span><text:span text:style-name="Bible_5f_text"><text:span text:style-name="T1118">s” </text:span></text:span><text:span text:style-name="Bible_5f_text"><text:span text:style-name="T1118"><text:note text:id="ftn406" text:note-class="footnote"><text:note-citation>381</text:note-citation><text:note-body><text:p text:style-name="Footnote"><text:s/><text:span text:style-name="T1118">Abdias 1:15 </text:span><text:a xlink:type="simple" xlink:href="https://www.biblegateway.com/passage/?search=Abdias+1%3A15&amp;version=RVA" text:style-name="Internet_20_link" text:visited-style-name="Visited_20_Internet_20_Link"><text:span text:style-name="T1118">RVA</text:span></text:a></text:p></text:note-body></text:note></text:span></text:span><text:span text:style-name="T1118">. Nadie se escapa, nos lo explica tambien Jehová en Amos 9 </text:span><text:span text:style-name="Bible_5f_text"><text:span text:style-name="T111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18">” </text:span></text:span><text:span text:style-name="Bible_5f_text"><text:span text:style-name="T1118"><text:note text:id="ftn407" text:note-class="footnote"><text:note-citation>382</text:note-citation><text:note-body><text:p text:style-name="Footnote"><text:s/><text:span text:style-name="T1118">Amós 9:2-3 </text:span><text:a xlink:type="simple" xlink:href="https://www.biblegateway.com/passage/?search=Amos+9%3A2-3&amp;version=RVA-2015" text:style-name="Internet_20_link" text:visited-style-name="Visited_20_Internet_20_Link"><text:span text:style-name="T1118">RVA-2015</text:span></text:a></text:p></text:note-body></text:note></text:span></text:span><text:span text:style-name="T1118">. Y nos dice que cuando edifique el tabernáculo caído de David lo hace </text:span><text:span text:style-name="Bible_5f_text"><text:span text:style-name="T1118">“</text:span></text:span><text:bookmark text:name="es-RVR1960-22509"/><text:span text:style-name="Bible_5f_text">para que aquellos sobre los cuales es invocado mi nombre posean el resto de Edom, y a </text:span><text:span text:style-name="Bible_5f_text"><text:span text:style-name="T1118">TODAS</text:span></text:span><text:span text:style-name="Bible_5f_text"> las naciones” </text:span><text:span text:style-name="Bible_5f_text"><text:note text:id="ftn408" text:note-class="footnote"><text:note-citation>383</text:note-citation><text:note-body><text:p text:style-name="Footnote"><text:s/><text:span text:style-name="T1118">Amos 9:12 </text:span><text:a xlink:type="simple" xlink:href="https://www.biblegateway.com/passage/?search=Amos+9%3A12&amp;version=RVR1960" text:style-name="Internet_20_link" text:visited-style-name="Visited_20_Internet_20_Link"><text:span text:style-name="T1118">RVR1960</text:span></text:a></text:p></text:note-body></text:note></text:span>. <text:span text:style-name="T1118">En Miqueas también dice que </text:span><text:span text:style-name="Bible_5f_text"><text:span text:style-name="T1118">“</text:span></text:span><text:span text:style-name="Bible_5f_text">Oíd, pueblos </text:span><text:span text:style-name="Bible_5f_text"><text:span text:style-name="T111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19">FUEGO</text:span></text:span><text:span text:style-name="Bible_5f_text">, como las aguas que corren por un precipicio</text:span><text:span text:style-name="Bible_5f_text"><text:span text:style-name="T1118">” </text:span></text:span><text:span text:style-name="Bible_5f_text"><text:span text:style-name="T1118"><text:note text:id="ftn409" text:note-class="footnote"><text:note-citation>384</text:note-citation><text:note-body><text:p text:style-name="Footnote"><text:s/><text:span text:style-name="T1119">Miqueas 1:2-4 </text:span><text:a xlink:type="simple" xlink:href="https://www.biblegateway.com/passage/?search=Miqueas+1%3A2-4&amp;version=RVR1960" text:style-name="Internet_20_link" text:visited-style-name="Visited_20_Internet_20_Link"><text:span text:style-name="T1119">RVR1960</text:span></text:a></text:p></text:note-body></text:note></text:span></text:span><text:span text:style-name="T1118">. El fuego es para TODOS. En Nahum 1 se afirma </text:span><text:span text:style-name="Bible_5f_text"><text:span text:style-name="T1118">“</text:span></text:span><text:bookmark text:name="es-RVR1960-22691"/><text:span text:style-name="Bible_5f_text">Los montes tiemblan delante de él, y los collados se derriten; la tierra se conmueve a su presencia, y el mundo, y </text:span><text:span text:style-name="Bible_5f_text"><text:span text:style-name="T1120">TODOS</text:span></text:span><text:span text:style-name="Bible_5f_text"> los que en él habitan. ¿Quién permanecerá delante de su ira? ¿y quién quedará en pie en el ardor de su enojo? Su ira se derrama como </text:span><text:span text:style-name="Bible_5f_text"><text:span text:style-name="T1120">FUEGO</text:span></text:span><text:span text:style-name="Bible_5f_text">, y por él se hienden las peñas” </text:span><text:span text:style-name="Bible_5f_text"><text:note text:id="ftn410" text:note-class="footnote"><text:note-citation>385</text:note-citation><text:note-body><text:p text:style-name="Footnote"><text:s/><text:span text:style-name="T1120">Nahum 1:5-6 </text:span><text:a xlink:type="simple" xlink:href="https://www.biblegateway.com/passage/?search=Nahum+1%3A5-6&amp;version=RVR1960" text:style-name="Internet_20_link" text:visited-style-name="Visited_20_Internet_20_Link"><text:span text:style-name="T1120">RVR1960</text:span></text:a></text:p></text:note-body></text:note></text:span>. <text:span text:style-name="T1120">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93"><text:span text:style-name="T1121">En Sofonias 1, Jehova nos dice que </text:span><text:span text:style-name="Bible_5f_text"><text:span text:style-name="T1121">“</text:span></text:span><text:bookmark text:name="es-RVR1960-22791"/><text:span text:style-name="Bible_5f_text">Destruiré por completo </text:span><text:span text:style-name="Bible_5f_text"><text:span text:style-name="T112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11" text:note-class="footnote"><text:note-citation>386</text:note-citation><text:note-body><text:p text:style-name="Footnote"><text:s/><text:span text:style-name="T1121">Sofonias 1:2-3 </text:span><text:a xlink:type="simple" xlink:href="https://www.biblegateway.com/passage/?search=Sofonias+1%3A2-3&amp;version=RVR1960" text:style-name="Internet_20_link" text:visited-style-name="Visited_20_Internet_20_Link"><text:span text:style-name="T1121">RVR1960</text:span></text:a></text:p></text:note-body></text:note></text:span>. <text:span text:style-name="T1121">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21">“</text:span></text:span><text:bookmark text:name="es-RVR1960-22831"/><text:span text:style-name="Bible_5f_text">devolveré yo a los pueblos pureza de labios, para que </text:span><text:span text:style-name="Bible_5f_text"><text:span text:style-name="T1122">TODOS</text:span></text:span><text:span text:style-name="Bible_5f_text"> invoquen el nombre de Jehová, para que le sirvan de común consentimiento</text:span><text:span text:style-name="Bible_5f_text"><text:span text:style-name="T1121">” </text:span></text:span><text:span text:style-name="Bible_5f_text"><text:span text:style-name="T1121"><text:note text:id="ftn412" text:note-class="footnote"><text:note-citation>387</text:note-citation><text:note-body><text:p text:style-name="Footnote"><text:s/><text:span text:style-name="T1122">Sofonias 3:9 </text:span><text:a xlink:type="simple" xlink:href="https://www.biblegateway.com/passage/?search=Sofonias+3%3A9&amp;version=RVR1960" text:style-name="Internet_20_link" text:visited-style-name="Visited_20_Internet_20_Link"><text:span text:style-name="T1122">RVR1960</text:span></text:a></text:p></text:note-body></text:note></text:span></text:span><text:span text:style-name="T1121">. De común acuerdo. Por su propio bien. ¿Quien hace el asuntico? Jehová devuelve la pureza de labios. ¿Para qué la devuelve? Para que invoquen el nombre de Jehová. ¿Quienes? TODOS.</text:span></text:p>
      <text:p text:style-name="P494"><text:span text:style-name="T1123">A la biblia le gusta repetir. Para que las cosas queden claritas. En Hageo 2 nos dice que: </text:span><text:span text:style-name="Bible_5f_text"><text:span text:style-name="T112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23">TODAS</text:span></text:span><text:span text:style-name="Bible_5f_text"> las naciones, y vendrá el Deseado de </text:span><text:span text:style-name="Bible_5f_text"><text:span text:style-name="T112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text:span><text:soft-page-break/><text:span text:style-name="Bible_5f_text">de esta casa será mayor que la primera, ha dicho Jehová de los ejércitos; y daré paz en este lugar, dice Jehová de los ejércitos” </text:span><text:span text:style-name="Bible_5f_text"><text:note text:id="ftn413" text:note-class="footnote"><text:note-citation>388</text:note-citation><text:note-body><text:p text:style-name="Footnote"><text:s/><text:span text:style-name="T1123">Hageo 2:6-9 </text:span><text:a xlink:type="simple" xlink:href="https://www.biblegateway.com/passage/?search=Hageo+2%3A6-9&amp;version=RVR1960" text:style-name="Internet_20_link" text:visited-style-name="Visited_20_Internet_20_Link"><text:span text:style-name="T1123">RVR1960</text:span></text:a></text:p></text:note-body></text:note></text:span>. <text:span text:style-name="T1123">¿Cuantas? TODAS. ¿Y dará que? Paz. Pero no. No puede ser. Debe haber algún error. ¿Al fin qué? ¿Le creemos a las escrituras o no?</text:span></text:p>
      <text:p text:style-name="P495"><text:span text:style-name="T1124">En Zacarías 9, hablando de un Rey justo y salvador que viene humilde cabalgando sobre un asno, blanco es gallina lo pone, nos dice que: </text:span><text:span text:style-name="Bible_5f_text"><text:span text:style-name="T1124">“</text:span></text:span><text:bookmark text:name="es-RVR1960-23011"/><text:span text:style-name="Bible_5f_text">su señorío será de mar a mar, y desde el río hasta los fines de la tierra</text:span><text:span text:style-name="Bible_5f_text"><text:span text:style-name="T1124">” </text:span></text:span><text:span text:style-name="Bible_5f_text"><text:span text:style-name="T1124"><text:note text:id="ftn414" text:note-class="footnote"><text:note-citation>389</text:note-citation><text:note-body><text:p text:style-name="Footnote"><text:s/><text:span text:style-name="T1124">Zacarías 9:10 </text:span><text:a xlink:type="simple" xlink:href="https://www.biblegateway.com/passage/?search=Zacarías+9%3A10&amp;version=RVR1960" text:style-name="Internet_20_link" text:visited-style-name="Visited_20_Internet_20_Link"><text:span text:style-name="T1124">RVR1960</text:span></text:a></text:p></text:note-body></text:note></text:span></text:span><text:span text:style-name="T1124">. Y no, no dice TODOS, pero dice hasta los FINES.</text:span></text:p>
      <text:p text:style-name="P496"><text:span text:style-name="T1125">Y en Malaquías, hablando también de su Meshiakh, nos dice que: </text:span><text:span text:style-name="Bible_5f_text"><text:span text:style-name="T1125">“</text:span></text:span><text:span text:style-name="Bible_5f_text">¿Y quién podrá soportar el tiempo de su venida? ¿o quién podrá estar en pie cuando él se manifieste? Porque él es como </text:span><text:span text:style-name="Bible_5f_text"><text:span text:style-name="T1125">FUEGO</text:span></text:span><text:span text:style-name="Bible_5f_text"> purificador, y como jabón de lavadores</text:span><text:span text:style-name="Bible_5f_text"><text:span text:style-name="T1125">” </text:span></text:span><text:span text:style-name="Bible_5f_text"><text:span text:style-name="T1125"><text:note text:id="ftn415" text:note-class="footnote"><text:note-citation>390</text:note-citation><text:note-body><text:p text:style-name="Footnote"><text:s/><text:span text:style-name="T1125">Malaquías 3:2 </text:span><text:a xlink:type="simple" xlink:href="https://www.biblegateway.com/passage/?search=Malaquías+3%3A2&amp;version=RVR1960" text:style-name="Internet_20_link" text:visited-style-name="Visited_20_Internet_20_Link"><text:span text:style-name="T1125">RVR1960</text:span></text:a></text:p></text:note-body></text:note></text:span></text:span><text:span text:style-name="T1125">. Y reafirma en Malaquías 4 que: </text:span><text:span text:style-name="Bible_5f_text"><text:span text:style-name="T1125">“</text:span></text:span><text:span text:style-name="Bible_5f_text">Porque he aquí, viene el día ardiente como un horno, y </text:span><text:span text:style-name="Bible_5f_text"><text:span text:style-name="T1125">TODOS</text:span></text:span><text:span text:style-name="Bible_5f_text"> los soberbios y </text:span><text:span text:style-name="Bible_5f_text"><text:span text:style-name="T1125">TODOS</text:span></text:span><text:span text:style-name="Bible_5f_text"> los que hacen maldad serán estopa; aquel día que vendrá los abrasará, ha dicho Jehová de los ejércitos, y no les dejará ni raíz ni rama</text:span><text:span text:style-name="Bible_5f_text"><text:span text:style-name="T1125">” </text:span></text:span><text:span text:style-name="Bible_5f_text"><text:span text:style-name="T1125"><text:note text:id="ftn416" text:note-class="footnote"><text:note-citation>391</text:note-citation><text:note-body><text:p text:style-name="Footnote"><text:s/><text:span text:style-name="T1125">Malaquías 4:1 </text:span><text:a xlink:type="simple" xlink:href="https://www.biblegateway.com/passage/?search=Malaquías+4%3A1&amp;version=RVR1960" text:style-name="Internet_20_link" text:visited-style-name="Visited_20_Internet_20_Link"><text:span text:style-name="T1125">RVR1960</text:span></text:a></text:p></text:note-body></text:note></text:span></text:span><text:span text:style-name="T1125">.</text:span></text:p>
      <text:h text:style-name="P664" text:outline-level="8">Jesucristo.</text:h>
      <text:p text:style-name="P499"><text:span text:style-name="T1128">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28"><text:note text:id="ftn417" text:note-class="footnote"><text:note-citation>392</text:note-citation><text:note-body><text:p text:style-name="Footnote"><text:s/><text:span text:style-name="T1134">Mateo 5 </text:span><text:a xlink:type="simple" xlink:href="https://www.biblegateway.com/passage/?search=Mateo+5&amp;version=RVA-2015" text:style-name="Internet_20_link" text:visited-style-name="Visited_20_Internet_20_Link"><text:span text:style-name="T1134">RVA-2015</text:span></text:a></text:p></text:note-body></text:note></text:span><text:span text:style-name="T1128">, de hacer bien al que los aborrece, de bendecir al que los maldice, de orar por el que los maltrate, de no pedirle al que tome lo suyo, de dar prestado sin esperar provecho </text:span><text:span text:style-name="T1128"><text:note text:id="ftn418" text:note-class="footnote"><text:note-citation>393</text:note-citation><text:note-body><text:p text:style-name="Footnote"><text:s/><text:span text:style-name="T1134">Lucas 6 </text:span><text:a xlink:type="simple" xlink:href="https://www.biblegateway.com/passage/?search=Lucas+6&amp;version=RVA-2015" text:style-name="Internet_20_link" text:visited-style-name="Visited_20_Internet_20_Link"><text:span text:style-name="T1134">RVA-2015</text:span></text:a></text:p></text:note-body></text:note></text:span><text:span text:style-name="T1128">. Y explica que </text:span><text:span text:style-name="Bible_5f_text"><text:span text:style-name="T1128">“</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29">” </text:span></text:span><text:span text:style-name="Bible_5f_text"><text:span text:style-name="T1129"><text:note text:id="ftn419" text:note-class="footnote"><text:note-citation>394</text:note-citation><text:note-body><text:p text:style-name="Footnote"><text:s/><text:span text:style-name="T1130">Mateo 5:45-47 </text:span><text:a xlink:type="simple" xlink:href="https://www.biblegateway.com/passage/?search=Mateo+5%3A45-48&amp;version=RVA-2015" text:style-name="Internet_20_link" text:visited-style-name="Visited_20_Internet_20_Link"><text:span text:style-name="T1130">RVA-2015</text:span></text:a></text:p></text:note-body></text:note></text:span></text:span><text:span text:style-name="T1129">.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00"><text:span text:style-name="T1131">Jesucristo en Lucas 15 nos pregunta </text:span><text:span text:style-name="Bible_5f_text"><text:span text:style-name="T1131">“</text:span></text:span><text:span text:style-name="Bible_5f_text">¿Qué hombre de vosotros, teniendo cien ovejas, si pierde una de ellas, no deja las noventa y nueve en el desierto, y va tras la que se perdió, hasta encontrarla?</text:span><text:span text:style-name="Bible_5f_text"><text:span text:style-name="T1131">” </text:span></text:span><text:span text:style-name="Bible_5f_text"><text:span text:style-name="T1131"><text:note text:id="ftn420" text:note-class="footnote"><text:note-citation>395</text:note-citation><text:note-body><text:p text:style-name="Footnote"><text:s/><text:span text:style-name="T1131">Lucas 15:4 </text:span><text:a xlink:type="simple" xlink:href="https://www.biblegateway.com/passage/?search=Lucas+15%3A4&amp;version=RVR1960" text:style-name="Internet_20_link" text:visited-style-name="Visited_20_Internet_20_Link"><text:span text:style-name="T1131">RVR1960</text:span></text:a></text:p></text:note-body></text:note></text:span></text:span><text:span text:style-name="T1131">. Jesucristo, en Juan 10, nos afirma que </text:span><text:span text:style-name="Bible_5f_text"><text:span text:style-name="T1131">“</text:span></text:span><text:bookmark text:name="es-RVR1960-26494"/><text:span text:style-name="Bible_5f_text">Yo soy el buen pastor; el buen pastor su vida da por las ovejas</text:span><text:span text:style-name="Bible_5f_text"><text:span text:style-name="T1131">” </text:span></text:span><text:span text:style-name="Bible_5f_text"><text:span text:style-name="T1131"><text:note text:id="ftn421" text:note-class="footnote"><text:note-citation>396</text:note-citation><text:note-body><text:p text:style-name="Footnote"><text:s/><text:span text:style-name="T1131">Juan 10:11 </text:span><text:a xlink:type="simple" xlink:href="https://www.biblegateway.com/passage/?search=Juan+10%3A11&amp;version=RVR1960" text:style-name="Internet_20_link" text:visited-style-name="Visited_20_Internet_20_Link"><text:span text:style-name="T1131">RVR1960</text:span></text:a></text:p></text:note-body></text:note></text:span></text:span><text:span text:style-name="T1131">. El nos afirma que el haría justamente eso: </text:span><text:soft-page-break/><text:span text:style-name="T1131">buscar la oveja perdida, esa perdida en la PERDICIÓN, hasta que la encuentra. Ojo HASTA que la encuentra.</text:span></text:p>
      <text:p text:style-name="P501"><text:span text:style-name="T1131">Es por eso que también afirma, en Juan 12, que: </text:span><text:span text:style-name="Bible_5f_text"><text:span text:style-name="T1131">“</text:span></text:span><text:span text:style-name="Bible_5f_text">Y yo, cuando sea levantado de la tierra, atraeré a </text:span><text:span text:style-name="Bible_5f_text"><text:span text:style-name="T1133">TODOS</text:span></text:span><text:span text:style-name="Bible_5f_text"> a mí mismo</text:span><text:span text:style-name="Bible_5f_text"><text:span text:style-name="T1132">” </text:span></text:span><text:span text:style-name="Bible_5f_text"><text:span text:style-name="T1132"><text:note text:id="ftn422" text:note-class="footnote"><text:note-citation>397</text:note-citation><text:note-body><text:p text:style-name="Footnote"><text:s/><text:span text:style-name="T1133">Juan 12:32 </text:span><text:a xlink:type="simple" xlink:href="https://www.biblegateway.com/passage/?search=Juan+12%3A32&amp;version=RVA-2015" text:style-name="Internet_20_link" text:visited-style-name="Visited_20_Internet_20_Link"><text:span text:style-name="T1133">RVA-2015</text:span></text:a></text:p></text:note-body></text:note></text:span></text:span><text:span text:style-name="T1132">. </text:span></text:p>
      <text:p text:style-name="P502"><text:span text:style-name="T1142">Jesucristo afirma en Mateo 11 que: </text:span><text:span text:style-name="Bible_5f_text"><text:span text:style-name="T1135">“TODAS</text:span></text:span><text:span text:style-name="Bible_5f_text"> las cosas me han sido entregadas por mi Padre</text:span><text:span text:style-name="Bible_5f_text"><text:span text:style-name="T1135">” </text:span></text:span><text:span text:style-name="Bible_5f_text"><text:span text:style-name="T1135"><text:note text:id="ftn423" text:note-class="footnote"><text:note-citation>398</text:note-citation><text:note-body><text:p text:style-name="Footnote"><text:s/><text:span text:style-name="T1135">Mateo 11:24 </text:span><text:a xlink:type="simple" xlink:href="https://www.biblegateway.com/passage/?search=Mateo+11%3A27&amp;version=RVA-2015" text:style-name="Internet_20_link" text:visited-style-name="Visited_20_Internet_20_Link"><text:span text:style-name="T1135">RVA-2015</text:span></text:a></text:p></text:note-body></text:note></text:span></text:span><text:span text:style-name="T1135">. Y en Juan 6, Jesucristo afirma que: </text:span><text:span text:style-name="Bible_5f_text"><text:span text:style-name="T992">“TODO</text:span></text:span><text:span text:style-name="Bible_5f_text"> lo que el Padre me da vendrá a mí; y al que a mí viene </text:span><text:span text:style-name="Bible_5f_text"><text:span text:style-name="T99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92">NO</text:span></text:span><text:span text:style-name="Bible_5f_text"> pierda </text:span><text:span text:style-name="Bible_5f_text"><text:span text:style-name="T992">NADA</text:span></text:span><text:span text:style-name="Bible_5f_text"> de </text:span><text:span text:style-name="Bible_5f_text"><text:span text:style-name="T992">TODO</text:span></text:span><text:span text:style-name="Bible_5f_text"> lo que me ha dado</text:span><text:span text:style-name="Bible_5f_text"><text:span text:style-name="T992">” </text:span></text:span><text:span text:style-name="Bible_5f_text"><text:span text:style-name="T992"><text:note text:id="ftn424"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992">RVA-2015</text:span></text:a></text:p></text:note-body></text:note></text:span></text:span><text:span text:style-name="T992">.</text:span></text:p>
      <text:p text:style-name="P503">TODO le fue entregado y la voluntad del que lo envió es que no pierda NADA de TODO lo que le fue entregado. Y TODO lo que el Padre le da, irá a el y JAMAS lo echará <text:span text:style-name="T1138">fuera</text:span>. </text:p>
      <text:p text:style-name="P503">Pero no, hay algunos que dicen cree<text:span text:style-name="T1139">r,</text:span> y amar al Padre celestial, y haberlo escogido, y elegido, y confiado, <text:span text:style-name="T1136">por cuenta propia, </text:span>pero eso de que “TODOS”, <text:span text:style-name="T1136">eso si que no, </text:span>eso si no puede ser. Porque <text:span text:style-name="T1141">creen que</text:span> la voluntad de la <text:span text:style-name="T1140">OLLA</text:span> de barro le va a ganar a la <text:span text:style-name="T1137">voluntad </text:span>del <text:span text:style-name="T1140">ALFARERO ! </text:span></text:p>
      <text:p text:style-name="P504">Afortunadamente YHWH no es un Dios de confusión.</text:p>
      <text:h text:style-name="P664" text:outline-level="8">Pablo.</text:h>
      <text:p text:style-name="P505"><text:span text:style-name="T1143">1ra Timoteo 2 dice que Dios quiere </text:span><text:span text:style-name="Bible_5f_text"><text:span text:style-name="T1143">“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143">TODOS</text:span></text:span><text:span text:style-name="Bible_5f_text">, para testimonio en sus tiempos</text:span><text:span text:style-name="Bible_5f_text"><text:span text:style-name="T1143">” </text:span></text:span><text:span text:style-name="Bible_5f_text"><text:span text:style-name="T1143"><text:note text:id="ftn425" text:note-class="footnote"><text:note-citation>400</text:note-citation><text:note-body><text:p text:style-name="Footnote"><text:s/><text:span text:style-name="T1143">1 Timoteo 2:4-6 </text:span><text:a xlink:type="simple" xlink:href="https://www.biblegateway.com/passage/?search=1+Timoteo+2%3A4-6&amp;version=RVA" text:style-name="Internet_20_link" text:visited-style-name="Visited_20_Internet_20_Link"><text:span text:style-name="T1143">RVA</text:span></text:a></text:p></text:note-body></text:note></text:span></text:span><text:span text:style-name="T1143">.</text:span></text:p>
      <text:p text:style-name="P505"><text:span text:style-name="T1143">1ra de Corintios 15 dice que </text:span><text:span text:style-name="Bible_5f_text"><text:span text:style-name="T1143">“</text:span></text:span><text:span text:style-name="Bible_5f_text">así como en Adam </text:span><text:span text:style-name="Bible_5f_text"><text:span text:style-name="T1143">TODOS</text:span></text:span><text:span text:style-name="Bible_5f_text"> mueren, así también en Cristo </text:span><text:span text:style-name="Bible_5f_text"><text:span text:style-name="T1143">TODOS</text:span></text:span><text:span text:style-name="Bible_5f_text"> serán vivificados</text:span><text:span text:style-name="Bible_5f_text"><text:span text:style-name="T1143">” </text:span></text:span><text:span text:style-name="Bible_5f_text"><text:span text:style-name="T1143"><text:note text:id="ftn426" text:note-class="footnote"><text:note-citation>401</text:note-citation><text:note-body><text:p text:style-name="Footnote"><text:s/><text:span text:style-name="T1143">1 Corintios 15:22 </text:span><text:a xlink:type="simple" xlink:href="https://www.biblegateway.com/passage/?search=1+Corintios+15%3A22&amp;version=RVA" text:style-name="Internet_20_link" text:visited-style-name="Visited_20_Internet_20_Link"><text:span text:style-name="T1143">RVA</text:span></text:a></text:p></text:note-body></text:note></text:span></text:span><text:span text:style-name="T1143">. </text:span></text:p>
      <text:p text:style-name="P505"><text:span text:style-name="T1143">Romanos 11 dice </text:span><text:span text:style-name="Bible_5f_text"><text:span text:style-name="T1143">“p</text:span></text:span><text:span text:style-name="Bible_5f_text">orque Dios encerró á </text:span><text:span text:style-name="Bible_5f_text"><text:span text:style-name="T1143">TODOS</text:span></text:span><text:span text:style-name="Bible_5f_text"> en incredulidad, para tener misericordia de </text:span><text:span text:style-name="Bible_5f_text"><text:span text:style-name="T1143">TODOS” </text:span></text:span><text:span text:style-name="Bible_5f_text"><text:span text:style-name="T1143"><text:note text:id="ftn427" text:note-class="footnote"><text:note-citation>402</text:note-citation><text:note-body><text:p text:style-name="Footnote"><text:s/><text:span text:style-name="T1143">Romanos 11:32 </text:span><text:a xlink:type="simple" xlink:href="https://www.biblegateway.com/passage/?search=Romanos+11%3A32&amp;version=RVA" text:style-name="Internet_20_link" text:visited-style-name="Visited_20_Internet_20_Link"><text:span text:style-name="T1143">RVA</text:span></text:a></text:p></text:note-body></text:note></text:span></text:span><text:span text:style-name="T1143">. Y añade </text:span><text:span text:style-name="Bible_5f_text"><text:span text:style-name="T1143">“p</text:span></text:span><text:span text:style-name="Bible_5f_text">orque de él, y por él, y en él, son </text:span><text:span text:style-name="Bible_5f_text"><text:span text:style-name="T1143">TODAS</text:span></text:span><text:span text:style-name="Bible_5f_text"> las cosas</text:span><text:span text:style-name="Bible_5f_text"><text:span text:style-name="T1143">” </text:span></text:span><text:span text:style-name="Bible_5f_text"><text:span text:style-name="T1143"><text:note text:id="ftn428" text:note-class="footnote"><text:note-citation>403</text:note-citation><text:note-body><text:p text:style-name="Footnote"><text:s/><text:span text:style-name="T1143">Romanos 11:36 </text:span><text:a xlink:type="simple" xlink:href="https://www.biblegateway.com/passage/?search=Romanos+11%3A36&amp;version=RVA" text:style-name="Internet_20_link" text:visited-style-name="Visited_20_Internet_20_Link"><text:span text:style-name="T1143">RVA</text:span></text:a></text:p></text:note-body></text:note></text:span></text:span><text:span text:style-name="T1143">.</text:span></text:p>
      <text:p text:style-name="P506"><text:span text:style-name="T1143">Efesios 1 dice </text:span><text:span text:style-name="Bible_5f_text"><text:span text:style-name="T1143">“</text:span></text:span><text:bookmark text:name="es-RVA-2015-29184"/><text:span text:style-name="Bible_5f_text">a manera de plan para el cumplimiento de los tiempos: que en Cristo sean reunidas bajo una cabeza </text:span><text:span text:style-name="Bible_5f_text"><text:span text:style-name="T1145">TODAS</text:span></text:span><text:span text:style-name="Bible_5f_text"> las cosas, tanto las que están en los cielos como las que están en la tierra</text:span><text:span text:style-name="Bible_5f_text"><text:span text:style-name="T1143">” </text:span></text:span><text:span text:style-name="Bible_5f_text"><text:span text:style-name="T1143"><text:note text:id="ftn429" text:note-class="footnote"><text:note-citation>404</text:note-citation><text:note-body><text:p text:style-name="Footnote"><text:s/><text:span text:style-name="T1144">Efesios 1:10 </text:span><text:a xlink:type="simple" xlink:href="https://www.biblegateway.com/passage/?search=Efesios+1%3A10&amp;version=RVA-2015" text:style-name="Internet_20_link" text:visited-style-name="Visited_20_Internet_20_Link"><text:span text:style-name="T1144">RVA-2015</text:span></text:a></text:p></text:note-body></text:note></text:span></text:span><text:span text:style-name="T1143">. Y añade </text:span><text:span text:style-name="Bible_5f_text"><text:span text:style-name="T1143">“TODAS</text:span></text:span><text:span text:style-name="Bible_5f_text"> las cosas las sometió Dios bajo sus pies y lo puso a él por cabeza sobre </text:span><text:span text:style-name="Bible_5f_text"><text:span text:style-name="T1144">TODAS</text:span></text:span><text:span text:style-name="Bible_5f_text"> las cosas</text:span><text:span text:style-name="Bible_5f_text"><text:span text:style-name="T1143">” </text:span></text:span><text:span text:style-name="Bible_5f_text"><text:span text:style-name="T1143"><text:note text:id="ftn430" text:note-class="footnote"><text:note-citation>405</text:note-citation><text:note-body><text:p text:style-name="Footnote"><text:s/><text:span text:style-name="T1144">Efesios 1:22 </text:span><text:a xlink:type="simple" xlink:href="https://www.biblegateway.com/passage/?search=Efesios+1%3A22&amp;version=RVA-2015" text:style-name="Internet_20_link" text:visited-style-name="Visited_20_Internet_20_Link"><text:span text:style-name="T1144">RVA-2015</text:span></text:a></text:p></text:note-body></text:note></text:span></text:span><text:span text:style-name="T1143">.</text:span></text:p>
      <text:p text:style-name="P506"><text:span text:style-name="T1144">Tito 2 dice </text:span><text:span text:style-name="Bible_5f_text"><text:span text:style-name="T1144">“p</text:span></text:span><text:span text:style-name="Bible_5f_text">orque la gracia de Dios que trae salvación á </text:span><text:span text:style-name="Bible_5f_text"><text:span text:style-name="T1144">TODOS</text:span></text:span><text:span text:style-name="Bible_5f_text"> los hombres</text:span><text:span text:style-name="Bible_5f_text"><text:span text:style-name="T1144">” </text:span></text:span><text:span text:style-name="Bible_5f_text"><text:span text:style-name="T1144"><text:note text:id="ftn431" text:note-class="footnote"><text:note-citation>406</text:note-citation><text:note-body><text:p text:style-name="Footnote"><text:s/><text:span text:style-name="T1144">Tito 2:11 </text:span><text:a xlink:type="simple" xlink:href="https://www.biblegateway.com/passage/?search=Tito+2%3A11&amp;version=RVA" text:style-name="Internet_20_link" text:visited-style-name="Visited_20_Internet_20_Link"><text:span text:style-name="T1144">RVA</text:span></text:a></text:p></text:note-body></text:note></text:span></text:span><text:span text:style-name="T1144">.</text:span></text:p>
      <text:p text:style-name="P506"><text:soft-page-break/><text:span text:style-name="T1144">1 Timoteo 4 dice </text:span><text:span text:style-name="Bible_5f_text"><text:span text:style-name="T1144">“</text:span></text:span><text:bookmark text:name="es-RVA-2015-297251"/><text:span text:style-name="Bible_5f_text">pues esperamos en el Dios viviente, quien es el Salvador de </text:span><text:span text:style-name="Bible_5f_text"><text:span text:style-name="T1144">TODOS</text:span></text:span><text:span text:style-name="Bible_5f_text"> los hombres, </text:span><text:span text:style-name="Bible_5f_text"><text:span text:style-name="T1145">ESPECIALMENTE</text:span></text:span><text:span text:style-name="Bible_5f_text"> de los que creen</text:span><text:span text:style-name="Bible_5f_text"><text:span text:style-name="T1144">” </text:span></text:span><text:span text:style-name="Bible_5f_text"><text:span text:style-name="T1144"><text:note text:id="ftn432" text:note-class="footnote"><text:note-citation>407</text:note-citation><text:note-body><text:p text:style-name="Footnote"><text:s/>1 Timoteo 4:10 <text:a xlink:type="simple" xlink:href="https://www.biblegateway.com/passage/?search=1+Timoteo+4%3A10&amp;version=RVA-2015" text:style-name="Internet_20_link" text:visited-style-name="Visited_20_Internet_20_Link"><text:span text:style-name="T1144">RVA-2015</text:span></text:a></text:p></text:note-body></text:note></text:span></text:span><text:span text:style-name="T1144">.</text:span></text:p>
      <text:p text:style-name="P507"><text:span text:style-name="T1145">Filipenses 3 dice </text:span><text:span text:style-name="Bible_5f_text"><text:span text:style-name="T1145">“</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145">TODAS</text:span></text:span><text:span text:style-name="Bible_5f_text"> las cosas</text:span><text:span text:style-name="Bible_5f_text"><text:span text:style-name="T1145">” </text:span></text:span><text:span text:style-name="Bible_5f_text"><text:span text:style-name="T1145"><text:note text:id="ftn433" text:note-class="footnote"><text:note-citation>408</text:note-citation><text:note-body><text:p text:style-name="Footnote"><text:s/>Filipenses 3:21 <text:a xlink:type="simple" xlink:href="https://www.biblegateway.com/passage/?search=Filipenses+3%3A21&amp;version=RVR1960" text:style-name="Internet_20_link" text:visited-style-name="Visited_20_Internet_20_Link"><text:span text:style-name="T1145">RVR1960</text:span></text:a></text:p></text:note-body></text:note></text:span></text:span><text:span text:style-name="T1145">.</text:span></text:p>
      <text:p text:style-name="P507"><text:span text:style-name="T1145">Filipenses 2 dice </text:span><text:span text:style-name="Bible_5f_text"><text:span text:style-name="T1145">“</text:span></text:span><text:bookmark text:name="es-RVR1960-29403"/><text:span text:style-name="Bible_5f_text">para que en el nombre de Jesús se doble </text:span><text:span text:style-name="Bible_5f_text"><text:span text:style-name="T1145">TODA</text:span></text:span><text:span text:style-name="Bible_5f_text"> rodilla de los que están en los cielos, y en la tierra, y debajo de la tierra</text:span><text:span text:style-name="Bible_5f_text"><text:span text:style-name="T1145">” </text:span></text:span><text:span text:style-name="Bible_5f_text"><text:span text:style-name="T1145"><text:note text:id="ftn434" text:note-class="footnote"><text:note-citation>409</text:note-citation><text:note-body><text:p text:style-name="Footnote"><text:s/>Filipenses 2:10 <text:a xlink:type="simple" xlink:href="https://www.biblegateway.com/passage/?search=Filipenses+2%3A10&amp;version=RVR1960" text:style-name="Internet_20_link" text:visited-style-name="Visited_20_Internet_20_Link"><text:span text:style-name="T1145">RVR1960</text:span></text:a></text:p></text:note-body></text:note></text:span></text:span><text:span text:style-name="T1145">.</text:span></text:p>
      <text:p text:style-name="P510"><text:bookmark text:name="es-RVR1960-29487"/><text:span text:style-name="T1146">Colosenses 1 dice </text:span><text:span text:style-name="Bible_5f_text"><text:span text:style-name="T1146">“</text:span></text:span><text:bookmark text:name="es-RVR1960-29486"/><text:span text:style-name="Bible_5f_text">por cuanto agradó al Padre que en él habitase </text:span><text:span text:style-name="Bible_5f_text"><text:span text:style-name="T1149">TODA</text:span></text:span><text:span text:style-name="Bible_5f_text"> plenitud, y por medio de él </text:span><text:span text:style-name="Bible_5f_text"><text:span text:style-name="T1146">RECONCILIAR</text:span></text:span><text:span text:style-name="Bible_5f_text"> consigo </text:span><text:span text:style-name="Bible_5f_text"><text:span text:style-name="T1146">TODAS</text:span></text:span><text:span text:style-name="Bible_5f_text"> las cosas, así las que están en la tierra como las que están en los cielos, haciendo la </text:span><text:span text:style-name="Bible_5f_text"><text:span text:style-name="T1146">PAZ</text:span></text:span><text:span text:style-name="Bible_5f_text"> mediante la sangre de su cruz</text:span><text:span text:style-name="Bible_5f_text"><text:span text:style-name="T1146">” </text:span></text:span><text:span text:style-name="Bible_5f_text"><text:span text:style-name="T1146"><text:note text:id="ftn435" text:note-class="footnote"><text:note-citation>410</text:note-citation><text:note-body><text:p text:style-name="Footnote"><text:s/><text:span text:style-name="T1146">Colosenses 1:19-20 </text:span><text:a xlink:type="simple" xlink:href="https://www.biblegateway.com/passage/?search=Colosenses+1%3A19-20&amp;version=RVR1960" text:style-name="Internet_20_link" text:visited-style-name="Visited_20_Internet_20_Link"><text:span text:style-name="T1146">RVR1960</text:span></text:a></text:p></text:note-body></text:note></text:span></text:span><text:span text:style-name="T1146">.</text:span></text:p>
      <text:p text:style-name="P508"><text:span text:style-name="T1147">Romanos 5 dice </text:span><text:span text:style-name="Bible_5f_text"><text:span text:style-name="T1147">“</text:span></text:span><text:span text:style-name="Bible_5f_text">así como el delito de Adán puso bajo condenación a </text:span><text:span text:style-name="Bible_5f_text"><text:span text:style-name="T1147">TODOS</text:span></text:span><text:span text:style-name="Bible_5f_text"> los hombres, así también el acto justo de Jesucristo hace justos a </text:span><text:span text:style-name="Bible_5f_text"><text:span text:style-name="T1147">TODOS</text:span></text:span><text:span text:style-name="Bible_5f_text"> los hombres para que tengan vida</text:span><text:span text:style-name="Bible_5f_text"><text:span text:style-name="T1147">” </text:span></text:span><text:span text:style-name="Bible_5f_text"><text:span text:style-name="T1147"><text:note text:id="ftn436" text:note-class="footnote"><text:note-citation>411</text:note-citation><text:note-body><text:p text:style-name="Footnote"><text:s/>Romanos 5:18 <text:a xlink:type="simple" xlink:href="https://www.biblegateway.com/passage/?search=Romanos+5%3A18&amp;version=DHH" text:style-name="Internet_20_link" text:visited-style-name="Visited_20_Internet_20_Link"><text:span text:style-name="T1147">DHH</text:span></text:a></text:p></text:note-body></text:note></text:span></text:span><text:span text:style-name="T1147">.</text:span></text:p>
      <text:p text:style-name="P508"><text:span text:style-name="T1147">Romanos 14 dice </text:span><text:span text:style-name="Bible_5f_text"><text:span text:style-name="T1147">“</text:span></text:span><text:span text:style-name="Bible_5f_text">Vivo yo, dice el Señor, que ante mí se doblará </text:span><text:span text:style-name="Bible_5f_text"><text:span text:style-name="T1147">TODA</text:span></text:span><text:span text:style-name="Bible_5f_text"> rodilla, y </text:span><text:span text:style-name="Bible_5f_text"><text:span text:style-name="T1147">TODA</text:span></text:span><text:span text:style-name="Bible_5f_text"> lengua confesará a Dios</text:span><text:span text:style-name="Bible_5f_text"><text:span text:style-name="T1147">” </text:span></text:span><text:span text:style-name="Bible_5f_text"><text:span text:style-name="T1147"><text:note text:id="ftn437" text:note-class="footnote"><text:note-citation>412</text:note-citation><text:note-body><text:p text:style-name="Footnote"><text:s/>Romanos 14:11 <text:a xlink:type="simple" xlink:href="https://www.biblegateway.com/passage/?search=Romanos+14%3A11&amp;version=RVA-2015" text:style-name="Internet_20_link" text:visited-style-name="Visited_20_Internet_20_Link"><text:span text:style-name="T1147">RVA-2015</text:span></text:a></text:p></text:note-body></text:note></text:span></text:span><text:span text:style-name="T1147">.</text:span></text:p>
      <text:p text:style-name="P509"><text:span text:style-name="T1148">Efesios 4:10 dice </text:span><text:span text:style-name="Bible_5f_text"><text:span text:style-name="T1148">“e</text:span></text:span><text:span text:style-name="Bible_5f_text">l que descendió es el mismo que también ascendió por encima de </text:span><text:span text:style-name="Bible_5f_text"><text:span text:style-name="T1148">TODOS</text:span></text:span><text:span text:style-name="Bible_5f_text"> los cielos para llenarlo </text:span><text:span text:style-name="Bible_5f_text"><text:span text:style-name="T1148">TODO” </text:span></text:span><text:span text:style-name="Bible_5f_text"><text:span text:style-name="T1148"><text:note text:id="ftn438" text:note-class="footnote"><text:note-citation>413</text:note-citation><text:note-body><text:p text:style-name="Footnote"><text:s/><text:span text:style-name="T1148">Efesios 4:10 </text:span><text:a xlink:type="simple" xlink:href="https://www.biblegateway.com/passage/?search=Efesios+4%3A10&amp;version=RVA-2015" text:style-name="Internet_20_link" text:visited-style-name="Visited_20_Internet_20_Link"><text:span text:style-name="T1148">RVA-2015</text:span></text:a></text:p></text:note-body></text:note></text:span></text:span><text:span text:style-name="T1148">.</text:span></text:p>
      <text:h text:style-name="P664" text:outline-level="8">Pedro.</text:h>
      <text:p text:style-name="P511"><text:span text:style-name="T1150">En 1ra Pedro 4 dice </text:span><text:span text:style-name="Bible_5f_text"><text:span text:style-name="T1150">“</text:span></text:span><text:span text:style-name="Bible_5f_text">Amados, no os sorprendáis del </text:span><text:span text:style-name="Bible_5f_text"><text:span text:style-name="T1151">FUEGO</text:span></text:span><text:span text:style-name="Bible_5f_text"> de prueba que os ha sobrevenido, como si alguna cosa extraña os aconteciese</text:span><text:span text:style-name="Bible_5f_text"><text:span text:style-name="T1150">” </text:span></text:span><text:span text:style-name="Bible_5f_text"><text:span text:style-name="T1150"><text:note text:id="ftn439" text:note-class="footnote"><text:note-citation>414</text:note-citation><text:note-body><text:p text:style-name="Footnote"><text:s/><text:span text:style-name="T1150">1</text:span> <text:span text:style-name="T1150">Pedro 4:12 </text:span><text:a xlink:type="simple" xlink:href="https://www.biblegateway.com/passage/?search=1+Pedro+4%3A12&amp;version=RVR1960" text:style-name="Internet_20_link" text:visited-style-name="Visited_20_Internet_20_Link"><text:span text:style-name="T1150">RVR1960</text:span></text:a></text:p></text:note-body></text:note></text:span></text:span><text:span text:style-name="T1150">. Y añade </text:span><text:span text:style-name="Bible_5f_text"><text:span text:style-name="T1150">“</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151">JUICIO</text:span></text:span><text:span text:style-name="Bible_5f_text"> comience por la casa de Dios; y si primero comienza por nosotros, ¿cuál será el fin de aquellos que no obedecen al evangelio de Dios?</text:span><text:span text:style-name="Bible_5f_text"><text:span text:style-name="T1150">” </text:span></text:span><text:span text:style-name="Bible_5f_text"><text:span text:style-name="T1150"><text:note text:id="ftn440" text:note-class="footnote"><text:note-citation>415</text:note-citation><text:note-body><text:p text:style-name="Footnote"><text:s/><text:span text:style-name="T1151">1 Pedro 4:16-17 </text:span><text:a xlink:type="simple" xlink:href="https://www.biblegateway.com/passage/?search=1+Pedro+4%3A16-17&amp;version=RVR1960" text:style-name="Internet_20_link" text:visited-style-name="Visited_20_Internet_20_Link"><text:span text:style-name="T1151">RVR1960</text:span></text:a></text:p></text:note-body></text:note></text:span></text:span><text:span text:style-name="T1150">.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2"><text:span text:style-name="T1154">Claro, el fuego no es solo espiritual. En 2da Pedro 3 dice que </text:span><text:span text:style-name="Bible_5f_text"><text:span text:style-name="T1154">“</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154">” </text:span></text:span><text:span text:style-name="Bible_5f_text"><text:span text:style-name="T1154"><text:note text:id="ftn441" text:note-class="footnote"><text:note-citation>416</text:note-citation><text:note-body><text:p text:style-name="Footnote"><text:s/><text:span text:style-name="T1154">2 Pedro 3:10-13 </text:span><text:a xlink:type="simple" xlink:href="https://www.biblegateway.com/passage/?search=2+Pedro+3%3A10-13&amp;version=RVR1960" text:style-name="Internet_20_link" text:visited-style-name="Visited_20_Internet_20_Link"><text:span text:style-name="T1154">RVR1960</text:span></text:a></text:p></text:note-body></text:note></text:span></text:span><text:span text:style-name="T1154">. </text:span></text:p>
      <text:p text:style-name="P515"><text:span text:style-name="T1155">Esta tierra y este cielo pasaran. Es</text:span> en esa tierra nueva con ese cielo nuevo donde TODOS serán vivificados, tanto físicamente como espiritualmente. <text:span text:style-name="T1156">Eso es lo que espera Pedro y todo creyente que lea a Pedro.</text:span></text:p>
      <text:p text:style-name="P514"><text:span text:style-name="T1152">En 2da Pedro 3 dice el Señor </text:span><text:span text:style-name="Bible_5f_text"><text:span text:style-name="T1152">“</text:span></text:span><text:span text:style-name="Bible_5f_text">no quiere que nadie se pierda sino que </text:span><text:span text:style-name="Bible_5f_text"><text:span text:style-name="T1153">TODOS</text:span></text:span><text:span text:style-name="Bible_5f_text"> procedan al arrepentimiento</text:span><text:span text:style-name="Bible_5f_text"><text:span text:style-name="T1152">” </text:span></text:span><text:span text:style-name="Bible_5f_text"><text:span text:style-name="T1152"><text:note text:id="ftn442" text:note-class="footnote"><text:note-citation>417</text:note-citation><text:note-body><text:p text:style-name="Footnote"><text:s/><text:span text:style-name="T1152">2 Pedro 3:9 </text:span><text:a xlink:type="simple" xlink:href="https://www.biblegateway.com/passage/?search=2+Pedro+3%3A9&amp;version=RVA-2015" text:style-name="Internet_20_link" text:visited-style-name="Visited_20_Internet_20_Link"><text:span text:style-name="T1152">RVA-2015</text:span></text:a></text:p></text:note-body></text:note></text:span></text:span><text:span text:style-name="T1152">. ¿Porque algunos creen que su “querer” seguir muertos espiritualmente es mas grande que el “querer” de el Señor? La única explicación es que aún siguen parcialmente muertos espiritualmente a la Verdad.</text:span></text:p>
      <text:p text:style-name="P513">Dios no salva evitando la muerte. Dios salva sacándonos de la muerte. Algunos los saca primero de la muerte espiritual, <text:span text:style-name="T1157">para que se puedan arrepentir,</text:span> y luego <text:span text:style-name="T1158">los saca </text:span>de la muerte física. Y a otros los saca primero de la muerte física y luego <text:span text:style-name="T1158">los saca </text:span>de la muerte espiritual, <text:span text:style-name="T1157">para que se puedan arrepentir</text:span>.</text:p>
      <text:h text:style-name="P664" text:outline-level="8">Juan.</text:h>
      <text:p text:style-name="P606"><text:span text:style-name="T1162">Revelación 4 dice que: </text:span><text:span text:style-name="Bible_5f_text"><text:span text:style-name="T1162">“</text:span></text:span><text:bookmark text:name="es-RVA-30779"/><text:span text:style-name="Bible_5f_text">Señor, digno eres de recibir gloria y honra y virtud: porque tú criaste </text:span><text:span text:style-name="Bible_5f_text"><text:span text:style-name="T1162">TODAS</text:span></text:span><text:span text:style-name="Bible_5f_text"> las cosas, y por tu voluntad tienen ser y fueron criadas</text:span><text:span text:style-name="Bible_5f_text"><text:span text:style-name="T1162">” </text:span></text:span><text:span text:style-name="Bible_5f_text"><text:span text:style-name="T1162"><text:note text:id="ftn443" text:note-class="footnote"><text:note-citation>418</text:note-citation><text:note-body><text:p text:style-name="Footnote"><text:s/><text:span text:style-name="T1162">Revelación 4:11 </text:span><text:a xlink:type="simple" xlink:href="https://www.biblegateway.com/passage/?search=Apocalipsis+4%3A11&amp;version=RVA" text:style-name="Internet_20_link" text:visited-style-name="Visited_20_Internet_20_Link"><text:span text:style-name="T1162">RVA</text:span></text:a></text:p></text:note-body></text:note></text:span></text:span><text:span text:style-name="T1162">.</text:span></text:p>
      <text:p text:style-name="P605"><text:span text:style-name="T1160">En Revelación 5 Juan dice que </text:span><text:span text:style-name="Bible_5f_text"><text:span text:style-name="T1160">“</text:span></text:span><text:bookmark text:name="es-RVA-2015-30761"/><text:span text:style-name="Bible_5f_text"><text:span text:style-name="T1160">Y </text:span></text:span><text:span text:style-name="Bible_5f_text">oí a </text:span><text:span text:style-name="Bible_5f_text"><text:span text:style-name="T1161">TODA</text:span></text:span><text:span text:style-name="Bible_5f_text"> criatura que está en el cielo y sobre la tierra y debajo de la tierra y en el mar, y a </text:span><text:span text:style-name="Bible_5f_text"><text:span text:style-name="T116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0" text:note-class="footnote"><text:note-citation>419</text:note-citation><text:note-body><text:p text:style-name="Footnote"><text:s/><text:span text:style-name="T1159">Revelación 5:13 </text:span><text:a xlink:type="simple" xlink:href="https://www.biblegateway.com/passage/?search=Apocalipsis+5%3A13&amp;version=RVA-2015" text:style-name="Internet_20_link" text:visited-style-name="Visited_20_Internet_20_Link"><text:span text:style-name="T1159">RVA-2015</text:span></text:a></text:p></text:note-body></text:note></text:span>. <text:span text:style-name="T116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606"><text:span text:style-name="T1162">Revelación 15 dice: </text:span><text:span text:style-name="Bible_5f_text"><text:span text:style-name="T1162">“</text:span></text:span><text:bookmark text:name="es-RVA-30950"/><text:span text:style-name="Bible_5f_text">¿Quién no te temerá, oh Señor, y engrandecerá tu nombre? porque tú sólo eres santo; por lo cual </text:span><text:span text:style-name="Bible_5f_text"><text:span text:style-name="T1162">TODAS</text:span></text:span><text:span text:style-name="Bible_5f_text"> las naciones vendrán, y adorarán delante de ti, porque tus juicios son manifestados</text:span><text:span text:style-name="Bible_5f_text"><text:span text:style-name="T1162">” </text:span></text:span><text:span text:style-name="Bible_5f_text"><text:span text:style-name="T1162"><text:note text:id="ftn444" text:note-class="footnote"><text:note-citation>420</text:note-citation><text:note-body><text:p text:style-name="Footnote"><text:s/><text:span text:style-name="T1162">Revelación 15:4 </text:span><text:a xlink:type="simple" xlink:href="https://www.biblegateway.com/passage/?search=Apocalipsis+15%3A4&amp;version=RVA" text:style-name="Internet_20_link" text:visited-style-name="Visited_20_Internet_20_Link"><text:span text:style-name="T1162">RVA</text:span></text:a></text:p></text:note-body></text:note></text:span></text:span><text:span text:style-name="T1162">.</text:span></text:p>
      <text:p text:style-name="P607"><text:span text:style-name="T1162">Revelación 21 dice: </text:span><text:span text:style-name="Bible_5f_text"><text:span text:style-name="T1162">“</text:span></text:span><text:bookmark text:name="es-RVA-2015-31028"/><text:span text:style-name="Bible_5f_text">El que estaba sentado en el trono dijo: ‘He aquí yo hago nuevas </text:span><text:span text:style-name="Bible_5f_text"><text:span text:style-name="T1163">TODAS</text:span></text:span><text:span text:style-name="Bible_5f_text"> las cosas”. Y dijo: “Escribe, porque estas palabras son fieles y verdaderas’ </text:span><text:span text:style-name="Bible_5f_text"><text:span text:style-name="T1163">” </text:span></text:span><text:span text:style-name="Bible_5f_text"><text:span text:style-name="T1163"><text:note text:id="ftn445" text:note-class="footnote"><text:note-citation>421</text:note-citation><text:note-body><text:p text:style-name="Footnote"><text:s/><text:span text:style-name="T1163">Revelación 21:5 </text:span><text:a xlink:type="simple" xlink:href="https://www.biblegateway.com/passage/?search=Apocalipsis+21%3A5&amp;version=RVA-2015" text:style-name="Internet_20_link" text:visited-style-name="Visited_20_Internet_20_Link"><text:span text:style-name="T1163">RVA-2015</text:span></text:a></text:p></text:note-body></text:note></text:span></text:span><text:span text:style-name="T1163">. <text:s text:c="3"/>El hace nuevas TODAS las cosas. Criaturas nuevas. Unas que puedan cumplir la voluntad del creador. Y éstas palabras son FIELES y VERDADERAS.</text:span></text:p>
      <text:h text:style-name="P633" text:outline-level="2">Escrito está.</text:h>
      <text:p text:style-name="P604"><text:span text:style-name="T968">Escrito está: </text:span><text:span text:style-name="Bible_5f_text">“El Padre ama al Hijo, y </text:span><text:span text:style-name="Bible_5f_text"><text:span text:style-name="T970">TODAS</text:span></text:span><text:span text:style-name="Bible_5f_text"> las cosas dió en su mano” </text:span><text:span text:style-name="Bible_5f_text"><text:note text:id="ftn320" text:note-class="footnote"><text:note-citation>422</text:note-citation><text:note-body><text:p text:style-name="Footnote"><text:s/><text:span text:style-name="T969">Juan 3:35 </text:span><text:a xlink:type="simple" xlink:href="https://www.biblegateway.com/passage/?search=juan+3%3A35&amp;version=RVA" text:style-name="Internet_20_link" text:visited-style-name="Visited_20_Internet_20_Link"><text:span text:style-name="T969">RVA</text:span></text:a></text:p></text:note-body></text:note></text:span>.</text:p>
      <text:p text:style-name="P604"><text:soft-page-break/><text:span text:style-name="T968">Escrito está: </text:span><text:span text:style-name="Bible_5f_text"><text:span text:style-name="T968">“TODAS</text:span></text:span><text:span text:style-name="Bible_5f_text"> las cosas por él fueron hechas; y sin él </text:span><text:span text:style-name="Bible_5f_text"><text:span text:style-name="T970">NADA</text:span></text:span><text:span text:style-name="Bible_5f_text"> de lo que es hecho, fué hecho</text:span><text:span text:style-name="Bible_5f_text"><text:span text:style-name="T968">” </text:span></text:span><text:span text:style-name="Bible_5f_text"><text:span text:style-name="T968"><text:note text:id="ftn321" text:note-class="footnote"><text:note-citation>423</text:note-citation><text:note-body><text:p text:style-name="Footnote"><text:s/><text:span text:style-name="T969">Juan 1:3 </text:span><text:a xlink:type="simple" xlink:href="https://www.biblegateway.com/passage/?search=Juan+1%3A3&amp;version=RVA" text:style-name="Internet_20_link" text:visited-style-name="Visited_20_Internet_20_Link"><text:span text:style-name="T969">RVA</text:span></text:a></text:p></text:note-body></text:note></text:span></text:span><text:span text:style-name="T968">.</text:span></text:p>
      <text:p text:style-name="P612"><text:span text:style-name="T968">Escrito está: </text:span><text:span text:style-name="Bible_5f_text">“</text:span><text:bookmark text:name="es-RVA-29965"/><text:span text:style-name="Bible_5f_text">por el Hijo, al cual constituyó heredero de </text:span><text:span text:style-name="Bible_5f_text"><text:span text:style-name="T971">TODO</text:span></text:span><text:span text:style-name="Bible_5f_text">, por el cual asimismo hizo el universo: El cual siendo el resplandor de su gloria, y la misma imagen de su sustancia, y sustentando </text:span><text:span text:style-name="Bible_5f_text"><text:span text:style-name="T971">TODAS</text:span></text:span><text:span text:style-name="Bible_5f_text"> las cosas con la palabra de su potencia” </text:span><text:span text:style-name="Bible_5f_text"><text:note text:id="ftn322" text:note-class="footnote"><text:note-citation>424</text:note-citation><text:note-body><text:p text:style-name="Footnote"><text:s/>Hebreos 1:2-3 <text:a xlink:type="simple" xlink:href="https://www.biblegateway.com/passage/?search=Hebreos+1%3A2-3&amp;version=RVA" text:style-name="Internet_20_link" text:visited-style-name="Visited_20_Internet_20_Link"><text:span text:style-name="T970">RVA</text:span></text:a></text:p></text:note-body></text:note></text:span>.</text:p>
      <text:p text:style-name="P612"><text:span text:style-name="T971">Escrito está: </text:span><text:span text:style-name="Bible_5f_text"><text:span text:style-name="T971">“TODAS</text:span></text:span><text:span text:style-name="Bible_5f_text"> las cosas sujetaste debajo de sus pies. Porque en cuanto le sujetó </text:span><text:span text:style-name="Bible_5f_text"><text:span text:style-name="T971">TODAS</text:span></text:span><text:span text:style-name="Bible_5f_text"> las cosas, </text:span><text:span text:style-name="Bible_5f_text"><text:span text:style-name="T971">NADA</text:span></text:span><text:span text:style-name="Bible_5f_text"> dejó que no sea sujeto á él</text:span><text:span text:style-name="Bible_5f_text"><text:span text:style-name="T971">” </text:span></text:span><text:span text:style-name="Bible_5f_text"><text:span text:style-name="T971"><text:note text:id="ftn323" text:note-class="footnote"><text:note-citation>425</text:note-citation><text:note-body><text:p text:style-name="Footnote"><text:s/><text:span text:style-name="T971">Hebreos 2:8 </text:span><text:a xlink:type="simple" xlink:href="https://www.biblegateway.com/passage/?search=Hebreos+2%3A8&amp;version=RVA" text:style-name="Internet_20_link" text:visited-style-name="Visited_20_Internet_20_Link"><text:span text:style-name="T971">RVA</text:span></text:a></text:p></text:note-body></text:note></text:span></text:span><text:span text:style-name="T971">.</text:span></text:p>
      <text:p text:style-name="P608">Hasta aquí muy pocos creyentes en Yeshua, Jesucristo; discutirían que <text:span text:style-name="T985">en <text:s/>estos versículos </text:span>“TODO” significa “TODO” y que “TODAS” significa “TODAS” y que “NADA” significa “NADA”.</text:p>
      <text:p text:style-name="P612"><text:span text:style-name="T972">Escrito está: </text:span><text:bookmark text:name="es-RVA-294801"/><text:span text:style-name="T972">Jesucristo </text:span><text:span text:style-name="Bible_5f_text">“es la imagen del Dios invisible, el primogénito de </text:span><text:span text:style-name="Bible_5f_text"><text:span text:style-name="T972">TODA</text:span></text:span><text:span text:style-name="Bible_5f_text"> criatura. Porque por él fueron criadas </text:span><text:span text:style-name="Bible_5f_text"><text:span text:style-name="T972">TODAS</text:span></text:span><text:span text:style-name="Bible_5f_text"> las cosas que están en los cielos, y que están en la tierra, visibles é invisibles; sean tronos, sean dominios, sean principados, sean potestades; </text:span><text:span text:style-name="Bible_5f_text"><text:span text:style-name="T972">TODO</text:span></text:span><text:span text:style-name="Bible_5f_text"> fué criado por él y para él. Y él es antes de </text:span><text:span text:style-name="Bible_5f_text"><text:span text:style-name="T972">TODAS</text:span></text:span><text:span text:style-name="Bible_5f_text"> las cosas, y por él </text:span><text:span text:style-name="Bible_5f_text"><text:span text:style-name="T972">TODAS</text:span></text:span><text:span text:style-name="Bible_5f_text"> las cosas subsisten: Y él es la cabeza del cuerpo que es la iglesia; él que es el principio, el primogénito de los muertos, para que en </text:span><text:span text:style-name="Bible_5f_text"><text:span text:style-name="T972">TODO</text:span></text:span><text:span text:style-name="Bible_5f_text"> tenga el primado. Por cuanto agradó al Padre que en él habitase </text:span><text:span text:style-name="Bible_5f_text"><text:span text:style-name="T972">TODA</text:span></text:span><text:span text:style-name="Bible_5f_text"> plenitud, Y por él </text:span><text:span text:style-name="Bible_5f_text"><text:span text:style-name="T974">RECONCILIAR</text:span></text:span><text:span text:style-name="Bible_5f_text"> </text:span><text:span text:style-name="Bible_5f_text"><text:span text:style-name="T972">TODAS</text:span></text:span><text:span text:style-name="Bible_5f_text"> las cosas á sí, pacificando por la sangre de su cruz, así lo que está en la tierra como lo que está en los cielos</text:span><text:span text:style-name="Bible_5f_text"><text:span text:style-name="T972">” </text:span></text:span><text:span text:style-name="Bible_5f_text"><text:span text:style-name="T972"><text:note text:id="ftn324" text:note-class="footnote"><text:note-citation>426</text:note-citation><text:note-body><text:p text:style-name="Footnote"><text:s/><text:span text:style-name="T973">Colosenses 1:15-20 </text:span><text:a xlink:type="simple" xlink:href="https://www.biblegateway.com/passage/?search=Colosenses+1%3A15-20&amp;version=RVA" text:style-name="Internet_20_link" text:visited-style-name="Visited_20_Internet_20_Link"><text:span text:style-name="T973">RVA</text:span></text:a></text:p></text:note-body></text:note></text:span></text:span><text:span text:style-name="T972">.</text:span></text:p>
      <text:p text:style-name="P609">En este texto de Colosenses 1, algunos creyentes empezarían a pensar que “<text:span text:style-name="T972">TODO“ significa “TODO” y que “TODAS” significa “TODAS” </text:span>excepto en la última “TODAS”. Porque si ese “reconciliar” es de TODAS las cosas eso incluiría a TODAS las criaturas y eso incluiría a TODOS los pecadores. <text:span text:style-name="T975">Y eso ya sería demasiado.</text:span></text:p>
      <text:p text:style-name="P612"><text:span text:style-name="T976">Escrito está: </text:span><text:span text:style-name="Bible_5f_text"><text:span text:style-name="T976">“</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6">TODOS</text:span></text:span><text:span text:style-name="Bible_5f_text"> mueren, así también en Cristo </text:span><text:span text:style-name="Bible_5f_text"><text:span text:style-name="T976">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6">TODO</text:span></text:span><text:span text:style-name="Bible_5f_text"> imperio, y </text:span><text:span text:style-name="Bible_5f_text"><text:span text:style-name="T976">TODA</text:span></text:span><text:span text:style-name="Bible_5f_text"> potencia y potestad. Porque es menester que él reine, hasta poner á </text:span><text:span text:style-name="Bible_5f_text"><text:span text:style-name="T976">TODOS</text:span></text:span><text:span text:style-name="Bible_5f_text"> sus enemigos debajo de sus pies. Y el postrer enemigo que será deshecho, será la muerte. Porque </text:span><text:span text:style-name="Bible_5f_text"><text:span text:style-name="T976">TODAS</text:span></text:span><text:span text:style-name="Bible_5f_text"> las cosas sujetó debajo de sus pies. Y cuando dice: </text:span><text:span text:style-name="Bible_5f_text"><text:span text:style-name="T976">TODAS</text:span></text:span><text:span text:style-name="Bible_5f_text"> las cosas son sujetadas á él, claro está exceptuado aquel que sujetó á él </text:span><text:span text:style-name="Bible_5f_text"><text:span text:style-name="T976">TODAS</text:span></text:span><text:span text:style-name="Bible_5f_text"> las cosas. Mas luego que </text:span><text:span text:style-name="Bible_5f_text"><text:span text:style-name="T976">TODAS</text:span></text:span><text:span text:style-name="Bible_5f_text"> las cosas le fueren sujetas, entonces también el mismo Hijo se sujetará al que le sujetó á él </text:span><text:span text:style-name="Bible_5f_text"><text:span text:style-name="T976">TODAS </text:span></text:span><text:span text:style-name="Bible_5f_text">las cosas, para que Dios sea </text:span><text:span text:style-name="Bible_5f_text"><text:span text:style-name="T976">TODAS</text:span></text:span><text:span text:style-name="Bible_5f_text"> las cosas en </text:span><text:span text:style-name="Bible_5f_text"><text:span text:style-name="T976">TODOS</text:span></text:span><text:span text:style-name="Bible_5f_text">” </text:span><text:span text:style-name="Bible_5f_text"><text:note text:id="ftn325" text:note-class="footnote"><text:note-citation>427</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6">RVA</text:span></text:a></text:p></text:note-body></text:note></text:span>.</text:p>
      <text:p text:style-name="P610"><text:soft-page-break/>Pero no. <text:span text:style-name="T986">En este texto de 1ra Corintios 15, a</text:span>lgunos creyentes tienen que empezar a hacer malabares para que “TODOS” <text:span text:style-name="T977">signifique</text:span> “ALGUNOS” <text:span text:style-name="T979">o “POCOS” </text:span>y “TODAS” <text:span text:style-name="T977">signifique</text:span> “ALGUNAS” <text:span text:style-name="T979">o “POCAS”</text:span>. <text:span text:style-name="T978">Y por supuesto ellos se incluyen en esos “ALGUNOS” o “POCOS”. </text:span></text:p>
      <text:p text:style-name="P612"><text:span text:style-name="T980">Escrito está: </text:span><text:span text:style-name="Bible_5f_text"><text:span text:style-name="T980">“</text:span></text:span><text:span text:style-name="Bible_5f_text">Dios encerró á </text:span><text:span text:style-name="Bible_5f_text"><text:span text:style-name="T980">TODOS</text:span></text:span><text:span text:style-name="Bible_5f_text"> en incredulidad, para tener misericordia de </text:span><text:span text:style-name="Bible_5f_text"><text:span text:style-name="T980">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80">TODAS</text:span></text:span><text:span text:style-name="Bible_5f_text"> las cosas.” </text:span>A él sea <text:span text:style-name="T980">la </text:span>gloria por siglos <text:span text:style-name="T980">de siglos </text:span><text:span text:style-name="T980"><text:note text:id="ftn326" text:note-class="footnote"><text:note-citation>428</text:note-citation><text:note-body><text:p text:style-name="Footnote"><text:s/><text:span text:style-name="T980">Romanos 11:32-36 </text:span><text:a xlink:type="simple" xlink:href="https://www.biblegateway.com/passage/?search=Romanos+11%3A32-36&amp;version=RVA" text:style-name="Internet_20_link" text:visited-style-name="Visited_20_Internet_20_Link"><text:span text:style-name="T980">RVA</text:span></text:a></text:p></text:note-body></text:note></text:span><text:span text:style-name="T980">.</text:span></text:p>
      <text:p text:style-name="P611">Pero no. Algunos creyentes creen que <text:span text:style-name="T987">en este texto de Romanos 11, </text:span>la mayoría de la gloria se la lleva otro.</text:p>
      <text:p text:style-name="P612"><text:span text:style-name="T981">Escrito está: El Padre de gloria mostró su poder </text:span><text:span text:style-name="Bible_5f_text"><text:span text:style-name="T981">“</text:span></text:span><text:bookmark text:name="es-RVA-29226"/><text:span text:style-name="Bible_5f_text">en Cristo, resucitándole de los muertos, y colocándole á su diestra en los cielos, </text:span><text:span text:style-name="Bible_5f_text"><text:span text:style-name="T981">SOBRE</text:span></text:span><text:span text:style-name="Bible_5f_text"> </text:span><text:span text:style-name="Bible_5f_text"><text:span text:style-name="T981">TODO</text:span></text:span><text:span text:style-name="Bible_5f_text"> principado, y potestad, y potencia, y señorío, y </text:span><text:span text:style-name="Bible_5f_text"><text:span text:style-name="T981">(SOBRE) TODO</text:span></text:span><text:span text:style-name="Bible_5f_text"> nombre que se nombra, no sólo en este siglo, mas aun en el venidero: Y sometió </text:span><text:span text:style-name="Bible_5f_text"><text:span text:style-name="T981">TODAS </text:span></text:span><text:span text:style-name="Bible_5f_text">las cosas debajo de sus pies, y diólo por cabeza sobre </text:span><text:span text:style-name="Bible_5f_text"><text:span text:style-name="T981">TODAS</text:span></text:span><text:span text:style-name="Bible_5f_text"> las cosas á la iglesia, La cual es su cuerpo, la plenitud de Aquel que hinche </text:span><text:span text:style-name="Bible_5f_text"><text:span text:style-name="T981">TODAS</text:span></text:span><text:span text:style-name="Bible_5f_text"> las cosas en </text:span><text:span text:style-name="Bible_5f_text"><text:span text:style-name="T981">TODOS” </text:span></text:span><text:span text:style-name="Bible_5f_text"><text:span text:style-name="T981"><text:note text:id="ftn327" text:note-class="footnote"><text:note-citation>429</text:note-citation><text:note-body><text:p text:style-name="Footnote"><text:s/>Efesios 1:20-23 <text:a xlink:type="simple" xlink:href="https://www.biblegateway.com/passage/?search=Efesios+1%3A20-23&amp;version=RVA" text:style-name="Internet_20_link" text:visited-style-name="Visited_20_Internet_20_Link"><text:span text:style-name="T981">RVA</text:span></text:a></text:p></text:note-body></text:note></text:span></text:span><text:span text:style-name="T981">.</text:span></text:p>
      <text:p text:style-name="P612"><text:span text:style-name="T992">Escrito está: </text:span><text:span text:style-name="Bible_5f_text"><text:span text:style-name="T992">“TODO</text:span></text:span><text:span text:style-name="Bible_5f_text"> lo que el Padre me da vendrá a mí; y al que a mí viene </text:span><text:span text:style-name="Bible_5f_text"><text:span text:style-name="T99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92">NO</text:span></text:span><text:span text:style-name="Bible_5f_text"> pierda </text:span><text:span text:style-name="Bible_5f_text"><text:span text:style-name="T992">NADA</text:span></text:span><text:span text:style-name="Bible_5f_text"> de </text:span><text:span text:style-name="Bible_5f_text"><text:span text:style-name="T992">TODO</text:span></text:span><text:span text:style-name="Bible_5f_text"> lo que me ha dado, sino que lo resucite en el día final. Esta es la voluntad de mi Padre: que </text:span><text:span text:style-name="Bible_5f_text"><text:span text:style-name="T992">TODO</text:span></text:span><text:span text:style-name="Bible_5f_text"> aquel que mira al Hijo y cree en él tenga vida eterna, y que yo lo resucite en el día final</text:span><text:span text:style-name="Bible_5f_text"><text:span text:style-name="T992">” </text:span></text:span><text:span text:style-name="Bible_5f_text"><text:span text:style-name="T992"><text:note text:id="ftn328" text:note-class="footnote"><text:note-citation>430</text:note-citation><text:note-body><text:p text:style-name="Footnote"><text:s/>Juan 6:37-40 <text:a xlink:type="simple" xlink:href="https://www.biblegateway.com/passage/?search=Juan+6%3A37-40&amp;version=RVA-2015" text:style-name="Internet_20_link" text:visited-style-name="Visited_20_Internet_20_Link"><text:span text:style-name="T992">RVA-2015</text:span></text:a></text:p></text:note-body></text:note></text:span></text:span><text:span text:style-name="T992">.</text:span></text:p>
      <text:p text:style-name="P604"><text:span text:style-name="T968">Escrito está: </text:span><text:span text:style-name="Bible_5f_text">“</text:span><text:bookmark text:name="es-RVA-26761"/><text:span text:style-name="Bible_5f_text">Como le has dado la potestad de </text:span><text:span text:style-name="Bible_5f_text"><text:span text:style-name="T970">TODA</text:span></text:span><text:span text:style-name="Bible_5f_text"> carne, para que dé vida eterna á </text:span><text:span text:style-name="Bible_5f_text"><text:span text:style-name="T970">TODOS</text:span></text:span><text:span text:style-name="Bible_5f_text"> los que le diste” </text:span><text:span text:style-name="Bible_5f_text"><text:note text:id="ftn329" text:note-class="footnote"><text:note-citation>431</text:note-citation><text:note-body><text:p text:style-name="Footnote"><text:s/><text:span text:style-name="T969">Juan 17:2 </text:span><text:a xlink:type="simple" xlink:href="https://www.biblegateway.com/passage/?search=juan+17%3A2&amp;version=RVA" text:style-name="Internet_20_link" text:visited-style-name="Visited_20_Internet_20_Link"><text:span text:style-name="T969">RVA</text:span></text:a></text:p></text:note-body></text:note></text:span>. </text:p>
      <text:p text:style-name="P604"><text:span text:style-name="T982">Escrito está: Dios </text:span><text:span text:style-name="Bible_5f_text"><text:span text:style-name="T982">“</text:span></text:span><text:span text:style-name="Bible_5f_text">quiere que </text:span><text:span text:style-name="Bible_5f_text"><text:span text:style-name="T983">TODOS</text:span></text:span><text:span text:style-name="Bible_5f_text"> los hombres sean salvos</text:span><text:span text:style-name="Bible_5f_text"><text:span text:style-name="T982">” </text:span></text:span><text:span text:style-name="Bible_5f_text"><text:span text:style-name="T982"><text:note text:id="ftn330" text:note-class="footnote"><text:note-citation>432</text:note-citation><text:note-body><text:p text:style-name="Footnote"><text:s/><text:span text:style-name="T982">1 Timoteo 2:4 </text:span><text:a xlink:type="simple" xlink:href="https://www.biblegateway.com/passage/?search=1+Timoteo+2%3A4&amp;version=RVA" text:style-name="Internet_20_link" text:visited-style-name="Visited_20_Internet_20_Link"><text:span text:style-name="T982">RVA</text:span></text:a></text:p></text:note-body></text:note></text:span></text:span><text:span text:style-name="T982">.</text:span></text:p>
      <text:p text:style-name="P604"><text:span text:style-name="T982">Escrito está: Jesucristo </text:span><text:span text:style-name="Bible_5f_text"><text:span text:style-name="T982">“</text:span></text:span><text:span text:style-name="Bible_5f_text">se dió á sí mismo en precio del rescate por </text:span><text:span text:style-name="Bible_5f_text"><text:span text:style-name="T983">TODOS” </text:span></text:span><text:span text:style-name="Bible_5f_text"><text:span text:style-name="T983"><text:note text:id="ftn331" text:note-class="footnote"><text:note-citation>433</text:note-citation><text:note-body><text:p text:style-name="Footnote"><text:s/><text:span text:style-name="T982">1 Timoteo 2:6 </text:span><text:a xlink:type="simple" xlink:href="https://www.biblegateway.com/passage/?search=1+Timoteo+2%3A6&amp;version=RVA" text:style-name="Internet_20_link" text:visited-style-name="Visited_20_Internet_20_Link"><text:span text:style-name="T982">RVA</text:span></text:a></text:p></text:note-body></text:note></text:span></text:span><text:span text:style-name="T982">.</text:span></text:p>
      <text:p text:style-name="P604"><text:span text:style-name="T982">Escrito está: El Señor </text:span><text:span text:style-name="Bible_5f_text"><text:span text:style-name="T982">“</text:span></text:span><text:bookmark text:name="es-RVA-2015-30499"/><text:span text:style-name="Bible_5f_text">no quiere que </text:span><text:span text:style-name="Bible_5f_text"><text:span text:style-name="T984">NADIE</text:span></text:span><text:span text:style-name="Bible_5f_text"> se pierda sino que </text:span><text:span text:style-name="Bible_5f_text"><text:span text:style-name="T984">TODOS</text:span></text:span><text:span text:style-name="Bible_5f_text"> procedan al arrepentimiento</text:span><text:span text:style-name="Bible_5f_text"><text:span text:style-name="T982">”</text:span></text:span><text:span text:style-name="Bible_5f_text"><text:span text:style-name="T982"><text:note text:id="ftn332" text:note-class="footnote"><text:note-citation>434</text:note-citation><text:note-body><text:p text:style-name="Footnote"><text:s/><text:span text:style-name="T984">2 Pedro 3:9 </text:span><text:a xlink:type="simple" xlink:href="https://www.biblegateway.com/passage/?search=2+Pedro+3%3A9&amp;version=RVA-2015" text:style-name="Internet_20_link" text:visited-style-name="Visited_20_Internet_20_Link"><text:span text:style-name="T984">RVA-2015</text:span></text:a></text:p></text:note-body></text:note></text:span></text:span><text:span text:style-name="T982">.</text:span></text:p>
      <text:p text:style-name="P604"><text:span text:style-name="T982">Escrito está: </text:span><text:span text:style-name="Bible_5f_text"><text:span text:style-name="T982">“TODA</text:span></text:span><text:span text:style-name="Bible_5f_text"> carne verá la salvación de Dio</text:span><text:span text:style-name="Bible_5f_text"><text:span text:style-name="T988">s” </text:span></text:span><text:span text:style-name="Bible_5f_text"><text:span text:style-name="T988"><text:note text:id="ftn333" text:note-class="footnote"><text:note-citation>435</text:note-citation><text:note-body><text:p text:style-name="Footnote"><text:s/>Lucas 3:6 <text:a xlink:type="simple" xlink:href="https://www.biblegateway.com/passage/?search=Lucas+3%3A6&amp;version=RVA-2015" text:style-name="Internet_20_link" text:visited-style-name="Visited_20_Internet_20_Link"><text:span text:style-name="T988">RVA-2015</text:span></text:a></text:p></text:note-body></text:note></text:span></text:span><text:span text:style-name="T988">.</text:span></text:p>
      <text:p text:style-name="P604"><text:soft-page-break/><text:span text:style-name="T982">Escrito está: </text:span><text:span text:style-name="Bible_5f_text"><text:span text:style-name="T982">“</text:span></text:span><text:span text:style-name="Bible_5f_text">¡Canten al S</text:span><text:span text:style-name="Bible_5f_text"><text:span text:style-name="T989">eñor</text:span></text:span><text:span text:style-name="Bible_5f_text">, </text:span><text:span text:style-name="Bible_5f_text"><text:span text:style-name="T989">TODA</text:span></text:span><text:span text:style-name="Bible_5f_text"> la tierra! Anuncien de día en día su salvación” </text:span><text:span text:style-name="Bible_5f_text"><text:note text:id="ftn334" text:note-class="footnote"><text:note-citation>436</text:note-citation><text:note-body><text:p text:style-name="Footnote"><text:s/>1 Cr<text:span text:style-name="T989">ó</text:span>nicas 16:23 <text:a xlink:type="simple" xlink:href="https://www.biblegateway.com/passage/?search=1+Cronicas+16%3A23&amp;version=RVA-2015" text:style-name="Internet_20_link" text:visited-style-name="Visited_20_Internet_20_Link"><text:span text:style-name="T989">RVA-2015</text:span></text:a></text:p></text:note-body></text:note></text:span>.</text:p>
      <text:p text:style-name="P604"><text:span text:style-name="T989">Escrito está: </text:span><text:span text:style-name="Bible_5f_text"><text:span text:style-name="T989">“</text:span></text:span><text:span text:style-name="Bible_5f_text">El S</text:span><text:span text:style-name="Bible_5f_text"><text:span text:style-name="T989">eñor</text:span></text:span><text:span text:style-name="Bible_5f_text"> ha descubierto el brazo de su santidad ante los ojos de </text:span><text:span text:style-name="Bible_5f_text"><text:span text:style-name="T989">TODAS</text:span></text:span><text:span text:style-name="Bible_5f_text"> las naciones. </text:span><text:span text:style-name="Bible_5f_text"><text:span text:style-name="T989">TODOS</text:span></text:span><text:span text:style-name="Bible_5f_text"> los confines de la tierra verán la salvación de nuestro Dios</text:span><text:span text:style-name="Bible_5f_text"><text:span text:style-name="T989">” </text:span></text:span><text:span text:style-name="Bible_5f_text"><text:span text:style-name="T989"><text:note text:id="ftn335" text:note-class="footnote"><text:note-citation>437</text:note-citation><text:note-body><text:p text:style-name="Footnote"><text:s/>Isa<text:span text:style-name="T989">í</text:span>as 52:10 <text:a xlink:type="simple" xlink:href="https://www.biblegateway.com/passage/?search=Isaias+52%3A10&amp;version=RVA-2015" text:style-name="Internet_20_link" text:visited-style-name="Visited_20_Internet_20_Link"><text:span text:style-name="T989">RVA-2015</text:span></text:a></text:p></text:note-body></text:note></text:span></text:span><text:span text:style-name="T989">.</text:span></text:p>
      <text:p text:style-name="P600">Escrito está: <text:span text:style-name="Bible_5f_text">“TODOS los confines de la tierra han visto la victoria de nuestro Dios” </text:span><text:span text:style-name="Bible_5f_text"><text:note text:id="ftn336" text:note-class="footnote"><text:note-citation>438</text:note-citation><text:note-body><text:p text:style-name="Footnote"><text:s/>Salmos 98:3 <text:a xlink:type="simple" xlink:href="https://www.biblegateway.com/passage/?search=Salmos+98%3A3&amp;version=RVA-2015" text:style-name="Internet_20_link" text:visited-style-name="Visited_20_Internet_20_Link"><text:span text:style-name="T989">RVA-2015</text:span></text:a></text:p></text:note-body></text:note></text:span>.</text:p>
      <text:p text:style-name="P604"><text:span text:style-name="T990">Escrito está: Se manifestará </text:span><text:span text:style-name="Bible_5f_text"><text:span text:style-name="T990">”</text:span></text:span><text:span text:style-name="Bible_5f_text">la gloria de Jehová, y </text:span><text:span text:style-name="Bible_5f_text"><text:span text:style-name="T990">TODA</text:span></text:span><text:span text:style-name="Bible_5f_text"> carne juntamente la verá” </text:span><text:span text:style-name="Bible_5f_text"><text:note text:id="ftn337" text:note-class="footnote"><text:note-citation>439</text:note-citation><text:note-body><text:p text:style-name="Footnote"><text:s/>Isaías 40:5 <text:a xlink:type="simple" xlink:href="https://www.biblegateway.com/passage/?search=Isaías+40%3A5&amp;version=RVA" text:style-name="Internet_20_link" text:visited-style-name="Visited_20_Internet_20_Link"><text:span text:style-name="T990">RVA</text:span></text:a></text:p></text:note-body></text:note></text:span>.</text:p>
      <text:p text:style-name="P604"><text:span text:style-name="T991">Escrito está: Jesucristo sabía </text:span><text:span text:style-name="Bible_5f_text"><text:span text:style-name="T991">“</text:span></text:span><text:span text:style-name="Bible_5f_text">que el Padre le había dado </text:span><text:span text:style-name="Bible_5f_text"><text:span text:style-name="T991">TODAS</text:span></text:span><text:span text:style-name="Bible_5f_text"> las cosas en las manos</text:span><text:span text:style-name="Bible_5f_text"><text:span text:style-name="T991">” </text:span></text:span><text:span text:style-name="Bible_5f_text"><text:span text:style-name="T991"><text:note text:id="ftn338" text:note-class="footnote"><text:note-citation>440</text:note-citation><text:note-body><text:p text:style-name="Footnote"><text:s/>Juan 13:3 <text:a xlink:type="simple" xlink:href="https://www.biblegateway.com/passage/?search=Juan+13%3A3&amp;version=RVA" text:style-name="Internet_20_link" text:visited-style-name="Visited_20_Internet_20_Link"><text:span text:style-name="T991">RVA</text:span></text:a></text:p></text:note-body></text:note></text:span></text:span><text:span text:style-name="T991">.</text:span></text:p>
      <text:p text:style-name="P604"><text:span text:style-name="T991">Escrito está: Jesucristo dijo: </text:span><text:span text:style-name="Bible_5f_text"><text:span text:style-name="T991">“</text:span></text:span><text:bookmark text:name="es-RVA-2015-26580"/><text:span text:style-name="Bible_5f_text">cuando sea levantado de la tierra, atraeré a </text:span><text:span text:style-name="Bible_5f_text"><text:span text:style-name="T991">TODOS</text:span></text:span><text:span text:style-name="Bible_5f_text"> a mí mismo</text:span><text:span text:style-name="Bible_5f_text"><text:span text:style-name="T991">” </text:span></text:span><text:span text:style-name="Bible_5f_text"><text:span text:style-name="T991"><text:note text:id="ftn339" text:note-class="footnote"><text:note-citation>441</text:note-citation><text:note-body><text:p text:style-name="Footnote"><text:s/>Juan 12:32 <text:a xlink:type="simple" xlink:href="https://www.biblegateway.com/passage/?search=Juan+12%3A32&amp;version=RVA-2015" text:style-name="Internet_20_link" text:visited-style-name="Visited_20_Internet_20_Link"><text:span text:style-name="T991">RVA-2015</text:span></text:a></text:p></text:note-body></text:note></text:span></text:span><text:span text:style-name="T991">.</text:span></text:p>
      <text:p text:style-name="P604"><text:span text:style-name="T993">Escrito está: </text:span><text:span text:style-name="Bible_5f_text"><text:span text:style-name="T993">”</text:span></text:span><text:bookmark text:name="es-RVA-2015-29725"/><text:span text:style-name="Bible_5f_text">trabajamos arduamente y luchamos, pues esperamos en el Dios viviente, quien es el Salvador de </text:span><text:span text:style-name="Bible_5f_text"><text:span text:style-name="T993">TODOS</text:span></text:span><text:span text:style-name="Bible_5f_text"> los hombres, </text:span><text:span text:style-name="Bible_5f_text"><text:span text:style-name="T993">ESPECIALMENTE</text:span></text:span><text:span text:style-name="Bible_5f_text"> de los que creen</text:span><text:span text:style-name="Bible_5f_text"><text:span text:style-name="T993">” </text:span></text:span><text:span text:style-name="Bible_5f_text"><text:span text:style-name="T993"><text:note text:id="ftn340" text:note-class="footnote"><text:note-citation>442</text:note-citation><text:note-body><text:p text:style-name="Footnote"><text:s/>1 Timoteo 4:10 <text:a xlink:type="simple" xlink:href="https://www.biblegateway.com/passage/?search=1+Timoteo+4%3A10&amp;version=RVA-2015" text:style-name="Internet_20_link" text:visited-style-name="Visited_20_Internet_20_Link"><text:span text:style-name="T993">RVA-2015</text:span></text:a></text:p></text:note-body></text:note></text:span></text:span><text:span text:style-name="T993">.</text:span></text:p>
      <text:p text:style-name="P601">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341" text:note-class="footnote"><text:note-citation>44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604"><text:span text:style-name="T993">Escrito está: </text:span><text:span text:style-name="Bible_5f_text"><text:span text:style-name="T993">“</text:span></text:span><text:bookmark text:name="es-RVA-29400"/><text:span text:style-name="Bible_5f_text">Dios también le ensalzó á lo sumo, y dióle un nombre que es sobre </text:span><text:span text:style-name="Bible_5f_text"><text:span text:style-name="T994">TODO</text:span></text:span><text:span text:style-name="Bible_5f_text"> nombre; Para que en el nombre de Jesús se doble </text:span><text:span text:style-name="Bible_5f_text"><text:span text:style-name="T994">TODA</text:span></text:span><text:span text:style-name="Bible_5f_text"> rodilla de los que están en los cielos, y de los que en la tierra, y de los que debajo de la tierra; Y </text:span><text:span text:style-name="Bible_5f_text"><text:span text:style-name="T994">TODA</text:span></text:span><text:span text:style-name="Bible_5f_text"> lengua confiese que Jesucristo es el Señor, á la gloria de Dios Padre” </text:span><text:span text:style-name="Bible_5f_text"><text:note text:id="ftn342" text:note-class="footnote"><text:note-citation>444</text:note-citation><text:note-body><text:p text:style-name="Footnote"><text:s/>Filipenses 2:9-11 <text:a xlink:type="simple" xlink:href="https://www.biblegateway.com/passage/?search=Filipenses+2%3A9-11&amp;version=RVA" text:style-name="Internet_20_link" text:visited-style-name="Visited_20_Internet_20_Link"><text:span text:style-name="T994">RVA</text:span></text:a></text:p></text:note-body></text:note></text:span>.</text:p>
      <text:p text:style-name="P604"><text:span text:style-name="T995">Escrito está: </text:span><text:span text:style-name="Bible_5f_text"><text:span text:style-name="T995">Dice Jehová “p</text:span></text:span><text:span text:style-name="Bible_5f_text">or mí mismo lo he jurado; de mi boca salió palabra en justicia, y no será revocada: que delante de mí se doblará </text:span><text:span text:style-name="Bible_5f_text"><text:span text:style-name="T995">TODA</text:span></text:span><text:span text:style-name="Bible_5f_text"> rodilla, y jurará </text:span><text:span text:style-name="Bible_5f_text"><text:span text:style-name="T995">TODA </text:span></text:span><text:span text:style-name="Bible_5f_text">lengua</text:span><text:span text:style-name="Bible_5f_text"><text:span text:style-name="T995">” </text:span></text:span><text:span text:style-name="Bible_5f_text"><text:span text:style-name="T995"><text:note text:id="ftn343" text:note-class="footnote"><text:note-citation>445</text:note-citation><text:note-body><text:p text:style-name="Footnote"><text:s/><text:span text:style-name="T995">Isaías 45:23 </text:span><text:a xlink:type="simple" xlink:href="https://www.biblegateway.com/passage/?search=Isaias+45%3A23&amp;version=RVA-2015" text:style-name="Internet_20_link" text:visited-style-name="Visited_20_Internet_20_Link"><text:span text:style-name="T995">RVA-2015</text:span></text:a></text:p></text:note-body></text:note></text:span></text:span><text:span text:style-name="T995">.</text:span></text:p>
      <text:p text:style-name="P604"><text:span text:style-name="T995">Escrito está: </text:span><text:span text:style-name="Bible_5f_text"><text:span text:style-name="T995">”</text:span></text:span><text:span text:style-name="Bible_5f_text">Y oí á </text:span><text:span text:style-name="Bible_5f_text"><text:span text:style-name="T995">TODA</text:span></text:span><text:span text:style-name="Bible_5f_text"> criatura que está en el cielo, y sobre la tierra, y debajo de la tierra, y que está en el mar, y </text:span><text:span text:style-name="Bible_5f_text"><text:span text:style-name="T995">TODAS</text:span></text:span><text:span text:style-name="Bible_5f_text"> las cosas que en ellos están, diciendo: Al que está sentado en el trono, y al Cordero, sea la bendición, y la honra, y la gloria, y el poder, para siempre jamás</text:span><text:span text:style-name="Bible_5f_text"><text:span text:style-name="T995">” </text:span></text:span><text:span text:style-name="Bible_5f_text"><text:span text:style-name="T995"><text:note text:id="ftn344" text:note-class="footnote"><text:note-citation>446</text:note-citation><text:note-body><text:p text:style-name="Footnote"><text:s/><text:span text:style-name="T995">Revelación 5:13 </text:span><text:a xlink:type="simple" xlink:href="https://www.biblegateway.com/passage/?search=Apocalipsis+5%3A13&amp;version=RVA" text:style-name="Internet_20_link" text:visited-style-name="Visited_20_Internet_20_Link"><text:span text:style-name="T995">RVA</text:span></text:a></text:p></text:note-body></text:note></text:span></text:span><text:span text:style-name="T995">.</text:span></text:p>
      <text:p text:style-name="P602">En fin. Podría<text:span text:style-name="T997">mos</text:span> terminar leyendo la biblia. El punto es que la promesa es para todos. Obviamente eso todavía no ha sucedido porque sino <text:span text:style-name="T997">ya </text:span>no <text:span text:style-name="T998">existirían</text:span> <text:span text:style-name="T997">los </text:span>que <text:span text:style-name="T997">piensan </text:span>que la cosa es <text:span text:style-name="T997">solo </text:span>para unos pocos, <text:span text:style-name="T997">entre los cuales, por supuesto, están ellos mismos</text:span>.</text:p>
      <text:p text:style-name="P602"><text:soft-page-break/>Ademas la promesa de resurrección es para todos y eso tampoco ha sucedido, <text:span text:style-name="T999">sin embargo esa</text:span> es la promesa del Dios vivo, del Creador del Cielo y de la tierra: <text:span text:style-name="T996">TODOS, ABSOLUTAMENTE TODOS. </text:span>Y Dios no es hombre para mentir.</text:p>
      <text:p text:style-name="P603"><text:span text:style-name="T1029">ESTAS</text:span> son las <text:span text:style-name="T1029">buenas noticias</text:span>. <text:span text:style-name="T1030">Las realmente BUENAS NOTICIAS.</text:span></text:p>
      <text:h text:style-name="P63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6-16T16:51:30.092846796</dc:date>
    <meta:editing-duration>P9DT4H4M22S</meta:editing-duration>
    <meta:editing-cycles>2246</meta:editing-cycles>
    <meta:generator>LibreOffice/6.0.7.3$Linux_X86_64 LibreOffice_project/00m0$Build-3</meta:generator>
    <dc:creator>Jose Luis Quiroga</dc:creator>
    <meta:document-statistic meta:table-count="0" meta:image-count="2" meta:object-count="0" meta:page-count="111" meta:paragraph-count="1376" meta:word-count="43866" meta:character-count="245288" meta:non-whitespace-character-count="202177"/>
  </office:meta>
</office:document-meta>
</file>